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ssignment3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number-columns-repeated="12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43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13" table:default-cell-style-name="ce1"/>
        <table:table-column table:style-name="co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30" table:default-cell-style-name="ce1"/>
        <table:table-column table:style-name="co4" table:default-cell-style-name="ce1"/>
        <table:table-column table:style-name="co2" table:number-columns-repeated="29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4" table:number-columns-repeated="2" table:default-cell-style-name="ce1"/>
        <table:table-column table:style-name="co2" table:number-columns-repeated="2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767" table:default-cell-style-name="ce1"/>
        <table:table-row table:style-name="ro1">
          <table:table-cell office:value-type="string" calcext:value-type="string">
            <text:p>Key Part/Possible K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</text:p>
          </table:table-cell>
          <table:table-cell table:number-columns-repeated="7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0543240770215" calcext:value-type="float">
            <text:p>0.320543240770215</text:p>
          </table:table-cell>
          <table:table-cell office:value-type="float" office:value="0.253153667180477" calcext:value-type="float">
            <text:p>0.253153667180477</text:p>
          </table:table-cell>
          <table:table-cell office:value-type="float" office:value="0.331103469952115" calcext:value-type="float">
            <text:p>0.331103469952115</text:p>
          </table:table-cell>
          <table:table-cell office:value-type="float" office:value="0.257674188550479" calcext:value-type="float">
            <text:p>0.257674188550479</text:p>
          </table:table-cell>
          <table:table-cell office:value-type="float" office:value="0.220116135626495" calcext:value-type="float">
            <text:p>0.220116135626495</text:p>
          </table:table-cell>
          <table:table-cell office:value-type="float" office:value="0.331521180236342" calcext:value-type="float">
            <text:p>0.331521180236342</text:p>
          </table:table-cell>
          <table:table-cell office:value-type="float" office:value="0.350214094405406" calcext:value-type="float">
            <text:p>0.350214094405406</text:p>
          </table:table-cell>
          <table:table-cell office:value-type="float" office:value="0.317306624390473" calcext:value-type="float">
            <text:p>0.317306624390473</text:p>
          </table:table-cell>
          <table:table-cell office:value-type="float" office:value="0.30245341753635" calcext:value-type="float">
            <text:p>0.30245341753635</text:p>
          </table:table-cell>
          <table:table-cell office:value-type="float" office:value="0.304642101510862" calcext:value-type="float">
            <text:p>0.304642101510862</text:p>
          </table:table-cell>
          <table:table-cell office:value-type="float" office:value="0.236930563875738" calcext:value-type="float">
            <text:p>0.236930563875738</text:p>
          </table:table-cell>
          <table:table-cell office:value-type="float" office:value="0.280995290357974" calcext:value-type="float">
            <text:p>0.280995290357974</text:p>
          </table:table-cell>
          <table:table-cell office:value-type="float" office:value="0.323929606645419" calcext:value-type="float">
            <text:p>0.323929606645419</text:p>
          </table:table-cell>
          <table:table-cell office:value-type="float" office:value="0.2266033949243" calcext:value-type="float">
            <text:p>0.2266033949243</text:p>
          </table:table-cell>
          <table:table-cell office:value-type="float" office:value="0.255442289857249" calcext:value-type="float">
            <text:p>0.255442289857249</text:p>
          </table:table-cell>
          <table:table-cell office:value-type="float" office:value="0.316092244474687" calcext:value-type="float">
            <text:p>0.316092244474687</text:p>
          </table:table-cell>
          <table:table-cell office:value-type="float" office:value="0.190176138566912" calcext:value-type="float">
            <text:p>0.190176138566912</text:p>
          </table:table-cell>
          <table:table-cell office:value-type="float" office:value="0.320842882591594" calcext:value-type="float">
            <text:p>0.320842882591594</text:p>
          </table:table-cell>
          <table:table-cell office:value-type="float" office:value="0.271166561036918" calcext:value-type="float">
            <text:p>0.271166561036918</text:p>
          </table:table-cell>
          <table:table-cell office:value-type="float" office:value="0.339890331748253" calcext:value-type="float">
            <text:p>0.339890331748253</text:p>
          </table:table-cell>
          <table:table-cell office:value-type="float" office:value="0.319603512350734" calcext:value-type="float">
            <text:p>0.319603512350734</text:p>
          </table:table-cell>
          <table:table-cell office:value-type="float" office:value="0.323065993440068" calcext:value-type="float">
            <text:p>0.323065993440068</text:p>
          </table:table-cell>
          <table:table-cell office:value-type="float" office:value="0.378925792689007" calcext:value-type="float">
            <text:p>0.378925792689007</text:p>
          </table:table-cell>
          <table:table-cell office:value-type="float" office:value="0.262507203804451" calcext:value-type="float">
            <text:p>0.262507203804451</text:p>
          </table:table-cell>
          <table:table-cell office:value-type="float" office:value="0.375651818310594" calcext:value-type="float">
            <text:p>0.375651818310594</text:p>
          </table:table-cell>
          <table:table-cell office:value-type="float" office:value="0.343832492315711" calcext:value-type="float">
            <text:p>0.343832492315711</text:p>
          </table:table-cell>
          <table:table-cell office:value-type="float" office:value="0.268908634497986" calcext:value-type="float">
            <text:p>0.268908634497986</text:p>
          </table:table-cell>
          <table:table-cell office:value-type="float" office:value="0.272768305631657" calcext:value-type="float">
            <text:p>0.272768305631657</text:p>
          </table:table-cell>
          <table:table-cell office:value-type="float" office:value="0.279313198733138" calcext:value-type="float">
            <text:p>0.279313198733138</text:p>
          </table:table-cell>
          <table:table-cell office:value-type="float" office:value="0.24296647781974" calcext:value-type="float">
            <text:p>0.24296647781974</text:p>
          </table:table-cell>
          <table:table-cell office:value-type="float" office:value="0.285817082266206" calcext:value-type="float">
            <text:p>0.285817082266206</text:p>
          </table:table-cell>
          <table:table-cell office:value-type="float" office:value="0.37301440365157" calcext:value-type="float">
            <text:p>0.37301440365157</text:p>
          </table:table-cell>
          <table:table-cell office:value-type="float" office:value="0.346444703468559" calcext:value-type="float">
            <text:p>0.346444703468559</text:p>
          </table:table-cell>
          <table:table-cell office:value-type="float" office:value="0.253687820463252" calcext:value-type="float">
            <text:p>0.253687820463252</text:p>
          </table:table-cell>
          <table:table-cell office:value-type="float" office:value="0.275636310670549" calcext:value-type="float">
            <text:p>0.275636310670549</text:p>
          </table:table-cell>
          <table:table-cell office:value-type="float" office:value="0.352886986381913" calcext:value-type="float">
            <text:p>0.352886986381913</text:p>
          </table:table-cell>
          <table:table-cell office:value-type="float" office:value="0.274403290556267" calcext:value-type="float">
            <text:p>0.274403290556267</text:p>
          </table:table-cell>
          <table:table-cell office:value-type="float" office:value="0.27671690393315" calcext:value-type="float">
            <text:p>0.27671690393315</text:p>
          </table:table-cell>
          <table:table-cell office:value-type="float" office:value="0.334045270960899" calcext:value-type="float">
            <text:p>0.334045270960899</text:p>
          </table:table-cell>
          <table:table-cell office:value-type="float" office:value="0.267957565385476" calcext:value-type="float">
            <text:p>0.267957565385476</text:p>
          </table:table-cell>
          <table:table-cell office:value-type="float" office:value="0.18426008369608" calcext:value-type="float">
            <text:p>0.18426008369608</text:p>
          </table:table-cell>
          <table:table-cell office:value-type="float" office:value="0.255937407542954" calcext:value-type="float">
            <text:p>0.255937407542954</text:p>
          </table:table-cell>
          <table:table-cell office:value-type="float" office:value="0.295462679718917" calcext:value-type="float">
            <text:p>0.295462679718917</text:p>
          </table:table-cell>
          <table:table-cell office:value-type="float" office:value="0.272785318030306" calcext:value-type="float">
            <text:p>0.272785318030306</text:p>
          </table:table-cell>
          <table:table-cell office:value-type="float" office:value="0.382455965392045" calcext:value-type="float">
            <text:p>0.382455965392045</text:p>
          </table:table-cell>
          <table:table-cell office:value-type="float" office:value="0.313614320980337" calcext:value-type="float">
            <text:p>0.313614320980337</text:p>
          </table:table-cell>
          <table:table-cell office:value-type="float" office:value="0.267236064769758" calcext:value-type="float">
            <text:p>0.267236064769758</text:p>
          </table:table-cell>
          <table:table-cell office:value-type="float" office:value="0.325824569417169" calcext:value-type="float">
            <text:p>0.325824569417169</text:p>
          </table:table-cell>
          <table:table-cell office:value-type="float" office:value="0.27466245935405" calcext:value-type="float">
            <text:p>0.27466245935405</text:p>
          </table:table-cell>
          <table:table-cell office:value-type="float" office:value="0.288270382764739" calcext:value-type="float">
            <text:p>0.288270382764739</text:p>
          </table:table-cell>
          <table:table-cell office:value-type="float" office:value="0.308793476465026" calcext:value-type="float">
            <text:p>0.308793476465026</text:p>
          </table:table-cell>
          <table:table-cell office:value-type="float" office:value="0.365438651590841" calcext:value-type="float">
            <text:p>0.365438651590841</text:p>
          </table:table-cell>
          <table:table-cell office:value-type="float" office:value="0.265385350359299" calcext:value-type="float">
            <text:p>0.265385350359299</text:p>
          </table:table-cell>
          <table:table-cell office:value-type="float" office:value="0.316653726497165" calcext:value-type="float">
            <text:p>0.316653726497165</text:p>
          </table:table-cell>
          <table:table-cell office:value-type="float" office:value="0.276977395223547" calcext:value-type="float">
            <text:p>0.276977395223547</text:p>
          </table:table-cell>
          <table:table-cell office:value-type="float" office:value="0.219325528392444" calcext:value-type="float">
            <text:p>0.219325528392444</text:p>
          </table:table-cell>
          <table:table-cell office:value-type="float" office:value="0.276381207543152" calcext:value-type="float">
            <text:p>0.276381207543152</text:p>
          </table:table-cell>
          <table:table-cell office:value-type="float" office:value="0.241814795873685" calcext:value-type="float">
            <text:p>0.241814795873685</text:p>
          </table:table-cell>
          <table:table-cell office:value-type="float" office:value="0.275662879816517" calcext:value-type="float">
            <text:p>0.275662879816517</text:p>
          </table:table-cell>
          <table:table-cell office:value-type="float" office:value="0.281742599286648" calcext:value-type="float">
            <text:p>0.281742599286648</text:p>
          </table:table-cell>
          <table:table-cell office:value-type="float" office:value="0.312715597270057" calcext:value-type="float">
            <text:p>0.312715597270057</text:p>
          </table:table-cell>
          <table:table-cell office:value-type="float" office:value="0.281396615382409" calcext:value-type="float">
            <text:p>0.281396615382409</text:p>
          </table:table-cell>
          <table:table-cell office:value-type="float" office:value="0.262801035597853" calcext:value-type="float">
            <text:p>0.262801035597853</text:p>
          </table:table-cell>
          <table:table-cell office:value-type="float" office:value="0.366809676077807" calcext:value-type="float">
            <text:p>0.366809676077807</text:p>
          </table:table-cell>
          <table:table-cell office:value-type="float" office:value="0.342813280012055" calcext:value-type="float">
            <text:p>0.342813280012055</text:p>
          </table:table-cell>
          <table:table-cell office:value-type="float" office:value="0.265713512844207" calcext:value-type="float">
            <text:p>0.265713512844207</text:p>
          </table:table-cell>
          <table:table-cell office:value-type="float" office:value="0.289221635960603" calcext:value-type="float">
            <text:p>0.289221635960603</text:p>
          </table:table-cell>
          <table:table-cell office:value-type="float" office:value="0.288885382213414" calcext:value-type="float">
            <text:p>0.288885382213414</text:p>
          </table:table-cell>
          <table:table-cell office:value-type="float" office:value="0.232884899728388" calcext:value-type="float">
            <text:p>0.232884899728388</text:p>
          </table:table-cell>
          <table:table-cell office:value-type="float" office:value="0.247846429350511" calcext:value-type="float">
            <text:p>0.247846429350511</text:p>
          </table:table-cell>
          <table:table-cell office:value-type="float" office:value="0.431479293332685" calcext:value-type="float">
            <text:p>0.431479293332685</text:p>
          </table:table-cell>
          <table:table-cell office:value-type="float" office:value="0.286494814117918" calcext:value-type="float">
            <text:p>0.286494814117918</text:p>
          </table:table-cell>
          <table:table-cell office:value-type="float" office:value="0.310722263657243" calcext:value-type="float">
            <text:p>0.310722263657243</text:p>
          </table:table-cell>
          <table:table-cell office:value-type="float" office:value="0.310680506779463" calcext:value-type="float">
            <text:p>0.310680506779463</text:p>
          </table:table-cell>
          <table:table-cell office:value-type="float" office:value="0.389764730224809" calcext:value-type="float">
            <text:p>0.389764730224809</text:p>
          </table:table-cell>
          <table:table-cell office:value-type="float" office:value="0.276328902164155" calcext:value-type="float">
            <text:p>0.276328902164155</text:p>
          </table:table-cell>
          <table:table-cell office:value-type="float" office:value="0.23707353915284" calcext:value-type="float">
            <text:p>0.23707353915284</text:p>
          </table:table-cell>
          <table:table-cell office:value-type="float" office:value="0.283238475573813" calcext:value-type="float">
            <text:p>0.283238475573813</text:p>
          </table:table-cell>
          <table:table-cell office:value-type="float" office:value="0.244073505864861" calcext:value-type="float">
            <text:p>0.244073505864861</text:p>
          </table:table-cell>
          <table:table-cell office:value-type="float" office:value="0.295205420808624" calcext:value-type="float">
            <text:p>0.295205420808624</text:p>
          </table:table-cell>
          <table:table-cell office:value-type="float" office:value="0.370928882825729" calcext:value-type="float">
            <text:p>0.370928882825729</text:p>
          </table:table-cell>
          <table:table-cell office:value-type="float" office:value="0.38770133144882" calcext:value-type="float">
            <text:p>0.38770133144882</text:p>
          </table:table-cell>
          <table:table-cell office:value-type="float" office:value="0.22624586007144" calcext:value-type="float">
            <text:p>0.22624586007144</text:p>
          </table:table-cell>
          <table:table-cell office:value-type="float" office:value="0.254973496210078" calcext:value-type="float">
            <text:p>0.254973496210078</text:p>
          </table:table-cell>
          <table:table-cell office:value-type="float" office:value="0.374385527376235" calcext:value-type="float">
            <text:p>0.374385527376235</text:p>
          </table:table-cell>
          <table:table-cell office:value-type="float" office:value="0.230678670904177" calcext:value-type="float">
            <text:p>0.230678670904177</text:p>
          </table:table-cell>
          <table:table-cell office:value-type="float" office:value="0.261286082262588" calcext:value-type="float">
            <text:p>0.261286082262588</text:p>
          </table:table-cell>
          <table:table-cell office:value-type="float" office:value="0.262433555481152" calcext:value-type="float">
            <text:p>0.262433555481152</text:p>
          </table:table-cell>
          <table:table-cell office:value-type="float" office:value="0.316275267893714" calcext:value-type="float">
            <text:p>0.316275267893714</text:p>
          </table:table-cell>
          <table:table-cell office:value-type="float" office:value="0.341090540230745" calcext:value-type="float">
            <text:p>0.341090540230745</text:p>
          </table:table-cell>
          <table:table-cell office:value-type="float" office:value="0.283874852613841" calcext:value-type="float">
            <text:p>0.283874852613841</text:p>
          </table:table-cell>
          <table:table-cell office:value-type="float" office:value="0.291725278563417" calcext:value-type="float">
            <text:p>0.291725278563417</text:p>
          </table:table-cell>
          <table:table-cell office:value-type="float" office:value="0.31548693388053" calcext:value-type="float">
            <text:p>0.31548693388053</text:p>
          </table:table-cell>
          <table:table-cell office:value-type="float" office:value="0.396454843016044" calcext:value-type="float">
            <text:p>0.396454843016044</text:p>
          </table:table-cell>
          <table:table-cell office:value-type="float" office:value="0.223170450133271" calcext:value-type="float">
            <text:p>0.223170450133271</text:p>
          </table:table-cell>
          <table:table-cell office:value-type="float" office:value="0.339233836735333" calcext:value-type="float">
            <text:p>0.339233836735333</text:p>
          </table:table-cell>
          <table:table-cell office:value-type="float" office:value="0.246225357891866" calcext:value-type="float">
            <text:p>0.246225357891866</text:p>
          </table:table-cell>
          <table:table-cell office:value-type="float" office:value="0.242771034530518" calcext:value-type="float">
            <text:p>0.242771034530518</text:p>
          </table:table-cell>
          <table:table-cell office:value-type="float" office:value="0.321414348679333" calcext:value-type="float">
            <text:p>0.321414348679333</text:p>
          </table:table-cell>
          <table:table-cell office:value-type="float" office:value="0.226380665896884" calcext:value-type="float">
            <text:p>0.226380665896884</text:p>
          </table:table-cell>
          <table:table-cell office:value-type="float" office:value="0.248716850335618" calcext:value-type="float">
            <text:p>0.248716850335618</text:p>
          </table:table-cell>
          <table:table-cell office:value-type="float" office:value="0.211374599039141" calcext:value-type="float">
            <text:p>0.211374599039141</text:p>
          </table:table-cell>
          <table:table-cell office:value-type="float" office:value="0.32537403168844" calcext:value-type="float">
            <text:p>0.32537403168844</text:p>
          </table:table-cell>
          <table:table-cell office:value-type="float" office:value="0.34672516977007" calcext:value-type="float">
            <text:p>0.34672516977007</text:p>
          </table:table-cell>
          <table:table-cell office:value-type="float" office:value="0.313267278153064" calcext:value-type="float">
            <text:p>0.313267278153064</text:p>
          </table:table-cell>
          <table:table-cell office:value-type="float" office:value="0.262254963779064" calcext:value-type="float">
            <text:p>0.262254963779064</text:p>
          </table:table-cell>
          <table:table-cell office:value-type="float" office:value="0.352104154231467" calcext:value-type="float">
            <text:p>0.352104154231467</text:p>
          </table:table-cell>
          <table:table-cell office:value-type="float" office:value="0.288626374452277" calcext:value-type="float">
            <text:p>0.288626374452277</text:p>
          </table:table-cell>
          <table:table-cell office:value-type="float" office:value="0.366059705153473" calcext:value-type="float">
            <text:p>0.366059705153473</text:p>
          </table:table-cell>
          <table:table-cell office:value-type="float" office:value="0.341679176033717" calcext:value-type="float">
            <text:p>0.341679176033717</text:p>
          </table:table-cell>
          <table:table-cell office:value-type="float" office:value="0.329266501991116" calcext:value-type="float">
            <text:p>0.329266501991116</text:p>
          </table:table-cell>
          <table:table-cell office:value-type="float" office:value="0.314216261994522" calcext:value-type="float">
            <text:p>0.314216261994522</text:p>
          </table:table-cell>
          <table:table-cell office:value-type="float" office:value="0.263567807448276" calcext:value-type="float">
            <text:p>0.263567807448276</text:p>
          </table:table-cell>
          <table:table-cell office:value-type="float" office:value="0.236803026623707" calcext:value-type="float">
            <text:p>0.236803026623707</text:p>
          </table:table-cell>
          <table:table-cell office:value-type="float" office:value="0.347237920318297" calcext:value-type="float">
            <text:p>0.347237920318297</text:p>
          </table:table-cell>
          <table:table-cell office:value-type="float" office:value="0.360869382935122" calcext:value-type="float">
            <text:p>0.360869382935122</text:p>
          </table:table-cell>
          <table:table-cell office:value-type="float" office:value="0.253072222943162" calcext:value-type="float">
            <text:p>0.253072222943162</text:p>
          </table:table-cell>
          <table:table-cell office:value-type="float" office:value="0.329410503922967" calcext:value-type="float">
            <text:p>0.329410503922967</text:p>
          </table:table-cell>
          <table:table-cell office:value-type="float" office:value="0.217347975054245" calcext:value-type="float">
            <text:p>0.217347975054245</text:p>
          </table:table-cell>
          <table:table-cell office:value-type="float" office:value="0.362113185610779" calcext:value-type="float">
            <text:p>0.362113185610779</text:p>
          </table:table-cell>
          <table:table-cell office:value-type="float" office:value="0.477123300372028" calcext:value-type="float">
            <text:p>0.477123300372028</text:p>
          </table:table-cell>
          <table:table-cell office:value-type="float" office:value="0.335807380731835" calcext:value-type="float">
            <text:p>0.335807380731835</text:p>
          </table:table-cell>
          <table:table-cell office:value-type="float" office:value="0.288748022492844" calcext:value-type="float">
            <text:p>0.288748022492844</text:p>
          </table:table-cell>
          <table:table-cell office:value-type="float" office:value="0.337665523921288" calcext:value-type="float">
            <text:p>0.337665523921288</text:p>
          </table:table-cell>
          <table:table-cell office:value-type="float" office:value="0.295030429502924" calcext:value-type="float">
            <text:p>0.295030429502924</text:p>
          </table:table-cell>
          <table:table-cell office:value-type="float" office:value="0.234198311229717" calcext:value-type="float">
            <text:p>0.234198311229717</text:p>
          </table:table-cell>
          <table:table-cell office:value-type="float" office:value="0.241251628523289" calcext:value-type="float">
            <text:p>0.241251628523289</text:p>
          </table:table-cell>
          <table:table-cell office:value-type="float" office:value="0.263887056506536" calcext:value-type="float">
            <text:p>0.263887056506536</text:p>
          </table:table-cell>
          <table:table-cell office:value-type="float" office:value="0.402373708511862" calcext:value-type="float">
            <text:p>0.402373708511862</text:p>
          </table:table-cell>
          <table:table-cell office:value-type="float" office:value="0.260725957575087" calcext:value-type="float">
            <text:p>0.260725957575087</text:p>
          </table:table-cell>
          <table:table-cell office:value-type="float" office:value="0.257575465442077" calcext:value-type="float">
            <text:p>0.257575465442077</text:p>
          </table:table-cell>
          <table:table-cell office:value-type="float" office:value="0.25419503082613" calcext:value-type="float">
            <text:p>0.25419503082613</text:p>
          </table:table-cell>
          <table:table-cell office:value-type="float" office:value="0.294867584253684" calcext:value-type="float">
            <text:p>0.294867584253684</text:p>
          </table:table-cell>
          <table:table-cell office:value-type="float" office:value="0.352165748191095" calcext:value-type="float">
            <text:p>0.352165748191095</text:p>
          </table:table-cell>
          <table:table-cell office:value-type="float" office:value="0.308720919169252" calcext:value-type="float">
            <text:p>0.308720919169252</text:p>
          </table:table-cell>
          <table:table-cell office:value-type="float" office:value="0.309773773690859" calcext:value-type="float">
            <text:p>0.309773773690859</text:p>
          </table:table-cell>
          <table:table-cell office:value-type="float" office:value="0.246803859874661" calcext:value-type="float">
            <text:p>0.246803859874661</text:p>
          </table:table-cell>
          <table:table-cell office:value-type="float" office:value="0.284980617759098" calcext:value-type="float">
            <text:p>0.284980617759098</text:p>
          </table:table-cell>
          <table:table-cell office:value-type="float" office:value="0.253293452106586" calcext:value-type="float">
            <text:p>0.253293452106586</text:p>
          </table:table-cell>
          <table:table-cell office:value-type="float" office:value="0.28647237620327" calcext:value-type="float">
            <text:p>0.28647237620327</text:p>
          </table:table-cell>
          <table:table-cell office:value-type="float" office:value="0.269303034624359" calcext:value-type="float">
            <text:p>0.269303034624359</text:p>
          </table:table-cell>
          <table:table-cell office:value-type="float" office:value="0.263560206280366" calcext:value-type="float">
            <text:p>0.263560206280366</text:p>
          </table:table-cell>
          <table:table-cell office:value-type="float" office:value="0.236730627027955" calcext:value-type="float">
            <text:p>0.236730627027955</text:p>
          </table:table-cell>
          <table:table-cell office:value-type="float" office:value="0.24863765818964" calcext:value-type="float">
            <text:p>0.24863765818964</text:p>
          </table:table-cell>
          <table:table-cell office:value-type="float" office:value="0.234482219809429" calcext:value-type="float">
            <text:p>0.234482219809429</text:p>
          </table:table-cell>
          <table:table-cell office:value-type="float" office:value="0.297436262839443" calcext:value-type="float">
            <text:p>0.297436262839443</text:p>
          </table:table-cell>
          <table:table-cell office:value-type="float" office:value="0.367261712846317" calcext:value-type="float">
            <text:p>0.367261712846317</text:p>
          </table:table-cell>
          <table:table-cell office:value-type="float" office:value="0.335674815276617" calcext:value-type="float">
            <text:p>0.335674815276617</text:p>
          </table:table-cell>
          <table:table-cell office:value-type="float" office:value="0.308890371373799" calcext:value-type="float">
            <text:p>0.308890371373799</text:p>
          </table:table-cell>
          <table:table-cell office:value-type="float" office:value="0.302854705946647" calcext:value-type="float">
            <text:p>0.302854705946647</text:p>
          </table:table-cell>
          <table:table-cell office:value-type="float" office:value="0.225949569960503" calcext:value-type="float">
            <text:p>0.225949569960503</text:p>
          </table:table-cell>
          <table:table-cell office:value-type="float" office:value="0.225762055733666" calcext:value-type="float">
            <text:p>0.225762055733666</text:p>
          </table:table-cell>
          <table:table-cell office:value-type="float" office:value="0.232100661553415" calcext:value-type="float">
            <text:p>0.232100661553415</text:p>
          </table:table-cell>
          <table:table-cell office:value-type="float" office:value="0.292898103195962" calcext:value-type="float">
            <text:p>0.292898103195962</text:p>
          </table:table-cell>
          <table:table-cell office:value-type="float" office:value="0.326934401068239" calcext:value-type="float">
            <text:p>0.326934401068239</text:p>
          </table:table-cell>
          <table:table-cell office:value-type="float" office:value="0.261805555233771" calcext:value-type="float">
            <text:p>0.261805555233771</text:p>
          </table:table-cell>
          <table:table-cell office:value-type="float" office:value="0.238837603738462" calcext:value-type="float">
            <text:p>0.238837603738462</text:p>
          </table:table-cell>
          <table:table-cell office:value-type="float" office:value="0.233960924875604" calcext:value-type="float">
            <text:p>0.233960924875604</text:p>
          </table:table-cell>
          <table:table-cell office:value-type="float" office:value="0.240819810620032" calcext:value-type="float">
            <text:p>0.240819810620032</text:p>
          </table:table-cell>
          <table:table-cell office:value-type="float" office:value="0.265534908031131" calcext:value-type="float">
            <text:p>0.265534908031131</text:p>
          </table:table-cell>
          <table:table-cell office:value-type="float" office:value="0.222448401953096" calcext:value-type="float">
            <text:p>0.222448401953096</text:p>
          </table:table-cell>
          <table:table-cell office:value-type="float" office:value="0.361893625638379" calcext:value-type="float">
            <text:p>0.361893625638379</text:p>
          </table:table-cell>
          <table:table-cell office:value-type="float" office:value="0.218101542508196" calcext:value-type="float">
            <text:p>0.218101542508196</text:p>
          </table:table-cell>
          <table:table-cell office:value-type="float" office:value="0.258581908937137" calcext:value-type="float">
            <text:p>0.258581908937137</text:p>
          </table:table-cell>
          <table:table-cell office:value-type="float" office:value="0.221902592999572" calcext:value-type="float">
            <text:p>0.221902592999572</text:p>
          </table:table-cell>
          <table:table-cell office:value-type="float" office:value="0.333414421331319" calcext:value-type="float">
            <text:p>0.333414421331319</text:p>
          </table:table-cell>
          <table:table-cell office:value-type="float" office:value="0.228364978704514" calcext:value-type="float">
            <text:p>0.228364978704514</text:p>
          </table:table-cell>
          <table:table-cell office:value-type="float" office:value="0.358919427010068" calcext:value-type="float">
            <text:p>0.358919427010068</text:p>
          </table:table-cell>
          <table:table-cell office:value-type="float" office:value="0.212103120306653" calcext:value-type="float">
            <text:p>0.212103120306653</text:p>
          </table:table-cell>
          <table:table-cell office:value-type="float" office:value="0.252036704525123" calcext:value-type="float">
            <text:p>0.252036704525123</text:p>
          </table:table-cell>
          <table:table-cell office:value-type="float" office:value="0.278381277154848" calcext:value-type="float">
            <text:p>0.278381277154848</text:p>
          </table:table-cell>
          <table:table-cell office:value-type="float" office:value="0.260224671926143" calcext:value-type="float">
            <text:p>0.260224671926143</text:p>
          </table:table-cell>
          <table:table-cell office:value-type="float" office:value="0.314653921835982" calcext:value-type="float">
            <text:p>0.314653921835982</text:p>
          </table:table-cell>
          <table:table-cell office:value-type="float" office:value="0.257538033956404" calcext:value-type="float">
            <text:p>0.257538033956404</text:p>
          </table:table-cell>
          <table:table-cell office:value-type="float" office:value="0.275538625138931" calcext:value-type="float">
            <text:p>0.275538625138931</text:p>
          </table:table-cell>
          <table:table-cell office:value-type="float" office:value="0.266210569798364" calcext:value-type="float">
            <text:p>0.266210569798364</text:p>
          </table:table-cell>
          <table:table-cell office:value-type="float" office:value="0.281660507470289" calcext:value-type="float">
            <text:p>0.281660507470289</text:p>
          </table:table-cell>
          <table:table-cell office:value-type="float" office:value="0.306771657348826" calcext:value-type="float">
            <text:p>0.306771657348826</text:p>
          </table:table-cell>
          <table:table-cell office:value-type="float" office:value="0.271419627896922" calcext:value-type="float">
            <text:p>0.271419627896922</text:p>
          </table:table-cell>
          <table:table-cell office:value-type="float" office:value="0.237225849493424" calcext:value-type="float">
            <text:p>0.237225849493424</text:p>
          </table:table-cell>
          <table:table-cell office:value-type="float" office:value="0.244943938282534" calcext:value-type="float">
            <text:p>0.244943938282534</text:p>
          </table:table-cell>
          <table:table-cell office:value-type="float" office:value="0.287676179938714" calcext:value-type="float">
            <text:p>0.287676179938714</text:p>
          </table:table-cell>
          <table:table-cell office:value-type="float" office:value="0.292212313891435" calcext:value-type="float">
            <text:p>0.292212313891435</text:p>
          </table:table-cell>
          <table:table-cell office:value-type="float" office:value="0.319749088829991" calcext:value-type="float">
            <text:p>0.319749088829991</text:p>
          </table:table-cell>
          <table:table-cell office:value-type="float" office:value="0.261487918481337" calcext:value-type="float">
            <text:p>0.261487918481337</text:p>
          </table:table-cell>
          <table:table-cell office:value-type="float" office:value="0.337949569678132" calcext:value-type="float">
            <text:p>0.337949569678132</text:p>
          </table:table-cell>
          <table:table-cell office:value-type="float" office:value="0.272896215204198" calcext:value-type="float">
            <text:p>0.272896215204198</text:p>
          </table:table-cell>
          <table:table-cell office:value-type="float" office:value="0.400099837644719" calcext:value-type="float">
            <text:p>0.400099837644719</text:p>
          </table:table-cell>
          <table:table-cell office:value-type="float" office:value="0.27622009903967" calcext:value-type="float">
            <text:p>0.27622009903967</text:p>
          </table:table-cell>
          <table:table-cell office:value-type="float" office:value="0.423149114280777" calcext:value-type="float">
            <text:p>0.423149114280777</text:p>
          </table:table-cell>
          <table:table-cell office:value-type="float" office:value="0.286097371298973" calcext:value-type="float">
            <text:p>0.286097371298973</text:p>
          </table:table-cell>
          <table:table-cell office:value-type="float" office:value="0.275186271826853" calcext:value-type="float">
            <text:p>0.275186271826853</text:p>
          </table:table-cell>
          <table:table-cell office:value-type="float" office:value="0.343917959624645" calcext:value-type="float">
            <text:p>0.343917959624645</text:p>
          </table:table-cell>
          <table:table-cell office:value-type="float" office:value="0.336953219469421" calcext:value-type="float">
            <text:p>0.336953219469421</text:p>
          </table:table-cell>
          <table:table-cell office:value-type="float" office:value="0.219470881694376" calcext:value-type="float">
            <text:p>0.219470881694376</text:p>
          </table:table-cell>
          <table:table-cell office:value-type="float" office:value="0.281687288591452" calcext:value-type="float">
            <text:p>0.281687288591452</text:p>
          </table:table-cell>
          <table:table-cell office:value-type="float" office:value="0.275637979119606" calcext:value-type="float">
            <text:p>0.275637979119606</text:p>
          </table:table-cell>
          <table:table-cell office:value-type="float" office:value="0.289938676788869" calcext:value-type="float">
            <text:p>0.289938676788869</text:p>
          </table:table-cell>
          <table:table-cell office:value-type="float" office:value="0.233949526728935" calcext:value-type="float">
            <text:p>0.233949526728935</text:p>
          </table:table-cell>
          <table:table-cell office:value-type="float" office:value="0.232406319573158" calcext:value-type="float">
            <text:p>0.232406319573158</text:p>
          </table:table-cell>
          <table:table-cell office:value-type="float" office:value="0.256150512895939" calcext:value-type="float">
            <text:p>0.256150512895939</text:p>
          </table:table-cell>
          <table:table-cell office:value-type="float" office:value="0.280007183254385" calcext:value-type="float">
            <text:p>0.280007183254385</text:p>
          </table:table-cell>
          <table:table-cell office:value-type="float" office:value="0.266494566904869" calcext:value-type="float">
            <text:p>0.266494566904869</text:p>
          </table:table-cell>
          <table:table-cell office:value-type="float" office:value="0.305282977239135" calcext:value-type="float">
            <text:p>0.305282977239135</text:p>
          </table:table-cell>
          <table:table-cell office:value-type="float" office:value="0.274952794519195" calcext:value-type="float">
            <text:p>0.274952794519195</text:p>
          </table:table-cell>
          <table:table-cell office:value-type="float" office:value="0.32017968732672" calcext:value-type="float">
            <text:p>0.32017968732672</text:p>
          </table:table-cell>
          <table:table-cell office:value-type="float" office:value="0.352695648706951" calcext:value-type="float">
            <text:p>0.352695648706951</text:p>
          </table:table-cell>
          <table:table-cell office:value-type="float" office:value="0.21831811121836" calcext:value-type="float">
            <text:p>0.21831811121836</text:p>
          </table:table-cell>
          <table:table-cell office:value-type="float" office:value="0.309598471678418" calcext:value-type="float">
            <text:p>0.309598471678418</text:p>
          </table:table-cell>
          <table:table-cell office:value-type="float" office:value="0.298472361739986" calcext:value-type="float">
            <text:p>0.298472361739986</text:p>
          </table:table-cell>
          <table:table-cell office:value-type="float" office:value="0.286532590964152" calcext:value-type="float">
            <text:p>0.286532590964152</text:p>
          </table:table-cell>
          <table:table-cell office:value-type="float" office:value="0.212710358003052" calcext:value-type="float">
            <text:p>0.212710358003052</text:p>
          </table:table-cell>
          <table:table-cell office:value-type="float" office:value="0.26953112621024" calcext:value-type="float">
            <text:p>0.26953112621024</text:p>
          </table:table-cell>
          <table:table-cell office:value-type="float" office:value="0.336434670117166" calcext:value-type="float">
            <text:p>0.336434670117166</text:p>
          </table:table-cell>
          <table:table-cell office:value-type="float" office:value="0.249886588765464" calcext:value-type="float">
            <text:p>0.249886588765464</text:p>
          </table:table-cell>
          <table:table-cell office:value-type="float" office:value="0.282308602044968" calcext:value-type="float">
            <text:p>0.282308602044968</text:p>
          </table:table-cell>
          <table:table-cell office:value-type="float" office:value="0.262829257833967" calcext:value-type="float">
            <text:p>0.262829257833967</text:p>
          </table:table-cell>
          <table:table-cell office:value-type="float" office:value="0.316478249064261" calcext:value-type="float">
            <text:p>0.316478249064261</text:p>
          </table:table-cell>
          <table:table-cell office:value-type="float" office:value="0.223544739637311" calcext:value-type="float">
            <text:p>0.223544739637311</text:p>
          </table:table-cell>
          <table:table-cell office:value-type="float" office:value="0.264913485164112" calcext:value-type="float">
            <text:p>0.264913485164112</text:p>
          </table:table-cell>
          <table:table-cell office:value-type="float" office:value="0.25058361305527" calcext:value-type="float">
            <text:p>0.25058361305527</text:p>
          </table:table-cell>
          <table:table-cell office:value-type="float" office:value="0.353596123847" calcext:value-type="float">
            <text:p>0.353596123847</text:p>
          </table:table-cell>
          <table:table-cell office:value-type="float" office:value="0.290843457819259" calcext:value-type="float">
            <text:p>0.290843457819259</text:p>
          </table:table-cell>
          <table:table-cell office:value-type="float" office:value="0.223515135491962" calcext:value-type="float">
            <text:p>0.223515135491962</text:p>
          </table:table-cell>
          <table:table-cell office:value-type="float" office:value="0.283012530616128" calcext:value-type="float">
            <text:p>0.283012530616128</text:p>
          </table:table-cell>
          <table:table-cell office:value-type="float" office:value="0.35669755567005" calcext:value-type="float">
            <text:p>0.35669755567005</text:p>
          </table:table-cell>
          <table:table-cell office:value-type="float" office:value="0.226841964371493" calcext:value-type="float">
            <text:p>0.226841964371493</text:p>
          </table:table-cell>
          <table:table-cell office:value-type="float" office:value="0.269497863725859" calcext:value-type="float">
            <text:p>0.269497863725859</text:p>
          </table:table-cell>
          <table:table-cell office:value-type="float" office:value="0.391761538480358" calcext:value-type="float">
            <text:p>0.391761538480358</text:p>
          </table:table-cell>
          <table:table-cell office:value-type="float" office:value="0.244923481954755" calcext:value-type="float">
            <text:p>0.244923481954755</text:p>
          </table:table-cell>
          <table:table-cell office:value-type="float" office:value="0.289010914370859" calcext:value-type="float">
            <text:p>0.289010914370859</text:p>
          </table:table-cell>
          <table:table-cell office:value-type="float" office:value="0.281383146906899" calcext:value-type="float">
            <text:p>0.281383146906899</text:p>
          </table:table-cell>
          <table:table-cell office:value-type="float" office:value="0.23270038535367" calcext:value-type="float">
            <text:p>0.23270038535367</text:p>
          </table:table-cell>
          <table:table-cell office:value-type="float" office:value="0.234343561979121" calcext:value-type="float">
            <text:p>0.234343561979121</text:p>
          </table:table-cell>
          <table:table-cell office:value-type="float" office:value="0.256070788507798" calcext:value-type="float">
            <text:p>0.256070788507798</text:p>
          </table:table-cell>
          <table:table-cell office:value-type="float" office:value="0.400239184952418" calcext:value-type="float">
            <text:p>0.400239184952418</text:p>
          </table:table-cell>
          <table:table-cell office:value-type="float" office:value="0.285087342542974" calcext:value-type="float">
            <text:p>0.285087342542974</text:p>
          </table:table-cell>
          <table:table-cell office:value-type="float" office:value="0.264358646213496" calcext:value-type="float">
            <text:p>0.264358646213496</text:p>
          </table:table-cell>
          <table:table-cell office:value-type="float" office:value="0.307999090929048" calcext:value-type="float">
            <text:p>0.307999090929048</text:p>
          </table:table-cell>
          <table:table-cell office:value-type="float" office:value="0.351907444869978" calcext:value-type="float">
            <text:p>0.351907444869978</text:p>
          </table:table-cell>
          <table:table-cell office:value-type="float" office:value="0.219740518397238" calcext:value-type="float">
            <text:p>0.219740518397238</text:p>
          </table:table-cell>
          <table:table-cell office:value-type="float" office:value="0.283570975146763" calcext:value-type="float">
            <text:p>0.283570975146763</text:p>
          </table:table-cell>
          <table:table-cell office:value-type="float" office:value="0.255417978341184" calcext:value-type="float">
            <text:p>0.255417978341184</text:p>
          </table:table-cell>
          <table:table-cell office:value-type="float" office:value="0.269807142043231" calcext:value-type="float">
            <text:p>0.269807142043231</text:p>
          </table:table-cell>
          <table:table-cell office:value-type="float" office:value="0.309502305810623" calcext:value-type="float">
            <text:p>0.309502305810623</text:p>
          </table:table-cell>
          <table:table-cell office:value-type="float" office:value="0.334173711069867" calcext:value-type="float">
            <text:p>0.334173711069867</text:p>
          </table:table-cell>
          <table:table-cell office:value-type="float" office:value="0.235727126338121" calcext:value-type="float">
            <text:p>0.235727126338121</text:p>
          </table:table-cell>
          <table:table-cell office:value-type="float" office:value="0.245925279519219" calcext:value-type="float">
            <text:p>0.245925279519219</text:p>
          </table:table-cell>
          <table:table-cell office:value-type="float" office:value="0.332599462555448" calcext:value-type="float">
            <text:p>0.332599462555448</text:p>
          </table:table-cell>
          <table:table-cell office:value-type="float" office:value="0.274216914611179" calcext:value-type="float">
            <text:p>0.274216914611179</text:p>
          </table:table-cell>
          <table:table-cell office:value-type="float" office:value="0.287506367686845" calcext:value-type="float">
            <text:p>0.287506367686845</text:p>
          </table:table-cell>
          <table:table-cell office:value-type="float" office:value="0.273081023400431" calcext:value-type="float">
            <text:p>0.273081023400431</text:p>
          </table:table-cell>
          <table:table-cell office:value-type="float" office:value="0.349668556361315" calcext:value-type="float">
            <text:p>0.349668556361315</text:p>
          </table:table-cell>
          <table:table-cell office:value-type="float" office:value="0.329241100729432" calcext:value-type="float">
            <text:p>0.329241100729432</text:p>
          </table:table-cell>
          <table:table-cell office:value-type="float" office:value="0.293514155885734" calcext:value-type="float">
            <text:p>0.293514155885734</text:p>
          </table:table-cell>
          <table:table-cell office:value-type="float" office:value="0.320543240770215" calcext:value-type="float">
            <text:p>0.320543240770215</text:p>
          </table:table-cell>
          <table:table-cell table:formula="of:=MAX([.$B2:.$IW2])" office:value-type="float" office:value="0.477123300372028" calcext:value-type="float">
            <text:p>0.477123300372028</text:p>
          </table:table-cell>
          <table:table-cell table:number-columns-repeated="7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4029214433215" calcext:value-type="float">
            <text:p>0.264029214433215</text:p>
          </table:table-cell>
          <table:table-cell office:value-type="float" office:value="0.309345996380291" calcext:value-type="float">
            <text:p>0.309345996380291</text:p>
          </table:table-cell>
          <table:table-cell office:value-type="float" office:value="0.285135912041424" calcext:value-type="float">
            <text:p>0.285135912041424</text:p>
          </table:table-cell>
          <table:table-cell office:value-type="float" office:value="0.27037691701663" calcext:value-type="float">
            <text:p>0.27037691701663</text:p>
          </table:table-cell>
          <table:table-cell office:value-type="float" office:value="0.246610012604099" calcext:value-type="float">
            <text:p>0.246610012604099</text:p>
          </table:table-cell>
          <table:table-cell office:value-type="float" office:value="0.343875908283331" calcext:value-type="float">
            <text:p>0.343875908283331</text:p>
          </table:table-cell>
          <table:table-cell office:value-type="float" office:value="0.330802961762483" calcext:value-type="float">
            <text:p>0.330802961762483</text:p>
          </table:table-cell>
          <table:table-cell office:value-type="float" office:value="0.253883363299271" calcext:value-type="float">
            <text:p>0.253883363299271</text:p>
          </table:table-cell>
          <table:table-cell office:value-type="float" office:value="0.319000406047223" calcext:value-type="float">
            <text:p>0.319000406047223</text:p>
          </table:table-cell>
          <table:table-cell office:value-type="float" office:value="0.330536302617518" calcext:value-type="float">
            <text:p>0.330536302617518</text:p>
          </table:table-cell>
          <table:table-cell office:value-type="float" office:value="0.315912441477452" calcext:value-type="float">
            <text:p>0.315912441477452</text:p>
          </table:table-cell>
          <table:table-cell office:value-type="float" office:value="0.271617515504215" calcext:value-type="float">
            <text:p>0.271617515504215</text:p>
          </table:table-cell>
          <table:table-cell office:value-type="float" office:value="0.304544382652018" calcext:value-type="float">
            <text:p>0.304544382652018</text:p>
          </table:table-cell>
          <table:table-cell office:value-type="float" office:value="0.258212516495918" calcext:value-type="float">
            <text:p>0.258212516495918</text:p>
          </table:table-cell>
          <table:table-cell office:value-type="float" office:value="0.26605390391531" calcext:value-type="float">
            <text:p>0.26605390391531</text:p>
          </table:table-cell>
          <table:table-cell office:value-type="float" office:value="0.292033221980768" calcext:value-type="float">
            <text:p>0.292033221980768</text:p>
          </table:table-cell>
          <table:table-cell office:value-type="float" office:value="0.369054418853203" calcext:value-type="float">
            <text:p>0.369054418853203</text:p>
          </table:table-cell>
          <table:table-cell office:value-type="float" office:value="0.363250801309219" calcext:value-type="float">
            <text:p>0.363250801309219</text:p>
          </table:table-cell>
          <table:table-cell office:value-type="float" office:value="0.274155984615256" calcext:value-type="float">
            <text:p>0.274155984615256</text:p>
          </table:table-cell>
          <table:table-cell office:value-type="float" office:value="0.385986375782293" calcext:value-type="float">
            <text:p>0.385986375782293</text:p>
          </table:table-cell>
          <table:table-cell office:value-type="float" office:value="0.277160445395478" calcext:value-type="float">
            <text:p>0.277160445395478</text:p>
          </table:table-cell>
          <table:table-cell office:value-type="float" office:value="0.237929015187634" calcext:value-type="float">
            <text:p>0.237929015187634</text:p>
          </table:table-cell>
          <table:table-cell office:value-type="float" office:value="0.279590973313857" calcext:value-type="float">
            <text:p>0.279590973313857</text:p>
          </table:table-cell>
          <table:table-cell office:value-type="float" office:value="0.331914448393108" calcext:value-type="float">
            <text:p>0.331914448393108</text:p>
          </table:table-cell>
          <table:table-cell office:value-type="float" office:value="0.267667125219776" calcext:value-type="float">
            <text:p>0.267667125219776</text:p>
          </table:table-cell>
          <table:table-cell office:value-type="float" office:value="0.2658920102097" calcext:value-type="float">
            <text:p>0.2658920102097</text:p>
          </table:table-cell>
          <table:table-cell office:value-type="float" office:value="0.251451414588739" calcext:value-type="float">
            <text:p>0.251451414588739</text:p>
          </table:table-cell>
          <table:table-cell office:value-type="float" office:value="0.395686808138436" calcext:value-type="float">
            <text:p>0.395686808138436</text:p>
          </table:table-cell>
          <table:table-cell office:value-type="float" office:value="0.287655945297074" calcext:value-type="float">
            <text:p>0.287655945297074</text:p>
          </table:table-cell>
          <table:table-cell office:value-type="float" office:value="0.303857604459038" calcext:value-type="float">
            <text:p>0.303857604459038</text:p>
          </table:table-cell>
          <table:table-cell office:value-type="float" office:value="0.285708659105028" calcext:value-type="float">
            <text:p>0.285708659105028</text:p>
          </table:table-cell>
          <table:table-cell office:value-type="float" office:value="0.294735912909582" calcext:value-type="float">
            <text:p>0.294735912909582</text:p>
          </table:table-cell>
          <table:table-cell office:value-type="float" office:value="0.307918347643478" calcext:value-type="float">
            <text:p>0.307918347643478</text:p>
          </table:table-cell>
          <table:table-cell office:value-type="float" office:value="0.306362501751583" calcext:value-type="float">
            <text:p>0.306362501751583</text:p>
          </table:table-cell>
          <table:table-cell office:value-type="float" office:value="0.221134474853376" calcext:value-type="float">
            <text:p>0.221134474853376</text:p>
          </table:table-cell>
          <table:table-cell office:value-type="float" office:value="0.237829497793979" calcext:value-type="float">
            <text:p>0.237829497793979</text:p>
          </table:table-cell>
          <table:table-cell office:value-type="float" office:value="0.243995783681661" calcext:value-type="float">
            <text:p>0.243995783681661</text:p>
          </table:table-cell>
          <table:table-cell office:value-type="float" office:value="0.29203903028747" calcext:value-type="float">
            <text:p>0.29203903028747</text:p>
          </table:table-cell>
          <table:table-cell office:value-type="float" office:value="0.327874627637848" calcext:value-type="float">
            <text:p>0.327874627637848</text:p>
          </table:table-cell>
          <table:table-cell office:value-type="float" office:value="0.364703621357361" calcext:value-type="float">
            <text:p>0.364703621357361</text:p>
          </table:table-cell>
          <table:table-cell office:value-type="float" office:value="0.364071986769978" calcext:value-type="float">
            <text:p>0.364071986769978</text:p>
          </table:table-cell>
          <table:table-cell office:value-type="float" office:value="0.252562708898102" calcext:value-type="float">
            <text:p>0.252562708898102</text:p>
          </table:table-cell>
          <table:table-cell office:value-type="float" office:value="0.291081246284946" calcext:value-type="float">
            <text:p>0.291081246284946</text:p>
          </table:table-cell>
          <table:table-cell office:value-type="float" office:value="0.325293516689779" calcext:value-type="float">
            <text:p>0.325293516689779</text:p>
          </table:table-cell>
          <table:table-cell office:value-type="float" office:value="0.26702637295594" calcext:value-type="float">
            <text:p>0.26702637295594</text:p>
          </table:table-cell>
          <table:table-cell office:value-type="float" office:value="0.356655066338837" calcext:value-type="float">
            <text:p>0.356655066338837</text:p>
          </table:table-cell>
          <table:table-cell office:value-type="float" office:value="0.255688841660354" calcext:value-type="float">
            <text:p>0.255688841660354</text:p>
          </table:table-cell>
          <table:table-cell office:value-type="float" office:value="0.244912006361872" calcext:value-type="float">
            <text:p>0.244912006361872</text:p>
          </table:table-cell>
          <table:table-cell office:value-type="float" office:value="0.269199456146771" calcext:value-type="float">
            <text:p>0.269199456146771</text:p>
          </table:table-cell>
          <table:table-cell office:value-type="float" office:value="0.320156772132465" calcext:value-type="float">
            <text:p>0.320156772132465</text:p>
          </table:table-cell>
          <table:table-cell office:value-type="float" office:value="0.327981701183959" calcext:value-type="float">
            <text:p>0.327981701183959</text:p>
          </table:table-cell>
          <table:table-cell office:value-type="float" office:value="0.330721808818622" calcext:value-type="float">
            <text:p>0.330721808818622</text:p>
          </table:table-cell>
          <table:table-cell office:value-type="float" office:value="0.250936314876927" calcext:value-type="float">
            <text:p>0.250936314876927</text:p>
          </table:table-cell>
          <table:table-cell office:value-type="float" office:value="0.221487760440403" calcext:value-type="float">
            <text:p>0.221487760440403</text:p>
          </table:table-cell>
          <table:table-cell office:value-type="float" office:value="0.324855635026296" calcext:value-type="float">
            <text:p>0.324855635026296</text:p>
          </table:table-cell>
          <table:table-cell office:value-type="float" office:value="0.250697412417574" calcext:value-type="float">
            <text:p>0.250697412417574</text:p>
          </table:table-cell>
          <table:table-cell office:value-type="float" office:value="0.263948700284634" calcext:value-type="float">
            <text:p>0.263948700284634</text:p>
          </table:table-cell>
          <table:table-cell office:value-type="float" office:value="0.360464410900583" calcext:value-type="float">
            <text:p>0.360464410900583</text:p>
          </table:table-cell>
          <table:table-cell office:value-type="float" office:value="0.250750429339465" calcext:value-type="float">
            <text:p>0.250750429339465</text:p>
          </table:table-cell>
          <table:table-cell office:value-type="float" office:value="0.287274630612313" calcext:value-type="float">
            <text:p>0.287274630612313</text:p>
          </table:table-cell>
          <table:table-cell office:value-type="float" office:value="0.368150166916288" calcext:value-type="float">
            <text:p>0.368150166916288</text:p>
          </table:table-cell>
          <table:table-cell office:value-type="float" office:value="0.256361141697669" calcext:value-type="float">
            <text:p>0.256361141697669</text:p>
          </table:table-cell>
          <table:table-cell office:value-type="float" office:value="0.315234509306004" calcext:value-type="float">
            <text:p>0.315234509306004</text:p>
          </table:table-cell>
          <table:table-cell office:value-type="float" office:value="0.296790628928" calcext:value-type="float">
            <text:p>0.296790628928</text:p>
          </table:table-cell>
          <table:table-cell office:value-type="float" office:value="0.348429548135116" calcext:value-type="float">
            <text:p>0.348429548135116</text:p>
          </table:table-cell>
          <table:table-cell office:value-type="float" office:value="0.219923197216791" calcext:value-type="float">
            <text:p>0.219923197216791</text:p>
          </table:table-cell>
          <table:table-cell office:value-type="float" office:value="0.300241334083418" calcext:value-type="float">
            <text:p>0.300241334083418</text:p>
          </table:table-cell>
          <table:table-cell office:value-type="float" office:value="0.342024248949736" calcext:value-type="float">
            <text:p>0.342024248949736</text:p>
          </table:table-cell>
          <table:table-cell office:value-type="float" office:value="0.26910246061403" calcext:value-type="float">
            <text:p>0.26910246061403</text:p>
          </table:table-cell>
          <table:table-cell office:value-type="float" office:value="0.211943135652166" calcext:value-type="float">
            <text:p>0.211943135652166</text:p>
          </table:table-cell>
          <table:table-cell office:value-type="float" office:value="0.23973632456868" calcext:value-type="float">
            <text:p>0.23973632456868</text:p>
          </table:table-cell>
          <table:table-cell office:value-type="float" office:value="0.276998849926324" calcext:value-type="float">
            <text:p>0.276998849926324</text:p>
          </table:table-cell>
          <table:table-cell office:value-type="float" office:value="0.224519545680281" calcext:value-type="float">
            <text:p>0.224519545680281</text:p>
          </table:table-cell>
          <table:table-cell office:value-type="float" office:value="0.34670290995976" calcext:value-type="float">
            <text:p>0.34670290995976</text:p>
          </table:table-cell>
          <table:table-cell office:value-type="float" office:value="0.288477875990808" calcext:value-type="float">
            <text:p>0.288477875990808</text:p>
          </table:table-cell>
          <table:table-cell office:value-type="float" office:value="0.283271189216669" calcext:value-type="float">
            <text:p>0.283271189216669</text:p>
          </table:table-cell>
          <table:table-cell office:value-type="float" office:value="0.35299146396424" calcext:value-type="float">
            <text:p>0.35299146396424</text:p>
          </table:table-cell>
          <table:table-cell office:value-type="float" office:value="0.246843013216735" calcext:value-type="float">
            <text:p>0.246843013216735</text:p>
          </table:table-cell>
          <table:table-cell office:value-type="float" office:value="0.264670682605649" calcext:value-type="float">
            <text:p>0.264670682605649</text:p>
          </table:table-cell>
          <table:table-cell office:value-type="float" office:value="0.267305640192642" calcext:value-type="float">
            <text:p>0.267305640192642</text:p>
          </table:table-cell>
          <table:table-cell office:value-type="float" office:value="0.272098106571248" calcext:value-type="float">
            <text:p>0.272098106571248</text:p>
          </table:table-cell>
          <table:table-cell office:value-type="float" office:value="0.218673616641327" calcext:value-type="float">
            <text:p>0.218673616641327</text:p>
          </table:table-cell>
          <table:table-cell office:value-type="float" office:value="0.265754096324811" calcext:value-type="float">
            <text:p>0.265754096324811</text:p>
          </table:table-cell>
          <table:table-cell office:value-type="float" office:value="0.261924184192951" calcext:value-type="float">
            <text:p>0.261924184192951</text:p>
          </table:table-cell>
          <table:table-cell office:value-type="float" office:value="0.264849353418952" calcext:value-type="float">
            <text:p>0.264849353418952</text:p>
          </table:table-cell>
          <table:table-cell office:value-type="float" office:value="0.200682963074644" calcext:value-type="float">
            <text:p>0.200682963074644</text:p>
          </table:table-cell>
          <table:table-cell office:value-type="float" office:value="0.312846043494114" calcext:value-type="float">
            <text:p>0.312846043494114</text:p>
          </table:table-cell>
          <table:table-cell office:value-type="float" office:value="0.250001237884701" calcext:value-type="float">
            <text:p>0.250001237884701</text:p>
          </table:table-cell>
          <table:table-cell office:value-type="float" office:value="0.251701711310592" calcext:value-type="float">
            <text:p>0.251701711310592</text:p>
          </table:table-cell>
          <table:table-cell office:value-type="float" office:value="0.296863841077731" calcext:value-type="float">
            <text:p>0.296863841077731</text:p>
          </table:table-cell>
          <table:table-cell office:value-type="float" office:value="0.295789094933806" calcext:value-type="float">
            <text:p>0.295789094933806</text:p>
          </table:table-cell>
          <table:table-cell office:value-type="float" office:value="0.267439642113188" calcext:value-type="float">
            <text:p>0.267439642113188</text:p>
          </table:table-cell>
          <table:table-cell office:value-type="float" office:value="0.323936164232107" calcext:value-type="float">
            <text:p>0.323936164232107</text:p>
          </table:table-cell>
          <table:table-cell office:value-type="float" office:value="0.355386217346323" calcext:value-type="float">
            <text:p>0.355386217346323</text:p>
          </table:table-cell>
          <table:table-cell office:value-type="float" office:value="0.228091534894028" calcext:value-type="float">
            <text:p>0.228091534894028</text:p>
          </table:table-cell>
          <table:table-cell office:value-type="float" office:value="0.327273061349294" calcext:value-type="float">
            <text:p>0.327273061349294</text:p>
          </table:table-cell>
          <table:table-cell office:value-type="float" office:value="0.260688277908386" calcext:value-type="float">
            <text:p>0.260688277908386</text:p>
          </table:table-cell>
          <table:table-cell office:value-type="float" office:value="0.340393223476859" calcext:value-type="float">
            <text:p>0.340393223476859</text:p>
          </table:table-cell>
          <table:table-cell office:value-type="float" office:value="0.214699090624096" calcext:value-type="float">
            <text:p>0.214699090624096</text:p>
          </table:table-cell>
          <table:table-cell office:value-type="float" office:value="0.234271146555043" calcext:value-type="float">
            <text:p>0.234271146555043</text:p>
          </table:table-cell>
          <table:table-cell office:value-type="float" office:value="0.328412471693447" calcext:value-type="float">
            <text:p>0.328412471693447</text:p>
          </table:table-cell>
          <table:table-cell office:value-type="float" office:value="0.382747708287866" calcext:value-type="float">
            <text:p>0.382747708287866</text:p>
          </table:table-cell>
          <table:table-cell office:value-type="float" office:value="0.332566581682624" calcext:value-type="float">
            <text:p>0.332566581682624</text:p>
          </table:table-cell>
          <table:table-cell office:value-type="float" office:value="0.362982795873502" calcext:value-type="float">
            <text:p>0.362982795873502</text:p>
          </table:table-cell>
          <table:table-cell office:value-type="float" office:value="0.242508226699786" calcext:value-type="float">
            <text:p>0.242508226699786</text:p>
          </table:table-cell>
          <table:table-cell office:value-type="float" office:value="0.42216375220914" calcext:value-type="float">
            <text:p>0.42216375220914</text:p>
          </table:table-cell>
          <table:table-cell office:value-type="float" office:value="0.312367760289302" calcext:value-type="float">
            <text:p>0.312367760289302</text:p>
          </table:table-cell>
          <table:table-cell office:value-type="float" office:value="0.343548800164875" calcext:value-type="float">
            <text:p>0.343548800164875</text:p>
          </table:table-cell>
          <table:table-cell office:value-type="float" office:value="0.288420083664269" calcext:value-type="float">
            <text:p>0.288420083664269</text:p>
          </table:table-cell>
          <table:table-cell office:value-type="float" office:value="0.288303271747906" calcext:value-type="float">
            <text:p>0.288303271747906</text:p>
          </table:table-cell>
          <table:table-cell office:value-type="float" office:value="0.371173302100778" calcext:value-type="float">
            <text:p>0.371173302100778</text:p>
          </table:table-cell>
          <table:table-cell office:value-type="float" office:value="0.276290458209602" calcext:value-type="float">
            <text:p>0.276290458209602</text:p>
          </table:table-cell>
          <table:table-cell office:value-type="float" office:value="0.199456291214541" calcext:value-type="float">
            <text:p>0.199456291214541</text:p>
          </table:table-cell>
          <table:table-cell office:value-type="float" office:value="0.288889497613227" calcext:value-type="float">
            <text:p>0.288889497613227</text:p>
          </table:table-cell>
          <table:table-cell office:value-type="float" office:value="0.301065273891892" calcext:value-type="float">
            <text:p>0.301065273891892</text:p>
          </table:table-cell>
          <table:table-cell office:value-type="float" office:value="0.289671234677031" calcext:value-type="float">
            <text:p>0.289671234677031</text:p>
          </table:table-cell>
          <table:table-cell office:value-type="float" office:value="0.269967384673442" calcext:value-type="float">
            <text:p>0.269967384673442</text:p>
          </table:table-cell>
          <table:table-cell office:value-type="float" office:value="0.29772395425193" calcext:value-type="float">
            <text:p>0.29772395425193</text:p>
          </table:table-cell>
          <table:table-cell office:value-type="float" office:value="0.312085364379001" calcext:value-type="float">
            <text:p>0.312085364379001</text:p>
          </table:table-cell>
          <table:table-cell office:value-type="float" office:value="0.250221952547178" calcext:value-type="float">
            <text:p>0.250221952547178</text:p>
          </table:table-cell>
          <table:table-cell office:value-type="float" office:value="0.311378286532417" calcext:value-type="float">
            <text:p>0.311378286532417</text:p>
          </table:table-cell>
          <table:table-cell office:value-type="float" office:value="0.26832610141994" calcext:value-type="float">
            <text:p>0.26832610141994</text:p>
          </table:table-cell>
          <table:table-cell office:value-type="float" office:value="0.299999092598332" calcext:value-type="float">
            <text:p>0.299999092598332</text:p>
          </table:table-cell>
          <table:table-cell office:value-type="float" office:value="0.231871288298831" calcext:value-type="float">
            <text:p>0.231871288298831</text:p>
          </table:table-cell>
          <table:table-cell office:value-type="float" office:value="0.273685161154033" calcext:value-type="float">
            <text:p>0.273685161154033</text:p>
          </table:table-cell>
          <table:table-cell office:value-type="float" office:value="0.264551087935493" calcext:value-type="float">
            <text:p>0.264551087935493</text:p>
          </table:table-cell>
          <table:table-cell office:value-type="float" office:value="0.325817357701195" calcext:value-type="float">
            <text:p>0.325817357701195</text:p>
          </table:table-cell>
          <table:table-cell office:value-type="float" office:value="0.303781268909855" calcext:value-type="float">
            <text:p>0.303781268909855</text:p>
          </table:table-cell>
          <table:table-cell office:value-type="float" office:value="0.32795708659819" calcext:value-type="float">
            <text:p>0.32795708659819</text:p>
          </table:table-cell>
          <table:table-cell office:value-type="float" office:value="0.245253205110793" calcext:value-type="float">
            <text:p>0.245253205110793</text:p>
          </table:table-cell>
          <table:table-cell office:value-type="float" office:value="0.366115391239751" calcext:value-type="float">
            <text:p>0.366115391239751</text:p>
          </table:table-cell>
          <table:table-cell office:value-type="float" office:value="0.3146761696264" calcext:value-type="float">
            <text:p>0.3146761696264</text:p>
          </table:table-cell>
          <table:table-cell office:value-type="float" office:value="0.294469120753092" calcext:value-type="float">
            <text:p>0.294469120753092</text:p>
          </table:table-cell>
          <table:table-cell office:value-type="float" office:value="0.253814199647655" calcext:value-type="float">
            <text:p>0.253814199647655</text:p>
          </table:table-cell>
          <table:table-cell office:value-type="float" office:value="0.299453364794094" calcext:value-type="float">
            <text:p>0.299453364794094</text:p>
          </table:table-cell>
          <table:table-cell office:value-type="float" office:value="0.350183372565004" calcext:value-type="float">
            <text:p>0.350183372565004</text:p>
          </table:table-cell>
          <table:table-cell office:value-type="float" office:value="0.268993637545845" calcext:value-type="float">
            <text:p>0.268993637545845</text:p>
          </table:table-cell>
          <table:table-cell office:value-type="float" office:value="0.321062829054028" calcext:value-type="float">
            <text:p>0.321062829054028</text:p>
          </table:table-cell>
          <table:table-cell office:value-type="float" office:value="0.36192421187982" calcext:value-type="float">
            <text:p>0.36192421187982</text:p>
          </table:table-cell>
          <table:table-cell office:value-type="float" office:value="0.288232140058137" calcext:value-type="float">
            <text:p>0.288232140058137</text:p>
          </table:table-cell>
          <table:table-cell office:value-type="float" office:value="0.323014948345131" calcext:value-type="float">
            <text:p>0.323014948345131</text:p>
          </table:table-cell>
          <table:table-cell office:value-type="float" office:value="0.24683711016417" calcext:value-type="float">
            <text:p>0.24683711016417</text:p>
          </table:table-cell>
          <table:table-cell office:value-type="float" office:value="0.227450253481796" calcext:value-type="float">
            <text:p>0.227450253481796</text:p>
          </table:table-cell>
          <table:table-cell office:value-type="float" office:value="0.310036103575769" calcext:value-type="float">
            <text:p>0.310036103575769</text:p>
          </table:table-cell>
          <table:table-cell office:value-type="float" office:value="0.269754804807538" calcext:value-type="float">
            <text:p>0.269754804807538</text:p>
          </table:table-cell>
          <table:table-cell office:value-type="float" office:value="0.224444498601086" calcext:value-type="float">
            <text:p>0.224444498601086</text:p>
          </table:table-cell>
          <table:table-cell office:value-type="float" office:value="0.333777819124639" calcext:value-type="float">
            <text:p>0.333777819124639</text:p>
          </table:table-cell>
          <table:table-cell office:value-type="float" office:value="0.317866329415523" calcext:value-type="float">
            <text:p>0.317866329415523</text:p>
          </table:table-cell>
          <table:table-cell office:value-type="float" office:value="0.298884524732363" calcext:value-type="float">
            <text:p>0.298884524732363</text:p>
          </table:table-cell>
          <table:table-cell office:value-type="float" office:value="0.35758519549987" calcext:value-type="float">
            <text:p>0.35758519549987</text:p>
          </table:table-cell>
          <table:table-cell office:value-type="float" office:value="0.313189390725801" calcext:value-type="float">
            <text:p>0.313189390725801</text:p>
          </table:table-cell>
          <table:table-cell office:value-type="float" office:value="0.327216599626696" calcext:value-type="float">
            <text:p>0.327216599626696</text:p>
          </table:table-cell>
          <table:table-cell office:value-type="float" office:value="0.239008144755934" calcext:value-type="float">
            <text:p>0.239008144755934</text:p>
          </table:table-cell>
          <table:table-cell office:value-type="float" office:value="0.293966582517942" calcext:value-type="float">
            <text:p>0.293966582517942</text:p>
          </table:table-cell>
          <table:table-cell office:value-type="float" office:value="0.229741860561454" calcext:value-type="float">
            <text:p>0.229741860561454</text:p>
          </table:table-cell>
          <table:table-cell office:value-type="float" office:value="0.263044563792268" calcext:value-type="float">
            <text:p>0.263044563792268</text:p>
          </table:table-cell>
          <table:table-cell office:value-type="float" office:value="0.333108563418867" calcext:value-type="float">
            <text:p>0.333108563418867</text:p>
          </table:table-cell>
          <table:table-cell office:value-type="float" office:value="0.32187262902055" calcext:value-type="float">
            <text:p>0.32187262902055</text:p>
          </table:table-cell>
          <table:table-cell office:value-type="float" office:value="0.326432932431558" calcext:value-type="float">
            <text:p>0.326432932431558</text:p>
          </table:table-cell>
          <table:table-cell office:value-type="float" office:value="0.374911566091258" calcext:value-type="float">
            <text:p>0.374911566091258</text:p>
          </table:table-cell>
          <table:table-cell office:value-type="float" office:value="0.315884698387995" calcext:value-type="float">
            <text:p>0.315884698387995</text:p>
          </table:table-cell>
          <table:table-cell office:value-type="float" office:value="0.302144876001698" calcext:value-type="float">
            <text:p>0.302144876001698</text:p>
          </table:table-cell>
          <table:table-cell office:value-type="float" office:value="0.268125916163235" calcext:value-type="float">
            <text:p>0.268125916163235</text:p>
          </table:table-cell>
          <table:table-cell office:value-type="float" office:value="0.342403687996091" calcext:value-type="float">
            <text:p>0.342403687996091</text:p>
          </table:table-cell>
          <table:table-cell office:value-type="float" office:value="0.450508588155418" calcext:value-type="float">
            <text:p>0.450508588155418</text:p>
          </table:table-cell>
          <table:table-cell office:value-type="float" office:value="0.250478974082819" calcext:value-type="float">
            <text:p>0.250478974082819</text:p>
          </table:table-cell>
          <table:table-cell office:value-type="float" office:value="0.260777405182795" calcext:value-type="float">
            <text:p>0.260777405182795</text:p>
          </table:table-cell>
          <table:table-cell office:value-type="float" office:value="0.276427548076223" calcext:value-type="float">
            <text:p>0.276427548076223</text:p>
          </table:table-cell>
          <table:table-cell office:value-type="float" office:value="0.281687664693502" calcext:value-type="float">
            <text:p>0.281687664693502</text:p>
          </table:table-cell>
          <table:table-cell office:value-type="float" office:value="0.306321490586946" calcext:value-type="float">
            <text:p>0.306321490586946</text:p>
          </table:table-cell>
          <table:table-cell office:value-type="float" office:value="0.319177460102044" calcext:value-type="float">
            <text:p>0.319177460102044</text:p>
          </table:table-cell>
          <table:table-cell office:value-type="float" office:value="0.256109759516053" calcext:value-type="float">
            <text:p>0.256109759516053</text:p>
          </table:table-cell>
          <table:table-cell office:value-type="float" office:value="0.292629994495615" calcext:value-type="float">
            <text:p>0.292629994495615</text:p>
          </table:table-cell>
          <table:table-cell office:value-type="float" office:value="0.274272322274367" calcext:value-type="float">
            <text:p>0.274272322274367</text:p>
          </table:table-cell>
          <table:table-cell office:value-type="float" office:value="0.258040075759304" calcext:value-type="float">
            <text:p>0.258040075759304</text:p>
          </table:table-cell>
          <table:table-cell office:value-type="float" office:value="0.353415331562534" calcext:value-type="float">
            <text:p>0.353415331562534</text:p>
          </table:table-cell>
          <table:table-cell office:value-type="float" office:value="0.325191367303945" calcext:value-type="float">
            <text:p>0.325191367303945</text:p>
          </table:table-cell>
          <table:table-cell office:value-type="float" office:value="0.280320972544693" calcext:value-type="float">
            <text:p>0.280320972544693</text:p>
          </table:table-cell>
          <table:table-cell office:value-type="float" office:value="0.353971125954613" calcext:value-type="float">
            <text:p>0.353971125954613</text:p>
          </table:table-cell>
          <table:table-cell office:value-type="float" office:value="0.23623229516817" calcext:value-type="float">
            <text:p>0.23623229516817</text:p>
          </table:table-cell>
          <table:table-cell office:value-type="float" office:value="0.292204046104201" calcext:value-type="float">
            <text:p>0.292204046104201</text:p>
          </table:table-cell>
          <table:table-cell office:value-type="float" office:value="0.221806433855323" calcext:value-type="float">
            <text:p>0.221806433855323</text:p>
          </table:table-cell>
          <table:table-cell office:value-type="float" office:value="0.287351998913294" calcext:value-type="float">
            <text:p>0.287351998913294</text:p>
          </table:table-cell>
          <table:table-cell office:value-type="float" office:value="0.258530643723167" calcext:value-type="float">
            <text:p>0.258530643723167</text:p>
          </table:table-cell>
          <table:table-cell office:value-type="float" office:value="0.204362626691882" calcext:value-type="float">
            <text:p>0.204362626691882</text:p>
          </table:table-cell>
          <table:table-cell office:value-type="float" office:value="0.240580074643298" calcext:value-type="float">
            <text:p>0.240580074643298</text:p>
          </table:table-cell>
          <table:table-cell office:value-type="float" office:value="0.249696479428025" calcext:value-type="float">
            <text:p>0.249696479428025</text:p>
          </table:table-cell>
          <table:table-cell office:value-type="float" office:value="0.247851336440667" calcext:value-type="float">
            <text:p>0.247851336440667</text:p>
          </table:table-cell>
          <table:table-cell office:value-type="float" office:value="0.372452870833202" calcext:value-type="float">
            <text:p>0.372452870833202</text:p>
          </table:table-cell>
          <table:table-cell office:value-type="float" office:value="0.223457343348899" calcext:value-type="float">
            <text:p>0.223457343348899</text:p>
          </table:table-cell>
          <table:table-cell office:value-type="float" office:value="0.278231527486859" calcext:value-type="float">
            <text:p>0.278231527486859</text:p>
          </table:table-cell>
          <table:table-cell office:value-type="float" office:value="0.299252079366712" calcext:value-type="float">
            <text:p>0.299252079366712</text:p>
          </table:table-cell>
          <table:table-cell office:value-type="float" office:value="0.339636783617104" calcext:value-type="float">
            <text:p>0.339636783617104</text:p>
          </table:table-cell>
          <table:table-cell office:value-type="float" office:value="0.208378625190202" calcext:value-type="float">
            <text:p>0.208378625190202</text:p>
          </table:table-cell>
          <table:table-cell office:value-type="float" office:value="0.339464132649829" calcext:value-type="float">
            <text:p>0.339464132649829</text:p>
          </table:table-cell>
          <table:table-cell office:value-type="float" office:value="0.310951518769423" calcext:value-type="float">
            <text:p>0.310951518769423</text:p>
          </table:table-cell>
          <table:table-cell office:value-type="float" office:value="0.23830364627259" calcext:value-type="float">
            <text:p>0.23830364627259</text:p>
          </table:table-cell>
          <table:table-cell office:value-type="float" office:value="0.290072715945943" calcext:value-type="float">
            <text:p>0.290072715945943</text:p>
          </table:table-cell>
          <table:table-cell office:value-type="float" office:value="0.203310526678869" calcext:value-type="float">
            <text:p>0.203310526678869</text:p>
          </table:table-cell>
          <table:table-cell office:value-type="float" office:value="0.336391359218498" calcext:value-type="float">
            <text:p>0.336391359218498</text:p>
          </table:table-cell>
          <table:table-cell office:value-type="float" office:value="0.312504939165528" calcext:value-type="float">
            <text:p>0.312504939165528</text:p>
          </table:table-cell>
          <table:table-cell office:value-type="float" office:value="0.249019804605714" calcext:value-type="float">
            <text:p>0.249019804605714</text:p>
          </table:table-cell>
          <table:table-cell office:value-type="float" office:value="0.339748491277343" calcext:value-type="float">
            <text:p>0.339748491277343</text:p>
          </table:table-cell>
          <table:table-cell office:value-type="float" office:value="0.295172211622861" calcext:value-type="float">
            <text:p>0.295172211622861</text:p>
          </table:table-cell>
          <table:table-cell office:value-type="float" office:value="0.309705524062946" calcext:value-type="float">
            <text:p>0.309705524062946</text:p>
          </table:table-cell>
          <table:table-cell office:value-type="float" office:value="0.236314236546847" calcext:value-type="float">
            <text:p>0.236314236546847</text:p>
          </table:table-cell>
          <table:table-cell office:value-type="float" office:value="0.270349347893236" calcext:value-type="float">
            <text:p>0.270349347893236</text:p>
          </table:table-cell>
          <table:table-cell office:value-type="float" office:value="0.261963576676255" calcext:value-type="float">
            <text:p>0.261963576676255</text:p>
          </table:table-cell>
          <table:table-cell office:value-type="float" office:value="0.285264182391706" calcext:value-type="float">
            <text:p>0.285264182391706</text:p>
          </table:table-cell>
          <table:table-cell office:value-type="float" office:value="0.367817351478793" calcext:value-type="float">
            <text:p>0.367817351478793</text:p>
          </table:table-cell>
          <table:table-cell office:value-type="float" office:value="0.23229820823935" calcext:value-type="float">
            <text:p>0.23229820823935</text:p>
          </table:table-cell>
          <table:table-cell office:value-type="float" office:value="0.310098858419526" calcext:value-type="float">
            <text:p>0.310098858419526</text:p>
          </table:table-cell>
          <table:table-cell office:value-type="float" office:value="0.252593491928659" calcext:value-type="float">
            <text:p>0.252593491928659</text:p>
          </table:table-cell>
          <table:table-cell office:value-type="float" office:value="0.26965803397634" calcext:value-type="float">
            <text:p>0.26965803397634</text:p>
          </table:table-cell>
          <table:table-cell office:value-type="float" office:value="0.261697036352307" calcext:value-type="float">
            <text:p>0.261697036352307</text:p>
          </table:table-cell>
          <table:table-cell office:value-type="float" office:value="0.342727951182492" calcext:value-type="float">
            <text:p>0.342727951182492</text:p>
          </table:table-cell>
          <table:table-cell office:value-type="float" office:value="0.263024288850454" calcext:value-type="float">
            <text:p>0.263024288850454</text:p>
          </table:table-cell>
          <table:table-cell office:value-type="float" office:value="0.306305353472456" calcext:value-type="float">
            <text:p>0.306305353472456</text:p>
          </table:table-cell>
          <table:table-cell office:value-type="float" office:value="0.288104733945567" calcext:value-type="float">
            <text:p>0.288104733945567</text:p>
          </table:table-cell>
          <table:table-cell office:value-type="float" office:value="0.23392486145335" calcext:value-type="float">
            <text:p>0.23392486145335</text:p>
          </table:table-cell>
          <table:table-cell office:value-type="float" office:value="0.274935309601908" calcext:value-type="float">
            <text:p>0.274935309601908</text:p>
          </table:table-cell>
          <table:table-cell office:value-type="float" office:value="0.3611881276199" calcext:value-type="float">
            <text:p>0.3611881276199</text:p>
          </table:table-cell>
          <table:table-cell office:value-type="float" office:value="0.213603424227402" calcext:value-type="float">
            <text:p>0.213603424227402</text:p>
          </table:table-cell>
          <table:table-cell office:value-type="float" office:value="0.25431913609102" calcext:value-type="float">
            <text:p>0.25431913609102</text:p>
          </table:table-cell>
          <table:table-cell office:value-type="float" office:value="0.248027373232958" calcext:value-type="float">
            <text:p>0.248027373232958</text:p>
          </table:table-cell>
          <table:table-cell office:value-type="float" office:value="0.317781885799607" calcext:value-type="float">
            <text:p>0.317781885799607</text:p>
          </table:table-cell>
          <table:table-cell office:value-type="float" office:value="0.262733690600797" calcext:value-type="float">
            <text:p>0.262733690600797</text:p>
          </table:table-cell>
          <table:table-cell office:value-type="float" office:value="0.294821334195749" calcext:value-type="float">
            <text:p>0.294821334195749</text:p>
          </table:table-cell>
          <table:table-cell office:value-type="float" office:value="0.187147085697989" calcext:value-type="float">
            <text:p>0.187147085697989</text:p>
          </table:table-cell>
          <table:table-cell office:value-type="float" office:value="0.264498309282217" calcext:value-type="float">
            <text:p>0.264498309282217</text:p>
          </table:table-cell>
          <table:table-cell office:value-type="float" office:value="0.200149882454478" calcext:value-type="float">
            <text:p>0.200149882454478</text:p>
          </table:table-cell>
          <table:table-cell office:value-type="float" office:value="0.249244474333934" calcext:value-type="float">
            <text:p>0.249244474333934</text:p>
          </table:table-cell>
          <table:table-cell office:value-type="float" office:value="0.294524027340818" calcext:value-type="float">
            <text:p>0.294524027340818</text:p>
          </table:table-cell>
          <table:table-cell office:value-type="float" office:value="0.393537942036685" calcext:value-type="float">
            <text:p>0.393537942036685</text:p>
          </table:table-cell>
          <table:table-cell office:value-type="float" office:value="0.279943128160276" calcext:value-type="float">
            <text:p>0.279943128160276</text:p>
          </table:table-cell>
          <table:table-cell office:value-type="float" office:value="0.269488248996751" calcext:value-type="float">
            <text:p>0.269488248996751</text:p>
          </table:table-cell>
          <table:table-cell office:value-type="float" office:value="0.295013583293152" calcext:value-type="float">
            <text:p>0.295013583293152</text:p>
          </table:table-cell>
          <table:table-cell office:value-type="float" office:value="0.318016980854251" calcext:value-type="float">
            <text:p>0.318016980854251</text:p>
          </table:table-cell>
          <table:table-cell office:value-type="float" office:value="0.290433896417557" calcext:value-type="float">
            <text:p>0.290433896417557</text:p>
          </table:table-cell>
          <table:table-cell office:value-type="float" office:value="0.186568730471663" calcext:value-type="float">
            <text:p>0.186568730471663</text:p>
          </table:table-cell>
          <table:table-cell office:value-type="float" office:value="0.349524252923066" calcext:value-type="float">
            <text:p>0.349524252923066</text:p>
          </table:table-cell>
          <table:table-cell office:value-type="float" office:value="0.270147948508596" calcext:value-type="float">
            <text:p>0.270147948508596</text:p>
          </table:table-cell>
          <table:table-cell office:value-type="float" office:value="0.259600063808358" calcext:value-type="float">
            <text:p>0.259600063808358</text:p>
          </table:table-cell>
          <table:table-cell office:value-type="float" office:value="0.332882659885768" calcext:value-type="float">
            <text:p>0.332882659885768</text:p>
          </table:table-cell>
          <table:table-cell office:value-type="float" office:value="0.350015530993042" calcext:value-type="float">
            <text:p>0.350015530993042</text:p>
          </table:table-cell>
          <table:table-cell office:value-type="float" office:value="0.362353749293515" calcext:value-type="float">
            <text:p>0.362353749293515</text:p>
          </table:table-cell>
          <table:table-cell office:value-type="float" office:value="0.291452339098834" calcext:value-type="float">
            <text:p>0.291452339098834</text:p>
          </table:table-cell>
          <table:table-cell office:value-type="float" office:value="0.286279161491237" calcext:value-type="float">
            <text:p>0.286279161491237</text:p>
          </table:table-cell>
          <table:table-cell office:value-type="float" office:value="0.267075652985075" calcext:value-type="float">
            <text:p>0.267075652985075</text:p>
          </table:table-cell>
          <table:table-cell office:value-type="float" office:value="0.221838968738241" calcext:value-type="float">
            <text:p>0.221838968738241</text:p>
          </table:table-cell>
          <table:table-cell office:value-type="float" office:value="0.254375950267126" calcext:value-type="float">
            <text:p>0.254375950267126</text:p>
          </table:table-cell>
          <table:table-cell office:value-type="float" office:value="0.316835961876065" calcext:value-type="float">
            <text:p>0.316835961876065</text:p>
          </table:table-cell>
          <table:table-cell office:value-type="float" office:value="0.376846103648384" calcext:value-type="float">
            <text:p>0.376846103648384</text:p>
          </table:table-cell>
          <table:table-cell office:value-type="float" office:value="0.244058227937937" calcext:value-type="float">
            <text:p>0.244058227937937</text:p>
          </table:table-cell>
          <table:table-cell office:value-type="float" office:value="0.348889510014704" calcext:value-type="float">
            <text:p>0.348889510014704</text:p>
          </table:table-cell>
          <table:table-cell office:value-type="float" office:value="0.264029214433215" calcext:value-type="float">
            <text:p>0.264029214433215</text:p>
          </table:table-cell>
          <table:table-cell table:formula="of:=MAX([.$B3:.$IW3])" office:value-type="float" office:value="0.450508588155418" calcext:value-type="float">
            <text:p>0.450508588155418</text:p>
          </table:table-cell>
          <table:table-cell table:number-columns-repeated="7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9275582027832" calcext:value-type="float">
            <text:p>0.329275582027832</text:p>
          </table:table-cell>
          <table:table-cell office:value-type="float" office:value="0.20142895927102" calcext:value-type="float">
            <text:p>0.20142895927102</text:p>
          </table:table-cell>
          <table:table-cell office:value-type="float" office:value="0.250272553882817" calcext:value-type="float">
            <text:p>0.250272553882817</text:p>
          </table:table-cell>
          <table:table-cell office:value-type="float" office:value="0.199577113743297" calcext:value-type="float">
            <text:p>0.199577113743297</text:p>
          </table:table-cell>
          <table:table-cell office:value-type="float" office:value="0.229922105003009" calcext:value-type="float">
            <text:p>0.229922105003009</text:p>
          </table:table-cell>
          <table:table-cell office:value-type="float" office:value="0.254221402096255" calcext:value-type="float">
            <text:p>0.254221402096255</text:p>
          </table:table-cell>
          <table:table-cell office:value-type="float" office:value="0.315075581756445" calcext:value-type="float">
            <text:p>0.315075581756445</text:p>
          </table:table-cell>
          <table:table-cell office:value-type="float" office:value="0.260310350076073" calcext:value-type="float">
            <text:p>0.260310350076073</text:p>
          </table:table-cell>
          <table:table-cell office:value-type="float" office:value="0.303814589930357" calcext:value-type="float">
            <text:p>0.303814589930357</text:p>
          </table:table-cell>
          <table:table-cell office:value-type="float" office:value="0.269338948815928" calcext:value-type="float">
            <text:p>0.269338948815928</text:p>
          </table:table-cell>
          <table:table-cell office:value-type="float" office:value="0.319711072323522" calcext:value-type="float">
            <text:p>0.319711072323522</text:p>
          </table:table-cell>
          <table:table-cell office:value-type="float" office:value="0.223763779115812" calcext:value-type="float">
            <text:p>0.223763779115812</text:p>
          </table:table-cell>
          <table:table-cell office:value-type="float" office:value="0.308402846827968" calcext:value-type="float">
            <text:p>0.308402846827968</text:p>
          </table:table-cell>
          <table:table-cell office:value-type="float" office:value="0.326388314376231" calcext:value-type="float">
            <text:p>0.326388314376231</text:p>
          </table:table-cell>
          <table:table-cell office:value-type="float" office:value="0.24084190130337" calcext:value-type="float">
            <text:p>0.24084190130337</text:p>
          </table:table-cell>
          <table:table-cell office:value-type="float" office:value="0.27004538025209" calcext:value-type="float">
            <text:p>0.27004538025209</text:p>
          </table:table-cell>
          <table:table-cell office:value-type="float" office:value="0.347899166582899" calcext:value-type="float">
            <text:p>0.347899166582899</text:p>
          </table:table-cell>
          <table:table-cell office:value-type="float" office:value="0.217950724879615" calcext:value-type="float">
            <text:p>0.217950724879615</text:p>
          </table:table-cell>
          <table:table-cell office:value-type="float" office:value="0.234772436283333" calcext:value-type="float">
            <text:p>0.234772436283333</text:p>
          </table:table-cell>
          <table:table-cell office:value-type="float" office:value="0.312598007282194" calcext:value-type="float">
            <text:p>0.312598007282194</text:p>
          </table:table-cell>
          <table:table-cell office:value-type="float" office:value="0.381485352049188" calcext:value-type="float">
            <text:p>0.381485352049188</text:p>
          </table:table-cell>
          <table:table-cell office:value-type="float" office:value="0.294053957293033" calcext:value-type="float">
            <text:p>0.294053957293033</text:p>
          </table:table-cell>
          <table:table-cell office:value-type="float" office:value="0.371580255297628" calcext:value-type="float">
            <text:p>0.371580255297628</text:p>
          </table:table-cell>
          <table:table-cell office:value-type="float" office:value="0.250637339035276" calcext:value-type="float">
            <text:p>0.250637339035276</text:p>
          </table:table-cell>
          <table:table-cell office:value-type="float" office:value="0.348832712770083" calcext:value-type="float">
            <text:p>0.348832712770083</text:p>
          </table:table-cell>
          <table:table-cell office:value-type="float" office:value="0.283811683770442" calcext:value-type="float">
            <text:p>0.283811683770442</text:p>
          </table:table-cell>
          <table:table-cell office:value-type="float" office:value="0.336788337072708" calcext:value-type="float">
            <text:p>0.336788337072708</text:p>
          </table:table-cell>
          <table:table-cell office:value-type="float" office:value="0.239765929074426" calcext:value-type="float">
            <text:p>0.239765929074426</text:p>
          </table:table-cell>
          <table:table-cell office:value-type="float" office:value="0.21872865888301" calcext:value-type="float">
            <text:p>0.21872865888301</text:p>
          </table:table-cell>
          <table:table-cell office:value-type="float" office:value="0.271666123390528" calcext:value-type="float">
            <text:p>0.271666123390528</text:p>
          </table:table-cell>
          <table:table-cell office:value-type="float" office:value="0.32258832793115" calcext:value-type="float">
            <text:p>0.32258832793115</text:p>
          </table:table-cell>
          <table:table-cell office:value-type="float" office:value="0.234306593794527" calcext:value-type="float">
            <text:p>0.234306593794527</text:p>
          </table:table-cell>
          <table:table-cell office:value-type="float" office:value="0.233402594413608" calcext:value-type="float">
            <text:p>0.233402594413608</text:p>
          </table:table-cell>
          <table:table-cell office:value-type="float" office:value="0.306303088980977" calcext:value-type="float">
            <text:p>0.306303088980977</text:p>
          </table:table-cell>
          <table:table-cell office:value-type="float" office:value="0.247099398241121" calcext:value-type="float">
            <text:p>0.247099398241121</text:p>
          </table:table-cell>
          <table:table-cell office:value-type="float" office:value="0.351773873663768" calcext:value-type="float">
            <text:p>0.351773873663768</text:p>
          </table:table-cell>
          <table:table-cell office:value-type="float" office:value="0.324693742401326" calcext:value-type="float">
            <text:p>0.324693742401326</text:p>
          </table:table-cell>
          <table:table-cell office:value-type="float" office:value="0.362594613535559" calcext:value-type="float">
            <text:p>0.362594613535559</text:p>
          </table:table-cell>
          <table:table-cell office:value-type="float" office:value="0.230802885235821" calcext:value-type="float">
            <text:p>0.230802885235821</text:p>
          </table:table-cell>
          <table:table-cell office:value-type="float" office:value="0.243246511067363" calcext:value-type="float">
            <text:p>0.243246511067363</text:p>
          </table:table-cell>
          <table:table-cell office:value-type="float" office:value="0.305219090973509" calcext:value-type="float">
            <text:p>0.305219090973509</text:p>
          </table:table-cell>
          <table:table-cell office:value-type="float" office:value="0.228396063853802" calcext:value-type="float">
            <text:p>0.228396063853802</text:p>
          </table:table-cell>
          <table:table-cell office:value-type="float" office:value="0.298640482531744" calcext:value-type="float">
            <text:p>0.298640482531744</text:p>
          </table:table-cell>
          <table:table-cell office:value-type="float" office:value="0.239934057834003" calcext:value-type="float">
            <text:p>0.239934057834003</text:p>
          </table:table-cell>
          <table:table-cell office:value-type="float" office:value="0.304178819459827" calcext:value-type="float">
            <text:p>0.304178819459827</text:p>
          </table:table-cell>
          <table:table-cell office:value-type="float" office:value="0.254455333922506" calcext:value-type="float">
            <text:p>0.254455333922506</text:p>
          </table:table-cell>
          <table:table-cell office:value-type="float" office:value="0.25701081802731" calcext:value-type="float">
            <text:p>0.25701081802731</text:p>
          </table:table-cell>
          <table:table-cell office:value-type="float" office:value="0.366389082982486" calcext:value-type="float">
            <text:p>0.366389082982486</text:p>
          </table:table-cell>
          <table:table-cell office:value-type="float" office:value="0.399700083262053" calcext:value-type="float">
            <text:p>0.399700083262053</text:p>
          </table:table-cell>
          <table:table-cell office:value-type="float" office:value="0.289621642691149" calcext:value-type="float">
            <text:p>0.289621642691149</text:p>
          </table:table-cell>
          <table:table-cell office:value-type="float" office:value="0.28214970612929" calcext:value-type="float">
            <text:p>0.28214970612929</text:p>
          </table:table-cell>
          <table:table-cell office:value-type="float" office:value="0.252886692037754" calcext:value-type="float">
            <text:p>0.252886692037754</text:p>
          </table:table-cell>
          <table:table-cell office:value-type="float" office:value="0.308882428007604" calcext:value-type="float">
            <text:p>0.308882428007604</text:p>
          </table:table-cell>
          <table:table-cell office:value-type="float" office:value="0.279851757205576" calcext:value-type="float">
            <text:p>0.279851757205576</text:p>
          </table:table-cell>
          <table:table-cell office:value-type="float" office:value="0.329815280795642" calcext:value-type="float">
            <text:p>0.329815280795642</text:p>
          </table:table-cell>
          <table:table-cell office:value-type="float" office:value="0.328110161017878" calcext:value-type="float">
            <text:p>0.328110161017878</text:p>
          </table:table-cell>
          <table:table-cell office:value-type="float" office:value="0.28953161327957" calcext:value-type="float">
            <text:p>0.28953161327957</text:p>
          </table:table-cell>
          <table:table-cell office:value-type="float" office:value="0.214176063559211" calcext:value-type="float">
            <text:p>0.214176063559211</text:p>
          </table:table-cell>
          <table:table-cell office:value-type="float" office:value="0.306873425604528" calcext:value-type="float">
            <text:p>0.306873425604528</text:p>
          </table:table-cell>
          <table:table-cell office:value-type="float" office:value="0.2423196804085" calcext:value-type="float">
            <text:p>0.2423196804085</text:p>
          </table:table-cell>
          <table:table-cell office:value-type="float" office:value="0.355298519883165" calcext:value-type="float">
            <text:p>0.355298519883165</text:p>
          </table:table-cell>
          <table:table-cell office:value-type="float" office:value="0.233378207176524" calcext:value-type="float">
            <text:p>0.233378207176524</text:p>
          </table:table-cell>
          <table:table-cell office:value-type="float" office:value="0.327347382463505" calcext:value-type="float">
            <text:p>0.327347382463505</text:p>
          </table:table-cell>
          <table:table-cell office:value-type="float" office:value="0.226643833220211" calcext:value-type="float">
            <text:p>0.226643833220211</text:p>
          </table:table-cell>
          <table:table-cell office:value-type="float" office:value="0.316512041715984" calcext:value-type="float">
            <text:p>0.316512041715984</text:p>
          </table:table-cell>
          <table:table-cell office:value-type="float" office:value="0.305401800501524" calcext:value-type="float">
            <text:p>0.305401800501524</text:p>
          </table:table-cell>
          <table:table-cell office:value-type="float" office:value="0.273129805837153" calcext:value-type="float">
            <text:p>0.273129805837153</text:p>
          </table:table-cell>
          <table:table-cell office:value-type="float" office:value="0.352338051101143" calcext:value-type="float">
            <text:p>0.352338051101143</text:p>
          </table:table-cell>
          <table:table-cell office:value-type="float" office:value="0.345845562277647" calcext:value-type="float">
            <text:p>0.345845562277647</text:p>
          </table:table-cell>
          <table:table-cell office:value-type="float" office:value="0.348857706495755" calcext:value-type="float">
            <text:p>0.348857706495755</text:p>
          </table:table-cell>
          <table:table-cell office:value-type="float" office:value="0.373371164581828" calcext:value-type="float">
            <text:p>0.373371164581828</text:p>
          </table:table-cell>
          <table:table-cell office:value-type="float" office:value="0.33770491004648" calcext:value-type="float">
            <text:p>0.33770491004648</text:p>
          </table:table-cell>
          <table:table-cell office:value-type="float" office:value="0.320629964006814" calcext:value-type="float">
            <text:p>0.320629964006814</text:p>
          </table:table-cell>
          <table:table-cell office:value-type="float" office:value="0.211822617564503" calcext:value-type="float">
            <text:p>0.211822617564503</text:p>
          </table:table-cell>
          <table:table-cell office:value-type="float" office:value="0.240313763166987" calcext:value-type="float">
            <text:p>0.240313763166987</text:p>
          </table:table-cell>
          <table:table-cell office:value-type="float" office:value="0.278004169413378" calcext:value-type="float">
            <text:p>0.278004169413378</text:p>
          </table:table-cell>
          <table:table-cell office:value-type="float" office:value="0.257179288300626" calcext:value-type="float">
            <text:p>0.257179288300626</text:p>
          </table:table-cell>
          <table:table-cell office:value-type="float" office:value="0.231994028895892" calcext:value-type="float">
            <text:p>0.231994028895892</text:p>
          </table:table-cell>
          <table:table-cell office:value-type="float" office:value="0.351922870470828" calcext:value-type="float">
            <text:p>0.351922870470828</text:p>
          </table:table-cell>
          <table:table-cell office:value-type="float" office:value="0.378549528397322" calcext:value-type="float">
            <text:p>0.378549528397322</text:p>
          </table:table-cell>
          <table:table-cell office:value-type="float" office:value="0.321885803605464" calcext:value-type="float">
            <text:p>0.321885803605464</text:p>
          </table:table-cell>
          <table:table-cell office:value-type="float" office:value="0.349816749111656" calcext:value-type="float">
            <text:p>0.349816749111656</text:p>
          </table:table-cell>
          <table:table-cell office:value-type="float" office:value="0.331581080112155" calcext:value-type="float">
            <text:p>0.331581080112155</text:p>
          </table:table-cell>
          <table:table-cell office:value-type="float" office:value="0.347041974066772" calcext:value-type="float">
            <text:p>0.347041974066772</text:p>
          </table:table-cell>
          <table:table-cell office:value-type="float" office:value="0.335672889779437" calcext:value-type="float">
            <text:p>0.335672889779437</text:p>
          </table:table-cell>
          <table:table-cell office:value-type="float" office:value="0.263737313063881" calcext:value-type="float">
            <text:p>0.263737313063881</text:p>
          </table:table-cell>
          <table:table-cell office:value-type="float" office:value="0.271134025063312" calcext:value-type="float">
            <text:p>0.271134025063312</text:p>
          </table:table-cell>
          <table:table-cell office:value-type="float" office:value="0.256630324511989" calcext:value-type="float">
            <text:p>0.256630324511989</text:p>
          </table:table-cell>
          <table:table-cell office:value-type="float" office:value="0.21869411519725" calcext:value-type="float">
            <text:p>0.21869411519725</text:p>
          </table:table-cell>
          <table:table-cell office:value-type="float" office:value="0.202697172647684" calcext:value-type="float">
            <text:p>0.202697172647684</text:p>
          </table:table-cell>
          <table:table-cell office:value-type="float" office:value="0.317557486580046" calcext:value-type="float">
            <text:p>0.317557486580046</text:p>
          </table:table-cell>
          <table:table-cell office:value-type="float" office:value="0.275644100155535" calcext:value-type="float">
            <text:p>0.275644100155535</text:p>
          </table:table-cell>
          <table:table-cell office:value-type="float" office:value="0.295629807513068" calcext:value-type="float">
            <text:p>0.295629807513068</text:p>
          </table:table-cell>
          <table:table-cell office:value-type="float" office:value="0.321304119635946" calcext:value-type="float">
            <text:p>0.321304119635946</text:p>
          </table:table-cell>
          <table:table-cell office:value-type="float" office:value="0.295820134458754" calcext:value-type="float">
            <text:p>0.295820134458754</text:p>
          </table:table-cell>
          <table:table-cell office:value-type="float" office:value="0.329134131562099" calcext:value-type="float">
            <text:p>0.329134131562099</text:p>
          </table:table-cell>
          <table:table-cell office:value-type="float" office:value="0.336867367958505" calcext:value-type="float">
            <text:p>0.336867367958505</text:p>
          </table:table-cell>
          <table:table-cell office:value-type="float" office:value="0.19216219430163" calcext:value-type="float">
            <text:p>0.19216219430163</text:p>
          </table:table-cell>
          <table:table-cell office:value-type="float" office:value="0.267741970911837" calcext:value-type="float">
            <text:p>0.267741970911837</text:p>
          </table:table-cell>
          <table:table-cell office:value-type="float" office:value="0.363867706973545" calcext:value-type="float">
            <text:p>0.363867706973545</text:p>
          </table:table-cell>
          <table:table-cell office:value-type="float" office:value="0.284923746890139" calcext:value-type="float">
            <text:p>0.284923746890139</text:p>
          </table:table-cell>
          <table:table-cell office:value-type="float" office:value="0.246169065823162" calcext:value-type="float">
            <text:p>0.246169065823162</text:p>
          </table:table-cell>
          <table:table-cell office:value-type="float" office:value="0.298082459029796" calcext:value-type="float">
            <text:p>0.298082459029796</text:p>
          </table:table-cell>
          <table:table-cell office:value-type="float" office:value="0.237665498614513" calcext:value-type="float">
            <text:p>0.237665498614513</text:p>
          </table:table-cell>
          <table:table-cell office:value-type="float" office:value="0.259450696913749" calcext:value-type="float">
            <text:p>0.259450696913749</text:p>
          </table:table-cell>
          <table:table-cell office:value-type="float" office:value="0.34660212012168" calcext:value-type="float">
            <text:p>0.34660212012168</text:p>
          </table:table-cell>
          <table:table-cell office:value-type="float" office:value="0.305039525463821" calcext:value-type="float">
            <text:p>0.305039525463821</text:p>
          </table:table-cell>
          <table:table-cell office:value-type="float" office:value="0.236892102207145" calcext:value-type="float">
            <text:p>0.236892102207145</text:p>
          </table:table-cell>
          <table:table-cell office:value-type="float" office:value="0.304689350053507" calcext:value-type="float">
            <text:p>0.304689350053507</text:p>
          </table:table-cell>
          <table:table-cell office:value-type="float" office:value="0.269582772007245" calcext:value-type="float">
            <text:p>0.269582772007245</text:p>
          </table:table-cell>
          <table:table-cell office:value-type="float" office:value="0.311712514303339" calcext:value-type="float">
            <text:p>0.311712514303339</text:p>
          </table:table-cell>
          <table:table-cell office:value-type="float" office:value="0.357535415506543" calcext:value-type="float">
            <text:p>0.357535415506543</text:p>
          </table:table-cell>
          <table:table-cell office:value-type="float" office:value="0.318214532508484" calcext:value-type="float">
            <text:p>0.318214532508484</text:p>
          </table:table-cell>
          <table:table-cell office:value-type="float" office:value="0.303057531411813" calcext:value-type="float">
            <text:p>0.303057531411813</text:p>
          </table:table-cell>
          <table:table-cell office:value-type="float" office:value="0.377920255017897" calcext:value-type="float">
            <text:p>0.377920255017897</text:p>
          </table:table-cell>
          <table:table-cell office:value-type="float" office:value="0.296804789893268" calcext:value-type="float">
            <text:p>0.296804789893268</text:p>
          </table:table-cell>
          <table:table-cell office:value-type="float" office:value="0.252117091517067" calcext:value-type="float">
            <text:p>0.252117091517067</text:p>
          </table:table-cell>
          <table:table-cell office:value-type="float" office:value="0.326386461184508" calcext:value-type="float">
            <text:p>0.326386461184508</text:p>
          </table:table-cell>
          <table:table-cell office:value-type="float" office:value="0.275107820606065" calcext:value-type="float">
            <text:p>0.275107820606065</text:p>
          </table:table-cell>
          <table:table-cell office:value-type="float" office:value="0.28519059555215" calcext:value-type="float">
            <text:p>0.28519059555215</text:p>
          </table:table-cell>
          <table:table-cell office:value-type="float" office:value="0.31967954373869" calcext:value-type="float">
            <text:p>0.31967954373869</text:p>
          </table:table-cell>
          <table:table-cell office:value-type="float" office:value="0.260099649242912" calcext:value-type="float">
            <text:p>0.260099649242912</text:p>
          </table:table-cell>
          <table:table-cell office:value-type="float" office:value="0.263190048128408" calcext:value-type="float">
            <text:p>0.263190048128408</text:p>
          </table:table-cell>
          <table:table-cell office:value-type="float" office:value="0.268704302457626" calcext:value-type="float">
            <text:p>0.268704302457626</text:p>
          </table:table-cell>
          <table:table-cell office:value-type="float" office:value="0.294038417781156" calcext:value-type="float">
            <text:p>0.294038417781156</text:p>
          </table:table-cell>
          <table:table-cell office:value-type="float" office:value="0.332061859739909" calcext:value-type="float">
            <text:p>0.332061859739909</text:p>
          </table:table-cell>
          <table:table-cell office:value-type="float" office:value="0.304016139685808" calcext:value-type="float">
            <text:p>0.304016139685808</text:p>
          </table:table-cell>
          <table:table-cell office:value-type="float" office:value="0.37682397406982" calcext:value-type="float">
            <text:p>0.37682397406982</text:p>
          </table:table-cell>
          <table:table-cell office:value-type="float" office:value="0.275161736519982" calcext:value-type="float">
            <text:p>0.275161736519982</text:p>
          </table:table-cell>
          <table:table-cell office:value-type="float" office:value="0.293520512093554" calcext:value-type="float">
            <text:p>0.293520512093554</text:p>
          </table:table-cell>
          <table:table-cell office:value-type="float" office:value="0.27385885909425" calcext:value-type="float">
            <text:p>0.27385885909425</text:p>
          </table:table-cell>
          <table:table-cell office:value-type="float" office:value="0.280097580939995" calcext:value-type="float">
            <text:p>0.280097580939995</text:p>
          </table:table-cell>
          <table:table-cell office:value-type="float" office:value="0.28035881215041" calcext:value-type="float">
            <text:p>0.28035881215041</text:p>
          </table:table-cell>
          <table:table-cell office:value-type="float" office:value="0.236597534458035" calcext:value-type="float">
            <text:p>0.236597534458035</text:p>
          </table:table-cell>
          <table:table-cell office:value-type="float" office:value="0.338813602658759" calcext:value-type="float">
            <text:p>0.338813602658759</text:p>
          </table:table-cell>
          <table:table-cell office:value-type="float" office:value="0.347626521925176" calcext:value-type="float">
            <text:p>0.347626521925176</text:p>
          </table:table-cell>
          <table:table-cell office:value-type="float" office:value="0.290099807328398" calcext:value-type="float">
            <text:p>0.290099807328398</text:p>
          </table:table-cell>
          <table:table-cell office:value-type="float" office:value="0.275813715950596" calcext:value-type="float">
            <text:p>0.275813715950596</text:p>
          </table:table-cell>
          <table:table-cell office:value-type="float" office:value="0.282246558675114" calcext:value-type="float">
            <text:p>0.282246558675114</text:p>
          </table:table-cell>
          <table:table-cell office:value-type="float" office:value="0.295055535335405" calcext:value-type="float">
            <text:p>0.295055535335405</text:p>
          </table:table-cell>
          <table:table-cell office:value-type="float" office:value="0.297793517943347" calcext:value-type="float">
            <text:p>0.297793517943347</text:p>
          </table:table-cell>
          <table:table-cell office:value-type="float" office:value="0.273452295492121" calcext:value-type="float">
            <text:p>0.273452295492121</text:p>
          </table:table-cell>
          <table:table-cell office:value-type="float" office:value="0.271453293195289" calcext:value-type="float">
            <text:p>0.271453293195289</text:p>
          </table:table-cell>
          <table:table-cell office:value-type="float" office:value="0.315831694222424" calcext:value-type="float">
            <text:p>0.315831694222424</text:p>
          </table:table-cell>
          <table:table-cell office:value-type="float" office:value="0.297467411682065" calcext:value-type="float">
            <text:p>0.297467411682065</text:p>
          </table:table-cell>
          <table:table-cell office:value-type="float" office:value="0.266056682226303" calcext:value-type="float">
            <text:p>0.266056682226303</text:p>
          </table:table-cell>
          <table:table-cell office:value-type="float" office:value="0.246831895744687" calcext:value-type="float">
            <text:p>0.246831895744687</text:p>
          </table:table-cell>
          <table:table-cell office:value-type="float" office:value="0.276100940348057" calcext:value-type="float">
            <text:p>0.276100940348057</text:p>
          </table:table-cell>
          <table:table-cell office:value-type="float" office:value="0.262901183060582" calcext:value-type="float">
            <text:p>0.262901183060582</text:p>
          </table:table-cell>
          <table:table-cell office:value-type="float" office:value="0.335297486732633" calcext:value-type="float">
            <text:p>0.335297486732633</text:p>
          </table:table-cell>
          <table:table-cell office:value-type="float" office:value="0.227509015896115" calcext:value-type="float">
            <text:p>0.227509015896115</text:p>
          </table:table-cell>
          <table:table-cell office:value-type="float" office:value="0.338626767924484" calcext:value-type="float">
            <text:p>0.338626767924484</text:p>
          </table:table-cell>
          <table:table-cell office:value-type="float" office:value="0.251933106545973" calcext:value-type="float">
            <text:p>0.251933106545973</text:p>
          </table:table-cell>
          <table:table-cell office:value-type="float" office:value="0.234776542976171" calcext:value-type="float">
            <text:p>0.234776542976171</text:p>
          </table:table-cell>
          <table:table-cell office:value-type="float" office:value="0.31097497837558" calcext:value-type="float">
            <text:p>0.31097497837558</text:p>
          </table:table-cell>
          <table:table-cell office:value-type="float" office:value="0.251968119123278" calcext:value-type="float">
            <text:p>0.251968119123278</text:p>
          </table:table-cell>
          <table:table-cell office:value-type="float" office:value="0.270710034444689" calcext:value-type="float">
            <text:p>0.270710034444689</text:p>
          </table:table-cell>
          <table:table-cell office:value-type="float" office:value="0.221962782469139" calcext:value-type="float">
            <text:p>0.221962782469139</text:p>
          </table:table-cell>
          <table:table-cell office:value-type="float" office:value="0.261633658277846" calcext:value-type="float">
            <text:p>0.261633658277846</text:p>
          </table:table-cell>
          <table:table-cell office:value-type="float" office:value="0.347805340702674" calcext:value-type="float">
            <text:p>0.347805340702674</text:p>
          </table:table-cell>
          <table:table-cell office:value-type="float" office:value="0.267802481730117" calcext:value-type="float">
            <text:p>0.267802481730117</text:p>
          </table:table-cell>
          <table:table-cell office:value-type="float" office:value="0.279223174945747" calcext:value-type="float">
            <text:p>0.279223174945747</text:p>
          </table:table-cell>
          <table:table-cell office:value-type="float" office:value="0.291447447596684" calcext:value-type="float">
            <text:p>0.291447447596684</text:p>
          </table:table-cell>
          <table:table-cell office:value-type="float" office:value="0.242454366692659" calcext:value-type="float">
            <text:p>0.242454366692659</text:p>
          </table:table-cell>
          <table:table-cell office:value-type="float" office:value="0.225506763409435" calcext:value-type="float">
            <text:p>0.225506763409435</text:p>
          </table:table-cell>
          <table:table-cell office:value-type="float" office:value="0.330927858907259" calcext:value-type="float">
            <text:p>0.330927858907259</text:p>
          </table:table-cell>
          <table:table-cell office:value-type="float" office:value="0.252544272051459" calcext:value-type="float">
            <text:p>0.252544272051459</text:p>
          </table:table-cell>
          <table:table-cell office:value-type="float" office:value="0.248396656815999" calcext:value-type="float">
            <text:p>0.248396656815999</text:p>
          </table:table-cell>
          <table:table-cell office:value-type="float" office:value="0.33122172864169" calcext:value-type="float">
            <text:p>0.33122172864169</text:p>
          </table:table-cell>
          <table:table-cell office:value-type="float" office:value="0.299961683614996" calcext:value-type="float">
            <text:p>0.299961683614996</text:p>
          </table:table-cell>
          <table:table-cell office:value-type="float" office:value="0.270155486432225" calcext:value-type="float">
            <text:p>0.270155486432225</text:p>
          </table:table-cell>
          <table:table-cell office:value-type="float" office:value="0.261904177529212" calcext:value-type="float">
            <text:p>0.261904177529212</text:p>
          </table:table-cell>
          <table:table-cell office:value-type="float" office:value="0.386013927303012" calcext:value-type="float">
            <text:p>0.386013927303012</text:p>
          </table:table-cell>
          <table:table-cell office:value-type="float" office:value="0.23659604962952" calcext:value-type="float">
            <text:p>0.23659604962952</text:p>
          </table:table-cell>
          <table:table-cell office:value-type="float" office:value="0.241921781270409" calcext:value-type="float">
            <text:p>0.241921781270409</text:p>
          </table:table-cell>
          <table:table-cell office:value-type="float" office:value="0.350176578269219" calcext:value-type="float">
            <text:p>0.350176578269219</text:p>
          </table:table-cell>
          <table:table-cell office:value-type="float" office:value="0.296865640399335" calcext:value-type="float">
            <text:p>0.296865640399335</text:p>
          </table:table-cell>
          <table:table-cell office:value-type="float" office:value="0.253008999618884" calcext:value-type="float">
            <text:p>0.253008999618884</text:p>
          </table:table-cell>
          <table:table-cell office:value-type="float" office:value="0.22791513177383" calcext:value-type="float">
            <text:p>0.22791513177383</text:p>
          </table:table-cell>
          <table:table-cell office:value-type="float" office:value="0.266153158681044" calcext:value-type="float">
            <text:p>0.266153158681044</text:p>
          </table:table-cell>
          <table:table-cell office:value-type="float" office:value="0.266812237692245" calcext:value-type="float">
            <text:p>0.266812237692245</text:p>
          </table:table-cell>
          <table:table-cell office:value-type="float" office:value="0.315226519825359" calcext:value-type="float">
            <text:p>0.315226519825359</text:p>
          </table:table-cell>
          <table:table-cell office:value-type="float" office:value="0.299919910466316" calcext:value-type="float">
            <text:p>0.299919910466316</text:p>
          </table:table-cell>
          <table:table-cell office:value-type="float" office:value="0.236989086939622" calcext:value-type="float">
            <text:p>0.236989086939622</text:p>
          </table:table-cell>
          <table:table-cell office:value-type="float" office:value="0.323511178394838" calcext:value-type="float">
            <text:p>0.323511178394838</text:p>
          </table:table-cell>
          <table:table-cell office:value-type="float" office:value="0.267081033320136" calcext:value-type="float">
            <text:p>0.267081033320136</text:p>
          </table:table-cell>
          <table:table-cell office:value-type="float" office:value="0.357254743903067" calcext:value-type="float">
            <text:p>0.357254743903067</text:p>
          </table:table-cell>
          <table:table-cell office:value-type="float" office:value="0.305833212636289" calcext:value-type="float">
            <text:p>0.305833212636289</text:p>
          </table:table-cell>
          <table:table-cell office:value-type="float" office:value="0.35669821142936" calcext:value-type="float">
            <text:p>0.35669821142936</text:p>
          </table:table-cell>
          <table:table-cell office:value-type="float" office:value="0.232547466964669" calcext:value-type="float">
            <text:p>0.232547466964669</text:p>
          </table:table-cell>
          <table:table-cell office:value-type="float" office:value="0.240304246239899" calcext:value-type="float">
            <text:p>0.240304246239899</text:p>
          </table:table-cell>
          <table:table-cell office:value-type="float" office:value="0.227615467817696" calcext:value-type="float">
            <text:p>0.227615467817696</text:p>
          </table:table-cell>
          <table:table-cell office:value-type="float" office:value="0.290515817889927" calcext:value-type="float">
            <text:p>0.290515817889927</text:p>
          </table:table-cell>
          <table:table-cell office:value-type="float" office:value="0.215592319515886" calcext:value-type="float">
            <text:p>0.215592319515886</text:p>
          </table:table-cell>
          <table:table-cell office:value-type="float" office:value="0.1935686543244" calcext:value-type="float">
            <text:p>0.1935686543244</text:p>
          </table:table-cell>
          <table:table-cell office:value-type="float" office:value="0.272149318592626" calcext:value-type="float">
            <text:p>0.272149318592626</text:p>
          </table:table-cell>
          <table:table-cell office:value-type="float" office:value="0.277707873590681" calcext:value-type="float">
            <text:p>0.277707873590681</text:p>
          </table:table-cell>
          <table:table-cell office:value-type="float" office:value="0.213955173359073" calcext:value-type="float">
            <text:p>0.213955173359073</text:p>
          </table:table-cell>
          <table:table-cell office:value-type="float" office:value="0.285841154795373" calcext:value-type="float">
            <text:p>0.285841154795373</text:p>
          </table:table-cell>
          <table:table-cell office:value-type="float" office:value="0.300540200623191" calcext:value-type="float">
            <text:p>0.300540200623191</text:p>
          </table:table-cell>
          <table:table-cell office:value-type="float" office:value="0.242718376255226" calcext:value-type="float">
            <text:p>0.242718376255226</text:p>
          </table:table-cell>
          <table:table-cell office:value-type="float" office:value="0.298008207516175" calcext:value-type="float">
            <text:p>0.298008207516175</text:p>
          </table:table-cell>
          <table:table-cell office:value-type="float" office:value="0.259412462120002" calcext:value-type="float">
            <text:p>0.259412462120002</text:p>
          </table:table-cell>
          <table:table-cell office:value-type="float" office:value="0.262854037989428" calcext:value-type="float">
            <text:p>0.262854037989428</text:p>
          </table:table-cell>
          <table:table-cell office:value-type="float" office:value="0.319125565313356" calcext:value-type="float">
            <text:p>0.319125565313356</text:p>
          </table:table-cell>
          <table:table-cell office:value-type="float" office:value="0.265378337090446" calcext:value-type="float">
            <text:p>0.265378337090446</text:p>
          </table:table-cell>
          <table:table-cell office:value-type="float" office:value="0.358775372903773" calcext:value-type="float">
            <text:p>0.358775372903773</text:p>
          </table:table-cell>
          <table:table-cell office:value-type="float" office:value="0.233943587499631" calcext:value-type="float">
            <text:p>0.233943587499631</text:p>
          </table:table-cell>
          <table:table-cell office:value-type="float" office:value="0.38091504266909" calcext:value-type="float">
            <text:p>0.38091504266909</text:p>
          </table:table-cell>
          <table:table-cell office:value-type="float" office:value="0.304288976110988" calcext:value-type="float">
            <text:p>0.304288976110988</text:p>
          </table:table-cell>
          <table:table-cell office:value-type="float" office:value="0.365329214720953" calcext:value-type="float">
            <text:p>0.365329214720953</text:p>
          </table:table-cell>
          <table:table-cell office:value-type="float" office:value="0.368078625412188" calcext:value-type="float">
            <text:p>0.368078625412188</text:p>
          </table:table-cell>
          <table:table-cell office:value-type="float" office:value="0.300183816426637" calcext:value-type="float">
            <text:p>0.300183816426637</text:p>
          </table:table-cell>
          <table:table-cell office:value-type="float" office:value="0.288222991781353" calcext:value-type="float">
            <text:p>0.288222991781353</text:p>
          </table:table-cell>
          <table:table-cell office:value-type="float" office:value="0.330833013288943" calcext:value-type="float">
            <text:p>0.330833013288943</text:p>
          </table:table-cell>
          <table:table-cell office:value-type="float" office:value="0.241231521399359" calcext:value-type="float">
            <text:p>0.241231521399359</text:p>
          </table:table-cell>
          <table:table-cell office:value-type="float" office:value="0.293579791167511" calcext:value-type="float">
            <text:p>0.293579791167511</text:p>
          </table:table-cell>
          <table:table-cell office:value-type="float" office:value="0.183264977651676" calcext:value-type="float">
            <text:p>0.183264977651676</text:p>
          </table:table-cell>
          <table:table-cell office:value-type="float" office:value="0.217195920639808" calcext:value-type="float">
            <text:p>0.217195920639808</text:p>
          </table:table-cell>
          <table:table-cell office:value-type="float" office:value="0.287449149564699" calcext:value-type="float">
            <text:p>0.287449149564699</text:p>
          </table:table-cell>
          <table:table-cell office:value-type="float" office:value="0.213381094288436" calcext:value-type="float">
            <text:p>0.213381094288436</text:p>
          </table:table-cell>
          <table:table-cell office:value-type="float" office:value="0.281554409289883" calcext:value-type="float">
            <text:p>0.281554409289883</text:p>
          </table:table-cell>
          <table:table-cell office:value-type="float" office:value="0.340509260936299" calcext:value-type="float">
            <text:p>0.340509260936299</text:p>
          </table:table-cell>
          <table:table-cell office:value-type="float" office:value="0.274061910704482" calcext:value-type="float">
            <text:p>0.274061910704482</text:p>
          </table:table-cell>
          <table:table-cell office:value-type="float" office:value="0.296071468164832" calcext:value-type="float">
            <text:p>0.296071468164832</text:p>
          </table:table-cell>
          <table:table-cell office:value-type="float" office:value="0.265436432990513" calcext:value-type="float">
            <text:p>0.265436432990513</text:p>
          </table:table-cell>
          <table:table-cell office:value-type="float" office:value="0.317852493854738" calcext:value-type="float">
            <text:p>0.317852493854738</text:p>
          </table:table-cell>
          <table:table-cell office:value-type="float" office:value="0.225078576489541" calcext:value-type="float">
            <text:p>0.225078576489541</text:p>
          </table:table-cell>
          <table:table-cell office:value-type="float" office:value="0.300889853760236" calcext:value-type="float">
            <text:p>0.300889853760236</text:p>
          </table:table-cell>
          <table:table-cell office:value-type="float" office:value="0.289704575847621" calcext:value-type="float">
            <text:p>0.289704575847621</text:p>
          </table:table-cell>
          <table:table-cell office:value-type="float" office:value="0.256438690572228" calcext:value-type="float">
            <text:p>0.256438690572228</text:p>
          </table:table-cell>
          <table:table-cell office:value-type="float" office:value="0.275275020954457" calcext:value-type="float">
            <text:p>0.275275020954457</text:p>
          </table:table-cell>
          <table:table-cell office:value-type="float" office:value="0.286280084220788" calcext:value-type="float">
            <text:p>0.286280084220788</text:p>
          </table:table-cell>
          <table:table-cell office:value-type="float" office:value="0.305473583346634" calcext:value-type="float">
            <text:p>0.305473583346634</text:p>
          </table:table-cell>
          <table:table-cell office:value-type="float" office:value="0.260777126927384" calcext:value-type="float">
            <text:p>0.260777126927384</text:p>
          </table:table-cell>
          <table:table-cell office:value-type="float" office:value="0.248655500458615" calcext:value-type="float">
            <text:p>0.248655500458615</text:p>
          </table:table-cell>
          <table:table-cell office:value-type="float" office:value="0.230636271448097" calcext:value-type="float">
            <text:p>0.230636271448097</text:p>
          </table:table-cell>
          <table:table-cell office:value-type="float" office:value="0.252073394809622" calcext:value-type="float">
            <text:p>0.252073394809622</text:p>
          </table:table-cell>
          <table:table-cell office:value-type="float" office:value="0.261787967086002" calcext:value-type="float">
            <text:p>0.261787967086002</text:p>
          </table:table-cell>
          <table:table-cell office:value-type="float" office:value="0.319628245813051" calcext:value-type="float">
            <text:p>0.319628245813051</text:p>
          </table:table-cell>
          <table:table-cell office:value-type="float" office:value="0.275449297243783" calcext:value-type="float">
            <text:p>0.275449297243783</text:p>
          </table:table-cell>
          <table:table-cell office:value-type="float" office:value="0.278907869832317" calcext:value-type="float">
            <text:p>0.278907869832317</text:p>
          </table:table-cell>
          <table:table-cell office:value-type="float" office:value="0.292287404421914" calcext:value-type="float">
            <text:p>0.292287404421914</text:p>
          </table:table-cell>
          <table:table-cell office:value-type="float" office:value="0.325580842608231" calcext:value-type="float">
            <text:p>0.325580842608231</text:p>
          </table:table-cell>
          <table:table-cell office:value-type="float" office:value="0.315473116613342" calcext:value-type="float">
            <text:p>0.315473116613342</text:p>
          </table:table-cell>
          <table:table-cell office:value-type="float" office:value="0.268045654407353" calcext:value-type="float">
            <text:p>0.268045654407353</text:p>
          </table:table-cell>
          <table:table-cell office:value-type="float" office:value="0.253686103417835" calcext:value-type="float">
            <text:p>0.253686103417835</text:p>
          </table:table-cell>
          <table:table-cell office:value-type="float" office:value="0.269545880562238" calcext:value-type="float">
            <text:p>0.269545880562238</text:p>
          </table:table-cell>
          <table:table-cell office:value-type="float" office:value="0.266530662067412" calcext:value-type="float">
            <text:p>0.266530662067412</text:p>
          </table:table-cell>
          <table:table-cell office:value-type="float" office:value="0.239970515068822" calcext:value-type="float">
            <text:p>0.239970515068822</text:p>
          </table:table-cell>
          <table:table-cell office:value-type="float" office:value="0.273039023900489" calcext:value-type="float">
            <text:p>0.273039023900489</text:p>
          </table:table-cell>
          <table:table-cell office:value-type="float" office:value="0.264801549277459" calcext:value-type="float">
            <text:p>0.264801549277459</text:p>
          </table:table-cell>
          <table:table-cell office:value-type="float" office:value="0.354312819090388" calcext:value-type="float">
            <text:p>0.354312819090388</text:p>
          </table:table-cell>
          <table:table-cell office:value-type="float" office:value="0.246210013602107" calcext:value-type="float">
            <text:p>0.246210013602107</text:p>
          </table:table-cell>
          <table:table-cell office:value-type="float" office:value="0.258845835568097" calcext:value-type="float">
            <text:p>0.258845835568097</text:p>
          </table:table-cell>
          <table:table-cell office:value-type="float" office:value="0.329275582027832" calcext:value-type="float">
            <text:p>0.329275582027832</text:p>
          </table:table-cell>
          <table:table-cell table:formula="of:=MAX([.$B4:.$IW4])" office:value-type="float" office:value="0.399700083262053" calcext:value-type="float">
            <text:p>0.399700083262053</text:p>
          </table:table-cell>
          <table:table-cell table:number-columns-repeated="7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0025483117738" calcext:value-type="float">
            <text:p>0.300025483117738</text:p>
          </table:table-cell>
          <table:table-cell office:value-type="float" office:value="0.282416443002421" calcext:value-type="float">
            <text:p>0.282416443002421</text:p>
          </table:table-cell>
          <table:table-cell office:value-type="float" office:value="0.305681269167786" calcext:value-type="float">
            <text:p>0.305681269167786</text:p>
          </table:table-cell>
          <table:table-cell office:value-type="float" office:value="0.240038198082097" calcext:value-type="float">
            <text:p>0.240038198082097</text:p>
          </table:table-cell>
          <table:table-cell office:value-type="float" office:value="0.327692386289183" calcext:value-type="float">
            <text:p>0.327692386289183</text:p>
          </table:table-cell>
          <table:table-cell office:value-type="float" office:value="0.225218408431456" calcext:value-type="float">
            <text:p>0.225218408431456</text:p>
          </table:table-cell>
          <table:table-cell office:value-type="float" office:value="0.338674278397867" calcext:value-type="float">
            <text:p>0.338674278397867</text:p>
          </table:table-cell>
          <table:table-cell office:value-type="float" office:value="0.236311225032006" calcext:value-type="float">
            <text:p>0.236311225032006</text:p>
          </table:table-cell>
          <table:table-cell office:value-type="float" office:value="0.365356637623991" calcext:value-type="float">
            <text:p>0.365356637623991</text:p>
          </table:table-cell>
          <table:table-cell office:value-type="float" office:value="0.289099747021775" calcext:value-type="float">
            <text:p>0.289099747021775</text:p>
          </table:table-cell>
          <table:table-cell office:value-type="float" office:value="0.255920582509994" calcext:value-type="float">
            <text:p>0.255920582509994</text:p>
          </table:table-cell>
          <table:table-cell office:value-type="float" office:value="0.303765895969211" calcext:value-type="float">
            <text:p>0.303765895969211</text:p>
          </table:table-cell>
          <table:table-cell office:value-type="float" office:value="0.279033060744621" calcext:value-type="float">
            <text:p>0.279033060744621</text:p>
          </table:table-cell>
          <table:table-cell office:value-type="float" office:value="0.244202110342996" calcext:value-type="float">
            <text:p>0.244202110342996</text:p>
          </table:table-cell>
          <table:table-cell office:value-type="float" office:value="0.247399728277822" calcext:value-type="float">
            <text:p>0.247399728277822</text:p>
          </table:table-cell>
          <table:table-cell office:value-type="float" office:value="0.345135095980704" calcext:value-type="float">
            <text:p>0.345135095980704</text:p>
          </table:table-cell>
          <table:table-cell office:value-type="float" office:value="0.34088417683409" calcext:value-type="float">
            <text:p>0.34088417683409</text:p>
          </table:table-cell>
          <table:table-cell office:value-type="float" office:value="0.256747889567964" calcext:value-type="float">
            <text:p>0.256747889567964</text:p>
          </table:table-cell>
          <table:table-cell office:value-type="float" office:value="0.322421249856001" calcext:value-type="float">
            <text:p>0.322421249856001</text:p>
          </table:table-cell>
          <table:table-cell office:value-type="float" office:value="0.257820005952674" calcext:value-type="float">
            <text:p>0.257820005952674</text:p>
          </table:table-cell>
          <table:table-cell office:value-type="float" office:value="0.289344506224747" calcext:value-type="float">
            <text:p>0.289344506224747</text:p>
          </table:table-cell>
          <table:table-cell office:value-type="float" office:value="0.337611306521479" calcext:value-type="float">
            <text:p>0.337611306521479</text:p>
          </table:table-cell>
          <table:table-cell office:value-type="float" office:value="0.234615467769468" calcext:value-type="float">
            <text:p>0.234615467769468</text:p>
          </table:table-cell>
          <table:table-cell office:value-type="float" office:value="0.342231247433581" calcext:value-type="float">
            <text:p>0.342231247433581</text:p>
          </table:table-cell>
          <table:table-cell office:value-type="float" office:value="0.282846632974643" calcext:value-type="float">
            <text:p>0.282846632974643</text:p>
          </table:table-cell>
          <table:table-cell office:value-type="float" office:value="0.2773743534226" calcext:value-type="float">
            <text:p>0.2773743534226</text:p>
          </table:table-cell>
          <table:table-cell office:value-type="float" office:value="0.299956525173878" calcext:value-type="float">
            <text:p>0.299956525173878</text:p>
          </table:table-cell>
          <table:table-cell office:value-type="float" office:value="0.293016226318912" calcext:value-type="float">
            <text:p>0.293016226318912</text:p>
          </table:table-cell>
          <table:table-cell office:value-type="float" office:value="0.225833391862391" calcext:value-type="float">
            <text:p>0.225833391862391</text:p>
          </table:table-cell>
          <table:table-cell office:value-type="float" office:value="0.258230540980415" calcext:value-type="float">
            <text:p>0.258230540980415</text:p>
          </table:table-cell>
          <table:table-cell office:value-type="float" office:value="0.315093601402041" calcext:value-type="float">
            <text:p>0.315093601402041</text:p>
          </table:table-cell>
          <table:table-cell office:value-type="float" office:value="0.295768833015657" calcext:value-type="float">
            <text:p>0.295768833015657</text:p>
          </table:table-cell>
          <table:table-cell office:value-type="float" office:value="0.179236726758642" calcext:value-type="float">
            <text:p>0.179236726758642</text:p>
          </table:table-cell>
          <table:table-cell office:value-type="float" office:value="0.263016186764381" calcext:value-type="float">
            <text:p>0.263016186764381</text:p>
          </table:table-cell>
          <table:table-cell office:value-type="float" office:value="0.209495094227142" calcext:value-type="float">
            <text:p>0.209495094227142</text:p>
          </table:table-cell>
          <table:table-cell office:value-type="float" office:value="0.289713461265569" calcext:value-type="float">
            <text:p>0.289713461265569</text:p>
          </table:table-cell>
          <table:table-cell office:value-type="float" office:value="0.311997799434756" calcext:value-type="float">
            <text:p>0.311997799434756</text:p>
          </table:table-cell>
          <table:table-cell office:value-type="float" office:value="0.333788134495109" calcext:value-type="float">
            <text:p>0.333788134495109</text:p>
          </table:table-cell>
          <table:table-cell office:value-type="float" office:value="0.247595520047181" calcext:value-type="float">
            <text:p>0.247595520047181</text:p>
          </table:table-cell>
          <table:table-cell office:value-type="float" office:value="0.318683898658808" calcext:value-type="float">
            <text:p>0.318683898658808</text:p>
          </table:table-cell>
          <table:table-cell office:value-type="float" office:value="0.324581130881061" calcext:value-type="float">
            <text:p>0.324581130881061</text:p>
          </table:table-cell>
          <table:table-cell office:value-type="float" office:value="0.349950456929771" calcext:value-type="float">
            <text:p>0.349950456929771</text:p>
          </table:table-cell>
          <table:table-cell office:value-type="float" office:value="0.234291613101364" calcext:value-type="float">
            <text:p>0.234291613101364</text:p>
          </table:table-cell>
          <table:table-cell office:value-type="float" office:value="0.334432285861702" calcext:value-type="float">
            <text:p>0.334432285861702</text:p>
          </table:table-cell>
          <table:table-cell office:value-type="float" office:value="0.268744376429453" calcext:value-type="float">
            <text:p>0.268744376429453</text:p>
          </table:table-cell>
          <table:table-cell office:value-type="float" office:value="0.344269484715489" calcext:value-type="float">
            <text:p>0.344269484715489</text:p>
          </table:table-cell>
          <table:table-cell office:value-type="float" office:value="0.306571891623294" calcext:value-type="float">
            <text:p>0.306571891623294</text:p>
          </table:table-cell>
          <table:table-cell office:value-type="float" office:value="0.189388729273233" calcext:value-type="float">
            <text:p>0.189388729273233</text:p>
          </table:table-cell>
          <table:table-cell office:value-type="float" office:value="0.250960881449082" calcext:value-type="float">
            <text:p>0.250960881449082</text:p>
          </table:table-cell>
          <table:table-cell office:value-type="float" office:value="0.283794210383015" calcext:value-type="float">
            <text:p>0.283794210383015</text:p>
          </table:table-cell>
          <table:table-cell office:value-type="float" office:value="0.29939393305127" calcext:value-type="float">
            <text:p>0.29939393305127</text:p>
          </table:table-cell>
          <table:table-cell office:value-type="float" office:value="0.333809669928681" calcext:value-type="float">
            <text:p>0.333809669928681</text:p>
          </table:table-cell>
          <table:table-cell office:value-type="float" office:value="0.272089556833573" calcext:value-type="float">
            <text:p>0.272089556833573</text:p>
          </table:table-cell>
          <table:table-cell office:value-type="float" office:value="0.330834329522153" calcext:value-type="float">
            <text:p>0.330834329522153</text:p>
          </table:table-cell>
          <table:table-cell office:value-type="float" office:value="0.33651405266319" calcext:value-type="float">
            <text:p>0.33651405266319</text:p>
          </table:table-cell>
          <table:table-cell office:value-type="float" office:value="0.231421100853772" calcext:value-type="float">
            <text:p>0.231421100853772</text:p>
          </table:table-cell>
          <table:table-cell office:value-type="float" office:value="0.288966381961662" calcext:value-type="float">
            <text:p>0.288966381961662</text:p>
          </table:table-cell>
          <table:table-cell office:value-type="float" office:value="0.293693621916201" calcext:value-type="float">
            <text:p>0.293693621916201</text:p>
          </table:table-cell>
          <table:table-cell office:value-type="float" office:value="0.227171256872941" calcext:value-type="float">
            <text:p>0.227171256872941</text:p>
          </table:table-cell>
          <table:table-cell office:value-type="float" office:value="0.26059286822149" calcext:value-type="float">
            <text:p>0.26059286822149</text:p>
          </table:table-cell>
          <table:table-cell office:value-type="float" office:value="0.256631995114564" calcext:value-type="float">
            <text:p>0.256631995114564</text:p>
          </table:table-cell>
          <table:table-cell office:value-type="float" office:value="0.327679742996407" calcext:value-type="float">
            <text:p>0.327679742996407</text:p>
          </table:table-cell>
          <table:table-cell office:value-type="float" office:value="0.265015989798573" calcext:value-type="float">
            <text:p>0.265015989798573</text:p>
          </table:table-cell>
          <table:table-cell office:value-type="float" office:value="0.296902863087848" calcext:value-type="float">
            <text:p>0.296902863087848</text:p>
          </table:table-cell>
          <table:table-cell office:value-type="float" office:value="0.285071708776127" calcext:value-type="float">
            <text:p>0.285071708776127</text:p>
          </table:table-cell>
          <table:table-cell office:value-type="float" office:value="0.32565841302152" calcext:value-type="float">
            <text:p>0.32565841302152</text:p>
          </table:table-cell>
          <table:table-cell office:value-type="float" office:value="0.363072702947237" calcext:value-type="float">
            <text:p>0.363072702947237</text:p>
          </table:table-cell>
          <table:table-cell office:value-type="float" office:value="0.242478926321248" calcext:value-type="float">
            <text:p>0.242478926321248</text:p>
          </table:table-cell>
          <table:table-cell office:value-type="float" office:value="0.299468421554368" calcext:value-type="float">
            <text:p>0.299468421554368</text:p>
          </table:table-cell>
          <table:table-cell office:value-type="float" office:value="0.306056340005616" calcext:value-type="float">
            <text:p>0.306056340005616</text:p>
          </table:table-cell>
          <table:table-cell office:value-type="float" office:value="0.253672193425462" calcext:value-type="float">
            <text:p>0.253672193425462</text:p>
          </table:table-cell>
          <table:table-cell office:value-type="float" office:value="0.407880338356008" calcext:value-type="float">
            <text:p>0.407880338356008</text:p>
          </table:table-cell>
          <table:table-cell office:value-type="float" office:value="0.336129304441933" calcext:value-type="float">
            <text:p>0.336129304441933</text:p>
          </table:table-cell>
          <table:table-cell office:value-type="float" office:value="0.328178656601821" calcext:value-type="float">
            <text:p>0.328178656601821</text:p>
          </table:table-cell>
          <table:table-cell office:value-type="float" office:value="0.315155916525281" calcext:value-type="float">
            <text:p>0.315155916525281</text:p>
          </table:table-cell>
          <table:table-cell office:value-type="float" office:value="0.274141328908767" calcext:value-type="float">
            <text:p>0.274141328908767</text:p>
          </table:table-cell>
          <table:table-cell office:value-type="float" office:value="0.222088523117914" calcext:value-type="float">
            <text:p>0.222088523117914</text:p>
          </table:table-cell>
          <table:table-cell office:value-type="float" office:value="0.311229135842875" calcext:value-type="float">
            <text:p>0.311229135842875</text:p>
          </table:table-cell>
          <table:table-cell office:value-type="float" office:value="0.34645109624531" calcext:value-type="float">
            <text:p>0.34645109624531</text:p>
          </table:table-cell>
          <table:table-cell office:value-type="float" office:value="0.342826034610093" calcext:value-type="float">
            <text:p>0.342826034610093</text:p>
          </table:table-cell>
          <table:table-cell office:value-type="float" office:value="0.284490658049951" calcext:value-type="float">
            <text:p>0.284490658049951</text:p>
          </table:table-cell>
          <table:table-cell office:value-type="float" office:value="0.213847958150775" calcext:value-type="float">
            <text:p>0.213847958150775</text:p>
          </table:table-cell>
          <table:table-cell office:value-type="float" office:value="0.253086217592591" calcext:value-type="float">
            <text:p>0.253086217592591</text:p>
          </table:table-cell>
          <table:table-cell office:value-type="float" office:value="0.245369607407717" calcext:value-type="float">
            <text:p>0.245369607407717</text:p>
          </table:table-cell>
          <table:table-cell office:value-type="float" office:value="0.397227728054276" calcext:value-type="float">
            <text:p>0.397227728054276</text:p>
          </table:table-cell>
          <table:table-cell office:value-type="float" office:value="0.270475032931137" calcext:value-type="float">
            <text:p>0.270475032931137</text:p>
          </table:table-cell>
          <table:table-cell office:value-type="float" office:value="0.18938304437441" calcext:value-type="float">
            <text:p>0.18938304437441</text:p>
          </table:table-cell>
          <table:table-cell office:value-type="float" office:value="0.273498892463196" calcext:value-type="float">
            <text:p>0.273498892463196</text:p>
          </table:table-cell>
          <table:table-cell office:value-type="float" office:value="0.286859459456213" calcext:value-type="float">
            <text:p>0.286859459456213</text:p>
          </table:table-cell>
          <table:table-cell office:value-type="float" office:value="0.391840918964709" calcext:value-type="float">
            <text:p>0.391840918964709</text:p>
          </table:table-cell>
          <table:table-cell office:value-type="float" office:value="0.360297378681196" calcext:value-type="float">
            <text:p>0.360297378681196</text:p>
          </table:table-cell>
          <table:table-cell office:value-type="float" office:value="0.294148978337353" calcext:value-type="float">
            <text:p>0.294148978337353</text:p>
          </table:table-cell>
          <table:table-cell office:value-type="float" office:value="0.328156506055285" calcext:value-type="float">
            <text:p>0.328156506055285</text:p>
          </table:table-cell>
          <table:table-cell office:value-type="float" office:value="0.230891268270979" calcext:value-type="float">
            <text:p>0.230891268270979</text:p>
          </table:table-cell>
          <table:table-cell office:value-type="float" office:value="0.286699113375769" calcext:value-type="float">
            <text:p>0.286699113375769</text:p>
          </table:table-cell>
          <table:table-cell office:value-type="float" office:value="0.28928006756753" calcext:value-type="float">
            <text:p>0.28928006756753</text:p>
          </table:table-cell>
          <table:table-cell office:value-type="float" office:value="0.21529487133398" calcext:value-type="float">
            <text:p>0.21529487133398</text:p>
          </table:table-cell>
          <table:table-cell office:value-type="float" office:value="0.289397158652429" calcext:value-type="float">
            <text:p>0.289397158652429</text:p>
          </table:table-cell>
          <table:table-cell office:value-type="float" office:value="0.348556188509889" calcext:value-type="float">
            <text:p>0.348556188509889</text:p>
          </table:table-cell>
          <table:table-cell office:value-type="float" office:value="0.277452380226991" calcext:value-type="float">
            <text:p>0.277452380226991</text:p>
          </table:table-cell>
          <table:table-cell office:value-type="float" office:value="0.3224477882813" calcext:value-type="float">
            <text:p>0.3224477882813</text:p>
          </table:table-cell>
          <table:table-cell office:value-type="float" office:value="0.313587438275925" calcext:value-type="float">
            <text:p>0.313587438275925</text:p>
          </table:table-cell>
          <table:table-cell office:value-type="float" office:value="0.292424971935955" calcext:value-type="float">
            <text:p>0.292424971935955</text:p>
          </table:table-cell>
          <table:table-cell office:value-type="float" office:value="0.335562002129457" calcext:value-type="float">
            <text:p>0.335562002129457</text:p>
          </table:table-cell>
          <table:table-cell office:value-type="float" office:value="0.282427626001168" calcext:value-type="float">
            <text:p>0.282427626001168</text:p>
          </table:table-cell>
          <table:table-cell office:value-type="float" office:value="0.297431279595185" calcext:value-type="float">
            <text:p>0.297431279595185</text:p>
          </table:table-cell>
          <table:table-cell office:value-type="float" office:value="0.281290133497987" calcext:value-type="float">
            <text:p>0.281290133497987</text:p>
          </table:table-cell>
          <table:table-cell office:value-type="float" office:value="0.32490005751149" calcext:value-type="float">
            <text:p>0.32490005751149</text:p>
          </table:table-cell>
          <table:table-cell office:value-type="float" office:value="0.224397723019795" calcext:value-type="float">
            <text:p>0.224397723019795</text:p>
          </table:table-cell>
          <table:table-cell office:value-type="float" office:value="0.300504176843086" calcext:value-type="float">
            <text:p>0.300504176843086</text:p>
          </table:table-cell>
          <table:table-cell office:value-type="float" office:value="0.331427338911941" calcext:value-type="float">
            <text:p>0.331427338911941</text:p>
          </table:table-cell>
          <table:table-cell office:value-type="float" office:value="0.345787091132647" calcext:value-type="float">
            <text:p>0.345787091132647</text:p>
          </table:table-cell>
          <table:table-cell office:value-type="float" office:value="0.239125707970613" calcext:value-type="float">
            <text:p>0.239125707970613</text:p>
          </table:table-cell>
          <table:table-cell office:value-type="float" office:value="0.206959387665999" calcext:value-type="float">
            <text:p>0.206959387665999</text:p>
          </table:table-cell>
          <table:table-cell office:value-type="float" office:value="0.303930625416861" calcext:value-type="float">
            <text:p>0.303930625416861</text:p>
          </table:table-cell>
          <table:table-cell office:value-type="float" office:value="0.288233072526857" calcext:value-type="float">
            <text:p>0.288233072526857</text:p>
          </table:table-cell>
          <table:table-cell office:value-type="float" office:value="0.321148834568129" calcext:value-type="float">
            <text:p>0.321148834568129</text:p>
          </table:table-cell>
          <table:table-cell office:value-type="float" office:value="0.329962893322388" calcext:value-type="float">
            <text:p>0.329962893322388</text:p>
          </table:table-cell>
          <table:table-cell office:value-type="float" office:value="0.237188640435163" calcext:value-type="float">
            <text:p>0.237188640435163</text:p>
          </table:table-cell>
          <table:table-cell office:value-type="float" office:value="0.265060400385617" calcext:value-type="float">
            <text:p>0.265060400385617</text:p>
          </table:table-cell>
          <table:table-cell office:value-type="float" office:value="0.257390940106255" calcext:value-type="float">
            <text:p>0.257390940106255</text:p>
          </table:table-cell>
          <table:table-cell office:value-type="float" office:value="0.273082458314548" calcext:value-type="float">
            <text:p>0.273082458314548</text:p>
          </table:table-cell>
          <table:table-cell office:value-type="float" office:value="0.374116489163318" calcext:value-type="float">
            <text:p>0.374116489163318</text:p>
          </table:table-cell>
          <table:table-cell office:value-type="float" office:value="0.268812269281161" calcext:value-type="float">
            <text:p>0.268812269281161</text:p>
          </table:table-cell>
          <table:table-cell office:value-type="float" office:value="0.246099765840465" calcext:value-type="float">
            <text:p>0.246099765840465</text:p>
          </table:table-cell>
          <table:table-cell office:value-type="float" office:value="0.341525083538345" calcext:value-type="float">
            <text:p>0.341525083538345</text:p>
          </table:table-cell>
          <table:table-cell office:value-type="float" office:value="0.24949601893962" calcext:value-type="float">
            <text:p>0.24949601893962</text:p>
          </table:table-cell>
          <table:table-cell office:value-type="float" office:value="0.295819656928145" calcext:value-type="float">
            <text:p>0.295819656928145</text:p>
          </table:table-cell>
          <table:table-cell office:value-type="float" office:value="0.330747674017207" calcext:value-type="float">
            <text:p>0.330747674017207</text:p>
          </table:table-cell>
          <table:table-cell office:value-type="float" office:value="0.299090585455488" calcext:value-type="float">
            <text:p>0.299090585455488</text:p>
          </table:table-cell>
          <table:table-cell office:value-type="float" office:value="0.267596030217533" calcext:value-type="float">
            <text:p>0.267596030217533</text:p>
          </table:table-cell>
          <table:table-cell office:value-type="float" office:value="0.253520998517974" calcext:value-type="float">
            <text:p>0.253520998517974</text:p>
          </table:table-cell>
          <table:table-cell office:value-type="float" office:value="0.291127755684681" calcext:value-type="float">
            <text:p>0.291127755684681</text:p>
          </table:table-cell>
          <table:table-cell office:value-type="float" office:value="0.299724095725781" calcext:value-type="float">
            <text:p>0.299724095725781</text:p>
          </table:table-cell>
          <table:table-cell office:value-type="float" office:value="0.198233227225399" calcext:value-type="float">
            <text:p>0.198233227225399</text:p>
          </table:table-cell>
          <table:table-cell office:value-type="float" office:value="0.274028936514823" calcext:value-type="float">
            <text:p>0.274028936514823</text:p>
          </table:table-cell>
          <table:table-cell office:value-type="float" office:value="0.31371854458127" calcext:value-type="float">
            <text:p>0.31371854458127</text:p>
          </table:table-cell>
          <table:table-cell office:value-type="float" office:value="0.363888213014725" calcext:value-type="float">
            <text:p>0.363888213014725</text:p>
          </table:table-cell>
          <table:table-cell office:value-type="float" office:value="0.375352275037021" calcext:value-type="float">
            <text:p>0.375352275037021</text:p>
          </table:table-cell>
          <table:table-cell office:value-type="float" office:value="0.270426450613246" calcext:value-type="float">
            <text:p>0.270426450613246</text:p>
          </table:table-cell>
          <table:table-cell office:value-type="float" office:value="0.302893989985389" calcext:value-type="float">
            <text:p>0.302893989985389</text:p>
          </table:table-cell>
          <table:table-cell office:value-type="float" office:value="0.318386281204154" calcext:value-type="float">
            <text:p>0.318386281204154</text:p>
          </table:table-cell>
          <table:table-cell office:value-type="float" office:value="0.233870521484423" calcext:value-type="float">
            <text:p>0.233870521484423</text:p>
          </table:table-cell>
          <table:table-cell office:value-type="float" office:value="0.281557341940291" calcext:value-type="float">
            <text:p>0.281557341940291</text:p>
          </table:table-cell>
          <table:table-cell office:value-type="float" office:value="0.256498585388075" calcext:value-type="float">
            <text:p>0.256498585388075</text:p>
          </table:table-cell>
          <table:table-cell office:value-type="float" office:value="0.284266007480835" calcext:value-type="float">
            <text:p>0.284266007480835</text:p>
          </table:table-cell>
          <table:table-cell office:value-type="float" office:value="0.349616626323005" calcext:value-type="float">
            <text:p>0.349616626323005</text:p>
          </table:table-cell>
          <table:table-cell office:value-type="float" office:value="0.368253247531793" calcext:value-type="float">
            <text:p>0.368253247531793</text:p>
          </table:table-cell>
          <table:table-cell office:value-type="float" office:value="0.271437034361963" calcext:value-type="float">
            <text:p>0.271437034361963</text:p>
          </table:table-cell>
          <table:table-cell office:value-type="float" office:value="0.257102599806651" calcext:value-type="float">
            <text:p>0.257102599806651</text:p>
          </table:table-cell>
          <table:table-cell office:value-type="float" office:value="0.259295546130034" calcext:value-type="float">
            <text:p>0.259295546130034</text:p>
          </table:table-cell>
          <table:table-cell office:value-type="float" office:value="0.236587731134018" calcext:value-type="float">
            <text:p>0.236587731134018</text:p>
          </table:table-cell>
          <table:table-cell office:value-type="float" office:value="0.289264101186821" calcext:value-type="float">
            <text:p>0.289264101186821</text:p>
          </table:table-cell>
          <table:table-cell office:value-type="float" office:value="0.228318830398185" calcext:value-type="float">
            <text:p>0.228318830398185</text:p>
          </table:table-cell>
          <table:table-cell office:value-type="float" office:value="0.273698332034767" calcext:value-type="float">
            <text:p>0.273698332034767</text:p>
          </table:table-cell>
          <table:table-cell office:value-type="float" office:value="0.285625843368632" calcext:value-type="float">
            <text:p>0.285625843368632</text:p>
          </table:table-cell>
          <table:table-cell office:value-type="float" office:value="0.293525268747438" calcext:value-type="float">
            <text:p>0.293525268747438</text:p>
          </table:table-cell>
          <table:table-cell office:value-type="float" office:value="0.244744745703895" calcext:value-type="float">
            <text:p>0.244744745703895</text:p>
          </table:table-cell>
          <table:table-cell office:value-type="float" office:value="0.280228155870417" calcext:value-type="float">
            <text:p>0.280228155870417</text:p>
          </table:table-cell>
          <table:table-cell office:value-type="float" office:value="0.350262512255964" calcext:value-type="float">
            <text:p>0.350262512255964</text:p>
          </table:table-cell>
          <table:table-cell office:value-type="float" office:value="0.321409244983631" calcext:value-type="float">
            <text:p>0.321409244983631</text:p>
          </table:table-cell>
          <table:table-cell office:value-type="float" office:value="0.287715149300161" calcext:value-type="float">
            <text:p>0.287715149300161</text:p>
          </table:table-cell>
          <table:table-cell office:value-type="float" office:value="0.207231358522294" calcext:value-type="float">
            <text:p>0.207231358522294</text:p>
          </table:table-cell>
          <table:table-cell office:value-type="float" office:value="0.266283126198519" calcext:value-type="float">
            <text:p>0.266283126198519</text:p>
          </table:table-cell>
          <table:table-cell office:value-type="float" office:value="0.320722430643188" calcext:value-type="float">
            <text:p>0.320722430643188</text:p>
          </table:table-cell>
          <table:table-cell office:value-type="float" office:value="0.258164974855067" calcext:value-type="float">
            <text:p>0.258164974855067</text:p>
          </table:table-cell>
          <table:table-cell office:value-type="float" office:value="0.271077251900608" calcext:value-type="float">
            <text:p>0.271077251900608</text:p>
          </table:table-cell>
          <table:table-cell office:value-type="float" office:value="0.309083895545986" calcext:value-type="float">
            <text:p>0.309083895545986</text:p>
          </table:table-cell>
          <table:table-cell office:value-type="float" office:value="0.249282468442985" calcext:value-type="float">
            <text:p>0.249282468442985</text:p>
          </table:table-cell>
          <table:table-cell office:value-type="float" office:value="0.327041122705611" calcext:value-type="float">
            <text:p>0.327041122705611</text:p>
          </table:table-cell>
          <table:table-cell office:value-type="float" office:value="0.346913691818449" calcext:value-type="float">
            <text:p>0.346913691818449</text:p>
          </table:table-cell>
          <table:table-cell office:value-type="float" office:value="0.222145886710678" calcext:value-type="float">
            <text:p>0.222145886710678</text:p>
          </table:table-cell>
          <table:table-cell office:value-type="float" office:value="0.272832453866806" calcext:value-type="float">
            <text:p>0.272832453866806</text:p>
          </table:table-cell>
          <table:table-cell office:value-type="float" office:value="0.314801442187439" calcext:value-type="float">
            <text:p>0.314801442187439</text:p>
          </table:table-cell>
          <table:table-cell office:value-type="float" office:value="0.326020593306363" calcext:value-type="float">
            <text:p>0.326020593306363</text:p>
          </table:table-cell>
          <table:table-cell office:value-type="float" office:value="0.264423251870113" calcext:value-type="float">
            <text:p>0.264423251870113</text:p>
          </table:table-cell>
          <table:table-cell office:value-type="float" office:value="0.263374920811924" calcext:value-type="float">
            <text:p>0.263374920811924</text:p>
          </table:table-cell>
          <table:table-cell office:value-type="float" office:value="0.350436546328037" calcext:value-type="float">
            <text:p>0.350436546328037</text:p>
          </table:table-cell>
          <table:table-cell office:value-type="float" office:value="0.310547486278568" calcext:value-type="float">
            <text:p>0.310547486278568</text:p>
          </table:table-cell>
          <table:table-cell office:value-type="float" office:value="0.3318388372972" calcext:value-type="float">
            <text:p>0.3318388372972</text:p>
          </table:table-cell>
          <table:table-cell office:value-type="float" office:value="0.284495740825176" calcext:value-type="float">
            <text:p>0.284495740825176</text:p>
          </table:table-cell>
          <table:table-cell office:value-type="float" office:value="0.336667240995241" calcext:value-type="float">
            <text:p>0.336667240995241</text:p>
          </table:table-cell>
          <table:table-cell office:value-type="float" office:value="0.315029618087977" calcext:value-type="float">
            <text:p>0.315029618087977</text:p>
          </table:table-cell>
          <table:table-cell office:value-type="float" office:value="0.25602644013007" calcext:value-type="float">
            <text:p>0.25602644013007</text:p>
          </table:table-cell>
          <table:table-cell office:value-type="float" office:value="0.221959202164956" calcext:value-type="float">
            <text:p>0.221959202164956</text:p>
          </table:table-cell>
          <table:table-cell office:value-type="float" office:value="0.236262495902047" calcext:value-type="float">
            <text:p>0.236262495902047</text:p>
          </table:table-cell>
          <table:table-cell office:value-type="float" office:value="0.246030586558916" calcext:value-type="float">
            <text:p>0.246030586558916</text:p>
          </table:table-cell>
          <table:table-cell office:value-type="float" office:value="0.289169493503584" calcext:value-type="float">
            <text:p>0.289169493503584</text:p>
          </table:table-cell>
          <table:table-cell office:value-type="float" office:value="0.327502534799908" calcext:value-type="float">
            <text:p>0.327502534799908</text:p>
          </table:table-cell>
          <table:table-cell office:value-type="float" office:value="0.255456019599632" calcext:value-type="float">
            <text:p>0.255456019599632</text:p>
          </table:table-cell>
          <table:table-cell office:value-type="float" office:value="0.298764085809757" calcext:value-type="float">
            <text:p>0.298764085809757</text:p>
          </table:table-cell>
          <table:table-cell office:value-type="float" office:value="0.30024462864487" calcext:value-type="float">
            <text:p>0.30024462864487</text:p>
          </table:table-cell>
          <table:table-cell office:value-type="float" office:value="0.270418087847049" calcext:value-type="float">
            <text:p>0.270418087847049</text:p>
          </table:table-cell>
          <table:table-cell office:value-type="float" office:value="0.241766602362534" calcext:value-type="float">
            <text:p>0.241766602362534</text:p>
          </table:table-cell>
          <table:table-cell office:value-type="float" office:value="0.315230857657589" calcext:value-type="float">
            <text:p>0.315230857657589</text:p>
          </table:table-cell>
          <table:table-cell office:value-type="float" office:value="0.291311339054351" calcext:value-type="float">
            <text:p>0.291311339054351</text:p>
          </table:table-cell>
          <table:table-cell office:value-type="float" office:value="0.230435566697006" calcext:value-type="float">
            <text:p>0.230435566697006</text:p>
          </table:table-cell>
          <table:table-cell office:value-type="float" office:value="0.276237670381272" calcext:value-type="float">
            <text:p>0.276237670381272</text:p>
          </table:table-cell>
          <table:table-cell office:value-type="float" office:value="0.238450537367941" calcext:value-type="float">
            <text:p>0.238450537367941</text:p>
          </table:table-cell>
          <table:table-cell office:value-type="float" office:value="0.306496408214083" calcext:value-type="float">
            <text:p>0.306496408214083</text:p>
          </table:table-cell>
          <table:table-cell office:value-type="float" office:value="0.207550215586691" calcext:value-type="float">
            <text:p>0.207550215586691</text:p>
          </table:table-cell>
          <table:table-cell office:value-type="float" office:value="0.264077862665763" calcext:value-type="float">
            <text:p>0.264077862665763</text:p>
          </table:table-cell>
          <table:table-cell office:value-type="float" office:value="0.233087326547207" calcext:value-type="float">
            <text:p>0.233087326547207</text:p>
          </table:table-cell>
          <table:table-cell office:value-type="float" office:value="0.297370775872202" calcext:value-type="float">
            <text:p>0.297370775872202</text:p>
          </table:table-cell>
          <table:table-cell office:value-type="float" office:value="0.292099938159207" calcext:value-type="float">
            <text:p>0.292099938159207</text:p>
          </table:table-cell>
          <table:table-cell office:value-type="float" office:value="0.361583834682638" calcext:value-type="float">
            <text:p>0.361583834682638</text:p>
          </table:table-cell>
          <table:table-cell office:value-type="float" office:value="0.295636479192973" calcext:value-type="float">
            <text:p>0.295636479192973</text:p>
          </table:table-cell>
          <table:table-cell office:value-type="float" office:value="0.26323446262773" calcext:value-type="float">
            <text:p>0.26323446262773</text:p>
          </table:table-cell>
          <table:table-cell office:value-type="float" office:value="0.282715187733708" calcext:value-type="float">
            <text:p>0.282715187733708</text:p>
          </table:table-cell>
          <table:table-cell office:value-type="float" office:value="0.268646608907901" calcext:value-type="float">
            <text:p>0.268646608907901</text:p>
          </table:table-cell>
          <table:table-cell office:value-type="float" office:value="0.38511734205634" calcext:value-type="float">
            <text:p>0.38511734205634</text:p>
          </table:table-cell>
          <table:table-cell office:value-type="float" office:value="0.220575937917499" calcext:value-type="float">
            <text:p>0.220575937917499</text:p>
          </table:table-cell>
          <table:table-cell office:value-type="float" office:value="0.343462474658994" calcext:value-type="float">
            <text:p>0.343462474658994</text:p>
          </table:table-cell>
          <table:table-cell office:value-type="float" office:value="0.256258812191019" calcext:value-type="float">
            <text:p>0.256258812191019</text:p>
          </table:table-cell>
          <table:table-cell office:value-type="float" office:value="0.263231193083465" calcext:value-type="float">
            <text:p>0.263231193083465</text:p>
          </table:table-cell>
          <table:table-cell office:value-type="float" office:value="0.325422968156658" calcext:value-type="float">
            <text:p>0.325422968156658</text:p>
          </table:table-cell>
          <table:table-cell office:value-type="float" office:value="0.208726570942311" calcext:value-type="float">
            <text:p>0.208726570942311</text:p>
          </table:table-cell>
          <table:table-cell office:value-type="float" office:value="0.218013537637377" calcext:value-type="float">
            <text:p>0.218013537637377</text:p>
          </table:table-cell>
          <table:table-cell office:value-type="float" office:value="0.368487769851323" calcext:value-type="float">
            <text:p>0.368487769851323</text:p>
          </table:table-cell>
          <table:table-cell office:value-type="float" office:value="0.318108809004483" calcext:value-type="float">
            <text:p>0.318108809004483</text:p>
          </table:table-cell>
          <table:table-cell office:value-type="float" office:value="0.240066284805493" calcext:value-type="float">
            <text:p>0.240066284805493</text:p>
          </table:table-cell>
          <table:table-cell office:value-type="float" office:value="0.267120875889186" calcext:value-type="float">
            <text:p>0.267120875889186</text:p>
          </table:table-cell>
          <table:table-cell office:value-type="float" office:value="0.246136201466063" calcext:value-type="float">
            <text:p>0.246136201466063</text:p>
          </table:table-cell>
          <table:table-cell office:value-type="float" office:value="0.29640209831559" calcext:value-type="float">
            <text:p>0.29640209831559</text:p>
          </table:table-cell>
          <table:table-cell office:value-type="float" office:value="0.284486548878956" calcext:value-type="float">
            <text:p>0.284486548878956</text:p>
          </table:table-cell>
          <table:table-cell office:value-type="float" office:value="0.25209615650847" calcext:value-type="float">
            <text:p>0.25209615650847</text:p>
          </table:table-cell>
          <table:table-cell office:value-type="float" office:value="0.29567661870829" calcext:value-type="float">
            <text:p>0.29567661870829</text:p>
          </table:table-cell>
          <table:table-cell office:value-type="float" office:value="0.305200682706517" calcext:value-type="float">
            <text:p>0.305200682706517</text:p>
          </table:table-cell>
          <table:table-cell office:value-type="float" office:value="0.355011113348264" calcext:value-type="float">
            <text:p>0.355011113348264</text:p>
          </table:table-cell>
          <table:table-cell office:value-type="float" office:value="0.252142457153065" calcext:value-type="float">
            <text:p>0.252142457153065</text:p>
          </table:table-cell>
          <table:table-cell office:value-type="float" office:value="0.254499666337519" calcext:value-type="float">
            <text:p>0.254499666337519</text:p>
          </table:table-cell>
          <table:table-cell office:value-type="float" office:value="0.322698272974843" calcext:value-type="float">
            <text:p>0.322698272974843</text:p>
          </table:table-cell>
          <table:table-cell office:value-type="float" office:value="0.38350434102964" calcext:value-type="float">
            <text:p>0.38350434102964</text:p>
          </table:table-cell>
          <table:table-cell office:value-type="float" office:value="0.209961784187691" calcext:value-type="float">
            <text:p>0.209961784187691</text:p>
          </table:table-cell>
          <table:table-cell office:value-type="float" office:value="0.254140669518393" calcext:value-type="float">
            <text:p>0.254140669518393</text:p>
          </table:table-cell>
          <table:table-cell office:value-type="float" office:value="0.313071377295767" calcext:value-type="float">
            <text:p>0.313071377295767</text:p>
          </table:table-cell>
          <table:table-cell office:value-type="float" office:value="0.248549185144433" calcext:value-type="float">
            <text:p>0.248549185144433</text:p>
          </table:table-cell>
          <table:table-cell office:value-type="float" office:value="0.276846398921512" calcext:value-type="float">
            <text:p>0.276846398921512</text:p>
          </table:table-cell>
          <table:table-cell office:value-type="float" office:value="0.285423883426274" calcext:value-type="float">
            <text:p>0.285423883426274</text:p>
          </table:table-cell>
          <table:table-cell office:value-type="float" office:value="0.323603321531422" calcext:value-type="float">
            <text:p>0.323603321531422</text:p>
          </table:table-cell>
          <table:table-cell office:value-type="float" office:value="0.295691958462333" calcext:value-type="float">
            <text:p>0.295691958462333</text:p>
          </table:table-cell>
          <table:table-cell office:value-type="float" office:value="0.320843288433296" calcext:value-type="float">
            <text:p>0.320843288433296</text:p>
          </table:table-cell>
          <table:table-cell office:value-type="float" office:value="0.269190375194251" calcext:value-type="float">
            <text:p>0.269190375194251</text:p>
          </table:table-cell>
          <table:table-cell office:value-type="float" office:value="0.261885975178131" calcext:value-type="float">
            <text:p>0.261885975178131</text:p>
          </table:table-cell>
          <table:table-cell office:value-type="float" office:value="0.398492293621347" calcext:value-type="float">
            <text:p>0.398492293621347</text:p>
          </table:table-cell>
          <table:table-cell office:value-type="float" office:value="0.295287549465973" calcext:value-type="float">
            <text:p>0.295287549465973</text:p>
          </table:table-cell>
          <table:table-cell office:value-type="float" office:value="0.259708352986297" calcext:value-type="float">
            <text:p>0.259708352986297</text:p>
          </table:table-cell>
          <table:table-cell office:value-type="float" office:value="0.238101190772791" calcext:value-type="float">
            <text:p>0.238101190772791</text:p>
          </table:table-cell>
          <table:table-cell office:value-type="float" office:value="0.30059036469263" calcext:value-type="float">
            <text:p>0.30059036469263</text:p>
          </table:table-cell>
          <table:table-cell office:value-type="float" office:value="0.210481858758987" calcext:value-type="float">
            <text:p>0.210481858758987</text:p>
          </table:table-cell>
          <table:table-cell office:value-type="float" office:value="0.228155828529438" calcext:value-type="float">
            <text:p>0.228155828529438</text:p>
          </table:table-cell>
          <table:table-cell office:value-type="float" office:value="0.310567872711034" calcext:value-type="float">
            <text:p>0.310567872711034</text:p>
          </table:table-cell>
          <table:table-cell office:value-type="float" office:value="0.349445290955035" calcext:value-type="float">
            <text:p>0.349445290955035</text:p>
          </table:table-cell>
          <table:table-cell office:value-type="float" office:value="0.283213138195918" calcext:value-type="float">
            <text:p>0.283213138195918</text:p>
          </table:table-cell>
          <table:table-cell office:value-type="float" office:value="0.305002736871375" calcext:value-type="float">
            <text:p>0.305002736871375</text:p>
          </table:table-cell>
          <table:table-cell office:value-type="float" office:value="0.300025483117738" calcext:value-type="float">
            <text:p>0.300025483117738</text:p>
          </table:table-cell>
          <table:table-cell table:formula="of:=MAX([.$B5:.$IW5])" office:value-type="float" office:value="0.407880338356008" calcext:value-type="float">
            <text:p>0.407880338356008</text:p>
          </table:table-cell>
          <table:table-cell table:number-columns-repeated="7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9131386480199" calcext:value-type="float">
            <text:p>0.249131386480199</text:p>
          </table:table-cell>
          <table:table-cell office:value-type="float" office:value="0.307930692548025" calcext:value-type="float">
            <text:p>0.307930692548025</text:p>
          </table:table-cell>
          <table:table-cell office:value-type="float" office:value="0.225453702112652" calcext:value-type="float">
            <text:p>0.225453702112652</text:p>
          </table:table-cell>
          <table:table-cell office:value-type="float" office:value="0.294047670031185" calcext:value-type="float">
            <text:p>0.294047670031185</text:p>
          </table:table-cell>
          <table:table-cell office:value-type="float" office:value="0.250337198981818" calcext:value-type="float">
            <text:p>0.250337198981818</text:p>
          </table:table-cell>
          <table:table-cell office:value-type="float" office:value="0.423172455159311" calcext:value-type="float">
            <text:p>0.423172455159311</text:p>
          </table:table-cell>
          <table:table-cell office:value-type="float" office:value="0.261304964050149" calcext:value-type="float">
            <text:p>0.261304964050149</text:p>
          </table:table-cell>
          <table:table-cell office:value-type="float" office:value="0.323476321520325" calcext:value-type="float">
            <text:p>0.323476321520325</text:p>
          </table:table-cell>
          <table:table-cell office:value-type="float" office:value="0.316766947230562" calcext:value-type="float">
            <text:p>0.316766947230562</text:p>
          </table:table-cell>
          <table:table-cell office:value-type="float" office:value="0.281947058356336" calcext:value-type="float">
            <text:p>0.281947058356336</text:p>
          </table:table-cell>
          <table:table-cell office:value-type="float" office:value="0.270184083942545" calcext:value-type="float">
            <text:p>0.270184083942545</text:p>
          </table:table-cell>
          <table:table-cell office:value-type="float" office:value="0.297911503852305" calcext:value-type="float">
            <text:p>0.297911503852305</text:p>
          </table:table-cell>
          <table:table-cell office:value-type="float" office:value="0.28913922792029" calcext:value-type="float">
            <text:p>0.28913922792029</text:p>
          </table:table-cell>
          <table:table-cell office:value-type="float" office:value="0.333890301974554" calcext:value-type="float">
            <text:p>0.333890301974554</text:p>
          </table:table-cell>
          <table:table-cell office:value-type="float" office:value="0.293696636850972" calcext:value-type="float">
            <text:p>0.293696636850972</text:p>
          </table:table-cell>
          <table:table-cell office:value-type="float" office:value="0.399199076140426" calcext:value-type="float">
            <text:p>0.399199076140426</text:p>
          </table:table-cell>
          <table:table-cell office:value-type="float" office:value="0.326879772427219" calcext:value-type="float">
            <text:p>0.326879772427219</text:p>
          </table:table-cell>
          <table:table-cell office:value-type="float" office:value="0.328224651734366" calcext:value-type="float">
            <text:p>0.328224651734366</text:p>
          </table:table-cell>
          <table:table-cell office:value-type="float" office:value="0.328012288711419" calcext:value-type="float">
            <text:p>0.328012288711419</text:p>
          </table:table-cell>
          <table:table-cell office:value-type="float" office:value="0.263227256310849" calcext:value-type="float">
            <text:p>0.263227256310849</text:p>
          </table:table-cell>
          <table:table-cell office:value-type="float" office:value="0.333022491745335" calcext:value-type="float">
            <text:p>0.333022491745335</text:p>
          </table:table-cell>
          <table:table-cell office:value-type="float" office:value="0.263159974344815" calcext:value-type="float">
            <text:p>0.263159974344815</text:p>
          </table:table-cell>
          <table:table-cell office:value-type="float" office:value="0.265608088849314" calcext:value-type="float">
            <text:p>0.265608088849314</text:p>
          </table:table-cell>
          <table:table-cell office:value-type="float" office:value="0.304328474690019" calcext:value-type="float">
            <text:p>0.304328474690019</text:p>
          </table:table-cell>
          <table:table-cell office:value-type="float" office:value="0.27688473687999" calcext:value-type="float">
            <text:p>0.27688473687999</text:p>
          </table:table-cell>
          <table:table-cell office:value-type="float" office:value="0.260894673742808" calcext:value-type="float">
            <text:p>0.260894673742808</text:p>
          </table:table-cell>
          <table:table-cell office:value-type="float" office:value="0.305387003673326" calcext:value-type="float">
            <text:p>0.305387003673326</text:p>
          </table:table-cell>
          <table:table-cell office:value-type="float" office:value="0.29540297760141" calcext:value-type="float">
            <text:p>0.29540297760141</text:p>
          </table:table-cell>
          <table:table-cell office:value-type="float" office:value="0.287281943880795" calcext:value-type="float">
            <text:p>0.287281943880795</text:p>
          </table:table-cell>
          <table:table-cell office:value-type="float" office:value="0.299478498731846" calcext:value-type="float">
            <text:p>0.299478498731846</text:p>
          </table:table-cell>
          <table:table-cell office:value-type="float" office:value="0.369572026103855" calcext:value-type="float">
            <text:p>0.369572026103855</text:p>
          </table:table-cell>
          <table:table-cell office:value-type="float" office:value="0.324469316813902" calcext:value-type="float">
            <text:p>0.324469316813902</text:p>
          </table:table-cell>
          <table:table-cell office:value-type="float" office:value="0.223721963362718" calcext:value-type="float">
            <text:p>0.223721963362718</text:p>
          </table:table-cell>
          <table:table-cell office:value-type="float" office:value="0.284003988978368" calcext:value-type="float">
            <text:p>0.284003988978368</text:p>
          </table:table-cell>
          <table:table-cell office:value-type="float" office:value="0.227787670994372" calcext:value-type="float">
            <text:p>0.227787670994372</text:p>
          </table:table-cell>
          <table:table-cell office:value-type="float" office:value="0.230115417352287" calcext:value-type="float">
            <text:p>0.230115417352287</text:p>
          </table:table-cell>
          <table:table-cell office:value-type="float" office:value="0.30661266641289" calcext:value-type="float">
            <text:p>0.30661266641289</text:p>
          </table:table-cell>
          <table:table-cell office:value-type="float" office:value="0.238357260897383" calcext:value-type="float">
            <text:p>0.238357260897383</text:p>
          </table:table-cell>
          <table:table-cell office:value-type="float" office:value="0.273360630703495" calcext:value-type="float">
            <text:p>0.273360630703495</text:p>
          </table:table-cell>
          <table:table-cell office:value-type="float" office:value="0.319052397675226" calcext:value-type="float">
            <text:p>0.319052397675226</text:p>
          </table:table-cell>
          <table:table-cell office:value-type="float" office:value="0.210511854417065" calcext:value-type="float">
            <text:p>0.210511854417065</text:p>
          </table:table-cell>
          <table:table-cell office:value-type="float" office:value="0.384842431852963" calcext:value-type="float">
            <text:p>0.384842431852963</text:p>
          </table:table-cell>
          <table:table-cell office:value-type="float" office:value="0.363547572526989" calcext:value-type="float">
            <text:p>0.363547572526989</text:p>
          </table:table-cell>
          <table:table-cell office:value-type="float" office:value="0.348959783369956" calcext:value-type="float">
            <text:p>0.348959783369956</text:p>
          </table:table-cell>
          <table:table-cell office:value-type="float" office:value="0.270381267809941" calcext:value-type="float">
            <text:p>0.270381267809941</text:p>
          </table:table-cell>
          <table:table-cell office:value-type="float" office:value="0.328844552211737" calcext:value-type="float">
            <text:p>0.328844552211737</text:p>
          </table:table-cell>
          <table:table-cell office:value-type="float" office:value="0.400286991025182" calcext:value-type="float">
            <text:p>0.400286991025182</text:p>
          </table:table-cell>
          <table:table-cell office:value-type="float" office:value="0.342595676401521" calcext:value-type="float">
            <text:p>0.342595676401521</text:p>
          </table:table-cell>
          <table:table-cell office:value-type="float" office:value="0.272294884799674" calcext:value-type="float">
            <text:p>0.272294884799674</text:p>
          </table:table-cell>
          <table:table-cell office:value-type="float" office:value="0.312523489592852" calcext:value-type="float">
            <text:p>0.312523489592852</text:p>
          </table:table-cell>
          <table:table-cell office:value-type="float" office:value="0.275771711327936" calcext:value-type="float">
            <text:p>0.275771711327936</text:p>
          </table:table-cell>
          <table:table-cell office:value-type="float" office:value="0.299463100427065" calcext:value-type="float">
            <text:p>0.299463100427065</text:p>
          </table:table-cell>
          <table:table-cell office:value-type="float" office:value="0.24536576758469" calcext:value-type="float">
            <text:p>0.24536576758469</text:p>
          </table:table-cell>
          <table:table-cell office:value-type="float" office:value="0.24915614456669" calcext:value-type="float">
            <text:p>0.24915614456669</text:p>
          </table:table-cell>
          <table:table-cell office:value-type="float" office:value="0.328262996842922" calcext:value-type="float">
            <text:p>0.328262996842922</text:p>
          </table:table-cell>
          <table:table-cell office:value-type="float" office:value="0.315622576060844" calcext:value-type="float">
            <text:p>0.315622576060844</text:p>
          </table:table-cell>
          <table:table-cell office:value-type="float" office:value="0.395637275692986" calcext:value-type="float">
            <text:p>0.395637275692986</text:p>
          </table:table-cell>
          <table:table-cell office:value-type="float" office:value="0.333686027443453" calcext:value-type="float">
            <text:p>0.333686027443453</text:p>
          </table:table-cell>
          <table:table-cell office:value-type="float" office:value="0.354430972444035" calcext:value-type="float">
            <text:p>0.354430972444035</text:p>
          </table:table-cell>
          <table:table-cell office:value-type="float" office:value="0.287994302710018" calcext:value-type="float">
            <text:p>0.287994302710018</text:p>
          </table:table-cell>
          <table:table-cell office:value-type="float" office:value="0.369086357982333" calcext:value-type="float">
            <text:p>0.369086357982333</text:p>
          </table:table-cell>
          <table:table-cell office:value-type="float" office:value="0.258905566546708" calcext:value-type="float">
            <text:p>0.258905566546708</text:p>
          </table:table-cell>
          <table:table-cell office:value-type="float" office:value="0.361941037635032" calcext:value-type="float">
            <text:p>0.361941037635032</text:p>
          </table:table-cell>
          <table:table-cell office:value-type="float" office:value="0.351271787472544" calcext:value-type="float">
            <text:p>0.351271787472544</text:p>
          </table:table-cell>
          <table:table-cell office:value-type="float" office:value="0.347794825343342" calcext:value-type="float">
            <text:p>0.347794825343342</text:p>
          </table:table-cell>
          <table:table-cell office:value-type="float" office:value="0.27110834698408" calcext:value-type="float">
            <text:p>0.27110834698408</text:p>
          </table:table-cell>
          <table:table-cell office:value-type="float" office:value="0.305369723630578" calcext:value-type="float">
            <text:p>0.305369723630578</text:p>
          </table:table-cell>
          <table:table-cell office:value-type="float" office:value="0.21408007360241" calcext:value-type="float">
            <text:p>0.21408007360241</text:p>
          </table:table-cell>
          <table:table-cell office:value-type="float" office:value="0.185852514457423" calcext:value-type="float">
            <text:p>0.185852514457423</text:p>
          </table:table-cell>
          <table:table-cell office:value-type="float" office:value="0.308811423090341" calcext:value-type="float">
            <text:p>0.308811423090341</text:p>
          </table:table-cell>
          <table:table-cell office:value-type="float" office:value="0.235093370190658" calcext:value-type="float">
            <text:p>0.235093370190658</text:p>
          </table:table-cell>
          <table:table-cell office:value-type="float" office:value="0.367490770157077" calcext:value-type="float">
            <text:p>0.367490770157077</text:p>
          </table:table-cell>
          <table:table-cell office:value-type="float" office:value="0.298674164693331" calcext:value-type="float">
            <text:p>0.298674164693331</text:p>
          </table:table-cell>
          <table:table-cell office:value-type="float" office:value="0.274017845646543" calcext:value-type="float">
            <text:p>0.274017845646543</text:p>
          </table:table-cell>
          <table:table-cell office:value-type="float" office:value="0.307260558959319" calcext:value-type="float">
            <text:p>0.307260558959319</text:p>
          </table:table-cell>
          <table:table-cell office:value-type="float" office:value="0.266017203002261" calcext:value-type="float">
            <text:p>0.266017203002261</text:p>
          </table:table-cell>
          <table:table-cell office:value-type="float" office:value="0.280968863488006" calcext:value-type="float">
            <text:p>0.280968863488006</text:p>
          </table:table-cell>
          <table:table-cell office:value-type="float" office:value="0.278889904410253" calcext:value-type="float">
            <text:p>0.278889904410253</text:p>
          </table:table-cell>
          <table:table-cell office:value-type="float" office:value="0.249365819629203" calcext:value-type="float">
            <text:p>0.249365819629203</text:p>
          </table:table-cell>
          <table:table-cell office:value-type="float" office:value="0.242743772966621" calcext:value-type="float">
            <text:p>0.242743772966621</text:p>
          </table:table-cell>
          <table:table-cell office:value-type="float" office:value="0.313423692811437" calcext:value-type="float">
            <text:p>0.313423692811437</text:p>
          </table:table-cell>
          <table:table-cell office:value-type="float" office:value="0.348213965776462" calcext:value-type="float">
            <text:p>0.348213965776462</text:p>
          </table:table-cell>
          <table:table-cell office:value-type="float" office:value="0.254312333519598" calcext:value-type="float">
            <text:p>0.254312333519598</text:p>
          </table:table-cell>
          <table:table-cell office:value-type="float" office:value="0.255333456987604" calcext:value-type="float">
            <text:p>0.255333456987604</text:p>
          </table:table-cell>
          <table:table-cell office:value-type="float" office:value="0.255919507530716" calcext:value-type="float">
            <text:p>0.255919507530716</text:p>
          </table:table-cell>
          <table:table-cell office:value-type="float" office:value="0.318871337788497" calcext:value-type="float">
            <text:p>0.318871337788497</text:p>
          </table:table-cell>
          <table:table-cell office:value-type="float" office:value="0.206673780850877" calcext:value-type="float">
            <text:p>0.206673780850877</text:p>
          </table:table-cell>
          <table:table-cell office:value-type="float" office:value="0.271797190097409" calcext:value-type="float">
            <text:p>0.271797190097409</text:p>
          </table:table-cell>
          <table:table-cell office:value-type="float" office:value="0.242535648501943" calcext:value-type="float">
            <text:p>0.242535648501943</text:p>
          </table:table-cell>
          <table:table-cell office:value-type="float" office:value="0.351765513599182" calcext:value-type="float">
            <text:p>0.351765513599182</text:p>
          </table:table-cell>
          <table:table-cell office:value-type="float" office:value="0.30867822516339" calcext:value-type="float">
            <text:p>0.30867822516339</text:p>
          </table:table-cell>
          <table:table-cell office:value-type="float" office:value="0.373394060094491" calcext:value-type="float">
            <text:p>0.373394060094491</text:p>
          </table:table-cell>
          <table:table-cell office:value-type="float" office:value="0.251520122315435" calcext:value-type="float">
            <text:p>0.251520122315435</text:p>
          </table:table-cell>
          <table:table-cell office:value-type="float" office:value="0.377910089204445" calcext:value-type="float">
            <text:p>0.377910089204445</text:p>
          </table:table-cell>
          <table:table-cell office:value-type="float" office:value="0.293853999007846" calcext:value-type="float">
            <text:p>0.293853999007846</text:p>
          </table:table-cell>
          <table:table-cell office:value-type="float" office:value="0.343322917814326" calcext:value-type="float">
            <text:p>0.343322917814326</text:p>
          </table:table-cell>
          <table:table-cell office:value-type="float" office:value="0.246928323870285" calcext:value-type="float">
            <text:p>0.246928323870285</text:p>
          </table:table-cell>
          <table:table-cell office:value-type="float" office:value="0.22006064568236" calcext:value-type="float">
            <text:p>0.22006064568236</text:p>
          </table:table-cell>
          <table:table-cell office:value-type="float" office:value="0.341907103760493" calcext:value-type="float">
            <text:p>0.341907103760493</text:p>
          </table:table-cell>
          <table:table-cell office:value-type="float" office:value="0.260597994560147" calcext:value-type="float">
            <text:p>0.260597994560147</text:p>
          </table:table-cell>
          <table:table-cell office:value-type="float" office:value="0.40556612282262" calcext:value-type="float">
            <text:p>0.40556612282262</text:p>
          </table:table-cell>
          <table:table-cell office:value-type="float" office:value="0.23912458468221" calcext:value-type="float">
            <text:p>0.23912458468221</text:p>
          </table:table-cell>
          <table:table-cell office:value-type="float" office:value="0.265206347900384" calcext:value-type="float">
            <text:p>0.265206347900384</text:p>
          </table:table-cell>
          <table:table-cell office:value-type="float" office:value="0.278260401861389" calcext:value-type="float">
            <text:p>0.278260401861389</text:p>
          </table:table-cell>
          <table:table-cell office:value-type="float" office:value="0.268895365598252" calcext:value-type="float">
            <text:p>0.268895365598252</text:p>
          </table:table-cell>
          <table:table-cell office:value-type="float" office:value="0.282945479647485" calcext:value-type="float">
            <text:p>0.282945479647485</text:p>
          </table:table-cell>
          <table:table-cell office:value-type="float" office:value="0.265330282730657" calcext:value-type="float">
            <text:p>0.265330282730657</text:p>
          </table:table-cell>
          <table:table-cell office:value-type="float" office:value="0.209638828138906" calcext:value-type="float">
            <text:p>0.209638828138906</text:p>
          </table:table-cell>
          <table:table-cell office:value-type="float" office:value="0.293489873457842" calcext:value-type="float">
            <text:p>0.293489873457842</text:p>
          </table:table-cell>
          <table:table-cell office:value-type="float" office:value="0.208551116306315" calcext:value-type="float">
            <text:p>0.208551116306315</text:p>
          </table:table-cell>
          <table:table-cell office:value-type="float" office:value="0.40224476071357" calcext:value-type="float">
            <text:p>0.40224476071357</text:p>
          </table:table-cell>
          <table:table-cell office:value-type="float" office:value="0.300658244297023" calcext:value-type="float">
            <text:p>0.300658244297023</text:p>
          </table:table-cell>
          <table:table-cell office:value-type="float" office:value="0.268827179459203" calcext:value-type="float">
            <text:p>0.268827179459203</text:p>
          </table:table-cell>
          <table:table-cell office:value-type="float" office:value="0.264266952915389" calcext:value-type="float">
            <text:p>0.264266952915389</text:p>
          </table:table-cell>
          <table:table-cell office:value-type="float" office:value="0.276874478019967" calcext:value-type="float">
            <text:p>0.276874478019967</text:p>
          </table:table-cell>
          <table:table-cell office:value-type="float" office:value="0.254008661324653" calcext:value-type="float">
            <text:p>0.254008661324653</text:p>
          </table:table-cell>
          <table:table-cell office:value-type="float" office:value="0.22932514733474" calcext:value-type="float">
            <text:p>0.22932514733474</text:p>
          </table:table-cell>
          <table:table-cell office:value-type="float" office:value="0.347278818890401" calcext:value-type="float">
            <text:p>0.347278818890401</text:p>
          </table:table-cell>
          <table:table-cell office:value-type="float" office:value="0.360221007411777" calcext:value-type="float">
            <text:p>0.360221007411777</text:p>
          </table:table-cell>
          <table:table-cell office:value-type="float" office:value="0.323738737295011" calcext:value-type="float">
            <text:p>0.323738737295011</text:p>
          </table:table-cell>
          <table:table-cell office:value-type="float" office:value="0.299532234939194" calcext:value-type="float">
            <text:p>0.299532234939194</text:p>
          </table:table-cell>
          <table:table-cell office:value-type="float" office:value="0.216303306211483" calcext:value-type="float">
            <text:p>0.216303306211483</text:p>
          </table:table-cell>
          <table:table-cell office:value-type="float" office:value="0.236380682198232" calcext:value-type="float">
            <text:p>0.236380682198232</text:p>
          </table:table-cell>
          <table:table-cell office:value-type="float" office:value="0.41892036165528" calcext:value-type="float">
            <text:p>0.41892036165528</text:p>
          </table:table-cell>
          <table:table-cell office:value-type="float" office:value="0.268893730659895" calcext:value-type="float">
            <text:p>0.268893730659895</text:p>
          </table:table-cell>
          <table:table-cell office:value-type="float" office:value="0.253279450622003" calcext:value-type="float">
            <text:p>0.253279450622003</text:p>
          </table:table-cell>
          <table:table-cell office:value-type="float" office:value="0.269370297027091" calcext:value-type="float">
            <text:p>0.269370297027091</text:p>
          </table:table-cell>
          <table:table-cell office:value-type="float" office:value="0.242996753838826" calcext:value-type="float">
            <text:p>0.242996753838826</text:p>
          </table:table-cell>
          <table:table-cell office:value-type="float" office:value="0.215667524876234" calcext:value-type="float">
            <text:p>0.215667524876234</text:p>
          </table:table-cell>
          <table:table-cell office:value-type="float" office:value="0.28647973153058" calcext:value-type="float">
            <text:p>0.28647973153058</text:p>
          </table:table-cell>
          <table:table-cell office:value-type="float" office:value="0.274491096830988" calcext:value-type="float">
            <text:p>0.274491096830988</text:p>
          </table:table-cell>
          <table:table-cell office:value-type="float" office:value="0.35305185012671" calcext:value-type="float">
            <text:p>0.35305185012671</text:p>
          </table:table-cell>
          <table:table-cell office:value-type="float" office:value="0.297723823658511" calcext:value-type="float">
            <text:p>0.297723823658511</text:p>
          </table:table-cell>
          <table:table-cell office:value-type="float" office:value="0.289503796610602" calcext:value-type="float">
            <text:p>0.289503796610602</text:p>
          </table:table-cell>
          <table:table-cell office:value-type="float" office:value="0.317205222604216" calcext:value-type="float">
            <text:p>0.317205222604216</text:p>
          </table:table-cell>
          <table:table-cell office:value-type="float" office:value="0.192672229016413" calcext:value-type="float">
            <text:p>0.192672229016413</text:p>
          </table:table-cell>
          <table:table-cell office:value-type="float" office:value="0.290527069502167" calcext:value-type="float">
            <text:p>0.290527069502167</text:p>
          </table:table-cell>
          <table:table-cell office:value-type="float" office:value="0.200658554770835" calcext:value-type="float">
            <text:p>0.200658554770835</text:p>
          </table:table-cell>
          <table:table-cell office:value-type="float" office:value="0.26863799973657" calcext:value-type="float">
            <text:p>0.26863799973657</text:p>
          </table:table-cell>
          <table:table-cell office:value-type="float" office:value="0.265809826456986" calcext:value-type="float">
            <text:p>0.265809826456986</text:p>
          </table:table-cell>
          <table:table-cell office:value-type="float" office:value="0.255954477250683" calcext:value-type="float">
            <text:p>0.255954477250683</text:p>
          </table:table-cell>
          <table:table-cell office:value-type="float" office:value="0.280047728671746" calcext:value-type="float">
            <text:p>0.280047728671746</text:p>
          </table:table-cell>
          <table:table-cell office:value-type="float" office:value="0.406016087493499" calcext:value-type="float">
            <text:p>0.406016087493499</text:p>
          </table:table-cell>
          <table:table-cell office:value-type="float" office:value="0.383129083111706" calcext:value-type="float">
            <text:p>0.383129083111706</text:p>
          </table:table-cell>
          <table:table-cell office:value-type="float" office:value="0.295027957559747" calcext:value-type="float">
            <text:p>0.295027957559747</text:p>
          </table:table-cell>
          <table:table-cell office:value-type="float" office:value="0.276245801089087" calcext:value-type="float">
            <text:p>0.276245801089087</text:p>
          </table:table-cell>
          <table:table-cell office:value-type="float" office:value="0.226943993476823" calcext:value-type="float">
            <text:p>0.226943993476823</text:p>
          </table:table-cell>
          <table:table-cell office:value-type="float" office:value="0.306401996890316" calcext:value-type="float">
            <text:p>0.306401996890316</text:p>
          </table:table-cell>
          <table:table-cell office:value-type="float" office:value="0.348255833691511" calcext:value-type="float">
            <text:p>0.348255833691511</text:p>
          </table:table-cell>
          <table:table-cell office:value-type="float" office:value="0.431471831954926" calcext:value-type="float">
            <text:p>0.431471831954926</text:p>
          </table:table-cell>
          <table:table-cell office:value-type="float" office:value="0.36713365102687" calcext:value-type="float">
            <text:p>0.36713365102687</text:p>
          </table:table-cell>
          <table:table-cell office:value-type="float" office:value="0.300029222376148" calcext:value-type="float">
            <text:p>0.300029222376148</text:p>
          </table:table-cell>
          <table:table-cell office:value-type="float" office:value="0.232661043616876" calcext:value-type="float">
            <text:p>0.232661043616876</text:p>
          </table:table-cell>
          <table:table-cell office:value-type="float" office:value="0.37129108101171" calcext:value-type="float">
            <text:p>0.37129108101171</text:p>
          </table:table-cell>
          <table:table-cell office:value-type="float" office:value="0.275266025638697" calcext:value-type="float">
            <text:p>0.275266025638697</text:p>
          </table:table-cell>
          <table:table-cell office:value-type="float" office:value="0.30040272443536" calcext:value-type="float">
            <text:p>0.30040272443536</text:p>
          </table:table-cell>
          <table:table-cell office:value-type="float" office:value="0.251454412364562" calcext:value-type="float">
            <text:p>0.251454412364562</text:p>
          </table:table-cell>
          <table:table-cell office:value-type="float" office:value="0.364599684653666" calcext:value-type="float">
            <text:p>0.364599684653666</text:p>
          </table:table-cell>
          <table:table-cell office:value-type="float" office:value="0.406996574108938" calcext:value-type="float">
            <text:p>0.406996574108938</text:p>
          </table:table-cell>
          <table:table-cell office:value-type="float" office:value="0.250105509778886" calcext:value-type="float">
            <text:p>0.250105509778886</text:p>
          </table:table-cell>
          <table:table-cell office:value-type="float" office:value="0.26530991782989" calcext:value-type="float">
            <text:p>0.26530991782989</text:p>
          </table:table-cell>
          <table:table-cell office:value-type="float" office:value="0.298858608920748" calcext:value-type="float">
            <text:p>0.298858608920748</text:p>
          </table:table-cell>
          <table:table-cell office:value-type="float" office:value="0.365630497648137" calcext:value-type="float">
            <text:p>0.365630497648137</text:p>
          </table:table-cell>
          <table:table-cell office:value-type="float" office:value="0.316525737630421" calcext:value-type="float">
            <text:p>0.316525737630421</text:p>
          </table:table-cell>
          <table:table-cell office:value-type="float" office:value="0.301896506410422" calcext:value-type="float">
            <text:p>0.301896506410422</text:p>
          </table:table-cell>
          <table:table-cell office:value-type="float" office:value="0.263714629419092" calcext:value-type="float">
            <text:p>0.263714629419092</text:p>
          </table:table-cell>
          <table:table-cell office:value-type="float" office:value="0.36715207272047" calcext:value-type="float">
            <text:p>0.36715207272047</text:p>
          </table:table-cell>
          <table:table-cell office:value-type="float" office:value="0.315702746881524" calcext:value-type="float">
            <text:p>0.315702746881524</text:p>
          </table:table-cell>
          <table:table-cell office:value-type="float" office:value="0.264468517457319" calcext:value-type="float">
            <text:p>0.264468517457319</text:p>
          </table:table-cell>
          <table:table-cell office:value-type="float" office:value="0.267062781421056" calcext:value-type="float">
            <text:p>0.267062781421056</text:p>
          </table:table-cell>
          <table:table-cell office:value-type="float" office:value="0.249878158965952" calcext:value-type="float">
            <text:p>0.249878158965952</text:p>
          </table:table-cell>
          <table:table-cell office:value-type="float" office:value="0.213804722226828" calcext:value-type="float">
            <text:p>0.213804722226828</text:p>
          </table:table-cell>
          <table:table-cell office:value-type="float" office:value="0.227879263001441" calcext:value-type="float">
            <text:p>0.227879263001441</text:p>
          </table:table-cell>
          <table:table-cell office:value-type="float" office:value="0.305899108636051" calcext:value-type="float">
            <text:p>0.305899108636051</text:p>
          </table:table-cell>
          <table:table-cell office:value-type="float" office:value="0.286689483154127" calcext:value-type="float">
            <text:p>0.286689483154127</text:p>
          </table:table-cell>
          <table:table-cell office:value-type="float" office:value="0.265260865971066" calcext:value-type="float">
            <text:p>0.265260865971066</text:p>
          </table:table-cell>
          <table:table-cell office:value-type="float" office:value="0.227481836810949" calcext:value-type="float">
            <text:p>0.227481836810949</text:p>
          </table:table-cell>
          <table:table-cell office:value-type="float" office:value="0.381107404186474" calcext:value-type="float">
            <text:p>0.381107404186474</text:p>
          </table:table-cell>
          <table:table-cell office:value-type="float" office:value="0.369457426855186" calcext:value-type="float">
            <text:p>0.369457426855186</text:p>
          </table:table-cell>
          <table:table-cell office:value-type="float" office:value="0.253291406734992" calcext:value-type="float">
            <text:p>0.253291406734992</text:p>
          </table:table-cell>
          <table:table-cell office:value-type="float" office:value="0.241153034157264" calcext:value-type="float">
            <text:p>0.241153034157264</text:p>
          </table:table-cell>
          <table:table-cell office:value-type="float" office:value="0.319726729798628" calcext:value-type="float">
            <text:p>0.319726729798628</text:p>
          </table:table-cell>
          <table:table-cell office:value-type="float" office:value="0.274708973836341" calcext:value-type="float">
            <text:p>0.274708973836341</text:p>
          </table:table-cell>
          <table:table-cell office:value-type="float" office:value="0.27219611617718" calcext:value-type="float">
            <text:p>0.27219611617718</text:p>
          </table:table-cell>
          <table:table-cell office:value-type="float" office:value="0.240816357021585" calcext:value-type="float">
            <text:p>0.240816357021585</text:p>
          </table:table-cell>
          <table:table-cell office:value-type="float" office:value="0.246341436340798" calcext:value-type="float">
            <text:p>0.246341436340798</text:p>
          </table:table-cell>
          <table:table-cell office:value-type="float" office:value="0.330797058982914" calcext:value-type="float">
            <text:p>0.330797058982914</text:p>
          </table:table-cell>
          <table:table-cell office:value-type="float" office:value="0.261300710280665" calcext:value-type="float">
            <text:p>0.261300710280665</text:p>
          </table:table-cell>
          <table:table-cell office:value-type="float" office:value="0.308312603656198" calcext:value-type="float">
            <text:p>0.308312603656198</text:p>
          </table:table-cell>
          <table:table-cell office:value-type="float" office:value="0.40087643651362" calcext:value-type="float">
            <text:p>0.40087643651362</text:p>
          </table:table-cell>
          <table:table-cell office:value-type="float" office:value="0.223309119032757" calcext:value-type="float">
            <text:p>0.223309119032757</text:p>
          </table:table-cell>
          <table:table-cell office:value-type="float" office:value="0.230527162435694" calcext:value-type="float">
            <text:p>0.230527162435694</text:p>
          </table:table-cell>
          <table:table-cell office:value-type="float" office:value="0.244667726877477" calcext:value-type="float">
            <text:p>0.244667726877477</text:p>
          </table:table-cell>
          <table:table-cell office:value-type="float" office:value="0.287891250457176" calcext:value-type="float">
            <text:p>0.287891250457176</text:p>
          </table:table-cell>
          <table:table-cell office:value-type="float" office:value="0.286487034492343" calcext:value-type="float">
            <text:p>0.286487034492343</text:p>
          </table:table-cell>
          <table:table-cell office:value-type="float" office:value="0.210601596618579" calcext:value-type="float">
            <text:p>0.210601596618579</text:p>
          </table:table-cell>
          <table:table-cell office:value-type="float" office:value="0.275534496743856" calcext:value-type="float">
            <text:p>0.275534496743856</text:p>
          </table:table-cell>
          <table:table-cell office:value-type="float" office:value="0.306639266731014" calcext:value-type="float">
            <text:p>0.306639266731014</text:p>
          </table:table-cell>
          <table:table-cell office:value-type="float" office:value="0.25216416043535" calcext:value-type="float">
            <text:p>0.25216416043535</text:p>
          </table:table-cell>
          <table:table-cell office:value-type="float" office:value="0.250893076598796" calcext:value-type="float">
            <text:p>0.250893076598796</text:p>
          </table:table-cell>
          <table:table-cell office:value-type="float" office:value="0.369534990198419" calcext:value-type="float">
            <text:p>0.369534990198419</text:p>
          </table:table-cell>
          <table:table-cell office:value-type="float" office:value="0.304547297069124" calcext:value-type="float">
            <text:p>0.304547297069124</text:p>
          </table:table-cell>
          <table:table-cell office:value-type="float" office:value="0.241067133667131" calcext:value-type="float">
            <text:p>0.241067133667131</text:p>
          </table:table-cell>
          <table:table-cell office:value-type="float" office:value="0.32424050213563" calcext:value-type="float">
            <text:p>0.32424050213563</text:p>
          </table:table-cell>
          <table:table-cell office:value-type="float" office:value="0.243023200458204" calcext:value-type="float">
            <text:p>0.243023200458204</text:p>
          </table:table-cell>
          <table:table-cell office:value-type="float" office:value="0.292292324830737" calcext:value-type="float">
            <text:p>0.292292324830737</text:p>
          </table:table-cell>
          <table:table-cell office:value-type="float" office:value="0.310670931108891" calcext:value-type="float">
            <text:p>0.310670931108891</text:p>
          </table:table-cell>
          <table:table-cell office:value-type="float" office:value="0.33725730659403" calcext:value-type="float">
            <text:p>0.33725730659403</text:p>
          </table:table-cell>
          <table:table-cell office:value-type="float" office:value="0.288885102272803" calcext:value-type="float">
            <text:p>0.288885102272803</text:p>
          </table:table-cell>
          <table:table-cell office:value-type="float" office:value="0.320969705231034" calcext:value-type="float">
            <text:p>0.320969705231034</text:p>
          </table:table-cell>
          <table:table-cell office:value-type="float" office:value="0.313800122871582" calcext:value-type="float">
            <text:p>0.313800122871582</text:p>
          </table:table-cell>
          <table:table-cell office:value-type="float" office:value="0.32419492054669" calcext:value-type="float">
            <text:p>0.32419492054669</text:p>
          </table:table-cell>
          <table:table-cell office:value-type="float" office:value="0.294724167393975" calcext:value-type="float">
            <text:p>0.294724167393975</text:p>
          </table:table-cell>
          <table:table-cell office:value-type="float" office:value="0.321069664241691" calcext:value-type="float">
            <text:p>0.321069664241691</text:p>
          </table:table-cell>
          <table:table-cell office:value-type="float" office:value="0.265462231434079" calcext:value-type="float">
            <text:p>0.265462231434079</text:p>
          </table:table-cell>
          <table:table-cell office:value-type="float" office:value="0.266610379005578" calcext:value-type="float">
            <text:p>0.266610379005578</text:p>
          </table:table-cell>
          <table:table-cell office:value-type="float" office:value="0.301377198005732" calcext:value-type="float">
            <text:p>0.301377198005732</text:p>
          </table:table-cell>
          <table:table-cell office:value-type="float" office:value="0.274327434127186" calcext:value-type="float">
            <text:p>0.274327434127186</text:p>
          </table:table-cell>
          <table:table-cell office:value-type="float" office:value="0.239317050102774" calcext:value-type="float">
            <text:p>0.239317050102774</text:p>
          </table:table-cell>
          <table:table-cell office:value-type="float" office:value="0.2709765915181" calcext:value-type="float">
            <text:p>0.2709765915181</text:p>
          </table:table-cell>
          <table:table-cell office:value-type="float" office:value="0.366496957981703" calcext:value-type="float">
            <text:p>0.366496957981703</text:p>
          </table:table-cell>
          <table:table-cell office:value-type="float" office:value="0.280425769914287" calcext:value-type="float">
            <text:p>0.280425769914287</text:p>
          </table:table-cell>
          <table:table-cell office:value-type="float" office:value="0.240761076484316" calcext:value-type="float">
            <text:p>0.240761076484316</text:p>
          </table:table-cell>
          <table:table-cell office:value-type="float" office:value="0.277578818753552" calcext:value-type="float">
            <text:p>0.277578818753552</text:p>
          </table:table-cell>
          <table:table-cell office:value-type="float" office:value="0.293899990897089" calcext:value-type="float">
            <text:p>0.293899990897089</text:p>
          </table:table-cell>
          <table:table-cell office:value-type="float" office:value="0.280491457273525" calcext:value-type="float">
            <text:p>0.280491457273525</text:p>
          </table:table-cell>
          <table:table-cell office:value-type="float" office:value="0.246810952901874" calcext:value-type="float">
            <text:p>0.246810952901874</text:p>
          </table:table-cell>
          <table:table-cell office:value-type="float" office:value="0.258181106416088" calcext:value-type="float">
            <text:p>0.258181106416088</text:p>
          </table:table-cell>
          <table:table-cell office:value-type="float" office:value="0.222579517886196" calcext:value-type="float">
            <text:p>0.222579517886196</text:p>
          </table:table-cell>
          <table:table-cell office:value-type="float" office:value="0.210028118048762" calcext:value-type="float">
            <text:p>0.210028118048762</text:p>
          </table:table-cell>
          <table:table-cell office:value-type="float" office:value="0.209015541387209" calcext:value-type="float">
            <text:p>0.209015541387209</text:p>
          </table:table-cell>
          <table:table-cell office:value-type="float" office:value="0.236058384839764" calcext:value-type="float">
            <text:p>0.236058384839764</text:p>
          </table:table-cell>
          <table:table-cell office:value-type="float" office:value="0.258796673204199" calcext:value-type="float">
            <text:p>0.258796673204199</text:p>
          </table:table-cell>
          <table:table-cell office:value-type="float" office:value="0.350444107587699" calcext:value-type="float">
            <text:p>0.350444107587699</text:p>
          </table:table-cell>
          <table:table-cell office:value-type="float" office:value="0.219076467930412" calcext:value-type="float">
            <text:p>0.219076467930412</text:p>
          </table:table-cell>
          <table:table-cell office:value-type="float" office:value="0.36893237680306" calcext:value-type="float">
            <text:p>0.36893237680306</text:p>
          </table:table-cell>
          <table:table-cell office:value-type="float" office:value="0.253897662621016" calcext:value-type="float">
            <text:p>0.253897662621016</text:p>
          </table:table-cell>
          <table:table-cell office:value-type="float" office:value="0.33588819356224" calcext:value-type="float">
            <text:p>0.33588819356224</text:p>
          </table:table-cell>
          <table:table-cell office:value-type="float" office:value="0.276239971684161" calcext:value-type="float">
            <text:p>0.276239971684161</text:p>
          </table:table-cell>
          <table:table-cell office:value-type="float" office:value="0.294321045380373" calcext:value-type="float">
            <text:p>0.294321045380373</text:p>
          </table:table-cell>
          <table:table-cell office:value-type="float" office:value="0.246214572172662" calcext:value-type="float">
            <text:p>0.246214572172662</text:p>
          </table:table-cell>
          <table:table-cell office:value-type="float" office:value="0.233850896564938" calcext:value-type="float">
            <text:p>0.233850896564938</text:p>
          </table:table-cell>
          <table:table-cell office:value-type="float" office:value="0.289881217006144" calcext:value-type="float">
            <text:p>0.289881217006144</text:p>
          </table:table-cell>
          <table:table-cell office:value-type="float" office:value="0.247731633599335" calcext:value-type="float">
            <text:p>0.247731633599335</text:p>
          </table:table-cell>
          <table:table-cell office:value-type="float" office:value="0.243600318997074" calcext:value-type="float">
            <text:p>0.243600318997074</text:p>
          </table:table-cell>
          <table:table-cell office:value-type="float" office:value="0.300338805878226" calcext:value-type="float">
            <text:p>0.300338805878226</text:p>
          </table:table-cell>
          <table:table-cell office:value-type="float" office:value="0.296103692200011" calcext:value-type="float">
            <text:p>0.296103692200011</text:p>
          </table:table-cell>
          <table:table-cell office:value-type="float" office:value="0.245190477326223" calcext:value-type="float">
            <text:p>0.245190477326223</text:p>
          </table:table-cell>
          <table:table-cell office:value-type="float" office:value="0.256317039218034" calcext:value-type="float">
            <text:p>0.256317039218034</text:p>
          </table:table-cell>
          <table:table-cell office:value-type="float" office:value="0.308887328146425" calcext:value-type="float">
            <text:p>0.308887328146425</text:p>
          </table:table-cell>
          <table:table-cell office:value-type="float" office:value="0.233340525840416" calcext:value-type="float">
            <text:p>0.233340525840416</text:p>
          </table:table-cell>
          <table:table-cell office:value-type="float" office:value="0.22978467405889" calcext:value-type="float">
            <text:p>0.22978467405889</text:p>
          </table:table-cell>
          <table:table-cell office:value-type="float" office:value="0.292720980820304" calcext:value-type="float">
            <text:p>0.292720980820304</text:p>
          </table:table-cell>
          <table:table-cell office:value-type="float" office:value="0.221071316486117" calcext:value-type="float">
            <text:p>0.221071316486117</text:p>
          </table:table-cell>
          <table:table-cell office:value-type="float" office:value="0.253492356156191" calcext:value-type="float">
            <text:p>0.253492356156191</text:p>
          </table:table-cell>
          <table:table-cell office:value-type="float" office:value="0.249131386480199" calcext:value-type="float">
            <text:p>0.249131386480199</text:p>
          </table:table-cell>
          <table:table-cell table:formula="of:=MAX([.$B6:.$IW6])" office:value-type="float" office:value="0.431471831954926" calcext:value-type="float">
            <text:p>0.431471831954926</text:p>
          </table:table-cell>
          <table:table-cell table:number-columns-repeated="7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94667023676836" calcext:value-type="float">
            <text:p>0.294667023676836</text:p>
          </table:table-cell>
          <table:table-cell office:value-type="float" office:value="0.283964886658664" calcext:value-type="float">
            <text:p>0.283964886658664</text:p>
          </table:table-cell>
          <table:table-cell office:value-type="float" office:value="0.274093665375352" calcext:value-type="float">
            <text:p>0.274093665375352</text:p>
          </table:table-cell>
          <table:table-cell office:value-type="float" office:value="0.290813507552968" calcext:value-type="float">
            <text:p>0.290813507552968</text:p>
          </table:table-cell>
          <table:table-cell office:value-type="float" office:value="0.326860257925619" calcext:value-type="float">
            <text:p>0.326860257925619</text:p>
          </table:table-cell>
          <table:table-cell office:value-type="float" office:value="0.32738767514551" calcext:value-type="float">
            <text:p>0.32738767514551</text:p>
          </table:table-cell>
          <table:table-cell office:value-type="float" office:value="0.281882136105447" calcext:value-type="float">
            <text:p>0.281882136105447</text:p>
          </table:table-cell>
          <table:table-cell office:value-type="float" office:value="0.354210378879376" calcext:value-type="float">
            <text:p>0.354210378879376</text:p>
          </table:table-cell>
          <table:table-cell office:value-type="float" office:value="0.278789050678993" calcext:value-type="float">
            <text:p>0.278789050678993</text:p>
          </table:table-cell>
          <table:table-cell office:value-type="float" office:value="0.255655540477965" calcext:value-type="float">
            <text:p>0.255655540477965</text:p>
          </table:table-cell>
          <table:table-cell office:value-type="float" office:value="0.372181374928192" calcext:value-type="float">
            <text:p>0.372181374928192</text:p>
          </table:table-cell>
          <table:table-cell office:value-type="float" office:value="0.273793007427293" calcext:value-type="float">
            <text:p>0.273793007427293</text:p>
          </table:table-cell>
          <table:table-cell office:value-type="float" office:value="0.230716683269866" calcext:value-type="float">
            <text:p>0.230716683269866</text:p>
          </table:table-cell>
          <table:table-cell office:value-type="float" office:value="0.245065360699694" calcext:value-type="float">
            <text:p>0.245065360699694</text:p>
          </table:table-cell>
          <table:table-cell office:value-type="float" office:value="0.279805099522447" calcext:value-type="float">
            <text:p>0.279805099522447</text:p>
          </table:table-cell>
          <table:table-cell office:value-type="float" office:value="0.26077234565931" calcext:value-type="float">
            <text:p>0.26077234565931</text:p>
          </table:table-cell>
          <table:table-cell office:value-type="float" office:value="0.32665851553272" calcext:value-type="float">
            <text:p>0.32665851553272</text:p>
          </table:table-cell>
          <table:table-cell office:value-type="float" office:value="0.262431860871053" calcext:value-type="float">
            <text:p>0.262431860871053</text:p>
          </table:table-cell>
          <table:table-cell office:value-type="float" office:value="0.360259253927665" calcext:value-type="float">
            <text:p>0.360259253927665</text:p>
          </table:table-cell>
          <table:table-cell office:value-type="float" office:value="0.288800750657672" calcext:value-type="float">
            <text:p>0.288800750657672</text:p>
          </table:table-cell>
          <table:table-cell office:value-type="float" office:value="0.302860368765911" calcext:value-type="float">
            <text:p>0.302860368765911</text:p>
          </table:table-cell>
          <table:table-cell office:value-type="float" office:value="0.317530570790996" calcext:value-type="float">
            <text:p>0.317530570790996</text:p>
          </table:table-cell>
          <table:table-cell office:value-type="float" office:value="0.23220558047675" calcext:value-type="float">
            <text:p>0.23220558047675</text:p>
          </table:table-cell>
          <table:table-cell office:value-type="float" office:value="0.244860638757234" calcext:value-type="float">
            <text:p>0.244860638757234</text:p>
          </table:table-cell>
          <table:table-cell office:value-type="float" office:value="0.329028446030903" calcext:value-type="float">
            <text:p>0.329028446030903</text:p>
          </table:table-cell>
          <table:table-cell office:value-type="float" office:value="0.237276818861784" calcext:value-type="float">
            <text:p>0.237276818861784</text:p>
          </table:table-cell>
          <table:table-cell office:value-type="float" office:value="0.255858262210679" calcext:value-type="float">
            <text:p>0.255858262210679</text:p>
          </table:table-cell>
          <table:table-cell office:value-type="float" office:value="0.263178704161894" calcext:value-type="float">
            <text:p>0.263178704161894</text:p>
          </table:table-cell>
          <table:table-cell office:value-type="float" office:value="0.290660103350417" calcext:value-type="float">
            <text:p>0.290660103350417</text:p>
          </table:table-cell>
          <table:table-cell office:value-type="float" office:value="0.315615027744227" calcext:value-type="float">
            <text:p>0.315615027744227</text:p>
          </table:table-cell>
          <table:table-cell office:value-type="float" office:value="0.293482857342103" calcext:value-type="float">
            <text:p>0.293482857342103</text:p>
          </table:table-cell>
          <table:table-cell office:value-type="float" office:value="0.23445093690759" calcext:value-type="float">
            <text:p>0.23445093690759</text:p>
          </table:table-cell>
          <table:table-cell office:value-type="float" office:value="0.327552702740996" calcext:value-type="float">
            <text:p>0.327552702740996</text:p>
          </table:table-cell>
          <table:table-cell office:value-type="float" office:value="0.280724428756687" calcext:value-type="float">
            <text:p>0.280724428756687</text:p>
          </table:table-cell>
          <table:table-cell office:value-type="float" office:value="0.2193057229749" calcext:value-type="float">
            <text:p>0.2193057229749</text:p>
          </table:table-cell>
          <table:table-cell office:value-type="float" office:value="0.269688757563401" calcext:value-type="float">
            <text:p>0.269688757563401</text:p>
          </table:table-cell>
          <table:table-cell office:value-type="float" office:value="0.395326122613654" calcext:value-type="float">
            <text:p>0.395326122613654</text:p>
          </table:table-cell>
          <table:table-cell office:value-type="float" office:value="0.325341008231008" calcext:value-type="float">
            <text:p>0.325341008231008</text:p>
          </table:table-cell>
          <table:table-cell office:value-type="float" office:value="0.311440041957253" calcext:value-type="float">
            <text:p>0.311440041957253</text:p>
          </table:table-cell>
          <table:table-cell office:value-type="float" office:value="0.343843193678024" calcext:value-type="float">
            <text:p>0.343843193678024</text:p>
          </table:table-cell>
          <table:table-cell office:value-type="float" office:value="0.248275342530312" calcext:value-type="float">
            <text:p>0.248275342530312</text:p>
          </table:table-cell>
          <table:table-cell office:value-type="float" office:value="0.185968171308651" calcext:value-type="float">
            <text:p>0.185968171308651</text:p>
          </table:table-cell>
          <table:table-cell office:value-type="float" office:value="0.275325275052059" calcext:value-type="float">
            <text:p>0.275325275052059</text:p>
          </table:table-cell>
          <table:table-cell office:value-type="float" office:value="0.240921417265729" calcext:value-type="float">
            <text:p>0.240921417265729</text:p>
          </table:table-cell>
          <table:table-cell office:value-type="float" office:value="0.380609472421436" calcext:value-type="float">
            <text:p>0.380609472421436</text:p>
          </table:table-cell>
          <table:table-cell office:value-type="float" office:value="0.242242220483057" calcext:value-type="float">
            <text:p>0.242242220483057</text:p>
          </table:table-cell>
          <table:table-cell office:value-type="float" office:value="0.225098451788634" calcext:value-type="float">
            <text:p>0.225098451788634</text:p>
          </table:table-cell>
          <table:table-cell office:value-type="float" office:value="0.306446264771342" calcext:value-type="float">
            <text:p>0.306446264771342</text:p>
          </table:table-cell>
          <table:table-cell office:value-type="float" office:value="0.262738856653642" calcext:value-type="float">
            <text:p>0.262738856653642</text:p>
          </table:table-cell>
          <table:table-cell office:value-type="float" office:value="0.366823548747848" calcext:value-type="float">
            <text:p>0.366823548747848</text:p>
          </table:table-cell>
          <table:table-cell office:value-type="float" office:value="0.319435417809862" calcext:value-type="float">
            <text:p>0.319435417809862</text:p>
          </table:table-cell>
          <table:table-cell office:value-type="float" office:value="0.291818107980483" calcext:value-type="float">
            <text:p>0.291818107980483</text:p>
          </table:table-cell>
          <table:table-cell office:value-type="float" office:value="0.237044163319183" calcext:value-type="float">
            <text:p>0.237044163319183</text:p>
          </table:table-cell>
          <table:table-cell office:value-type="float" office:value="0.412206523770016" calcext:value-type="float">
            <text:p>0.412206523770016</text:p>
          </table:table-cell>
          <table:table-cell office:value-type="float" office:value="0.358989324908581" calcext:value-type="float">
            <text:p>0.358989324908581</text:p>
          </table:table-cell>
          <table:table-cell office:value-type="float" office:value="0.332951702484453" calcext:value-type="float">
            <text:p>0.332951702484453</text:p>
          </table:table-cell>
          <table:table-cell office:value-type="float" office:value="0.250576551670804" calcext:value-type="float">
            <text:p>0.250576551670804</text:p>
          </table:table-cell>
          <table:table-cell office:value-type="float" office:value="0.283059218297091" calcext:value-type="float">
            <text:p>0.283059218297091</text:p>
          </table:table-cell>
          <table:table-cell office:value-type="float" office:value="0.281247494512253" calcext:value-type="float">
            <text:p>0.281247494512253</text:p>
          </table:table-cell>
          <table:table-cell office:value-type="float" office:value="0.311507533234804" calcext:value-type="float">
            <text:p>0.311507533234804</text:p>
          </table:table-cell>
          <table:table-cell office:value-type="float" office:value="0.256022766575605" calcext:value-type="float">
            <text:p>0.256022766575605</text:p>
          </table:table-cell>
          <table:table-cell office:value-type="float" office:value="0.337045596749163" calcext:value-type="float">
            <text:p>0.337045596749163</text:p>
          </table:table-cell>
          <table:table-cell office:value-type="float" office:value="0.316142089871611" calcext:value-type="float">
            <text:p>0.316142089871611</text:p>
          </table:table-cell>
          <table:table-cell office:value-type="float" office:value="0.283554922419938" calcext:value-type="float">
            <text:p>0.283554922419938</text:p>
          </table:table-cell>
          <table:table-cell office:value-type="float" office:value="0.307920583806333" calcext:value-type="float">
            <text:p>0.307920583806333</text:p>
          </table:table-cell>
          <table:table-cell office:value-type="float" office:value="0.288680598048443" calcext:value-type="float">
            <text:p>0.288680598048443</text:p>
          </table:table-cell>
          <table:table-cell office:value-type="float" office:value="0.283620718177126" calcext:value-type="float">
            <text:p>0.283620718177126</text:p>
          </table:table-cell>
          <table:table-cell office:value-type="float" office:value="0.280977768440327" calcext:value-type="float">
            <text:p>0.280977768440327</text:p>
          </table:table-cell>
          <table:table-cell office:value-type="float" office:value="0.30769387141213" calcext:value-type="float">
            <text:p>0.30769387141213</text:p>
          </table:table-cell>
          <table:table-cell office:value-type="float" office:value="0.305362567990824" calcext:value-type="float">
            <text:p>0.305362567990824</text:p>
          </table:table-cell>
          <table:table-cell office:value-type="float" office:value="0.278750531746723" calcext:value-type="float">
            <text:p>0.278750531746723</text:p>
          </table:table-cell>
          <table:table-cell office:value-type="float" office:value="0.344233411416991" calcext:value-type="float">
            <text:p>0.344233411416991</text:p>
          </table:table-cell>
          <table:table-cell office:value-type="float" office:value="0.314344061439818" calcext:value-type="float">
            <text:p>0.314344061439818</text:p>
          </table:table-cell>
          <table:table-cell office:value-type="float" office:value="0.228768376679462" calcext:value-type="float">
            <text:p>0.228768376679462</text:p>
          </table:table-cell>
          <table:table-cell office:value-type="float" office:value="0.29808430277345" calcext:value-type="float">
            <text:p>0.29808430277345</text:p>
          </table:table-cell>
          <table:table-cell office:value-type="float" office:value="0.236717837991282" calcext:value-type="float">
            <text:p>0.236717837991282</text:p>
          </table:table-cell>
          <table:table-cell office:value-type="float" office:value="0.279790765464892" calcext:value-type="float">
            <text:p>0.279790765464892</text:p>
          </table:table-cell>
          <table:table-cell office:value-type="float" office:value="0.411327643322196" calcext:value-type="float">
            <text:p>0.411327643322196</text:p>
          </table:table-cell>
          <table:table-cell office:value-type="float" office:value="0.314567792842344" calcext:value-type="float">
            <text:p>0.314567792842344</text:p>
          </table:table-cell>
          <table:table-cell office:value-type="float" office:value="0.286394958529324" calcext:value-type="float">
            <text:p>0.286394958529324</text:p>
          </table:table-cell>
          <table:table-cell office:value-type="float" office:value="0.2529934089686" calcext:value-type="float">
            <text:p>0.2529934089686</text:p>
          </table:table-cell>
          <table:table-cell office:value-type="float" office:value="0.281983159924494" calcext:value-type="float">
            <text:p>0.281983159924494</text:p>
          </table:table-cell>
          <table:table-cell office:value-type="float" office:value="0.22028355430082" calcext:value-type="float">
            <text:p>0.22028355430082</text:p>
          </table:table-cell>
          <table:table-cell office:value-type="float" office:value="0.224976649299592" calcext:value-type="float">
            <text:p>0.224976649299592</text:p>
          </table:table-cell>
          <table:table-cell office:value-type="float" office:value="0.371487148179647" calcext:value-type="float">
            <text:p>0.371487148179647</text:p>
          </table:table-cell>
          <table:table-cell office:value-type="float" office:value="0.322671230414386" calcext:value-type="float">
            <text:p>0.322671230414386</text:p>
          </table:table-cell>
          <table:table-cell office:value-type="float" office:value="0.332539429957843" calcext:value-type="float">
            <text:p>0.332539429957843</text:p>
          </table:table-cell>
          <table:table-cell office:value-type="float" office:value="0.253635231397812" calcext:value-type="float">
            <text:p>0.253635231397812</text:p>
          </table:table-cell>
          <table:table-cell office:value-type="float" office:value="0.233845657078661" calcext:value-type="float">
            <text:p>0.233845657078661</text:p>
          </table:table-cell>
          <table:table-cell office:value-type="float" office:value="0.237128244460481" calcext:value-type="float">
            <text:p>0.237128244460481</text:p>
          </table:table-cell>
          <table:table-cell office:value-type="float" office:value="0.26190197229691" calcext:value-type="float">
            <text:p>0.26190197229691</text:p>
          </table:table-cell>
          <table:table-cell office:value-type="float" office:value="0.277454430999257" calcext:value-type="float">
            <text:p>0.277454430999257</text:p>
          </table:table-cell>
          <table:table-cell office:value-type="float" office:value="0.264898448222967" calcext:value-type="float">
            <text:p>0.264898448222967</text:p>
          </table:table-cell>
          <table:table-cell office:value-type="float" office:value="0.324607355423744" calcext:value-type="float">
            <text:p>0.324607355423744</text:p>
          </table:table-cell>
          <table:table-cell office:value-type="float" office:value="0.232515192027138" calcext:value-type="float">
            <text:p>0.232515192027138</text:p>
          </table:table-cell>
          <table:table-cell office:value-type="float" office:value="0.343571927422531" calcext:value-type="float">
            <text:p>0.343571927422531</text:p>
          </table:table-cell>
          <table:table-cell office:value-type="float" office:value="0.265425777278809" calcext:value-type="float">
            <text:p>0.265425777278809</text:p>
          </table:table-cell>
          <table:table-cell office:value-type="float" office:value="0.272905960914487" calcext:value-type="float">
            <text:p>0.272905960914487</text:p>
          </table:table-cell>
          <table:table-cell office:value-type="float" office:value="0.35123766007966" calcext:value-type="float">
            <text:p>0.35123766007966</text:p>
          </table:table-cell>
          <table:table-cell office:value-type="float" office:value="0.288477573859295" calcext:value-type="float">
            <text:p>0.288477573859295</text:p>
          </table:table-cell>
          <table:table-cell office:value-type="float" office:value="0.315014830855349" calcext:value-type="float">
            <text:p>0.315014830855349</text:p>
          </table:table-cell>
          <table:table-cell office:value-type="float" office:value="0.335946793851913" calcext:value-type="float">
            <text:p>0.335946793851913</text:p>
          </table:table-cell>
          <table:table-cell office:value-type="float" office:value="0.204512248462242" calcext:value-type="float">
            <text:p>0.204512248462242</text:p>
          </table:table-cell>
          <table:table-cell office:value-type="float" office:value="0.288367890343393" calcext:value-type="float">
            <text:p>0.288367890343393</text:p>
          </table:table-cell>
          <table:table-cell office:value-type="float" office:value="0.242595478518339" calcext:value-type="float">
            <text:p>0.242595478518339</text:p>
          </table:table-cell>
          <table:table-cell office:value-type="float" office:value="0.247785834057565" calcext:value-type="float">
            <text:p>0.247785834057565</text:p>
          </table:table-cell>
          <table:table-cell office:value-type="float" office:value="0.222672317845105" calcext:value-type="float">
            <text:p>0.222672317845105</text:p>
          </table:table-cell>
          <table:table-cell office:value-type="float" office:value="0.312350562188353" calcext:value-type="float">
            <text:p>0.312350562188353</text:p>
          </table:table-cell>
          <table:table-cell office:value-type="float" office:value="0.277392803294703" calcext:value-type="float">
            <text:p>0.277392803294703</text:p>
          </table:table-cell>
          <table:table-cell office:value-type="float" office:value="0.308775535688479" calcext:value-type="float">
            <text:p>0.308775535688479</text:p>
          </table:table-cell>
          <table:table-cell office:value-type="float" office:value="0.30367045524111" calcext:value-type="float">
            <text:p>0.30367045524111</text:p>
          </table:table-cell>
          <table:table-cell office:value-type="float" office:value="0.285653757973303" calcext:value-type="float">
            <text:p>0.285653757973303</text:p>
          </table:table-cell>
          <table:table-cell office:value-type="float" office:value="0.282865383978497" calcext:value-type="float">
            <text:p>0.282865383978497</text:p>
          </table:table-cell>
          <table:table-cell office:value-type="float" office:value="0.253479264249664" calcext:value-type="float">
            <text:p>0.253479264249664</text:p>
          </table:table-cell>
          <table:table-cell office:value-type="float" office:value="0.215065946324175" calcext:value-type="float">
            <text:p>0.215065946324175</text:p>
          </table:table-cell>
          <table:table-cell office:value-type="float" office:value="0.385159569790434" calcext:value-type="float">
            <text:p>0.385159569790434</text:p>
          </table:table-cell>
          <table:table-cell office:value-type="float" office:value="0.23660672769484" calcext:value-type="float">
            <text:p>0.23660672769484</text:p>
          </table:table-cell>
          <table:table-cell office:value-type="float" office:value="0.27801864872769" calcext:value-type="float">
            <text:p>0.27801864872769</text:p>
          </table:table-cell>
          <table:table-cell office:value-type="float" office:value="0.300589331785466" calcext:value-type="float">
            <text:p>0.300589331785466</text:p>
          </table:table-cell>
          <table:table-cell office:value-type="float" office:value="0.305662032927083" calcext:value-type="float">
            <text:p>0.305662032927083</text:p>
          </table:table-cell>
          <table:table-cell office:value-type="float" office:value="0.254334990355312" calcext:value-type="float">
            <text:p>0.254334990355312</text:p>
          </table:table-cell>
          <table:table-cell office:value-type="float" office:value="0.245339574997323" calcext:value-type="float">
            <text:p>0.245339574997323</text:p>
          </table:table-cell>
          <table:table-cell office:value-type="float" office:value="0.288638581232718" calcext:value-type="float">
            <text:p>0.288638581232718</text:p>
          </table:table-cell>
          <table:table-cell office:value-type="float" office:value="0.204018587461184" calcext:value-type="float">
            <text:p>0.204018587461184</text:p>
          </table:table-cell>
          <table:table-cell office:value-type="float" office:value="0.248281725473416" calcext:value-type="float">
            <text:p>0.248281725473416</text:p>
          </table:table-cell>
          <table:table-cell office:value-type="float" office:value="0.497962975936533" calcext:value-type="float">
            <text:p>0.497962975936533</text:p>
          </table:table-cell>
          <table:table-cell office:value-type="float" office:value="0.305140628089625" calcext:value-type="float">
            <text:p>0.305140628089625</text:p>
          </table:table-cell>
          <table:table-cell office:value-type="float" office:value="0.330177457954307" calcext:value-type="float">
            <text:p>0.330177457954307</text:p>
          </table:table-cell>
          <table:table-cell office:value-type="float" office:value="0.234908394594923" calcext:value-type="float">
            <text:p>0.234908394594923</text:p>
          </table:table-cell>
          <table:table-cell office:value-type="float" office:value="0.273544910715267" calcext:value-type="float">
            <text:p>0.273544910715267</text:p>
          </table:table-cell>
          <table:table-cell office:value-type="float" office:value="0.299490973745541" calcext:value-type="float">
            <text:p>0.299490973745541</text:p>
          </table:table-cell>
          <table:table-cell office:value-type="float" office:value="0.270562728739699" calcext:value-type="float">
            <text:p>0.270562728739699</text:p>
          </table:table-cell>
          <table:table-cell office:value-type="float" office:value="0.247914064495989" calcext:value-type="float">
            <text:p>0.247914064495989</text:p>
          </table:table-cell>
          <table:table-cell office:value-type="float" office:value="0.36631066608301" calcext:value-type="float">
            <text:p>0.36631066608301</text:p>
          </table:table-cell>
          <table:table-cell office:value-type="float" office:value="0.272370592713194" calcext:value-type="float">
            <text:p>0.272370592713194</text:p>
          </table:table-cell>
          <table:table-cell office:value-type="float" office:value="0.309493493449101" calcext:value-type="float">
            <text:p>0.309493493449101</text:p>
          </table:table-cell>
          <table:table-cell office:value-type="float" office:value="0.238156656177444" calcext:value-type="float">
            <text:p>0.238156656177444</text:p>
          </table:table-cell>
          <table:table-cell office:value-type="float" office:value="0.291508515796931" calcext:value-type="float">
            <text:p>0.291508515796931</text:p>
          </table:table-cell>
          <table:table-cell office:value-type="float" office:value="0.413356652437494" calcext:value-type="float">
            <text:p>0.413356652437494</text:p>
          </table:table-cell>
          <table:table-cell office:value-type="float" office:value="0.267812007013369" calcext:value-type="float">
            <text:p>0.267812007013369</text:p>
          </table:table-cell>
          <table:table-cell office:value-type="float" office:value="0.283964583358491" calcext:value-type="float">
            <text:p>0.283964583358491</text:p>
          </table:table-cell>
          <table:table-cell office:value-type="float" office:value="0.252759270377947" calcext:value-type="float">
            <text:p>0.252759270377947</text:p>
          </table:table-cell>
          <table:table-cell office:value-type="float" office:value="0.330691126730237" calcext:value-type="float">
            <text:p>0.330691126730237</text:p>
          </table:table-cell>
          <table:table-cell office:value-type="float" office:value="0.2913339170699" calcext:value-type="float">
            <text:p>0.2913339170699</text:p>
          </table:table-cell>
          <table:table-cell office:value-type="float" office:value="0.399050848508907" calcext:value-type="float">
            <text:p>0.399050848508907</text:p>
          </table:table-cell>
          <table:table-cell office:value-type="float" office:value="0.393553790006567" calcext:value-type="float">
            <text:p>0.393553790006567</text:p>
          </table:table-cell>
          <table:table-cell office:value-type="float" office:value="0.292426476730445" calcext:value-type="float">
            <text:p>0.292426476730445</text:p>
          </table:table-cell>
          <table:table-cell office:value-type="float" office:value="0.254882629668133" calcext:value-type="float">
            <text:p>0.254882629668133</text:p>
          </table:table-cell>
          <table:table-cell office:value-type="float" office:value="0.282525617378719" calcext:value-type="float">
            <text:p>0.282525617378719</text:p>
          </table:table-cell>
          <table:table-cell office:value-type="float" office:value="0.251730287024319" calcext:value-type="float">
            <text:p>0.251730287024319</text:p>
          </table:table-cell>
          <table:table-cell office:value-type="float" office:value="0.253319586616191" calcext:value-type="float">
            <text:p>0.253319586616191</text:p>
          </table:table-cell>
          <table:table-cell office:value-type="float" office:value="0.344695084142161" calcext:value-type="float">
            <text:p>0.344695084142161</text:p>
          </table:table-cell>
          <table:table-cell office:value-type="float" office:value="0.287329931285547" calcext:value-type="float">
            <text:p>0.287329931285547</text:p>
          </table:table-cell>
          <table:table-cell office:value-type="float" office:value="0.259041798052733" calcext:value-type="float">
            <text:p>0.259041798052733</text:p>
          </table:table-cell>
          <table:table-cell office:value-type="float" office:value="0.300346050456442" calcext:value-type="float">
            <text:p>0.300346050456442</text:p>
          </table:table-cell>
          <table:table-cell office:value-type="float" office:value="0.293892122026388" calcext:value-type="float">
            <text:p>0.293892122026388</text:p>
          </table:table-cell>
          <table:table-cell office:value-type="float" office:value="0.361878546765058" calcext:value-type="float">
            <text:p>0.361878546765058</text:p>
          </table:table-cell>
          <table:table-cell office:value-type="float" office:value="0.297610351657793" calcext:value-type="float">
            <text:p>0.297610351657793</text:p>
          </table:table-cell>
          <table:table-cell office:value-type="float" office:value="0.223649204862225" calcext:value-type="float">
            <text:p>0.223649204862225</text:p>
          </table:table-cell>
          <table:table-cell office:value-type="float" office:value="0.25957065850613" calcext:value-type="float">
            <text:p>0.25957065850613</text:p>
          </table:table-cell>
          <table:table-cell office:value-type="float" office:value="0.313998447940923" calcext:value-type="float">
            <text:p>0.313998447940923</text:p>
          </table:table-cell>
          <table:table-cell office:value-type="float" office:value="0.331246105868192" calcext:value-type="float">
            <text:p>0.331246105868192</text:p>
          </table:table-cell>
          <table:table-cell office:value-type="float" office:value="0.356111019669816" calcext:value-type="float">
            <text:p>0.356111019669816</text:p>
          </table:table-cell>
          <table:table-cell office:value-type="float" office:value="0.288864240273996" calcext:value-type="float">
            <text:p>0.288864240273996</text:p>
          </table:table-cell>
          <table:table-cell office:value-type="float" office:value="0.247013796493264" calcext:value-type="float">
            <text:p>0.247013796493264</text:p>
          </table:table-cell>
          <table:table-cell office:value-type="float" office:value="0.285272341499762" calcext:value-type="float">
            <text:p>0.285272341499762</text:p>
          </table:table-cell>
          <table:table-cell office:value-type="float" office:value="0.321541507772271" calcext:value-type="float">
            <text:p>0.321541507772271</text:p>
          </table:table-cell>
          <table:table-cell office:value-type="float" office:value="0.268085552601062" calcext:value-type="float">
            <text:p>0.268085552601062</text:p>
          </table:table-cell>
          <table:table-cell office:value-type="float" office:value="0.322406943410135" calcext:value-type="float">
            <text:p>0.322406943410135</text:p>
          </table:table-cell>
          <table:table-cell office:value-type="float" office:value="0.297139516096555" calcext:value-type="float">
            <text:p>0.297139516096555</text:p>
          </table:table-cell>
          <table:table-cell office:value-type="float" office:value="0.327586567799233" calcext:value-type="float">
            <text:p>0.327586567799233</text:p>
          </table:table-cell>
          <table:table-cell office:value-type="float" office:value="0.260020521352223" calcext:value-type="float">
            <text:p>0.260020521352223</text:p>
          </table:table-cell>
          <table:table-cell office:value-type="float" office:value="0.316726664943223" calcext:value-type="float">
            <text:p>0.316726664943223</text:p>
          </table:table-cell>
          <table:table-cell office:value-type="float" office:value="0.312884929222768" calcext:value-type="float">
            <text:p>0.312884929222768</text:p>
          </table:table-cell>
          <table:table-cell office:value-type="float" office:value="0.21162879172144" calcext:value-type="float">
            <text:p>0.21162879172144</text:p>
          </table:table-cell>
          <table:table-cell office:value-type="float" office:value="0.301943647751042" calcext:value-type="float">
            <text:p>0.301943647751042</text:p>
          </table:table-cell>
          <table:table-cell office:value-type="float" office:value="0.256444156280682" calcext:value-type="float">
            <text:p>0.256444156280682</text:p>
          </table:table-cell>
          <table:table-cell office:value-type="float" office:value="0.248105590035401" calcext:value-type="float">
            <text:p>0.248105590035401</text:p>
          </table:table-cell>
          <table:table-cell office:value-type="float" office:value="0.231785008119973" calcext:value-type="float">
            <text:p>0.231785008119973</text:p>
          </table:table-cell>
          <table:table-cell office:value-type="float" office:value="0.321055909160885" calcext:value-type="float">
            <text:p>0.321055909160885</text:p>
          </table:table-cell>
          <table:table-cell office:value-type="float" office:value="0.213787989925909" calcext:value-type="float">
            <text:p>0.213787989925909</text:p>
          </table:table-cell>
          <table:table-cell office:value-type="float" office:value="0.378145795411989" calcext:value-type="float">
            <text:p>0.378145795411989</text:p>
          </table:table-cell>
          <table:table-cell office:value-type="float" office:value="0.251502603791263" calcext:value-type="float">
            <text:p>0.251502603791263</text:p>
          </table:table-cell>
          <table:table-cell office:value-type="float" office:value="0.277716904389009" calcext:value-type="float">
            <text:p>0.277716904389009</text:p>
          </table:table-cell>
          <table:table-cell office:value-type="float" office:value="0.233278971755512" calcext:value-type="float">
            <text:p>0.233278971755512</text:p>
          </table:table-cell>
          <table:table-cell office:value-type="float" office:value="0.34365056610112" calcext:value-type="float">
            <text:p>0.34365056610112</text:p>
          </table:table-cell>
          <table:table-cell office:value-type="float" office:value="0.280353985608813" calcext:value-type="float">
            <text:p>0.280353985608813</text:p>
          </table:table-cell>
          <table:table-cell office:value-type="float" office:value="0.233965369321898" calcext:value-type="float">
            <text:p>0.233965369321898</text:p>
          </table:table-cell>
          <table:table-cell office:value-type="float" office:value="0.250776557300562" calcext:value-type="float">
            <text:p>0.250776557300562</text:p>
          </table:table-cell>
          <table:table-cell office:value-type="float" office:value="0.371591614290492" calcext:value-type="float">
            <text:p>0.371591614290492</text:p>
          </table:table-cell>
          <table:table-cell office:value-type="float" office:value="0.219040053228474" calcext:value-type="float">
            <text:p>0.219040053228474</text:p>
          </table:table-cell>
          <table:table-cell office:value-type="float" office:value="0.3411888342039" calcext:value-type="float">
            <text:p>0.3411888342039</text:p>
          </table:table-cell>
          <table:table-cell office:value-type="float" office:value="0.245553145299228" calcext:value-type="float">
            <text:p>0.245553145299228</text:p>
          </table:table-cell>
          <table:table-cell office:value-type="float" office:value="0.280699373407002" calcext:value-type="float">
            <text:p>0.280699373407002</text:p>
          </table:table-cell>
          <table:table-cell office:value-type="float" office:value="0.389414447664455" calcext:value-type="float">
            <text:p>0.389414447664455</text:p>
          </table:table-cell>
          <table:table-cell office:value-type="float" office:value="0.327287837000933" calcext:value-type="float">
            <text:p>0.327287837000933</text:p>
          </table:table-cell>
          <table:table-cell office:value-type="float" office:value="0.257675798286794" calcext:value-type="float">
            <text:p>0.257675798286794</text:p>
          </table:table-cell>
          <table:table-cell office:value-type="float" office:value="0.25321107517846" calcext:value-type="float">
            <text:p>0.25321107517846</text:p>
          </table:table-cell>
          <table:table-cell office:value-type="float" office:value="0.290835476900086" calcext:value-type="float">
            <text:p>0.290835476900086</text:p>
          </table:table-cell>
          <table:table-cell office:value-type="float" office:value="0.225689095606652" calcext:value-type="float">
            <text:p>0.225689095606652</text:p>
          </table:table-cell>
          <table:table-cell office:value-type="float" office:value="0.32173459881834" calcext:value-type="float">
            <text:p>0.32173459881834</text:p>
          </table:table-cell>
          <table:table-cell office:value-type="float" office:value="0.326588256762526" calcext:value-type="float">
            <text:p>0.326588256762526</text:p>
          </table:table-cell>
          <table:table-cell office:value-type="float" office:value="0.337687746910012" calcext:value-type="float">
            <text:p>0.337687746910012</text:p>
          </table:table-cell>
          <table:table-cell office:value-type="float" office:value="0.250969113991309" calcext:value-type="float">
            <text:p>0.250969113991309</text:p>
          </table:table-cell>
          <table:table-cell office:value-type="float" office:value="0.415737408289286" calcext:value-type="float">
            <text:p>0.415737408289286</text:p>
          </table:table-cell>
          <table:table-cell office:value-type="float" office:value="0.322852662044912" calcext:value-type="float">
            <text:p>0.322852662044912</text:p>
          </table:table-cell>
          <table:table-cell office:value-type="float" office:value="0.329518955589939" calcext:value-type="float">
            <text:p>0.329518955589939</text:p>
          </table:table-cell>
          <table:table-cell office:value-type="float" office:value="0.372927922478419" calcext:value-type="float">
            <text:p>0.372927922478419</text:p>
          </table:table-cell>
          <table:table-cell office:value-type="float" office:value="0.255894263485306" calcext:value-type="float">
            <text:p>0.255894263485306</text:p>
          </table:table-cell>
          <table:table-cell office:value-type="float" office:value="0.409279062701198" calcext:value-type="float">
            <text:p>0.409279062701198</text:p>
          </table:table-cell>
          <table:table-cell office:value-type="float" office:value="0.311283100287917" calcext:value-type="float">
            <text:p>0.311283100287917</text:p>
          </table:table-cell>
          <table:table-cell office:value-type="float" office:value="0.26471601659454" calcext:value-type="float">
            <text:p>0.26471601659454</text:p>
          </table:table-cell>
          <table:table-cell office:value-type="float" office:value="0.333387839994036" calcext:value-type="float">
            <text:p>0.333387839994036</text:p>
          </table:table-cell>
          <table:table-cell office:value-type="float" office:value="0.275170347012278" calcext:value-type="float">
            <text:p>0.275170347012278</text:p>
          </table:table-cell>
          <table:table-cell office:value-type="float" office:value="0.278538825360444" calcext:value-type="float">
            <text:p>0.278538825360444</text:p>
          </table:table-cell>
          <table:table-cell office:value-type="float" office:value="0.268925869382055" calcext:value-type="float">
            <text:p>0.268925869382055</text:p>
          </table:table-cell>
          <table:table-cell office:value-type="float" office:value="0.282897025621465" calcext:value-type="float">
            <text:p>0.282897025621465</text:p>
          </table:table-cell>
          <table:table-cell office:value-type="float" office:value="0.309504575938979" calcext:value-type="float">
            <text:p>0.309504575938979</text:p>
          </table:table-cell>
          <table:table-cell office:value-type="float" office:value="0.350741889733707" calcext:value-type="float">
            <text:p>0.350741889733707</text:p>
          </table:table-cell>
          <table:table-cell office:value-type="float" office:value="0.270227406862506" calcext:value-type="float">
            <text:p>0.270227406862506</text:p>
          </table:table-cell>
          <table:table-cell office:value-type="float" office:value="0.342908680806653" calcext:value-type="float">
            <text:p>0.342908680806653</text:p>
          </table:table-cell>
          <table:table-cell office:value-type="float" office:value="0.297089137858021" calcext:value-type="float">
            <text:p>0.297089137858021</text:p>
          </table:table-cell>
          <table:table-cell office:value-type="float" office:value="0.347084311000919" calcext:value-type="float">
            <text:p>0.347084311000919</text:p>
          </table:table-cell>
          <table:table-cell office:value-type="float" office:value="0.336551203388637" calcext:value-type="float">
            <text:p>0.336551203388637</text:p>
          </table:table-cell>
          <table:table-cell office:value-type="float" office:value="0.326382915240626" calcext:value-type="float">
            <text:p>0.326382915240626</text:p>
          </table:table-cell>
          <table:table-cell office:value-type="float" office:value="0.312169469440849" calcext:value-type="float">
            <text:p>0.312169469440849</text:p>
          </table:table-cell>
          <table:table-cell office:value-type="float" office:value="0.38712172610705" calcext:value-type="float">
            <text:p>0.38712172610705</text:p>
          </table:table-cell>
          <table:table-cell office:value-type="float" office:value="0.28551447442498" calcext:value-type="float">
            <text:p>0.28551447442498</text:p>
          </table:table-cell>
          <table:table-cell office:value-type="float" office:value="0.302477971433256" calcext:value-type="float">
            <text:p>0.302477971433256</text:p>
          </table:table-cell>
          <table:table-cell office:value-type="float" office:value="0.206417875222346" calcext:value-type="float">
            <text:p>0.206417875222346</text:p>
          </table:table-cell>
          <table:table-cell office:value-type="float" office:value="0.413720618793291" calcext:value-type="float">
            <text:p>0.413720618793291</text:p>
          </table:table-cell>
          <table:table-cell office:value-type="float" office:value="0.279547223941059" calcext:value-type="float">
            <text:p>0.279547223941059</text:p>
          </table:table-cell>
          <table:table-cell office:value-type="float" office:value="0.259668819107481" calcext:value-type="float">
            <text:p>0.259668819107481</text:p>
          </table:table-cell>
          <table:table-cell office:value-type="float" office:value="0.293482210234006" calcext:value-type="float">
            <text:p>0.293482210234006</text:p>
          </table:table-cell>
          <table:table-cell office:value-type="float" office:value="0.193032715379617" calcext:value-type="float">
            <text:p>0.193032715379617</text:p>
          </table:table-cell>
          <table:table-cell office:value-type="float" office:value="0.296323479807054" calcext:value-type="float">
            <text:p>0.296323479807054</text:p>
          </table:table-cell>
          <table:table-cell office:value-type="float" office:value="0.31158967216746" calcext:value-type="float">
            <text:p>0.31158967216746</text:p>
          </table:table-cell>
          <table:table-cell office:value-type="float" office:value="0.276759763011014" calcext:value-type="float">
            <text:p>0.276759763011014</text:p>
          </table:table-cell>
          <table:table-cell office:value-type="float" office:value="0.255832669032551" calcext:value-type="float">
            <text:p>0.255832669032551</text:p>
          </table:table-cell>
          <table:table-cell office:value-type="float" office:value="0.362553463701745" calcext:value-type="float">
            <text:p>0.362553463701745</text:p>
          </table:table-cell>
          <table:table-cell office:value-type="float" office:value="0.346489623516527" calcext:value-type="float">
            <text:p>0.346489623516527</text:p>
          </table:table-cell>
          <table:table-cell office:value-type="float" office:value="0.271823100767467" calcext:value-type="float">
            <text:p>0.271823100767467</text:p>
          </table:table-cell>
          <table:table-cell office:value-type="float" office:value="0.301974749888865" calcext:value-type="float">
            <text:p>0.301974749888865</text:p>
          </table:table-cell>
          <table:table-cell office:value-type="float" office:value="0.420792607014441" calcext:value-type="float">
            <text:p>0.420792607014441</text:p>
          </table:table-cell>
          <table:table-cell office:value-type="float" office:value="0.278331520062487" calcext:value-type="float">
            <text:p>0.278331520062487</text:p>
          </table:table-cell>
          <table:table-cell office:value-type="float" office:value="0.263216554205282" calcext:value-type="float">
            <text:p>0.263216554205282</text:p>
          </table:table-cell>
          <table:table-cell office:value-type="float" office:value="0.309597970752923" calcext:value-type="float">
            <text:p>0.309597970752923</text:p>
          </table:table-cell>
          <table:table-cell office:value-type="float" office:value="0.30171747968921" calcext:value-type="float">
            <text:p>0.30171747968921</text:p>
          </table:table-cell>
          <table:table-cell office:value-type="float" office:value="0.346978641557411" calcext:value-type="float">
            <text:p>0.346978641557411</text:p>
          </table:table-cell>
          <table:table-cell office:value-type="float" office:value="0.252841022458673" calcext:value-type="float">
            <text:p>0.252841022458673</text:p>
          </table:table-cell>
          <table:table-cell office:value-type="float" office:value="0.256160305964571" calcext:value-type="float">
            <text:p>0.256160305964571</text:p>
          </table:table-cell>
          <table:table-cell office:value-type="float" office:value="0.231816789962027" calcext:value-type="float">
            <text:p>0.231816789962027</text:p>
          </table:table-cell>
          <table:table-cell office:value-type="float" office:value="0.24440206922623" calcext:value-type="float">
            <text:p>0.24440206922623</text:p>
          </table:table-cell>
          <table:table-cell office:value-type="float" office:value="0.328208857958486" calcext:value-type="float">
            <text:p>0.328208857958486</text:p>
          </table:table-cell>
          <table:table-cell office:value-type="float" office:value="0.236389891213445" calcext:value-type="float">
            <text:p>0.236389891213445</text:p>
          </table:table-cell>
          <table:table-cell office:value-type="float" office:value="0.294667023676836" calcext:value-type="float">
            <text:p>0.294667023676836</text:p>
          </table:table-cell>
          <table:table-cell table:formula="of:=MAX([.$B7:.$IW7])" office:value-type="float" office:value="0.497962975936533" calcext:value-type="float">
            <text:p>0.497962975936533</text:p>
          </table:table-cell>
          <table:table-cell table:number-columns-repeated="7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3098895641331" calcext:value-type="float">
            <text:p>0.283098895641331</text:p>
          </table:table-cell>
          <table:table-cell office:value-type="float" office:value="0.29514758300379" calcext:value-type="float">
            <text:p>0.29514758300379</text:p>
          </table:table-cell>
          <table:table-cell office:value-type="float" office:value="0.311616258718413" calcext:value-type="float">
            <text:p>0.311616258718413</text:p>
          </table:table-cell>
          <table:table-cell office:value-type="float" office:value="0.328167815704201" calcext:value-type="float">
            <text:p>0.328167815704201</text:p>
          </table:table-cell>
          <table:table-cell office:value-type="float" office:value="0.302943762793619" calcext:value-type="float">
            <text:p>0.302943762793619</text:p>
          </table:table-cell>
          <table:table-cell office:value-type="float" office:value="0.252626611060081" calcext:value-type="float">
            <text:p>0.252626611060081</text:p>
          </table:table-cell>
          <table:table-cell office:value-type="float" office:value="0.30323515596638" calcext:value-type="float">
            <text:p>0.30323515596638</text:p>
          </table:table-cell>
          <table:table-cell office:value-type="float" office:value="0.358557023705273" calcext:value-type="float">
            <text:p>0.358557023705273</text:p>
          </table:table-cell>
          <table:table-cell office:value-type="float" office:value="0.29445277280882" calcext:value-type="float">
            <text:p>0.29445277280882</text:p>
          </table:table-cell>
          <table:table-cell office:value-type="float" office:value="0.240111642742545" calcext:value-type="float">
            <text:p>0.240111642742545</text:p>
          </table:table-cell>
          <table:table-cell office:value-type="float" office:value="0.304320577214586" calcext:value-type="float">
            <text:p>0.304320577214586</text:p>
          </table:table-cell>
          <table:table-cell office:value-type="float" office:value="0.28419677988817" calcext:value-type="float">
            <text:p>0.28419677988817</text:p>
          </table:table-cell>
          <table:table-cell office:value-type="float" office:value="0.311029840051698" calcext:value-type="float">
            <text:p>0.311029840051698</text:p>
          </table:table-cell>
          <table:table-cell office:value-type="float" office:value="0.34125096377463" calcext:value-type="float">
            <text:p>0.34125096377463</text:p>
          </table:table-cell>
          <table:table-cell office:value-type="float" office:value="0.286822460886621" calcext:value-type="float">
            <text:p>0.286822460886621</text:p>
          </table:table-cell>
          <table:table-cell office:value-type="float" office:value="0.209230494256797" calcext:value-type="float">
            <text:p>0.209230494256797</text:p>
          </table:table-cell>
          <table:table-cell office:value-type="float" office:value="0.234340305994785" calcext:value-type="float">
            <text:p>0.234340305994785</text:p>
          </table:table-cell>
          <table:table-cell office:value-type="float" office:value="0.311340583366828" calcext:value-type="float">
            <text:p>0.311340583366828</text:p>
          </table:table-cell>
          <table:table-cell office:value-type="float" office:value="0.253126012256106" calcext:value-type="float">
            <text:p>0.253126012256106</text:p>
          </table:table-cell>
          <table:table-cell office:value-type="float" office:value="0.244343561041829" calcext:value-type="float">
            <text:p>0.244343561041829</text:p>
          </table:table-cell>
          <table:table-cell office:value-type="float" office:value="0.281847441637229" calcext:value-type="float">
            <text:p>0.281847441637229</text:p>
          </table:table-cell>
          <table:table-cell office:value-type="float" office:value="0.228434658426287" calcext:value-type="float">
            <text:p>0.228434658426287</text:p>
          </table:table-cell>
          <table:table-cell office:value-type="float" office:value="0.343044494026765" calcext:value-type="float">
            <text:p>0.343044494026765</text:p>
          </table:table-cell>
          <table:table-cell office:value-type="float" office:value="0.229890310358877" calcext:value-type="float">
            <text:p>0.229890310358877</text:p>
          </table:table-cell>
          <table:table-cell office:value-type="float" office:value="0.241808251317728" calcext:value-type="float">
            <text:p>0.241808251317728</text:p>
          </table:table-cell>
          <table:table-cell office:value-type="float" office:value="0.301485113498195" calcext:value-type="float">
            <text:p>0.301485113498195</text:p>
          </table:table-cell>
          <table:table-cell office:value-type="float" office:value="0.273910018368252" calcext:value-type="float">
            <text:p>0.273910018368252</text:p>
          </table:table-cell>
          <table:table-cell office:value-type="float" office:value="0.331717190953833" calcext:value-type="float">
            <text:p>0.331717190953833</text:p>
          </table:table-cell>
          <table:table-cell office:value-type="float" office:value="0.257303347653901" calcext:value-type="float">
            <text:p>0.257303347653901</text:p>
          </table:table-cell>
          <table:table-cell office:value-type="float" office:value="0.330601553222072" calcext:value-type="float">
            <text:p>0.330601553222072</text:p>
          </table:table-cell>
          <table:table-cell office:value-type="float" office:value="0.279232653329949" calcext:value-type="float">
            <text:p>0.279232653329949</text:p>
          </table:table-cell>
          <table:table-cell office:value-type="float" office:value="0.244418003479416" calcext:value-type="float">
            <text:p>0.244418003479416</text:p>
          </table:table-cell>
          <table:table-cell office:value-type="float" office:value="0.392453648454712" calcext:value-type="float">
            <text:p>0.392453648454712</text:p>
          </table:table-cell>
          <table:table-cell office:value-type="float" office:value="0.408940808809704" calcext:value-type="float">
            <text:p>0.408940808809704</text:p>
          </table:table-cell>
          <table:table-cell office:value-type="float" office:value="0.255789623687649" calcext:value-type="float">
            <text:p>0.255789623687649</text:p>
          </table:table-cell>
          <table:table-cell office:value-type="float" office:value="0.299276884739908" calcext:value-type="float">
            <text:p>0.299276884739908</text:p>
          </table:table-cell>
          <table:table-cell office:value-type="float" office:value="0.330926553245086" calcext:value-type="float">
            <text:p>0.330926553245086</text:p>
          </table:table-cell>
          <table:table-cell office:value-type="float" office:value="0.27206691661508" calcext:value-type="float">
            <text:p>0.27206691661508</text:p>
          </table:table-cell>
          <table:table-cell office:value-type="float" office:value="0.293088148977485" calcext:value-type="float">
            <text:p>0.293088148977485</text:p>
          </table:table-cell>
          <table:table-cell office:value-type="float" office:value="0.299093084590613" calcext:value-type="float">
            <text:p>0.299093084590613</text:p>
          </table:table-cell>
          <table:table-cell office:value-type="float" office:value="0.297544276474499" calcext:value-type="float">
            <text:p>0.297544276474499</text:p>
          </table:table-cell>
          <table:table-cell office:value-type="float" office:value="0.263618361031833" calcext:value-type="float">
            <text:p>0.263618361031833</text:p>
          </table:table-cell>
          <table:table-cell office:value-type="float" office:value="0.284548341836385" calcext:value-type="float">
            <text:p>0.284548341836385</text:p>
          </table:table-cell>
          <table:table-cell office:value-type="float" office:value="0.290460774318326" calcext:value-type="float">
            <text:p>0.290460774318326</text:p>
          </table:table-cell>
          <table:table-cell office:value-type="float" office:value="0.371686974071159" calcext:value-type="float">
            <text:p>0.371686974071159</text:p>
          </table:table-cell>
          <table:table-cell office:value-type="float" office:value="0.218897260078518" calcext:value-type="float">
            <text:p>0.218897260078518</text:p>
          </table:table-cell>
          <table:table-cell office:value-type="float" office:value="0.335018776552976" calcext:value-type="float">
            <text:p>0.335018776552976</text:p>
          </table:table-cell>
          <table:table-cell office:value-type="float" office:value="0.238197970177805" calcext:value-type="float">
            <text:p>0.238197970177805</text:p>
          </table:table-cell>
          <table:table-cell office:value-type="float" office:value="0.274248002227317" calcext:value-type="float">
            <text:p>0.274248002227317</text:p>
          </table:table-cell>
          <table:table-cell office:value-type="float" office:value="0.420783432598685" calcext:value-type="float">
            <text:p>0.420783432598685</text:p>
          </table:table-cell>
          <table:table-cell office:value-type="float" office:value="0.271221133067091" calcext:value-type="float">
            <text:p>0.271221133067091</text:p>
          </table:table-cell>
          <table:table-cell office:value-type="float" office:value="0.214707928906946" calcext:value-type="float">
            <text:p>0.214707928906946</text:p>
          </table:table-cell>
          <table:table-cell office:value-type="float" office:value="0.312784543846991" calcext:value-type="float">
            <text:p>0.312784543846991</text:p>
          </table:table-cell>
          <table:table-cell office:value-type="float" office:value="0.306184492384334" calcext:value-type="float">
            <text:p>0.306184492384334</text:p>
          </table:table-cell>
          <table:table-cell office:value-type="float" office:value="0.291670502832438" calcext:value-type="float">
            <text:p>0.291670502832438</text:p>
          </table:table-cell>
          <table:table-cell office:value-type="float" office:value="0.253715969594477" calcext:value-type="float">
            <text:p>0.253715969594477</text:p>
          </table:table-cell>
          <table:table-cell office:value-type="float" office:value="0.256660458908659" calcext:value-type="float">
            <text:p>0.256660458908659</text:p>
          </table:table-cell>
          <table:table-cell office:value-type="float" office:value="0.366152595458907" calcext:value-type="float">
            <text:p>0.366152595458907</text:p>
          </table:table-cell>
          <table:table-cell office:value-type="float" office:value="0.287542537454674" calcext:value-type="float">
            <text:p>0.287542537454674</text:p>
          </table:table-cell>
          <table:table-cell office:value-type="float" office:value="0.217191513887155" calcext:value-type="float">
            <text:p>0.217191513887155</text:p>
          </table:table-cell>
          <table:table-cell office:value-type="float" office:value="0.334637502496954" calcext:value-type="float">
            <text:p>0.334637502496954</text:p>
          </table:table-cell>
          <table:table-cell office:value-type="float" office:value="0.207069612908107" calcext:value-type="float">
            <text:p>0.207069612908107</text:p>
          </table:table-cell>
          <table:table-cell office:value-type="float" office:value="0.26684291353035" calcext:value-type="float">
            <text:p>0.26684291353035</text:p>
          </table:table-cell>
          <table:table-cell office:value-type="float" office:value="0.282282939205124" calcext:value-type="float">
            <text:p>0.282282939205124</text:p>
          </table:table-cell>
          <table:table-cell office:value-type="float" office:value="0.307992644485325" calcext:value-type="float">
            <text:p>0.307992644485325</text:p>
          </table:table-cell>
          <table:table-cell office:value-type="float" office:value="0.295202967652077" calcext:value-type="float">
            <text:p>0.295202967652077</text:p>
          </table:table-cell>
          <table:table-cell office:value-type="float" office:value="0.263544110952353" calcext:value-type="float">
            <text:p>0.263544110952353</text:p>
          </table:table-cell>
          <table:table-cell office:value-type="float" office:value="0.308067520731452" calcext:value-type="float">
            <text:p>0.308067520731452</text:p>
          </table:table-cell>
          <table:table-cell office:value-type="float" office:value="0.324814171458841" calcext:value-type="float">
            <text:p>0.324814171458841</text:p>
          </table:table-cell>
          <table:table-cell office:value-type="float" office:value="0.315120965103257" calcext:value-type="float">
            <text:p>0.315120965103257</text:p>
          </table:table-cell>
          <table:table-cell office:value-type="float" office:value="0.241966057759578" calcext:value-type="float">
            <text:p>0.241966057759578</text:p>
          </table:table-cell>
          <table:table-cell office:value-type="float" office:value="0.39104549876218" calcext:value-type="float">
            <text:p>0.39104549876218</text:p>
          </table:table-cell>
          <table:table-cell office:value-type="float" office:value="0.311592835899136" calcext:value-type="float">
            <text:p>0.311592835899136</text:p>
          </table:table-cell>
          <table:table-cell office:value-type="float" office:value="0.319020536448293" calcext:value-type="float">
            <text:p>0.319020536448293</text:p>
          </table:table-cell>
          <table:table-cell office:value-type="float" office:value="0.318465214998406" calcext:value-type="float">
            <text:p>0.318465214998406</text:p>
          </table:table-cell>
          <table:table-cell office:value-type="float" office:value="0.296762124487737" calcext:value-type="float">
            <text:p>0.296762124487737</text:p>
          </table:table-cell>
          <table:table-cell office:value-type="float" office:value="0.448929687896477" calcext:value-type="float">
            <text:p>0.448929687896477</text:p>
          </table:table-cell>
          <table:table-cell office:value-type="float" office:value="0.261516506497653" calcext:value-type="float">
            <text:p>0.261516506497653</text:p>
          </table:table-cell>
          <table:table-cell office:value-type="float" office:value="0.230344918894619" calcext:value-type="float">
            <text:p>0.230344918894619</text:p>
          </table:table-cell>
          <table:table-cell office:value-type="float" office:value="0.244326670938498" calcext:value-type="float">
            <text:p>0.244326670938498</text:p>
          </table:table-cell>
          <table:table-cell office:value-type="float" office:value="0.265578816811453" calcext:value-type="float">
            <text:p>0.265578816811453</text:p>
          </table:table-cell>
          <table:table-cell office:value-type="float" office:value="0.261813847430131" calcext:value-type="float">
            <text:p>0.261813847430131</text:p>
          </table:table-cell>
          <table:table-cell office:value-type="float" office:value="0.254046760301403" calcext:value-type="float">
            <text:p>0.254046760301403</text:p>
          </table:table-cell>
          <table:table-cell office:value-type="float" office:value="0.17988185035282" calcext:value-type="float">
            <text:p>0.17988185035282</text:p>
          </table:table-cell>
          <table:table-cell office:value-type="float" office:value="0.319090541912381" calcext:value-type="float">
            <text:p>0.319090541912381</text:p>
          </table:table-cell>
          <table:table-cell office:value-type="float" office:value="0.28451935365545" calcext:value-type="float">
            <text:p>0.28451935365545</text:p>
          </table:table-cell>
          <table:table-cell office:value-type="float" office:value="0.365685937858984" calcext:value-type="float">
            <text:p>0.365685937858984</text:p>
          </table:table-cell>
          <table:table-cell office:value-type="float" office:value="0.249381028098538" calcext:value-type="float">
            <text:p>0.249381028098538</text:p>
          </table:table-cell>
          <table:table-cell office:value-type="float" office:value="0.308594990828528" calcext:value-type="float">
            <text:p>0.308594990828528</text:p>
          </table:table-cell>
          <table:table-cell office:value-type="float" office:value="0.218416117758592" calcext:value-type="float">
            <text:p>0.218416117758592</text:p>
          </table:table-cell>
          <table:table-cell office:value-type="float" office:value="0.236148991120582" calcext:value-type="float">
            <text:p>0.236148991120582</text:p>
          </table:table-cell>
          <table:table-cell office:value-type="float" office:value="0.360450333196833" calcext:value-type="float">
            <text:p>0.360450333196833</text:p>
          </table:table-cell>
          <table:table-cell office:value-type="float" office:value="0.32428857407212" calcext:value-type="float">
            <text:p>0.32428857407212</text:p>
          </table:table-cell>
          <table:table-cell office:value-type="float" office:value="0.227107580183554" calcext:value-type="float">
            <text:p>0.227107580183554</text:p>
          </table:table-cell>
          <table:table-cell office:value-type="float" office:value="0.313661717464565" calcext:value-type="float">
            <text:p>0.313661717464565</text:p>
          </table:table-cell>
          <table:table-cell office:value-type="float" office:value="0.271606420882132" calcext:value-type="float">
            <text:p>0.271606420882132</text:p>
          </table:table-cell>
          <table:table-cell office:value-type="float" office:value="0.328390814810207" calcext:value-type="float">
            <text:p>0.328390814810207</text:p>
          </table:table-cell>
          <table:table-cell office:value-type="float" office:value="0.360416783540944" calcext:value-type="float">
            <text:p>0.360416783540944</text:p>
          </table:table-cell>
          <table:table-cell office:value-type="float" office:value="0.253912149919462" calcext:value-type="float">
            <text:p>0.253912149919462</text:p>
          </table:table-cell>
          <table:table-cell office:value-type="float" office:value="0.26489556061384" calcext:value-type="float">
            <text:p>0.26489556061384</text:p>
          </table:table-cell>
          <table:table-cell office:value-type="float" office:value="0.237202106419049" calcext:value-type="float">
            <text:p>0.237202106419049</text:p>
          </table:table-cell>
          <table:table-cell office:value-type="float" office:value="0.251329715107894" calcext:value-type="float">
            <text:p>0.251329715107894</text:p>
          </table:table-cell>
          <table:table-cell office:value-type="float" office:value="0.206651464482433" calcext:value-type="float">
            <text:p>0.206651464482433</text:p>
          </table:table-cell>
          <table:table-cell office:value-type="float" office:value="0.276486219130809" calcext:value-type="float">
            <text:p>0.276486219130809</text:p>
          </table:table-cell>
          <table:table-cell office:value-type="float" office:value="0.20477811448453" calcext:value-type="float">
            <text:p>0.20477811448453</text:p>
          </table:table-cell>
          <table:table-cell office:value-type="float" office:value="0.242528503823912" calcext:value-type="float">
            <text:p>0.242528503823912</text:p>
          </table:table-cell>
          <table:table-cell office:value-type="float" office:value="0.231786092102785" calcext:value-type="float">
            <text:p>0.231786092102785</text:p>
          </table:table-cell>
          <table:table-cell office:value-type="float" office:value="0.319346888523025" calcext:value-type="float">
            <text:p>0.319346888523025</text:p>
          </table:table-cell>
          <table:table-cell office:value-type="float" office:value="0.210229968760009" calcext:value-type="float">
            <text:p>0.210229968760009</text:p>
          </table:table-cell>
          <table:table-cell office:value-type="float" office:value="0.253777767883689" calcext:value-type="float">
            <text:p>0.253777767883689</text:p>
          </table:table-cell>
          <table:table-cell office:value-type="float" office:value="0.277244901246655" calcext:value-type="float">
            <text:p>0.277244901246655</text:p>
          </table:table-cell>
          <table:table-cell office:value-type="float" office:value="0.196210194499283" calcext:value-type="float">
            <text:p>0.196210194499283</text:p>
          </table:table-cell>
          <table:table-cell office:value-type="float" office:value="0.263126492730871" calcext:value-type="float">
            <text:p>0.263126492730871</text:p>
          </table:table-cell>
          <table:table-cell office:value-type="float" office:value="0.295148294752703" calcext:value-type="float">
            <text:p>0.295148294752703</text:p>
          </table:table-cell>
          <table:table-cell office:value-type="float" office:value="0.294584761874689" calcext:value-type="float">
            <text:p>0.294584761874689</text:p>
          </table:table-cell>
          <table:table-cell office:value-type="float" office:value="0.218745075349766" calcext:value-type="float">
            <text:p>0.218745075349766</text:p>
          </table:table-cell>
          <table:table-cell office:value-type="float" office:value="0.220483210046116" calcext:value-type="float">
            <text:p>0.220483210046116</text:p>
          </table:table-cell>
          <table:table-cell office:value-type="float" office:value="0.296220673599005" calcext:value-type="float">
            <text:p>0.296220673599005</text:p>
          </table:table-cell>
          <table:table-cell office:value-type="float" office:value="0.334730360808632" calcext:value-type="float">
            <text:p>0.334730360808632</text:p>
          </table:table-cell>
          <table:table-cell office:value-type="float" office:value="0.386504836025669" calcext:value-type="float">
            <text:p>0.386504836025669</text:p>
          </table:table-cell>
          <table:table-cell office:value-type="float" office:value="0.267738062966335" calcext:value-type="float">
            <text:p>0.267738062966335</text:p>
          </table:table-cell>
          <table:table-cell office:value-type="float" office:value="0.343209846265754" calcext:value-type="float">
            <text:p>0.343209846265754</text:p>
          </table:table-cell>
          <table:table-cell office:value-type="float" office:value="0.291829066844595" calcext:value-type="float">
            <text:p>0.291829066844595</text:p>
          </table:table-cell>
          <table:table-cell office:value-type="float" office:value="0.308547111239474" calcext:value-type="float">
            <text:p>0.308547111239474</text:p>
          </table:table-cell>
          <table:table-cell office:value-type="float" office:value="0.378063336735359" calcext:value-type="float">
            <text:p>0.378063336735359</text:p>
          </table:table-cell>
          <table:table-cell office:value-type="float" office:value="0.30383979362242" calcext:value-type="float">
            <text:p>0.30383979362242</text:p>
          </table:table-cell>
          <table:table-cell office:value-type="float" office:value="0.288812836571163" calcext:value-type="float">
            <text:p>0.288812836571163</text:p>
          </table:table-cell>
          <table:table-cell office:value-type="float" office:value="0.268473577860481" calcext:value-type="float">
            <text:p>0.268473577860481</text:p>
          </table:table-cell>
          <table:table-cell office:value-type="float" office:value="0.330457190422342" calcext:value-type="float">
            <text:p>0.330457190422342</text:p>
          </table:table-cell>
          <table:table-cell office:value-type="float" office:value="0.232081975255061" calcext:value-type="float">
            <text:p>0.232081975255061</text:p>
          </table:table-cell>
          <table:table-cell office:value-type="float" office:value="0.314814831550824" calcext:value-type="float">
            <text:p>0.314814831550824</text:p>
          </table:table-cell>
          <table:table-cell office:value-type="float" office:value="0.328962665241342" calcext:value-type="float">
            <text:p>0.328962665241342</text:p>
          </table:table-cell>
          <table:table-cell office:value-type="float" office:value="0.281616626059369" calcext:value-type="float">
            <text:p>0.281616626059369</text:p>
          </table:table-cell>
          <table:table-cell office:value-type="float" office:value="0.330835238896525" calcext:value-type="float">
            <text:p>0.330835238896525</text:p>
          </table:table-cell>
          <table:table-cell office:value-type="float" office:value="0.280435166304896" calcext:value-type="float">
            <text:p>0.280435166304896</text:p>
          </table:table-cell>
          <table:table-cell office:value-type="float" office:value="0.274893949747923" calcext:value-type="float">
            <text:p>0.274893949747923</text:p>
          </table:table-cell>
          <table:table-cell office:value-type="float" office:value="0.277601044135239" calcext:value-type="float">
            <text:p>0.277601044135239</text:p>
          </table:table-cell>
          <table:table-cell office:value-type="float" office:value="0.325155105455931" calcext:value-type="float">
            <text:p>0.325155105455931</text:p>
          </table:table-cell>
          <table:table-cell office:value-type="float" office:value="0.249583651701186" calcext:value-type="float">
            <text:p>0.249583651701186</text:p>
          </table:table-cell>
          <table:table-cell office:value-type="float" office:value="0.269475012333925" calcext:value-type="float">
            <text:p>0.269475012333925</text:p>
          </table:table-cell>
          <table:table-cell office:value-type="float" office:value="0.276710279655417" calcext:value-type="float">
            <text:p>0.276710279655417</text:p>
          </table:table-cell>
          <table:table-cell office:value-type="float" office:value="0.288580789926449" calcext:value-type="float">
            <text:p>0.288580789926449</text:p>
          </table:table-cell>
          <table:table-cell office:value-type="float" office:value="0.288128343973418" calcext:value-type="float">
            <text:p>0.288128343973418</text:p>
          </table:table-cell>
          <table:table-cell office:value-type="float" office:value="0.218064225151316" calcext:value-type="float">
            <text:p>0.218064225151316</text:p>
          </table:table-cell>
          <table:table-cell office:value-type="float" office:value="0.293050879478193" calcext:value-type="float">
            <text:p>0.293050879478193</text:p>
          </table:table-cell>
          <table:table-cell office:value-type="float" office:value="0.272383938266134" calcext:value-type="float">
            <text:p>0.272383938266134</text:p>
          </table:table-cell>
          <table:table-cell office:value-type="float" office:value="0.269499057462405" calcext:value-type="float">
            <text:p>0.269499057462405</text:p>
          </table:table-cell>
          <table:table-cell office:value-type="float" office:value="0.236042181203781" calcext:value-type="float">
            <text:p>0.236042181203781</text:p>
          </table:table-cell>
          <table:table-cell office:value-type="float" office:value="0.324850988467565" calcext:value-type="float">
            <text:p>0.324850988467565</text:p>
          </table:table-cell>
          <table:table-cell office:value-type="float" office:value="0.290324008121037" calcext:value-type="float">
            <text:p>0.290324008121037</text:p>
          </table:table-cell>
          <table:table-cell office:value-type="float" office:value="0.303198745460592" calcext:value-type="float">
            <text:p>0.303198745460592</text:p>
          </table:table-cell>
          <table:table-cell office:value-type="float" office:value="0.368835812420031" calcext:value-type="float">
            <text:p>0.368835812420031</text:p>
          </table:table-cell>
          <table:table-cell office:value-type="float" office:value="0.221854351786748" calcext:value-type="float">
            <text:p>0.221854351786748</text:p>
          </table:table-cell>
          <table:table-cell office:value-type="float" office:value="0.267267384859991" calcext:value-type="float">
            <text:p>0.267267384859991</text:p>
          </table:table-cell>
          <table:table-cell office:value-type="float" office:value="0.283795240755921" calcext:value-type="float">
            <text:p>0.283795240755921</text:p>
          </table:table-cell>
          <table:table-cell office:value-type="float" office:value="0.266223822822071" calcext:value-type="float">
            <text:p>0.266223822822071</text:p>
          </table:table-cell>
          <table:table-cell office:value-type="float" office:value="0.25416419427836" calcext:value-type="float">
            <text:p>0.25416419427836</text:p>
          </table:table-cell>
          <table:table-cell office:value-type="float" office:value="0.261463547667356" calcext:value-type="float">
            <text:p>0.261463547667356</text:p>
          </table:table-cell>
          <table:table-cell office:value-type="float" office:value="0.235067556250977" calcext:value-type="float">
            <text:p>0.235067556250977</text:p>
          </table:table-cell>
          <table:table-cell office:value-type="float" office:value="0.293455021762559" calcext:value-type="float">
            <text:p>0.293455021762559</text:p>
          </table:table-cell>
          <table:table-cell office:value-type="float" office:value="0.24985111346443" calcext:value-type="float">
            <text:p>0.24985111346443</text:p>
          </table:table-cell>
          <table:table-cell office:value-type="float" office:value="0.232772329035949" calcext:value-type="float">
            <text:p>0.232772329035949</text:p>
          </table:table-cell>
          <table:table-cell office:value-type="float" office:value="0.371244743129377" calcext:value-type="float">
            <text:p>0.371244743129377</text:p>
          </table:table-cell>
          <table:table-cell office:value-type="float" office:value="0.331804133871574" calcext:value-type="float">
            <text:p>0.331804133871574</text:p>
          </table:table-cell>
          <table:table-cell office:value-type="float" office:value="0.239777085944909" calcext:value-type="float">
            <text:p>0.239777085944909</text:p>
          </table:table-cell>
          <table:table-cell office:value-type="float" office:value="0.274989423988538" calcext:value-type="float">
            <text:p>0.274989423988538</text:p>
          </table:table-cell>
          <table:table-cell office:value-type="float" office:value="0.299903440447858" calcext:value-type="float">
            <text:p>0.299903440447858</text:p>
          </table:table-cell>
          <table:table-cell office:value-type="float" office:value="0.266404593395996" calcext:value-type="float">
            <text:p>0.266404593395996</text:p>
          </table:table-cell>
          <table:table-cell office:value-type="float" office:value="0.206906526448612" calcext:value-type="float">
            <text:p>0.206906526448612</text:p>
          </table:table-cell>
          <table:table-cell office:value-type="float" office:value="0.371824525185291" calcext:value-type="float">
            <text:p>0.371824525185291</text:p>
          </table:table-cell>
          <table:table-cell office:value-type="float" office:value="0.348450858068537" calcext:value-type="float">
            <text:p>0.348450858068537</text:p>
          </table:table-cell>
          <table:table-cell office:value-type="float" office:value="0.202845350346068" calcext:value-type="float">
            <text:p>0.202845350346068</text:p>
          </table:table-cell>
          <table:table-cell office:value-type="float" office:value="0.217117426599965" calcext:value-type="float">
            <text:p>0.217117426599965</text:p>
          </table:table-cell>
          <table:table-cell office:value-type="float" office:value="0.290765898523243" calcext:value-type="float">
            <text:p>0.290765898523243</text:p>
          </table:table-cell>
          <table:table-cell office:value-type="float" office:value="0.310171813922788" calcext:value-type="float">
            <text:p>0.310171813922788</text:p>
          </table:table-cell>
          <table:table-cell office:value-type="float" office:value="0.245474640937069" calcext:value-type="float">
            <text:p>0.245474640937069</text:p>
          </table:table-cell>
          <table:table-cell office:value-type="float" office:value="0.341911379286467" calcext:value-type="float">
            <text:p>0.341911379286467</text:p>
          </table:table-cell>
          <table:table-cell office:value-type="float" office:value="0.351735190338546" calcext:value-type="float">
            <text:p>0.351735190338546</text:p>
          </table:table-cell>
          <table:table-cell office:value-type="float" office:value="0.333017193646857" calcext:value-type="float">
            <text:p>0.333017193646857</text:p>
          </table:table-cell>
          <table:table-cell office:value-type="float" office:value="0.395325866019139" calcext:value-type="float">
            <text:p>0.395325866019139</text:p>
          </table:table-cell>
          <table:table-cell office:value-type="float" office:value="0.221348099434014" calcext:value-type="float">
            <text:p>0.221348099434014</text:p>
          </table:table-cell>
          <table:table-cell office:value-type="float" office:value="0.245105228707751" calcext:value-type="float">
            <text:p>0.245105228707751</text:p>
          </table:table-cell>
          <table:table-cell office:value-type="float" office:value="0.326974274647308" calcext:value-type="float">
            <text:p>0.326974274647308</text:p>
          </table:table-cell>
          <table:table-cell office:value-type="float" office:value="0.31628027939148" calcext:value-type="float">
            <text:p>0.31628027939148</text:p>
          </table:table-cell>
          <table:table-cell office:value-type="float" office:value="0.306712554754374" calcext:value-type="float">
            <text:p>0.306712554754374</text:p>
          </table:table-cell>
          <table:table-cell office:value-type="float" office:value="0.284946092670206" calcext:value-type="float">
            <text:p>0.284946092670206</text:p>
          </table:table-cell>
          <table:table-cell office:value-type="float" office:value="0.323824887999157" calcext:value-type="float">
            <text:p>0.323824887999157</text:p>
          </table:table-cell>
          <table:table-cell office:value-type="float" office:value="0.241263457102158" calcext:value-type="float">
            <text:p>0.241263457102158</text:p>
          </table:table-cell>
          <table:table-cell office:value-type="float" office:value="0.292075192430239" calcext:value-type="float">
            <text:p>0.292075192430239</text:p>
          </table:table-cell>
          <table:table-cell office:value-type="float" office:value="0.346507251826341" calcext:value-type="float">
            <text:p>0.346507251826341</text:p>
          </table:table-cell>
          <table:table-cell office:value-type="float" office:value="0.291385547769407" calcext:value-type="float">
            <text:p>0.291385547769407</text:p>
          </table:table-cell>
          <table:table-cell office:value-type="float" office:value="0.333801862263347" calcext:value-type="float">
            <text:p>0.333801862263347</text:p>
          </table:table-cell>
          <table:table-cell office:value-type="float" office:value="0.25109619981183" calcext:value-type="float">
            <text:p>0.25109619981183</text:p>
          </table:table-cell>
          <table:table-cell office:value-type="float" office:value="0.339809626656905" calcext:value-type="float">
            <text:p>0.339809626656905</text:p>
          </table:table-cell>
          <table:table-cell office:value-type="float" office:value="0.296831115950514" calcext:value-type="float">
            <text:p>0.296831115950514</text:p>
          </table:table-cell>
          <table:table-cell office:value-type="float" office:value="0.246909923243683" calcext:value-type="float">
            <text:p>0.246909923243683</text:p>
          </table:table-cell>
          <table:table-cell office:value-type="float" office:value="0.307911113726543" calcext:value-type="float">
            <text:p>0.307911113726543</text:p>
          </table:table-cell>
          <table:table-cell office:value-type="float" office:value="0.188882484726662" calcext:value-type="float">
            <text:p>0.188882484726662</text:p>
          </table:table-cell>
          <table:table-cell office:value-type="float" office:value="0.225105542834089" calcext:value-type="float">
            <text:p>0.225105542834089</text:p>
          </table:table-cell>
          <table:table-cell office:value-type="float" office:value="0.347606027234585" calcext:value-type="float">
            <text:p>0.347606027234585</text:p>
          </table:table-cell>
          <table:table-cell office:value-type="float" office:value="0.30067203954669" calcext:value-type="float">
            <text:p>0.30067203954669</text:p>
          </table:table-cell>
          <table:table-cell office:value-type="float" office:value="0.375618674973068" calcext:value-type="float">
            <text:p>0.375618674973068</text:p>
          </table:table-cell>
          <table:table-cell office:value-type="float" office:value="0.353618371509628" calcext:value-type="float">
            <text:p>0.353618371509628</text:p>
          </table:table-cell>
          <table:table-cell office:value-type="float" office:value="0.267593435408682" calcext:value-type="float">
            <text:p>0.267593435408682</text:p>
          </table:table-cell>
          <table:table-cell office:value-type="float" office:value="0.296522895225723" calcext:value-type="float">
            <text:p>0.296522895225723</text:p>
          </table:table-cell>
          <table:table-cell office:value-type="float" office:value="0.310846579858554" calcext:value-type="float">
            <text:p>0.310846579858554</text:p>
          </table:table-cell>
          <table:table-cell office:value-type="float" office:value="0.237822288933412" calcext:value-type="float">
            <text:p>0.237822288933412</text:p>
          </table:table-cell>
          <table:table-cell office:value-type="float" office:value="0.267140443599208" calcext:value-type="float">
            <text:p>0.267140443599208</text:p>
          </table:table-cell>
          <table:table-cell office:value-type="float" office:value="0.304696801666166" calcext:value-type="float">
            <text:p>0.304696801666166</text:p>
          </table:table-cell>
          <table:table-cell office:value-type="float" office:value="0.212584438440634" calcext:value-type="float">
            <text:p>0.212584438440634</text:p>
          </table:table-cell>
          <table:table-cell office:value-type="float" office:value="0.314213157807811" calcext:value-type="float">
            <text:p>0.314213157807811</text:p>
          </table:table-cell>
          <table:table-cell office:value-type="float" office:value="0.237333383263768" calcext:value-type="float">
            <text:p>0.237333383263768</text:p>
          </table:table-cell>
          <table:table-cell office:value-type="float" office:value="0.285113321091637" calcext:value-type="float">
            <text:p>0.285113321091637</text:p>
          </table:table-cell>
          <table:table-cell office:value-type="float" office:value="0.277991059660841" calcext:value-type="float">
            <text:p>0.277991059660841</text:p>
          </table:table-cell>
          <table:table-cell office:value-type="float" office:value="0.414638146845057" calcext:value-type="float">
            <text:p>0.414638146845057</text:p>
          </table:table-cell>
          <table:table-cell office:value-type="float" office:value="0.272731045174369" calcext:value-type="float">
            <text:p>0.272731045174369</text:p>
          </table:table-cell>
          <table:table-cell office:value-type="float" office:value="0.275997750506806" calcext:value-type="float">
            <text:p>0.275997750506806</text:p>
          </table:table-cell>
          <table:table-cell office:value-type="float" office:value="0.359312204260658" calcext:value-type="float">
            <text:p>0.359312204260658</text:p>
          </table:table-cell>
          <table:table-cell office:value-type="float" office:value="0.312191841535658" calcext:value-type="float">
            <text:p>0.312191841535658</text:p>
          </table:table-cell>
          <table:table-cell office:value-type="float" office:value="0.35716727967006" calcext:value-type="float">
            <text:p>0.35716727967006</text:p>
          </table:table-cell>
          <table:table-cell office:value-type="float" office:value="0.311510807897187" calcext:value-type="float">
            <text:p>0.311510807897187</text:p>
          </table:table-cell>
          <table:table-cell office:value-type="float" office:value="0.277795598078847" calcext:value-type="float">
            <text:p>0.277795598078847</text:p>
          </table:table-cell>
          <table:table-cell office:value-type="float" office:value="0.232994341878954" calcext:value-type="float">
            <text:p>0.232994341878954</text:p>
          </table:table-cell>
          <table:table-cell office:value-type="float" office:value="0.33584647861782" calcext:value-type="float">
            <text:p>0.33584647861782</text:p>
          </table:table-cell>
          <table:table-cell office:value-type="float" office:value="0.316100363625454" calcext:value-type="float">
            <text:p>0.316100363625454</text:p>
          </table:table-cell>
          <table:table-cell office:value-type="float" office:value="0.255570784379583" calcext:value-type="float">
            <text:p>0.255570784379583</text:p>
          </table:table-cell>
          <table:table-cell office:value-type="float" office:value="0.340681801269007" calcext:value-type="float">
            <text:p>0.340681801269007</text:p>
          </table:table-cell>
          <table:table-cell office:value-type="float" office:value="0.246846227800544" calcext:value-type="float">
            <text:p>0.246846227800544</text:p>
          </table:table-cell>
          <table:table-cell office:value-type="float" office:value="0.238446632748721" calcext:value-type="float">
            <text:p>0.238446632748721</text:p>
          </table:table-cell>
          <table:table-cell office:value-type="float" office:value="0.293100380334235" calcext:value-type="float">
            <text:p>0.293100380334235</text:p>
          </table:table-cell>
          <table:table-cell office:value-type="float" office:value="0.240217289109717" calcext:value-type="float">
            <text:p>0.240217289109717</text:p>
          </table:table-cell>
          <table:table-cell office:value-type="float" office:value="0.294013720624494" calcext:value-type="float">
            <text:p>0.294013720624494</text:p>
          </table:table-cell>
          <table:table-cell office:value-type="float" office:value="0.260942035931037" calcext:value-type="float">
            <text:p>0.260942035931037</text:p>
          </table:table-cell>
          <table:table-cell office:value-type="float" office:value="0.278172177536195" calcext:value-type="float">
            <text:p>0.278172177536195</text:p>
          </table:table-cell>
          <table:table-cell office:value-type="float" office:value="0.265875415453113" calcext:value-type="float">
            <text:p>0.265875415453113</text:p>
          </table:table-cell>
          <table:table-cell office:value-type="float" office:value="0.316011985900174" calcext:value-type="float">
            <text:p>0.316011985900174</text:p>
          </table:table-cell>
          <table:table-cell office:value-type="float" office:value="0.230286221317814" calcext:value-type="float">
            <text:p>0.230286221317814</text:p>
          </table:table-cell>
          <table:table-cell office:value-type="float" office:value="0.269056883466535" calcext:value-type="float">
            <text:p>0.269056883466535</text:p>
          </table:table-cell>
          <table:table-cell office:value-type="float" office:value="0.268716964481727" calcext:value-type="float">
            <text:p>0.268716964481727</text:p>
          </table:table-cell>
          <table:table-cell office:value-type="float" office:value="0.30933041749346" calcext:value-type="float">
            <text:p>0.30933041749346</text:p>
          </table:table-cell>
          <table:table-cell office:value-type="float" office:value="0.231557503985937" calcext:value-type="float">
            <text:p>0.231557503985937</text:p>
          </table:table-cell>
          <table:table-cell office:value-type="float" office:value="0.379859416743801" calcext:value-type="float">
            <text:p>0.379859416743801</text:p>
          </table:table-cell>
          <table:table-cell office:value-type="float" office:value="0.242752361799528" calcext:value-type="float">
            <text:p>0.242752361799528</text:p>
          </table:table-cell>
          <table:table-cell office:value-type="float" office:value="0.238332353499207" calcext:value-type="float">
            <text:p>0.238332353499207</text:p>
          </table:table-cell>
          <table:table-cell office:value-type="float" office:value="0.207597446180563" calcext:value-type="float">
            <text:p>0.207597446180563</text:p>
          </table:table-cell>
          <table:table-cell office:value-type="float" office:value="0.252649674485963" calcext:value-type="float">
            <text:p>0.252649674485963</text:p>
          </table:table-cell>
          <table:table-cell office:value-type="float" office:value="0.246073727707006" calcext:value-type="float">
            <text:p>0.246073727707006</text:p>
          </table:table-cell>
          <table:table-cell office:value-type="float" office:value="0.267551609526214" calcext:value-type="float">
            <text:p>0.267551609526214</text:p>
          </table:table-cell>
          <table:table-cell office:value-type="float" office:value="0.357307088284599" calcext:value-type="float">
            <text:p>0.357307088284599</text:p>
          </table:table-cell>
          <table:table-cell office:value-type="float" office:value="0.191298367154917" calcext:value-type="float">
            <text:p>0.191298367154917</text:p>
          </table:table-cell>
          <table:table-cell office:value-type="float" office:value="0.337342074079784" calcext:value-type="float">
            <text:p>0.337342074079784</text:p>
          </table:table-cell>
          <table:table-cell office:value-type="float" office:value="0.313229997985815" calcext:value-type="float">
            <text:p>0.313229997985815</text:p>
          </table:table-cell>
          <table:table-cell office:value-type="float" office:value="0.284463979372959" calcext:value-type="float">
            <text:p>0.284463979372959</text:p>
          </table:table-cell>
          <table:table-cell office:value-type="float" office:value="0.300392370615609" calcext:value-type="float">
            <text:p>0.300392370615609</text:p>
          </table:table-cell>
          <table:table-cell office:value-type="float" office:value="0.217239621239881" calcext:value-type="float">
            <text:p>0.217239621239881</text:p>
          </table:table-cell>
          <table:table-cell office:value-type="float" office:value="0.283098895641331" calcext:value-type="float">
            <text:p>0.283098895641331</text:p>
          </table:table-cell>
          <table:table-cell table:formula="of:=MAX([.$B8:.$IW8])" office:value-type="float" office:value="0.448929687896477" calcext:value-type="float">
            <text:p>0.448929687896477</text:p>
          </table:table-cell>
          <table:table-cell table:number-columns-repeated="7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0292970959992" calcext:value-type="float">
            <text:p>0.260292970959992</text:p>
          </table:table-cell>
          <table:table-cell office:value-type="float" office:value="0.327690706629724" calcext:value-type="float">
            <text:p>0.327690706629724</text:p>
          </table:table-cell>
          <table:table-cell office:value-type="float" office:value="0.269075631504031" calcext:value-type="float">
            <text:p>0.269075631504031</text:p>
          </table:table-cell>
          <table:table-cell office:value-type="float" office:value="0.227818524750924" calcext:value-type="float">
            <text:p>0.227818524750924</text:p>
          </table:table-cell>
          <table:table-cell office:value-type="float" office:value="0.295622923300679" calcext:value-type="float">
            <text:p>0.295622923300679</text:p>
          </table:table-cell>
          <table:table-cell office:value-type="float" office:value="0.207242545097014" calcext:value-type="float">
            <text:p>0.207242545097014</text:p>
          </table:table-cell>
          <table:table-cell office:value-type="float" office:value="0.2641775451699" calcext:value-type="float">
            <text:p>0.2641775451699</text:p>
          </table:table-cell>
          <table:table-cell office:value-type="float" office:value="0.232229316242113" calcext:value-type="float">
            <text:p>0.232229316242113</text:p>
          </table:table-cell>
          <table:table-cell office:value-type="float" office:value="0.321262402694856" calcext:value-type="float">
            <text:p>0.321262402694856</text:p>
          </table:table-cell>
          <table:table-cell office:value-type="float" office:value="0.397011083175296" calcext:value-type="float">
            <text:p>0.397011083175296</text:p>
          </table:table-cell>
          <table:table-cell office:value-type="float" office:value="0.282896924171865" calcext:value-type="float">
            <text:p>0.282896924171865</text:p>
          </table:table-cell>
          <table:table-cell office:value-type="float" office:value="0.324700488598442" calcext:value-type="float">
            <text:p>0.324700488598442</text:p>
          </table:table-cell>
          <table:table-cell office:value-type="float" office:value="0.247388266163365" calcext:value-type="float">
            <text:p>0.247388266163365</text:p>
          </table:table-cell>
          <table:table-cell office:value-type="float" office:value="0.278005814986588" calcext:value-type="float">
            <text:p>0.278005814986588</text:p>
          </table:table-cell>
          <table:table-cell office:value-type="float" office:value="0.258490500759407" calcext:value-type="float">
            <text:p>0.258490500759407</text:p>
          </table:table-cell>
          <table:table-cell office:value-type="float" office:value="0.295105141703437" calcext:value-type="float">
            <text:p>0.295105141703437</text:p>
          </table:table-cell>
          <table:table-cell office:value-type="float" office:value="0.346148672810258" calcext:value-type="float">
            <text:p>0.346148672810258</text:p>
          </table:table-cell>
          <table:table-cell office:value-type="float" office:value="0.366941314514461" calcext:value-type="float">
            <text:p>0.366941314514461</text:p>
          </table:table-cell>
          <table:table-cell office:value-type="float" office:value="0.33989705455632" calcext:value-type="float">
            <text:p>0.33989705455632</text:p>
          </table:table-cell>
          <table:table-cell office:value-type="float" office:value="0.274631762337507" calcext:value-type="float">
            <text:p>0.274631762337507</text:p>
          </table:table-cell>
          <table:table-cell office:value-type="float" office:value="0.333770111205268" calcext:value-type="float">
            <text:p>0.333770111205268</text:p>
          </table:table-cell>
          <table:table-cell office:value-type="float" office:value="0.267014556421863" calcext:value-type="float">
            <text:p>0.267014556421863</text:p>
          </table:table-cell>
          <table:table-cell office:value-type="float" office:value="0.252522696916458" calcext:value-type="float">
            <text:p>0.252522696916458</text:p>
          </table:table-cell>
          <table:table-cell office:value-type="float" office:value="0.21135381085276" calcext:value-type="float">
            <text:p>0.21135381085276</text:p>
          </table:table-cell>
          <table:table-cell office:value-type="float" office:value="0.253814747172805" calcext:value-type="float">
            <text:p>0.253814747172805</text:p>
          </table:table-cell>
          <table:table-cell office:value-type="float" office:value="0.300339643349152" calcext:value-type="float">
            <text:p>0.300339643349152</text:p>
          </table:table-cell>
          <table:table-cell office:value-type="float" office:value="0.334508971759718" calcext:value-type="float">
            <text:p>0.334508971759718</text:p>
          </table:table-cell>
          <table:table-cell office:value-type="float" office:value="0.354392391618237" calcext:value-type="float">
            <text:p>0.354392391618237</text:p>
          </table:table-cell>
          <table:table-cell office:value-type="float" office:value="0.31671963189176" calcext:value-type="float">
            <text:p>0.31671963189176</text:p>
          </table:table-cell>
          <table:table-cell office:value-type="float" office:value="0.297121640221837" calcext:value-type="float">
            <text:p>0.297121640221837</text:p>
          </table:table-cell>
          <table:table-cell office:value-type="float" office:value="0.270281127011135" calcext:value-type="float">
            <text:p>0.270281127011135</text:p>
          </table:table-cell>
          <table:table-cell office:value-type="float" office:value="0.244711590082591" calcext:value-type="float">
            <text:p>0.244711590082591</text:p>
          </table:table-cell>
          <table:table-cell office:value-type="float" office:value="0.220899742038707" calcext:value-type="float">
            <text:p>0.220899742038707</text:p>
          </table:table-cell>
          <table:table-cell office:value-type="float" office:value="0.424284704276815" calcext:value-type="float">
            <text:p>0.424284704276815</text:p>
          </table:table-cell>
          <table:table-cell office:value-type="float" office:value="0.301084635122942" calcext:value-type="float">
            <text:p>0.301084635122942</text:p>
          </table:table-cell>
          <table:table-cell office:value-type="float" office:value="0.272010557991113" calcext:value-type="float">
            <text:p>0.272010557991113</text:p>
          </table:table-cell>
          <table:table-cell office:value-type="float" office:value="0.283243698206844" calcext:value-type="float">
            <text:p>0.283243698206844</text:p>
          </table:table-cell>
          <table:table-cell office:value-type="float" office:value="0.274783149120791" calcext:value-type="float">
            <text:p>0.274783149120791</text:p>
          </table:table-cell>
          <table:table-cell office:value-type="float" office:value="0.269863996256792" calcext:value-type="float">
            <text:p>0.269863996256792</text:p>
          </table:table-cell>
          <table:table-cell office:value-type="float" office:value="0.354942314770497" calcext:value-type="float">
            <text:p>0.354942314770497</text:p>
          </table:table-cell>
          <table:table-cell office:value-type="float" office:value="0.278518099119309" calcext:value-type="float">
            <text:p>0.278518099119309</text:p>
          </table:table-cell>
          <table:table-cell office:value-type="float" office:value="0.363654032344748" calcext:value-type="float">
            <text:p>0.363654032344748</text:p>
          </table:table-cell>
          <table:table-cell office:value-type="float" office:value="0.201019015754786" calcext:value-type="float">
            <text:p>0.201019015754786</text:p>
          </table:table-cell>
          <table:table-cell office:value-type="float" office:value="0.289562902042302" calcext:value-type="float">
            <text:p>0.289562902042302</text:p>
          </table:table-cell>
          <table:table-cell office:value-type="float" office:value="0.33391144222193" calcext:value-type="float">
            <text:p>0.33391144222193</text:p>
          </table:table-cell>
          <table:table-cell office:value-type="float" office:value="0.247685648765269" calcext:value-type="float">
            <text:p>0.247685648765269</text:p>
          </table:table-cell>
          <table:table-cell office:value-type="float" office:value="0.286138278468423" calcext:value-type="float">
            <text:p>0.286138278468423</text:p>
          </table:table-cell>
          <table:table-cell office:value-type="float" office:value="0.387812776946068" calcext:value-type="float">
            <text:p>0.387812776946068</text:p>
          </table:table-cell>
          <table:table-cell office:value-type="float" office:value="0.227866876180975" calcext:value-type="float">
            <text:p>0.227866876180975</text:p>
          </table:table-cell>
          <table:table-cell office:value-type="float" office:value="0.224513034821314" calcext:value-type="float">
            <text:p>0.224513034821314</text:p>
          </table:table-cell>
          <table:table-cell office:value-type="float" office:value="0.268788191686158" calcext:value-type="float">
            <text:p>0.268788191686158</text:p>
          </table:table-cell>
          <table:table-cell office:value-type="float" office:value="0.324619076476887" calcext:value-type="float">
            <text:p>0.324619076476887</text:p>
          </table:table-cell>
          <table:table-cell office:value-type="float" office:value="0.274363563472428" calcext:value-type="float">
            <text:p>0.274363563472428</text:p>
          </table:table-cell>
          <table:table-cell office:value-type="float" office:value="0.263525381865893" calcext:value-type="float">
            <text:p>0.263525381865893</text:p>
          </table:table-cell>
          <table:table-cell office:value-type="float" office:value="0.325145371400405" calcext:value-type="float">
            <text:p>0.325145371400405</text:p>
          </table:table-cell>
          <table:table-cell office:value-type="float" office:value="0.252824362801578" calcext:value-type="float">
            <text:p>0.252824362801578</text:p>
          </table:table-cell>
          <table:table-cell office:value-type="float" office:value="0.363056259076899" calcext:value-type="float">
            <text:p>0.363056259076899</text:p>
          </table:table-cell>
          <table:table-cell office:value-type="float" office:value="0.355339148675063" calcext:value-type="float">
            <text:p>0.355339148675063</text:p>
          </table:table-cell>
          <table:table-cell office:value-type="float" office:value="0.376941104867589" calcext:value-type="float">
            <text:p>0.376941104867589</text:p>
          </table:table-cell>
          <table:table-cell office:value-type="float" office:value="0.394283879370058" calcext:value-type="float">
            <text:p>0.394283879370058</text:p>
          </table:table-cell>
          <table:table-cell office:value-type="float" office:value="0.317487308034561" calcext:value-type="float">
            <text:p>0.317487308034561</text:p>
          </table:table-cell>
          <table:table-cell office:value-type="float" office:value="0.29044219814134" calcext:value-type="float">
            <text:p>0.29044219814134</text:p>
          </table:table-cell>
          <table:table-cell office:value-type="float" office:value="0.216868001432794" calcext:value-type="float">
            <text:p>0.216868001432794</text:p>
          </table:table-cell>
          <table:table-cell office:value-type="float" office:value="0.223131257246971" calcext:value-type="float">
            <text:p>0.223131257246971</text:p>
          </table:table-cell>
          <table:table-cell office:value-type="float" office:value="0.41672116350355" calcext:value-type="float">
            <text:p>0.41672116350355</text:p>
          </table:table-cell>
          <table:table-cell office:value-type="float" office:value="0.336272016736426" calcext:value-type="float">
            <text:p>0.336272016736426</text:p>
          </table:table-cell>
          <table:table-cell office:value-type="float" office:value="0.241476884385973" calcext:value-type="float">
            <text:p>0.241476884385973</text:p>
          </table:table-cell>
          <table:table-cell office:value-type="float" office:value="0.408751487010084" calcext:value-type="float">
            <text:p>0.408751487010084</text:p>
          </table:table-cell>
          <table:table-cell office:value-type="float" office:value="0.210184374518113" calcext:value-type="float">
            <text:p>0.210184374518113</text:p>
          </table:table-cell>
          <table:table-cell office:value-type="float" office:value="0.309637919195559" calcext:value-type="float">
            <text:p>0.309637919195559</text:p>
          </table:table-cell>
          <table:table-cell office:value-type="float" office:value="0.319804237253514" calcext:value-type="float">
            <text:p>0.319804237253514</text:p>
          </table:table-cell>
          <table:table-cell office:value-type="float" office:value="0.385020860679179" calcext:value-type="float">
            <text:p>0.385020860679179</text:p>
          </table:table-cell>
          <table:table-cell office:value-type="float" office:value="0.309421594875118" calcext:value-type="float">
            <text:p>0.309421594875118</text:p>
          </table:table-cell>
          <table:table-cell office:value-type="float" office:value="0.292594251990598" calcext:value-type="float">
            <text:p>0.292594251990598</text:p>
          </table:table-cell>
          <table:table-cell office:value-type="float" office:value="0.3414831673888" calcext:value-type="float">
            <text:p>0.3414831673888</text:p>
          </table:table-cell>
          <table:table-cell office:value-type="float" office:value="0.35935746684707" calcext:value-type="float">
            <text:p>0.35935746684707</text:p>
          </table:table-cell>
          <table:table-cell office:value-type="float" office:value="0.345511950682262" calcext:value-type="float">
            <text:p>0.345511950682262</text:p>
          </table:table-cell>
          <table:table-cell office:value-type="float" office:value="0.378176003471789" calcext:value-type="float">
            <text:p>0.378176003471789</text:p>
          </table:table-cell>
          <table:table-cell office:value-type="float" office:value="0.303371630941145" calcext:value-type="float">
            <text:p>0.303371630941145</text:p>
          </table:table-cell>
          <table:table-cell office:value-type="float" office:value="0.28248839232012" calcext:value-type="float">
            <text:p>0.28248839232012</text:p>
          </table:table-cell>
          <table:table-cell office:value-type="float" office:value="0.355874354335853" calcext:value-type="float">
            <text:p>0.355874354335853</text:p>
          </table:table-cell>
          <table:table-cell office:value-type="float" office:value="0.364354133918361" calcext:value-type="float">
            <text:p>0.364354133918361</text:p>
          </table:table-cell>
          <table:table-cell office:value-type="float" office:value="0.28512206837506" calcext:value-type="float">
            <text:p>0.28512206837506</text:p>
          </table:table-cell>
          <table:table-cell office:value-type="float" office:value="0.239331056294149" calcext:value-type="float">
            <text:p>0.239331056294149</text:p>
          </table:table-cell>
          <table:table-cell office:value-type="float" office:value="0.347105549464217" calcext:value-type="float">
            <text:p>0.347105549464217</text:p>
          </table:table-cell>
          <table:table-cell office:value-type="float" office:value="0.274221055455703" calcext:value-type="float">
            <text:p>0.274221055455703</text:p>
          </table:table-cell>
          <table:table-cell office:value-type="float" office:value="0.298559200301801" calcext:value-type="float">
            <text:p>0.298559200301801</text:p>
          </table:table-cell>
          <table:table-cell office:value-type="float" office:value="0.322124245392474" calcext:value-type="float">
            <text:p>0.322124245392474</text:p>
          </table:table-cell>
          <table:table-cell office:value-type="float" office:value="0.317721734069349" calcext:value-type="float">
            <text:p>0.317721734069349</text:p>
          </table:table-cell>
          <table:table-cell office:value-type="float" office:value="0.287365451493415" calcext:value-type="float">
            <text:p>0.287365451493415</text:p>
          </table:table-cell>
          <table:table-cell office:value-type="float" office:value="0.342112735975346" calcext:value-type="float">
            <text:p>0.342112735975346</text:p>
          </table:table-cell>
          <table:table-cell office:value-type="float" office:value="0.303010879854223" calcext:value-type="float">
            <text:p>0.303010879854223</text:p>
          </table:table-cell>
          <table:table-cell office:value-type="float" office:value="0.387959850263389" calcext:value-type="float">
            <text:p>0.387959850263389</text:p>
          </table:table-cell>
          <table:table-cell office:value-type="float" office:value="0.255388702085212" calcext:value-type="float">
            <text:p>0.255388702085212</text:p>
          </table:table-cell>
          <table:table-cell office:value-type="float" office:value="0.352031397852847" calcext:value-type="float">
            <text:p>0.352031397852847</text:p>
          </table:table-cell>
          <table:table-cell office:value-type="float" office:value="0.247889098048249" calcext:value-type="float">
            <text:p>0.247889098048249</text:p>
          </table:table-cell>
          <table:table-cell office:value-type="float" office:value="0.391241207786066" calcext:value-type="float">
            <text:p>0.391241207786066</text:p>
          </table:table-cell>
          <table:table-cell office:value-type="float" office:value="0.234128623003403" calcext:value-type="float">
            <text:p>0.234128623003403</text:p>
          </table:table-cell>
          <table:table-cell office:value-type="float" office:value="0.183969555497223" calcext:value-type="float">
            <text:p>0.183969555497223</text:p>
          </table:table-cell>
          <table:table-cell office:value-type="float" office:value="0.352258947939954" calcext:value-type="float">
            <text:p>0.352258947939954</text:p>
          </table:table-cell>
          <table:table-cell office:value-type="float" office:value="0.339815643080854" calcext:value-type="float">
            <text:p>0.339815643080854</text:p>
          </table:table-cell>
          <table:table-cell office:value-type="float" office:value="0.28473507710256" calcext:value-type="float">
            <text:p>0.28473507710256</text:p>
          </table:table-cell>
          <table:table-cell office:value-type="float" office:value="0.288156831798621" calcext:value-type="float">
            <text:p>0.288156831798621</text:p>
          </table:table-cell>
          <table:table-cell office:value-type="float" office:value="0.329988750915317" calcext:value-type="float">
            <text:p>0.329988750915317</text:p>
          </table:table-cell>
          <table:table-cell office:value-type="float" office:value="0.253195830529878" calcext:value-type="float">
            <text:p>0.253195830529878</text:p>
          </table:table-cell>
          <table:table-cell office:value-type="float" office:value="0.315207306999567" calcext:value-type="float">
            <text:p>0.315207306999567</text:p>
          </table:table-cell>
          <table:table-cell office:value-type="float" office:value="0.255698598988194" calcext:value-type="float">
            <text:p>0.255698598988194</text:p>
          </table:table-cell>
          <table:table-cell office:value-type="float" office:value="0.290864635275206" calcext:value-type="float">
            <text:p>0.290864635275206</text:p>
          </table:table-cell>
          <table:table-cell office:value-type="float" office:value="0.253857668497901" calcext:value-type="float">
            <text:p>0.253857668497901</text:p>
          </table:table-cell>
          <table:table-cell office:value-type="float" office:value="0.301500285960054" calcext:value-type="float">
            <text:p>0.301500285960054</text:p>
          </table:table-cell>
          <table:table-cell office:value-type="float" office:value="0.315333371236418" calcext:value-type="float">
            <text:p>0.315333371236418</text:p>
          </table:table-cell>
          <table:table-cell office:value-type="float" office:value="0.28971265771111" calcext:value-type="float">
            <text:p>0.28971265771111</text:p>
          </table:table-cell>
          <table:table-cell office:value-type="float" office:value="0.29466676918196" calcext:value-type="float">
            <text:p>0.29466676918196</text:p>
          </table:table-cell>
          <table:table-cell office:value-type="float" office:value="0.230592574791985" calcext:value-type="float">
            <text:p>0.230592574791985</text:p>
          </table:table-cell>
          <table:table-cell office:value-type="float" office:value="0.360331591782232" calcext:value-type="float">
            <text:p>0.360331591782232</text:p>
          </table:table-cell>
          <table:table-cell office:value-type="float" office:value="0.323588835849309" calcext:value-type="float">
            <text:p>0.323588835849309</text:p>
          </table:table-cell>
          <table:table-cell office:value-type="float" office:value="0.29006930013709" calcext:value-type="float">
            <text:p>0.29006930013709</text:p>
          </table:table-cell>
          <table:table-cell office:value-type="float" office:value="0.216470807717329" calcext:value-type="float">
            <text:p>0.216470807717329</text:p>
          </table:table-cell>
          <table:table-cell office:value-type="float" office:value="0.224663000160934" calcext:value-type="float">
            <text:p>0.224663000160934</text:p>
          </table:table-cell>
          <table:table-cell office:value-type="float" office:value="0.299155797588744" calcext:value-type="float">
            <text:p>0.299155797588744</text:p>
          </table:table-cell>
          <table:table-cell office:value-type="float" office:value="0.263829736978622" calcext:value-type="float">
            <text:p>0.263829736978622</text:p>
          </table:table-cell>
          <table:table-cell office:value-type="float" office:value="0.306613515329189" calcext:value-type="float">
            <text:p>0.306613515329189</text:p>
          </table:table-cell>
          <table:table-cell office:value-type="float" office:value="0.285112584244732" calcext:value-type="float">
            <text:p>0.285112584244732</text:p>
          </table:table-cell>
          <table:table-cell office:value-type="float" office:value="0.276275667976407" calcext:value-type="float">
            <text:p>0.276275667976407</text:p>
          </table:table-cell>
          <table:table-cell office:value-type="float" office:value="0.282533223977074" calcext:value-type="float">
            <text:p>0.282533223977074</text:p>
          </table:table-cell>
          <table:table-cell office:value-type="float" office:value="0.284418197318055" calcext:value-type="float">
            <text:p>0.284418197318055</text:p>
          </table:table-cell>
          <table:table-cell office:value-type="float" office:value="0.349355434061989" calcext:value-type="float">
            <text:p>0.349355434061989</text:p>
          </table:table-cell>
          <table:table-cell office:value-type="float" office:value="0.298214093078199" calcext:value-type="float">
            <text:p>0.298214093078199</text:p>
          </table:table-cell>
          <table:table-cell office:value-type="float" office:value="0.332849429632848" calcext:value-type="float">
            <text:p>0.332849429632848</text:p>
          </table:table-cell>
          <table:table-cell office:value-type="float" office:value="0.285603105247378" calcext:value-type="float">
            <text:p>0.285603105247378</text:p>
          </table:table-cell>
          <table:table-cell office:value-type="float" office:value="0.337883670072747" calcext:value-type="float">
            <text:p>0.337883670072747</text:p>
          </table:table-cell>
          <table:table-cell office:value-type="float" office:value="0.269937105713764" calcext:value-type="float">
            <text:p>0.269937105713764</text:p>
          </table:table-cell>
          <table:table-cell office:value-type="float" office:value="0.240396849650266" calcext:value-type="float">
            <text:p>0.240396849650266</text:p>
          </table:table-cell>
          <table:table-cell office:value-type="float" office:value="0.232818955803091" calcext:value-type="float">
            <text:p>0.232818955803091</text:p>
          </table:table-cell>
          <table:table-cell office:value-type="float" office:value="0.254520836610781" calcext:value-type="float">
            <text:p>0.254520836610781</text:p>
          </table:table-cell>
          <table:table-cell office:value-type="float" office:value="0.307375816116943" calcext:value-type="float">
            <text:p>0.307375816116943</text:p>
          </table:table-cell>
          <table:table-cell office:value-type="float" office:value="0.329786941961547" calcext:value-type="float">
            <text:p>0.329786941961547</text:p>
          </table:table-cell>
          <table:table-cell office:value-type="float" office:value="0.293234075857101" calcext:value-type="float">
            <text:p>0.293234075857101</text:p>
          </table:table-cell>
          <table:table-cell office:value-type="float" office:value="0.367898687961115" calcext:value-type="float">
            <text:p>0.367898687961115</text:p>
          </table:table-cell>
          <table:table-cell office:value-type="float" office:value="0.283368156278779" calcext:value-type="float">
            <text:p>0.283368156278779</text:p>
          </table:table-cell>
          <table:table-cell office:value-type="float" office:value="0.257277764473593" calcext:value-type="float">
            <text:p>0.257277764473593</text:p>
          </table:table-cell>
          <table:table-cell office:value-type="float" office:value="0.34868781899651" calcext:value-type="float">
            <text:p>0.34868781899651</text:p>
          </table:table-cell>
          <table:table-cell office:value-type="float" office:value="0.296529196305994" calcext:value-type="float">
            <text:p>0.296529196305994</text:p>
          </table:table-cell>
          <table:table-cell office:value-type="float" office:value="0.299730031146631" calcext:value-type="float">
            <text:p>0.299730031146631</text:p>
          </table:table-cell>
          <table:table-cell office:value-type="float" office:value="0.228755631433403" calcext:value-type="float">
            <text:p>0.228755631433403</text:p>
          </table:table-cell>
          <table:table-cell office:value-type="float" office:value="0.264772747256414" calcext:value-type="float">
            <text:p>0.264772747256414</text:p>
          </table:table-cell>
          <table:table-cell office:value-type="float" office:value="0.273178738124234" calcext:value-type="float">
            <text:p>0.273178738124234</text:p>
          </table:table-cell>
          <table:table-cell office:value-type="float" office:value="0.273803205069831" calcext:value-type="float">
            <text:p>0.273803205069831</text:p>
          </table:table-cell>
          <table:table-cell office:value-type="float" office:value="0.312916790969745" calcext:value-type="float">
            <text:p>0.312916790969745</text:p>
          </table:table-cell>
          <table:table-cell office:value-type="float" office:value="0.374791368716866" calcext:value-type="float">
            <text:p>0.374791368716866</text:p>
          </table:table-cell>
          <table:table-cell office:value-type="float" office:value="0.222968589965526" calcext:value-type="float">
            <text:p>0.222968589965526</text:p>
          </table:table-cell>
          <table:table-cell office:value-type="float" office:value="0.293204764770726" calcext:value-type="float">
            <text:p>0.293204764770726</text:p>
          </table:table-cell>
          <table:table-cell office:value-type="float" office:value="0.324894919251981" calcext:value-type="float">
            <text:p>0.324894919251981</text:p>
          </table:table-cell>
          <table:table-cell office:value-type="float" office:value="0.291719390530504" calcext:value-type="float">
            <text:p>0.291719390530504</text:p>
          </table:table-cell>
          <table:table-cell office:value-type="float" office:value="0.318389033113719" calcext:value-type="float">
            <text:p>0.318389033113719</text:p>
          </table:table-cell>
          <table:table-cell office:value-type="float" office:value="0.292028924239061" calcext:value-type="float">
            <text:p>0.292028924239061</text:p>
          </table:table-cell>
          <table:table-cell office:value-type="float" office:value="0.212371585857814" calcext:value-type="float">
            <text:p>0.212371585857814</text:p>
          </table:table-cell>
          <table:table-cell office:value-type="float" office:value="0.220309937878499" calcext:value-type="float">
            <text:p>0.220309937878499</text:p>
          </table:table-cell>
          <table:table-cell office:value-type="float" office:value="0.309791311409508" calcext:value-type="float">
            <text:p>0.309791311409508</text:p>
          </table:table-cell>
          <table:table-cell office:value-type="float" office:value="0.268171461773647" calcext:value-type="float">
            <text:p>0.268171461773647</text:p>
          </table:table-cell>
          <table:table-cell office:value-type="float" office:value="0.215315796145933" calcext:value-type="float">
            <text:p>0.215315796145933</text:p>
          </table:table-cell>
          <table:table-cell office:value-type="float" office:value="0.351204479155089" calcext:value-type="float">
            <text:p>0.351204479155089</text:p>
          </table:table-cell>
          <table:table-cell office:value-type="float" office:value="0.254726869615346" calcext:value-type="float">
            <text:p>0.254726869615346</text:p>
          </table:table-cell>
          <table:table-cell office:value-type="float" office:value="0.251947789269509" calcext:value-type="float">
            <text:p>0.251947789269509</text:p>
          </table:table-cell>
          <table:table-cell office:value-type="float" office:value="0.288506233891366" calcext:value-type="float">
            <text:p>0.288506233891366</text:p>
          </table:table-cell>
          <table:table-cell office:value-type="float" office:value="0.330931131510254" calcext:value-type="float">
            <text:p>0.330931131510254</text:p>
          </table:table-cell>
          <table:table-cell office:value-type="float" office:value="0.299692127222555" calcext:value-type="float">
            <text:p>0.299692127222555</text:p>
          </table:table-cell>
          <table:table-cell office:value-type="float" office:value="0.206139941500873" calcext:value-type="float">
            <text:p>0.206139941500873</text:p>
          </table:table-cell>
          <table:table-cell office:value-type="float" office:value="0.261947151501977" calcext:value-type="float">
            <text:p>0.261947151501977</text:p>
          </table:table-cell>
          <table:table-cell office:value-type="float" office:value="0.291769165857759" calcext:value-type="float">
            <text:p>0.291769165857759</text:p>
          </table:table-cell>
          <table:table-cell office:value-type="float" office:value="0.334693100213905" calcext:value-type="float">
            <text:p>0.334693100213905</text:p>
          </table:table-cell>
          <table:table-cell office:value-type="float" office:value="0.232449946805836" calcext:value-type="float">
            <text:p>0.232449946805836</text:p>
          </table:table-cell>
          <table:table-cell office:value-type="float" office:value="0.277958162891794" calcext:value-type="float">
            <text:p>0.277958162891794</text:p>
          </table:table-cell>
          <table:table-cell office:value-type="float" office:value="0.302674612599903" calcext:value-type="float">
            <text:p>0.302674612599903</text:p>
          </table:table-cell>
          <table:table-cell office:value-type="float" office:value="0.257034291347363" calcext:value-type="float">
            <text:p>0.257034291347363</text:p>
          </table:table-cell>
          <table:table-cell office:value-type="float" office:value="0.321981780427243" calcext:value-type="float">
            <text:p>0.321981780427243</text:p>
          </table:table-cell>
          <table:table-cell office:value-type="float" office:value="0.390161704937172" calcext:value-type="float">
            <text:p>0.390161704937172</text:p>
          </table:table-cell>
          <table:table-cell office:value-type="float" office:value="0.314821902714216" calcext:value-type="float">
            <text:p>0.314821902714216</text:p>
          </table:table-cell>
          <table:table-cell office:value-type="float" office:value="0.382654173710115" calcext:value-type="float">
            <text:p>0.382654173710115</text:p>
          </table:table-cell>
          <table:table-cell office:value-type="float" office:value="0.24155889794995" calcext:value-type="float">
            <text:p>0.24155889794995</text:p>
          </table:table-cell>
          <table:table-cell office:value-type="float" office:value="0.263297040747846" calcext:value-type="float">
            <text:p>0.263297040747846</text:p>
          </table:table-cell>
          <table:table-cell office:value-type="float" office:value="0.406093507560323" calcext:value-type="float">
            <text:p>0.406093507560323</text:p>
          </table:table-cell>
          <table:table-cell office:value-type="float" office:value="0.22646846411062" calcext:value-type="float">
            <text:p>0.22646846411062</text:p>
          </table:table-cell>
          <table:table-cell office:value-type="float" office:value="0.290587704930267" calcext:value-type="float">
            <text:p>0.290587704930267</text:p>
          </table:table-cell>
          <table:table-cell office:value-type="float" office:value="0.319196673044585" calcext:value-type="float">
            <text:p>0.319196673044585</text:p>
          </table:table-cell>
          <table:table-cell office:value-type="float" office:value="0.375165096964096" calcext:value-type="float">
            <text:p>0.375165096964096</text:p>
          </table:table-cell>
          <table:table-cell office:value-type="float" office:value="0.247802477677144" calcext:value-type="float">
            <text:p>0.247802477677144</text:p>
          </table:table-cell>
          <table:table-cell office:value-type="float" office:value="0.335743532150456" calcext:value-type="float">
            <text:p>0.335743532150456</text:p>
          </table:table-cell>
          <table:table-cell office:value-type="float" office:value="0.248264272955991" calcext:value-type="float">
            <text:p>0.248264272955991</text:p>
          </table:table-cell>
          <table:table-cell office:value-type="float" office:value="0.311064942264415" calcext:value-type="float">
            <text:p>0.311064942264415</text:p>
          </table:table-cell>
          <table:table-cell office:value-type="float" office:value="0.300977575886547" calcext:value-type="float">
            <text:p>0.300977575886547</text:p>
          </table:table-cell>
          <table:table-cell office:value-type="float" office:value="0.324832331655338" calcext:value-type="float">
            <text:p>0.324832331655338</text:p>
          </table:table-cell>
          <table:table-cell office:value-type="float" office:value="0.283184514034603" calcext:value-type="float">
            <text:p>0.283184514034603</text:p>
          </table:table-cell>
          <table:table-cell office:value-type="float" office:value="0.271288185590906" calcext:value-type="float">
            <text:p>0.271288185590906</text:p>
          </table:table-cell>
          <table:table-cell office:value-type="float" office:value="0.301953310138238" calcext:value-type="float">
            <text:p>0.301953310138238</text:p>
          </table:table-cell>
          <table:table-cell office:value-type="float" office:value="0.285669120172964" calcext:value-type="float">
            <text:p>0.285669120172964</text:p>
          </table:table-cell>
          <table:table-cell office:value-type="float" office:value="0.246063806604548" calcext:value-type="float">
            <text:p>0.246063806604548</text:p>
          </table:table-cell>
          <table:table-cell office:value-type="float" office:value="0.282370275636602" calcext:value-type="float">
            <text:p>0.282370275636602</text:p>
          </table:table-cell>
          <table:table-cell office:value-type="float" office:value="0.326646609823326" calcext:value-type="float">
            <text:p>0.326646609823326</text:p>
          </table:table-cell>
          <table:table-cell office:value-type="float" office:value="0.291522382985438" calcext:value-type="float">
            <text:p>0.291522382985438</text:p>
          </table:table-cell>
          <table:table-cell office:value-type="float" office:value="0.255272381565437" calcext:value-type="float">
            <text:p>0.255272381565437</text:p>
          </table:table-cell>
          <table:table-cell office:value-type="float" office:value="0.278622287457683" calcext:value-type="float">
            <text:p>0.278622287457683</text:p>
          </table:table-cell>
          <table:table-cell office:value-type="float" office:value="0.217502736461683" calcext:value-type="float">
            <text:p>0.217502736461683</text:p>
          </table:table-cell>
          <table:table-cell office:value-type="float" office:value="0.275685862471525" calcext:value-type="float">
            <text:p>0.275685862471525</text:p>
          </table:table-cell>
          <table:table-cell office:value-type="float" office:value="0.287233818350729" calcext:value-type="float">
            <text:p>0.287233818350729</text:p>
          </table:table-cell>
          <table:table-cell office:value-type="float" office:value="0.2692482094885" calcext:value-type="float">
            <text:p>0.2692482094885</text:p>
          </table:table-cell>
          <table:table-cell office:value-type="float" office:value="0.359551959120991" calcext:value-type="float">
            <text:p>0.359551959120991</text:p>
          </table:table-cell>
          <table:table-cell office:value-type="float" office:value="0.334114075481363" calcext:value-type="float">
            <text:p>0.334114075481363</text:p>
          </table:table-cell>
          <table:table-cell office:value-type="float" office:value="0.189374703586087" calcext:value-type="float">
            <text:p>0.189374703586087</text:p>
          </table:table-cell>
          <table:table-cell office:value-type="float" office:value="0.311058920965055" calcext:value-type="float">
            <text:p>0.311058920965055</text:p>
          </table:table-cell>
          <table:table-cell office:value-type="float" office:value="0.259588794735834" calcext:value-type="float">
            <text:p>0.259588794735834</text:p>
          </table:table-cell>
          <table:table-cell office:value-type="float" office:value="0.230969521682315" calcext:value-type="float">
            <text:p>0.230969521682315</text:p>
          </table:table-cell>
          <table:table-cell office:value-type="float" office:value="0.245117568569177" calcext:value-type="float">
            <text:p>0.245117568569177</text:p>
          </table:table-cell>
          <table:table-cell office:value-type="float" office:value="0.325569186300822" calcext:value-type="float">
            <text:p>0.325569186300822</text:p>
          </table:table-cell>
          <table:table-cell office:value-type="float" office:value="0.307370657513892" calcext:value-type="float">
            <text:p>0.307370657513892</text:p>
          </table:table-cell>
          <table:table-cell office:value-type="float" office:value="0.208737084277016" calcext:value-type="float">
            <text:p>0.208737084277016</text:p>
          </table:table-cell>
          <table:table-cell office:value-type="float" office:value="0.198781899120323" calcext:value-type="float">
            <text:p>0.198781899120323</text:p>
          </table:table-cell>
          <table:table-cell office:value-type="float" office:value="0.216406095208242" calcext:value-type="float">
            <text:p>0.216406095208242</text:p>
          </table:table-cell>
          <table:table-cell office:value-type="float" office:value="0.247351371385369" calcext:value-type="float">
            <text:p>0.247351371385369</text:p>
          </table:table-cell>
          <table:table-cell office:value-type="float" office:value="0.310555901968058" calcext:value-type="float">
            <text:p>0.310555901968058</text:p>
          </table:table-cell>
          <table:table-cell office:value-type="float" office:value="0.301265669928965" calcext:value-type="float">
            <text:p>0.301265669928965</text:p>
          </table:table-cell>
          <table:table-cell office:value-type="float" office:value="0.355959871525959" calcext:value-type="float">
            <text:p>0.355959871525959</text:p>
          </table:table-cell>
          <table:table-cell office:value-type="float" office:value="0.270659780454517" calcext:value-type="float">
            <text:p>0.270659780454517</text:p>
          </table:table-cell>
          <table:table-cell office:value-type="float" office:value="0.308568248394239" calcext:value-type="float">
            <text:p>0.308568248394239</text:p>
          </table:table-cell>
          <table:table-cell office:value-type="float" office:value="0.292634771930151" calcext:value-type="float">
            <text:p>0.292634771930151</text:p>
          </table:table-cell>
          <table:table-cell office:value-type="float" office:value="0.301080518036316" calcext:value-type="float">
            <text:p>0.301080518036316</text:p>
          </table:table-cell>
          <table:table-cell office:value-type="float" office:value="0.273333657231428" calcext:value-type="float">
            <text:p>0.273333657231428</text:p>
          </table:table-cell>
          <table:table-cell office:value-type="float" office:value="0.217874135727304" calcext:value-type="float">
            <text:p>0.217874135727304</text:p>
          </table:table-cell>
          <table:table-cell office:value-type="float" office:value="0.366716409908673" calcext:value-type="float">
            <text:p>0.366716409908673</text:p>
          </table:table-cell>
          <table:table-cell office:value-type="float" office:value="0.315939065017027" calcext:value-type="float">
            <text:p>0.315939065017027</text:p>
          </table:table-cell>
          <table:table-cell office:value-type="float" office:value="0.220228585113369" calcext:value-type="float">
            <text:p>0.220228585113369</text:p>
          </table:table-cell>
          <table:table-cell office:value-type="float" office:value="0.274148466562122" calcext:value-type="float">
            <text:p>0.274148466562122</text:p>
          </table:table-cell>
          <table:table-cell office:value-type="float" office:value="0.275370801214713" calcext:value-type="float">
            <text:p>0.275370801214713</text:p>
          </table:table-cell>
          <table:table-cell office:value-type="float" office:value="0.287160938870358" calcext:value-type="float">
            <text:p>0.287160938870358</text:p>
          </table:table-cell>
          <table:table-cell office:value-type="float" office:value="0.262198316529745" calcext:value-type="float">
            <text:p>0.262198316529745</text:p>
          </table:table-cell>
          <table:table-cell office:value-type="float" office:value="0.274707045591029" calcext:value-type="float">
            <text:p>0.274707045591029</text:p>
          </table:table-cell>
          <table:table-cell office:value-type="float" office:value="0.304883597268109" calcext:value-type="float">
            <text:p>0.304883597268109</text:p>
          </table:table-cell>
          <table:table-cell office:value-type="float" office:value="0.255546109019922" calcext:value-type="float">
            <text:p>0.255546109019922</text:p>
          </table:table-cell>
          <table:table-cell office:value-type="float" office:value="0.202239504006366" calcext:value-type="float">
            <text:p>0.202239504006366</text:p>
          </table:table-cell>
          <table:table-cell office:value-type="float" office:value="0.297091365409181" calcext:value-type="float">
            <text:p>0.297091365409181</text:p>
          </table:table-cell>
          <table:table-cell office:value-type="float" office:value="0.263674172233509" calcext:value-type="float">
            <text:p>0.263674172233509</text:p>
          </table:table-cell>
          <table:table-cell office:value-type="float" office:value="0.258982450916289" calcext:value-type="float">
            <text:p>0.258982450916289</text:p>
          </table:table-cell>
          <table:table-cell office:value-type="float" office:value="0.293353727959803" calcext:value-type="float">
            <text:p>0.293353727959803</text:p>
          </table:table-cell>
          <table:table-cell office:value-type="float" office:value="0.292020902599944" calcext:value-type="float">
            <text:p>0.292020902599944</text:p>
          </table:table-cell>
          <table:table-cell office:value-type="float" office:value="0.251461774961996" calcext:value-type="float">
            <text:p>0.251461774961996</text:p>
          </table:table-cell>
          <table:table-cell office:value-type="float" office:value="0.249237401120793" calcext:value-type="float">
            <text:p>0.249237401120793</text:p>
          </table:table-cell>
          <table:table-cell office:value-type="float" office:value="0.31578542246732" calcext:value-type="float">
            <text:p>0.31578542246732</text:p>
          </table:table-cell>
          <table:table-cell office:value-type="float" office:value="0.368814158107822" calcext:value-type="float">
            <text:p>0.368814158107822</text:p>
          </table:table-cell>
          <table:table-cell office:value-type="float" office:value="0.387001294725469" calcext:value-type="float">
            <text:p>0.387001294725469</text:p>
          </table:table-cell>
          <table:table-cell office:value-type="float" office:value="0.270062867753706" calcext:value-type="float">
            <text:p>0.270062867753706</text:p>
          </table:table-cell>
          <table:table-cell office:value-type="float" office:value="0.253181000486011" calcext:value-type="float">
            <text:p>0.253181000486011</text:p>
          </table:table-cell>
          <table:table-cell office:value-type="float" office:value="0.293467978398158" calcext:value-type="float">
            <text:p>0.293467978398158</text:p>
          </table:table-cell>
          <table:table-cell office:value-type="float" office:value="0.298456113217126" calcext:value-type="float">
            <text:p>0.298456113217126</text:p>
          </table:table-cell>
          <table:table-cell office:value-type="float" office:value="0.297893435057514" calcext:value-type="float">
            <text:p>0.297893435057514</text:p>
          </table:table-cell>
          <table:table-cell office:value-type="float" office:value="0.31430565094952" calcext:value-type="float">
            <text:p>0.31430565094952</text:p>
          </table:table-cell>
          <table:table-cell office:value-type="float" office:value="0.260292970959992" calcext:value-type="float">
            <text:p>0.260292970959992</text:p>
          </table:table-cell>
          <table:table-cell table:formula="of:=MAX([.$B9:.$IW9])" office:value-type="float" office:value="0.424284704276815" calcext:value-type="float">
            <text:p>0.424284704276815</text:p>
          </table:table-cell>
          <table:table-cell table:number-columns-repeated="7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47176326111572" calcext:value-type="float">
            <text:p>0.247176326111572</text:p>
          </table:table-cell>
          <table:table-cell office:value-type="float" office:value="0.304290012754161" calcext:value-type="float">
            <text:p>0.304290012754161</text:p>
          </table:table-cell>
          <table:table-cell office:value-type="float" office:value="0.236189544978" calcext:value-type="float">
            <text:p>0.236189544978</text:p>
          </table:table-cell>
          <table:table-cell office:value-type="float" office:value="0.233086892802486" calcext:value-type="float">
            <text:p>0.233086892802486</text:p>
          </table:table-cell>
          <table:table-cell office:value-type="float" office:value="0.258018426750523" calcext:value-type="float">
            <text:p>0.258018426750523</text:p>
          </table:table-cell>
          <table:table-cell office:value-type="float" office:value="0.253112146402304" calcext:value-type="float">
            <text:p>0.253112146402304</text:p>
          </table:table-cell>
          <table:table-cell office:value-type="float" office:value="0.308137040510315" calcext:value-type="float">
            <text:p>0.308137040510315</text:p>
          </table:table-cell>
          <table:table-cell office:value-type="float" office:value="0.315702505531572" calcext:value-type="float">
            <text:p>0.315702505531572</text:p>
          </table:table-cell>
          <table:table-cell office:value-type="float" office:value="0.248913725445714" calcext:value-type="float">
            <text:p>0.248913725445714</text:p>
          </table:table-cell>
          <table:table-cell office:value-type="float" office:value="0.204838931871569" calcext:value-type="float">
            <text:p>0.204838931871569</text:p>
          </table:table-cell>
          <table:table-cell office:value-type="float" office:value="0.217397512614704" calcext:value-type="float">
            <text:p>0.217397512614704</text:p>
          </table:table-cell>
          <table:table-cell office:value-type="float" office:value="0.297266604184568" calcext:value-type="float">
            <text:p>0.297266604184568</text:p>
          </table:table-cell>
          <table:table-cell office:value-type="float" office:value="0.174417243498202" calcext:value-type="float">
            <text:p>0.174417243498202</text:p>
          </table:table-cell>
          <table:table-cell office:value-type="float" office:value="0.27247485252488" calcext:value-type="float">
            <text:p>0.27247485252488</text:p>
          </table:table-cell>
          <table:table-cell office:value-type="float" office:value="0.237619553930741" calcext:value-type="float">
            <text:p>0.237619553930741</text:p>
          </table:table-cell>
          <table:table-cell office:value-type="float" office:value="0.285026887875038" calcext:value-type="float">
            <text:p>0.285026887875038</text:p>
          </table:table-cell>
          <table:table-cell office:value-type="float" office:value="0.244798316674705" calcext:value-type="float">
            <text:p>0.244798316674705</text:p>
          </table:table-cell>
          <table:table-cell office:value-type="float" office:value="0.271598998502222" calcext:value-type="float">
            <text:p>0.271598998502222</text:p>
          </table:table-cell>
          <table:table-cell office:value-type="float" office:value="0.305896869252812" calcext:value-type="float">
            <text:p>0.305896869252812</text:p>
          </table:table-cell>
          <table:table-cell office:value-type="float" office:value="0.356892027936431" calcext:value-type="float">
            <text:p>0.356892027936431</text:p>
          </table:table-cell>
          <table:table-cell office:value-type="float" office:value="0.350765304643567" calcext:value-type="float">
            <text:p>0.350765304643567</text:p>
          </table:table-cell>
          <table:table-cell office:value-type="float" office:value="0.238524957113154" calcext:value-type="float">
            <text:p>0.238524957113154</text:p>
          </table:table-cell>
          <table:table-cell office:value-type="float" office:value="0.222175165715347" calcext:value-type="float">
            <text:p>0.222175165715347</text:p>
          </table:table-cell>
          <table:table-cell office:value-type="float" office:value="0.285115355603759" calcext:value-type="float">
            <text:p>0.285115355603759</text:p>
          </table:table-cell>
          <table:table-cell office:value-type="float" office:value="0.241513965776794" calcext:value-type="float">
            <text:p>0.241513965776794</text:p>
          </table:table-cell>
          <table:table-cell office:value-type="float" office:value="0.220837113936521" calcext:value-type="float">
            <text:p>0.220837113936521</text:p>
          </table:table-cell>
          <table:table-cell office:value-type="float" office:value="0.262699264004252" calcext:value-type="float">
            <text:p>0.262699264004252</text:p>
          </table:table-cell>
          <table:table-cell office:value-type="float" office:value="0.302395084881417" calcext:value-type="float">
            <text:p>0.302395084881417</text:p>
          </table:table-cell>
          <table:table-cell office:value-type="float" office:value="0.310986158834226" calcext:value-type="float">
            <text:p>0.310986158834226</text:p>
          </table:table-cell>
          <table:table-cell office:value-type="float" office:value="0.272534905105351" calcext:value-type="float">
            <text:p>0.272534905105351</text:p>
          </table:table-cell>
          <table:table-cell office:value-type="float" office:value="0.224443105551593" calcext:value-type="float">
            <text:p>0.224443105551593</text:p>
          </table:table-cell>
          <table:table-cell office:value-type="float" office:value="0.31621326077357" calcext:value-type="float">
            <text:p>0.31621326077357</text:p>
          </table:table-cell>
          <table:table-cell office:value-type="float" office:value="0.228178402500844" calcext:value-type="float">
            <text:p>0.228178402500844</text:p>
          </table:table-cell>
          <table:table-cell office:value-type="float" office:value="0.263052001861551" calcext:value-type="float">
            <text:p>0.263052001861551</text:p>
          </table:table-cell>
          <table:table-cell office:value-type="float" office:value="0.257899550764148" calcext:value-type="float">
            <text:p>0.257899550764148</text:p>
          </table:table-cell>
          <table:table-cell office:value-type="float" office:value="0.359309842862017" calcext:value-type="float">
            <text:p>0.359309842862017</text:p>
          </table:table-cell>
          <table:table-cell office:value-type="float" office:value="0.311462304718657" calcext:value-type="float">
            <text:p>0.311462304718657</text:p>
          </table:table-cell>
          <table:table-cell office:value-type="float" office:value="0.26969590097995" calcext:value-type="float">
            <text:p>0.26969590097995</text:p>
          </table:table-cell>
          <table:table-cell office:value-type="float" office:value="0.243370004933546" calcext:value-type="float">
            <text:p>0.243370004933546</text:p>
          </table:table-cell>
          <table:table-cell office:value-type="float" office:value="0.261566243721129" calcext:value-type="float">
            <text:p>0.261566243721129</text:p>
          </table:table-cell>
          <table:table-cell office:value-type="float" office:value="0.307239026834953" calcext:value-type="float">
            <text:p>0.307239026834953</text:p>
          </table:table-cell>
          <table:table-cell office:value-type="float" office:value="0.25671886985559" calcext:value-type="float">
            <text:p>0.25671886985559</text:p>
          </table:table-cell>
          <table:table-cell office:value-type="float" office:value="0.30391892469597" calcext:value-type="float">
            <text:p>0.30391892469597</text:p>
          </table:table-cell>
          <table:table-cell office:value-type="float" office:value="0.346647069728232" calcext:value-type="float">
            <text:p>0.346647069728232</text:p>
          </table:table-cell>
          <table:table-cell office:value-type="float" office:value="0.289912902062583" calcext:value-type="float">
            <text:p>0.289912902062583</text:p>
          </table:table-cell>
          <table:table-cell office:value-type="float" office:value="0.309759276716451" calcext:value-type="float">
            <text:p>0.309759276716451</text:p>
          </table:table-cell>
          <table:table-cell office:value-type="float" office:value="0.382911047509105" calcext:value-type="float">
            <text:p>0.382911047509105</text:p>
          </table:table-cell>
          <table:table-cell office:value-type="float" office:value="0.332675967672806" calcext:value-type="float">
            <text:p>0.332675967672806</text:p>
          </table:table-cell>
          <table:table-cell office:value-type="float" office:value="0.25968750529859" calcext:value-type="float">
            <text:p>0.25968750529859</text:p>
          </table:table-cell>
          <table:table-cell office:value-type="float" office:value="0.311847295553364" calcext:value-type="float">
            <text:p>0.311847295553364</text:p>
          </table:table-cell>
          <table:table-cell office:value-type="float" office:value="0.241053175945608" calcext:value-type="float">
            <text:p>0.241053175945608</text:p>
          </table:table-cell>
          <table:table-cell office:value-type="float" office:value="0.26230223722765" calcext:value-type="float">
            <text:p>0.26230223722765</text:p>
          </table:table-cell>
          <table:table-cell office:value-type="float" office:value="0.221900082811145" calcext:value-type="float">
            <text:p>0.221900082811145</text:p>
          </table:table-cell>
          <table:table-cell office:value-type="float" office:value="0.365564027244882" calcext:value-type="float">
            <text:p>0.365564027244882</text:p>
          </table:table-cell>
          <table:table-cell office:value-type="float" office:value="0.219914206703343" calcext:value-type="float">
            <text:p>0.219914206703343</text:p>
          </table:table-cell>
          <table:table-cell office:value-type="float" office:value="0.25930552924189" calcext:value-type="float">
            <text:p>0.25930552924189</text:p>
          </table:table-cell>
          <table:table-cell office:value-type="float" office:value="0.3120700278471" calcext:value-type="float">
            <text:p>0.3120700278471</text:p>
          </table:table-cell>
          <table:table-cell office:value-type="float" office:value="0.259283932934166" calcext:value-type="float">
            <text:p>0.259283932934166</text:p>
          </table:table-cell>
          <table:table-cell office:value-type="float" office:value="0.282642886359026" calcext:value-type="float">
            <text:p>0.282642886359026</text:p>
          </table:table-cell>
          <table:table-cell office:value-type="float" office:value="0.297296181868094" calcext:value-type="float">
            <text:p>0.297296181868094</text:p>
          </table:table-cell>
          <table:table-cell office:value-type="float" office:value="0.315074546821782" calcext:value-type="float">
            <text:p>0.315074546821782</text:p>
          </table:table-cell>
          <table:table-cell office:value-type="float" office:value="0.230037175913391" calcext:value-type="float">
            <text:p>0.230037175913391</text:p>
          </table:table-cell>
          <table:table-cell office:value-type="float" office:value="0.306394914807735" calcext:value-type="float">
            <text:p>0.306394914807735</text:p>
          </table:table-cell>
          <table:table-cell office:value-type="float" office:value="0.203538997708377" calcext:value-type="float">
            <text:p>0.203538997708377</text:p>
          </table:table-cell>
          <table:table-cell office:value-type="float" office:value="0.330833458557174" calcext:value-type="float">
            <text:p>0.330833458557174</text:p>
          </table:table-cell>
          <table:table-cell office:value-type="float" office:value="0.339472378758116" calcext:value-type="float">
            <text:p>0.339472378758116</text:p>
          </table:table-cell>
          <table:table-cell office:value-type="float" office:value="0.285025042497567" calcext:value-type="float">
            <text:p>0.285025042497567</text:p>
          </table:table-cell>
          <table:table-cell office:value-type="float" office:value="0.265562940312395" calcext:value-type="float">
            <text:p>0.265562940312395</text:p>
          </table:table-cell>
          <table:table-cell office:value-type="float" office:value="0.262019437776723" calcext:value-type="float">
            <text:p>0.262019437776723</text:p>
          </table:table-cell>
          <table:table-cell office:value-type="float" office:value="0.256724214978146" calcext:value-type="float">
            <text:p>0.256724214978146</text:p>
          </table:table-cell>
          <table:table-cell office:value-type="float" office:value="0.311677367643038" calcext:value-type="float">
            <text:p>0.311677367643038</text:p>
          </table:table-cell>
          <table:table-cell office:value-type="float" office:value="0.321922700062024" calcext:value-type="float">
            <text:p>0.321922700062024</text:p>
          </table:table-cell>
          <table:table-cell office:value-type="float" office:value="0.293674882634079" calcext:value-type="float">
            <text:p>0.293674882634079</text:p>
          </table:table-cell>
          <table:table-cell office:value-type="float" office:value="0.310802787531477" calcext:value-type="float">
            <text:p>0.310802787531477</text:p>
          </table:table-cell>
          <table:table-cell office:value-type="float" office:value="0.265208657389906" calcext:value-type="float">
            <text:p>0.265208657389906</text:p>
          </table:table-cell>
          <table:table-cell office:value-type="float" office:value="0.223494541025003" calcext:value-type="float">
            <text:p>0.223494541025003</text:p>
          </table:table-cell>
          <table:table-cell office:value-type="float" office:value="0.253244343147856" calcext:value-type="float">
            <text:p>0.253244343147856</text:p>
          </table:table-cell>
          <table:table-cell office:value-type="float" office:value="0.235292321835037" calcext:value-type="float">
            <text:p>0.235292321835037</text:p>
          </table:table-cell>
          <table:table-cell office:value-type="float" office:value="0.321435442366569" calcext:value-type="float">
            <text:p>0.321435442366569</text:p>
          </table:table-cell>
          <table:table-cell office:value-type="float" office:value="0.37088436798167" calcext:value-type="float">
            <text:p>0.37088436798167</text:p>
          </table:table-cell>
          <table:table-cell office:value-type="float" office:value="0.281434725682447" calcext:value-type="float">
            <text:p>0.281434725682447</text:p>
          </table:table-cell>
          <table:table-cell office:value-type="float" office:value="0.217399371875959" calcext:value-type="float">
            <text:p>0.217399371875959</text:p>
          </table:table-cell>
          <table:table-cell office:value-type="float" office:value="0.182919844023493" calcext:value-type="float">
            <text:p>0.182919844023493</text:p>
          </table:table-cell>
          <table:table-cell office:value-type="float" office:value="0.270785591158355" calcext:value-type="float">
            <text:p>0.270785591158355</text:p>
          </table:table-cell>
          <table:table-cell office:value-type="float" office:value="0.339063305475619" calcext:value-type="float">
            <text:p>0.339063305475619</text:p>
          </table:table-cell>
          <table:table-cell office:value-type="float" office:value="0.313850609580503" calcext:value-type="float">
            <text:p>0.313850609580503</text:p>
          </table:table-cell>
          <table:table-cell office:value-type="float" office:value="0.200183147746964" calcext:value-type="float">
            <text:p>0.200183147746964</text:p>
          </table:table-cell>
          <table:table-cell office:value-type="float" office:value="0.305232943879793" calcext:value-type="float">
            <text:p>0.305232943879793</text:p>
          </table:table-cell>
          <table:table-cell office:value-type="float" office:value="0.207538538356983" calcext:value-type="float">
            <text:p>0.207538538356983</text:p>
          </table:table-cell>
          <table:table-cell office:value-type="float" office:value="0.232852313238034" calcext:value-type="float">
            <text:p>0.232852313238034</text:p>
          </table:table-cell>
          <table:table-cell office:value-type="float" office:value="0.263349625236018" calcext:value-type="float">
            <text:p>0.263349625236018</text:p>
          </table:table-cell>
          <table:table-cell office:value-type="float" office:value="0.274549421568381" calcext:value-type="float">
            <text:p>0.274549421568381</text:p>
          </table:table-cell>
          <table:table-cell office:value-type="float" office:value="0.283408963069079" calcext:value-type="float">
            <text:p>0.283408963069079</text:p>
          </table:table-cell>
          <table:table-cell office:value-type="float" office:value="0.210767235764486" calcext:value-type="float">
            <text:p>0.210767235764486</text:p>
          </table:table-cell>
          <table:table-cell office:value-type="float" office:value="0.233038986980631" calcext:value-type="float">
            <text:p>0.233038986980631</text:p>
          </table:table-cell>
          <table:table-cell office:value-type="float" office:value="0.274333592520416" calcext:value-type="float">
            <text:p>0.274333592520416</text:p>
          </table:table-cell>
          <table:table-cell office:value-type="float" office:value="0.308078292851913" calcext:value-type="float">
            <text:p>0.308078292851913</text:p>
          </table:table-cell>
          <table:table-cell office:value-type="float" office:value="0.267707563795524" calcext:value-type="float">
            <text:p>0.267707563795524</text:p>
          </table:table-cell>
          <table:table-cell office:value-type="float" office:value="0.307922831549909" calcext:value-type="float">
            <text:p>0.307922831549909</text:p>
          </table:table-cell>
          <table:table-cell office:value-type="float" office:value="0.23711314019342" calcext:value-type="float">
            <text:p>0.23711314019342</text:p>
          </table:table-cell>
          <table:table-cell office:value-type="float" office:value="0.380680940933326" calcext:value-type="float">
            <text:p>0.380680940933326</text:p>
          </table:table-cell>
          <table:table-cell office:value-type="float" office:value="0.182157684151189" calcext:value-type="float">
            <text:p>0.182157684151189</text:p>
          </table:table-cell>
          <table:table-cell office:value-type="float" office:value="0.366427822766161" calcext:value-type="float">
            <text:p>0.366427822766161</text:p>
          </table:table-cell>
          <table:table-cell office:value-type="float" office:value="0.261799049190891" calcext:value-type="float">
            <text:p>0.261799049190891</text:p>
          </table:table-cell>
          <table:table-cell office:value-type="float" office:value="0.375816126989337" calcext:value-type="float">
            <text:p>0.375816126989337</text:p>
          </table:table-cell>
          <table:table-cell office:value-type="float" office:value="0.269484954932978" calcext:value-type="float">
            <text:p>0.269484954932978</text:p>
          </table:table-cell>
          <table:table-cell office:value-type="float" office:value="0.360073537842988" calcext:value-type="float">
            <text:p>0.360073537842988</text:p>
          </table:table-cell>
          <table:table-cell office:value-type="float" office:value="0.298161716930113" calcext:value-type="float">
            <text:p>0.298161716930113</text:p>
          </table:table-cell>
          <table:table-cell office:value-type="float" office:value="0.297458681942337" calcext:value-type="float">
            <text:p>0.297458681942337</text:p>
          </table:table-cell>
          <table:table-cell office:value-type="float" office:value="0.306000930833856" calcext:value-type="float">
            <text:p>0.306000930833856</text:p>
          </table:table-cell>
          <table:table-cell office:value-type="float" office:value="0.264348897242414" calcext:value-type="float">
            <text:p>0.264348897242414</text:p>
          </table:table-cell>
          <table:table-cell office:value-type="float" office:value="0.225131320940901" calcext:value-type="float">
            <text:p>0.225131320940901</text:p>
          </table:table-cell>
          <table:table-cell office:value-type="float" office:value="0.311897338567841" calcext:value-type="float">
            <text:p>0.311897338567841</text:p>
          </table:table-cell>
          <table:table-cell office:value-type="float" office:value="0.347280419795096" calcext:value-type="float">
            <text:p>0.347280419795096</text:p>
          </table:table-cell>
          <table:table-cell office:value-type="float" office:value="0.318968827971601" calcext:value-type="float">
            <text:p>0.318968827971601</text:p>
          </table:table-cell>
          <table:table-cell office:value-type="float" office:value="0.219814550549769" calcext:value-type="float">
            <text:p>0.219814550549769</text:p>
          </table:table-cell>
          <table:table-cell office:value-type="float" office:value="0.345931042364681" calcext:value-type="float">
            <text:p>0.345931042364681</text:p>
          </table:table-cell>
          <table:table-cell office:value-type="float" office:value="0.215514701077492" calcext:value-type="float">
            <text:p>0.215514701077492</text:p>
          </table:table-cell>
          <table:table-cell office:value-type="float" office:value="0.401585110842964" calcext:value-type="float">
            <text:p>0.401585110842964</text:p>
          </table:table-cell>
          <table:table-cell office:value-type="float" office:value="0.387366992780142" calcext:value-type="float">
            <text:p>0.387366992780142</text:p>
          </table:table-cell>
          <table:table-cell office:value-type="float" office:value="0.222614547904644" calcext:value-type="float">
            <text:p>0.222614547904644</text:p>
          </table:table-cell>
          <table:table-cell office:value-type="float" office:value="0.25616809319526" calcext:value-type="float">
            <text:p>0.25616809319526</text:p>
          </table:table-cell>
          <table:table-cell office:value-type="float" office:value="0.323923073855603" calcext:value-type="float">
            <text:p>0.323923073855603</text:p>
          </table:table-cell>
          <table:table-cell office:value-type="float" office:value="0.367352754334619" calcext:value-type="float">
            <text:p>0.367352754334619</text:p>
          </table:table-cell>
          <table:table-cell office:value-type="float" office:value="0.309703267366429" calcext:value-type="float">
            <text:p>0.309703267366429</text:p>
          </table:table-cell>
          <table:table-cell office:value-type="float" office:value="0.309470541793509" calcext:value-type="float">
            <text:p>0.309470541793509</text:p>
          </table:table-cell>
          <table:table-cell office:value-type="float" office:value="0.232909941220803" calcext:value-type="float">
            <text:p>0.232909941220803</text:p>
          </table:table-cell>
          <table:table-cell office:value-type="float" office:value="0.379600059737108" calcext:value-type="float">
            <text:p>0.379600059737108</text:p>
          </table:table-cell>
          <table:table-cell office:value-type="float" office:value="0.363676478223809" calcext:value-type="float">
            <text:p>0.363676478223809</text:p>
          </table:table-cell>
          <table:table-cell office:value-type="float" office:value="0.404259098106506" calcext:value-type="float">
            <text:p>0.404259098106506</text:p>
          </table:table-cell>
          <table:table-cell office:value-type="float" office:value="0.334151281880922" calcext:value-type="float">
            <text:p>0.334151281880922</text:p>
          </table:table-cell>
          <table:table-cell office:value-type="float" office:value="0.276535934498672" calcext:value-type="float">
            <text:p>0.276535934498672</text:p>
          </table:table-cell>
          <table:table-cell office:value-type="float" office:value="0.205218348745257" calcext:value-type="float">
            <text:p>0.205218348745257</text:p>
          </table:table-cell>
          <table:table-cell office:value-type="float" office:value="0.237909228443372" calcext:value-type="float">
            <text:p>0.237909228443372</text:p>
          </table:table-cell>
          <table:table-cell office:value-type="float" office:value="0.263238247441563" calcext:value-type="float">
            <text:p>0.263238247441563</text:p>
          </table:table-cell>
          <table:table-cell office:value-type="float" office:value="0.334987334210914" calcext:value-type="float">
            <text:p>0.334987334210914</text:p>
          </table:table-cell>
          <table:table-cell office:value-type="float" office:value="0.225944329866643" calcext:value-type="float">
            <text:p>0.225944329866643</text:p>
          </table:table-cell>
          <table:table-cell office:value-type="float" office:value="0.239915260436668" calcext:value-type="float">
            <text:p>0.239915260436668</text:p>
          </table:table-cell>
          <table:table-cell office:value-type="float" office:value="0.291927726182194" calcext:value-type="float">
            <text:p>0.291927726182194</text:p>
          </table:table-cell>
          <table:table-cell office:value-type="float" office:value="0.350348326231443" calcext:value-type="float">
            <text:p>0.350348326231443</text:p>
          </table:table-cell>
          <table:table-cell office:value-type="float" office:value="0.281240587049441" calcext:value-type="float">
            <text:p>0.281240587049441</text:p>
          </table:table-cell>
          <table:table-cell office:value-type="float" office:value="0.35322250153263" calcext:value-type="float">
            <text:p>0.35322250153263</text:p>
          </table:table-cell>
          <table:table-cell office:value-type="float" office:value="0.270000044955752" calcext:value-type="float">
            <text:p>0.270000044955752</text:p>
          </table:table-cell>
          <table:table-cell office:value-type="float" office:value="0.211715546336206" calcext:value-type="float">
            <text:p>0.211715546336206</text:p>
          </table:table-cell>
          <table:table-cell office:value-type="float" office:value="0.255033820662686" calcext:value-type="float">
            <text:p>0.255033820662686</text:p>
          </table:table-cell>
          <table:table-cell office:value-type="float" office:value="0.320298639457749" calcext:value-type="float">
            <text:p>0.320298639457749</text:p>
          </table:table-cell>
          <table:table-cell office:value-type="float" office:value="0.201853238506457" calcext:value-type="float">
            <text:p>0.201853238506457</text:p>
          </table:table-cell>
          <table:table-cell office:value-type="float" office:value="0.291702213848225" calcext:value-type="float">
            <text:p>0.291702213848225</text:p>
          </table:table-cell>
          <table:table-cell office:value-type="float" office:value="0.285015148393312" calcext:value-type="float">
            <text:p>0.285015148393312</text:p>
          </table:table-cell>
          <table:table-cell office:value-type="float" office:value="0.324138235724564" calcext:value-type="float">
            <text:p>0.324138235724564</text:p>
          </table:table-cell>
          <table:table-cell office:value-type="float" office:value="0.371134743611741" calcext:value-type="float">
            <text:p>0.371134743611741</text:p>
          </table:table-cell>
          <table:table-cell office:value-type="float" office:value="0.29120193541059" calcext:value-type="float">
            <text:p>0.29120193541059</text:p>
          </table:table-cell>
          <table:table-cell office:value-type="float" office:value="0.225559778313969" calcext:value-type="float">
            <text:p>0.225559778313969</text:p>
          </table:table-cell>
          <table:table-cell office:value-type="float" office:value="0.286040112761389" calcext:value-type="float">
            <text:p>0.286040112761389</text:p>
          </table:table-cell>
          <table:table-cell office:value-type="float" office:value="0.274028112691152" calcext:value-type="float">
            <text:p>0.274028112691152</text:p>
          </table:table-cell>
          <table:table-cell office:value-type="float" office:value="0.358465048486471" calcext:value-type="float">
            <text:p>0.358465048486471</text:p>
          </table:table-cell>
          <table:table-cell office:value-type="float" office:value="0.271366305156259" calcext:value-type="float">
            <text:p>0.271366305156259</text:p>
          </table:table-cell>
          <table:table-cell office:value-type="float" office:value="0.305897339874764" calcext:value-type="float">
            <text:p>0.305897339874764</text:p>
          </table:table-cell>
          <table:table-cell office:value-type="float" office:value="0.242370968090629" calcext:value-type="float">
            <text:p>0.242370968090629</text:p>
          </table:table-cell>
          <table:table-cell office:value-type="float" office:value="0.310275325267693" calcext:value-type="float">
            <text:p>0.310275325267693</text:p>
          </table:table-cell>
          <table:table-cell office:value-type="float" office:value="0.310047903760233" calcext:value-type="float">
            <text:p>0.310047903760233</text:p>
          </table:table-cell>
          <table:table-cell office:value-type="float" office:value="0.246954431910985" calcext:value-type="float">
            <text:p>0.246954431910985</text:p>
          </table:table-cell>
          <table:table-cell office:value-type="float" office:value="0.236369175671079" calcext:value-type="float">
            <text:p>0.236369175671079</text:p>
          </table:table-cell>
          <table:table-cell office:value-type="float" office:value="0.312466089107109" calcext:value-type="float">
            <text:p>0.312466089107109</text:p>
          </table:table-cell>
          <table:table-cell office:value-type="float" office:value="0.26677790208115" calcext:value-type="float">
            <text:p>0.26677790208115</text:p>
          </table:table-cell>
          <table:table-cell office:value-type="float" office:value="0.260553920028695" calcext:value-type="float">
            <text:p>0.260553920028695</text:p>
          </table:table-cell>
          <table:table-cell office:value-type="float" office:value="0.381028653725586" calcext:value-type="float">
            <text:p>0.381028653725586</text:p>
          </table:table-cell>
          <table:table-cell office:value-type="float" office:value="0.282641340269251" calcext:value-type="float">
            <text:p>0.282641340269251</text:p>
          </table:table-cell>
          <table:table-cell office:value-type="float" office:value="0.299322985390035" calcext:value-type="float">
            <text:p>0.299322985390035</text:p>
          </table:table-cell>
          <table:table-cell office:value-type="float" office:value="0.29198829290395" calcext:value-type="float">
            <text:p>0.29198829290395</text:p>
          </table:table-cell>
          <table:table-cell office:value-type="float" office:value="0.290301780118098" calcext:value-type="float">
            <text:p>0.290301780118098</text:p>
          </table:table-cell>
          <table:table-cell office:value-type="float" office:value="0.268573632035535" calcext:value-type="float">
            <text:p>0.268573632035535</text:p>
          </table:table-cell>
          <table:table-cell office:value-type="float" office:value="0.255918199564485" calcext:value-type="float">
            <text:p>0.255918199564485</text:p>
          </table:table-cell>
          <table:table-cell office:value-type="float" office:value="0.28037714227166" calcext:value-type="float">
            <text:p>0.28037714227166</text:p>
          </table:table-cell>
          <table:table-cell office:value-type="float" office:value="0.238692636697238" calcext:value-type="float">
            <text:p>0.238692636697238</text:p>
          </table:table-cell>
          <table:table-cell office:value-type="float" office:value="0.248609256530298" calcext:value-type="float">
            <text:p>0.248609256530298</text:p>
          </table:table-cell>
          <table:table-cell office:value-type="float" office:value="0.300182314969741" calcext:value-type="float">
            <text:p>0.300182314969741</text:p>
          </table:table-cell>
          <table:table-cell office:value-type="float" office:value="0.245242942765149" calcext:value-type="float">
            <text:p>0.245242942765149</text:p>
          </table:table-cell>
          <table:table-cell office:value-type="float" office:value="0.299547962998835" calcext:value-type="float">
            <text:p>0.299547962998835</text:p>
          </table:table-cell>
          <table:table-cell office:value-type="float" office:value="0.269004434061619" calcext:value-type="float">
            <text:p>0.269004434061619</text:p>
          </table:table-cell>
          <table:table-cell office:value-type="float" office:value="0.205615905636047" calcext:value-type="float">
            <text:p>0.205615905636047</text:p>
          </table:table-cell>
          <table:table-cell office:value-type="float" office:value="0.257083468784835" calcext:value-type="float">
            <text:p>0.257083468784835</text:p>
          </table:table-cell>
          <table:table-cell office:value-type="float" office:value="0.313842478106797" calcext:value-type="float">
            <text:p>0.313842478106797</text:p>
          </table:table-cell>
          <table:table-cell office:value-type="float" office:value="0.301137692505287" calcext:value-type="float">
            <text:p>0.301137692505287</text:p>
          </table:table-cell>
          <table:table-cell office:value-type="float" office:value="0.248664412333267" calcext:value-type="float">
            <text:p>0.248664412333267</text:p>
          </table:table-cell>
          <table:table-cell office:value-type="float" office:value="0.269397750295499" calcext:value-type="float">
            <text:p>0.269397750295499</text:p>
          </table:table-cell>
          <table:table-cell office:value-type="float" office:value="0.255322331944667" calcext:value-type="float">
            <text:p>0.255322331944667</text:p>
          </table:table-cell>
          <table:table-cell office:value-type="float" office:value="0.369746573559624" calcext:value-type="float">
            <text:p>0.369746573559624</text:p>
          </table:table-cell>
          <table:table-cell office:value-type="float" office:value="0.365978554742981" calcext:value-type="float">
            <text:p>0.365978554742981</text:p>
          </table:table-cell>
          <table:table-cell office:value-type="float" office:value="0.32733840542774" calcext:value-type="float">
            <text:p>0.32733840542774</text:p>
          </table:table-cell>
          <table:table-cell office:value-type="float" office:value="0.3338947721933" calcext:value-type="float">
            <text:p>0.3338947721933</text:p>
          </table:table-cell>
          <table:table-cell office:value-type="float" office:value="0.266524314984924" calcext:value-type="float">
            <text:p>0.266524314984924</text:p>
          </table:table-cell>
          <table:table-cell office:value-type="float" office:value="0.272307672867457" calcext:value-type="float">
            <text:p>0.272307672867457</text:p>
          </table:table-cell>
          <table:table-cell office:value-type="float" office:value="0.233749556734796" calcext:value-type="float">
            <text:p>0.233749556734796</text:p>
          </table:table-cell>
          <table:table-cell office:value-type="float" office:value="0.34261132784607" calcext:value-type="float">
            <text:p>0.34261132784607</text:p>
          </table:table-cell>
          <table:table-cell office:value-type="float" office:value="0.296408978952869" calcext:value-type="float">
            <text:p>0.296408978952869</text:p>
          </table:table-cell>
          <table:table-cell office:value-type="float" office:value="0.303523792828706" calcext:value-type="float">
            <text:p>0.303523792828706</text:p>
          </table:table-cell>
          <table:table-cell office:value-type="float" office:value="0.233548196494797" calcext:value-type="float">
            <text:p>0.233548196494797</text:p>
          </table:table-cell>
          <table:table-cell office:value-type="float" office:value="0.323470362747774" calcext:value-type="float">
            <text:p>0.323470362747774</text:p>
          </table:table-cell>
          <table:table-cell office:value-type="float" office:value="0.280835635521786" calcext:value-type="float">
            <text:p>0.280835635521786</text:p>
          </table:table-cell>
          <table:table-cell office:value-type="float" office:value="0.298005230576889" calcext:value-type="float">
            <text:p>0.298005230576889</text:p>
          </table:table-cell>
          <table:table-cell office:value-type="float" office:value="0.276188726101871" calcext:value-type="float">
            <text:p>0.276188726101871</text:p>
          </table:table-cell>
          <table:table-cell office:value-type="float" office:value="0.310640111106825" calcext:value-type="float">
            <text:p>0.310640111106825</text:p>
          </table:table-cell>
          <table:table-cell office:value-type="float" office:value="0.329575886601014" calcext:value-type="float">
            <text:p>0.329575886601014</text:p>
          </table:table-cell>
          <table:table-cell office:value-type="float" office:value="0.265448378172111" calcext:value-type="float">
            <text:p>0.265448378172111</text:p>
          </table:table-cell>
          <table:table-cell office:value-type="float" office:value="0.277923210599082" calcext:value-type="float">
            <text:p>0.277923210599082</text:p>
          </table:table-cell>
          <table:table-cell office:value-type="float" office:value="0.324084553339128" calcext:value-type="float">
            <text:p>0.324084553339128</text:p>
          </table:table-cell>
          <table:table-cell office:value-type="float" office:value="0.365992449307512" calcext:value-type="float">
            <text:p>0.365992449307512</text:p>
          </table:table-cell>
          <table:table-cell office:value-type="float" office:value="0.203777898807464" calcext:value-type="float">
            <text:p>0.203777898807464</text:p>
          </table:table-cell>
          <table:table-cell office:value-type="float" office:value="0.299484206367949" calcext:value-type="float">
            <text:p>0.299484206367949</text:p>
          </table:table-cell>
          <table:table-cell office:value-type="float" office:value="0.237708024579873" calcext:value-type="float">
            <text:p>0.237708024579873</text:p>
          </table:table-cell>
          <table:table-cell office:value-type="float" office:value="0.28890360164058" calcext:value-type="float">
            <text:p>0.28890360164058</text:p>
          </table:table-cell>
          <table:table-cell office:value-type="float" office:value="0.224933694810443" calcext:value-type="float">
            <text:p>0.224933694810443</text:p>
          </table:table-cell>
          <table:table-cell office:value-type="float" office:value="0.262744545702787" calcext:value-type="float">
            <text:p>0.262744545702787</text:p>
          </table:table-cell>
          <table:table-cell office:value-type="float" office:value="0.24953886982583" calcext:value-type="float">
            <text:p>0.24953886982583</text:p>
          </table:table-cell>
          <table:table-cell office:value-type="float" office:value="0.283901181366075" calcext:value-type="float">
            <text:p>0.283901181366075</text:p>
          </table:table-cell>
          <table:table-cell office:value-type="float" office:value="0.189738568024076" calcext:value-type="float">
            <text:p>0.189738568024076</text:p>
          </table:table-cell>
          <table:table-cell office:value-type="float" office:value="0.260246976269696" calcext:value-type="float">
            <text:p>0.260246976269696</text:p>
          </table:table-cell>
          <table:table-cell office:value-type="float" office:value="0.244056250604693" calcext:value-type="float">
            <text:p>0.244056250604693</text:p>
          </table:table-cell>
          <table:table-cell office:value-type="float" office:value="0.301264585149968" calcext:value-type="float">
            <text:p>0.301264585149968</text:p>
          </table:table-cell>
          <table:table-cell office:value-type="float" office:value="0.23685762874219" calcext:value-type="float">
            <text:p>0.23685762874219</text:p>
          </table:table-cell>
          <table:table-cell office:value-type="float" office:value="0.225067407742664" calcext:value-type="float">
            <text:p>0.225067407742664</text:p>
          </table:table-cell>
          <table:table-cell office:value-type="float" office:value="0.210826482197603" calcext:value-type="float">
            <text:p>0.210826482197603</text:p>
          </table:table-cell>
          <table:table-cell office:value-type="float" office:value="0.288331359073912" calcext:value-type="float">
            <text:p>0.288331359073912</text:p>
          </table:table-cell>
          <table:table-cell office:value-type="float" office:value="0.26792812288781" calcext:value-type="float">
            <text:p>0.26792812288781</text:p>
          </table:table-cell>
          <table:table-cell office:value-type="float" office:value="0.329379908894431" calcext:value-type="float">
            <text:p>0.329379908894431</text:p>
          </table:table-cell>
          <table:table-cell office:value-type="float" office:value="0.238940970638546" calcext:value-type="float">
            <text:p>0.238940970638546</text:p>
          </table:table-cell>
          <table:table-cell office:value-type="float" office:value="0.26629468958029" calcext:value-type="float">
            <text:p>0.26629468958029</text:p>
          </table:table-cell>
          <table:table-cell office:value-type="float" office:value="0.267590340060701" calcext:value-type="float">
            <text:p>0.267590340060701</text:p>
          </table:table-cell>
          <table:table-cell office:value-type="float" office:value="0.275059140665149" calcext:value-type="float">
            <text:p>0.275059140665149</text:p>
          </table:table-cell>
          <table:table-cell office:value-type="float" office:value="0.287329718890118" calcext:value-type="float">
            <text:p>0.287329718890118</text:p>
          </table:table-cell>
          <table:table-cell office:value-type="float" office:value="0.211130421564285" calcext:value-type="float">
            <text:p>0.211130421564285</text:p>
          </table:table-cell>
          <table:table-cell office:value-type="float" office:value="0.37232477148361" calcext:value-type="float">
            <text:p>0.37232477148361</text:p>
          </table:table-cell>
          <table:table-cell office:value-type="float" office:value="0.299970126174459" calcext:value-type="float">
            <text:p>0.299970126174459</text:p>
          </table:table-cell>
          <table:table-cell office:value-type="float" office:value="0.244181966410168" calcext:value-type="float">
            <text:p>0.244181966410168</text:p>
          </table:table-cell>
          <table:table-cell office:value-type="float" office:value="0.27951824099535" calcext:value-type="float">
            <text:p>0.27951824099535</text:p>
          </table:table-cell>
          <table:table-cell office:value-type="float" office:value="0.248988414322199" calcext:value-type="float">
            <text:p>0.248988414322199</text:p>
          </table:table-cell>
          <table:table-cell office:value-type="float" office:value="0.270803050916221" calcext:value-type="float">
            <text:p>0.270803050916221</text:p>
          </table:table-cell>
          <table:table-cell office:value-type="float" office:value="0.259193856178257" calcext:value-type="float">
            <text:p>0.259193856178257</text:p>
          </table:table-cell>
          <table:table-cell office:value-type="float" office:value="0.296207262689394" calcext:value-type="float">
            <text:p>0.296207262689394</text:p>
          </table:table-cell>
          <table:table-cell office:value-type="float" office:value="0.252195074805696" calcext:value-type="float">
            <text:p>0.252195074805696</text:p>
          </table:table-cell>
          <table:table-cell office:value-type="float" office:value="0.325398964693081" calcext:value-type="float">
            <text:p>0.325398964693081</text:p>
          </table:table-cell>
          <table:table-cell office:value-type="float" office:value="0.302831831105402" calcext:value-type="float">
            <text:p>0.302831831105402</text:p>
          </table:table-cell>
          <table:table-cell office:value-type="float" office:value="0.225071465614673" calcext:value-type="float">
            <text:p>0.225071465614673</text:p>
          </table:table-cell>
          <table:table-cell office:value-type="float" office:value="0.287125484992458" calcext:value-type="float">
            <text:p>0.287125484992458</text:p>
          </table:table-cell>
          <table:table-cell office:value-type="float" office:value="0.218415168542178" calcext:value-type="float">
            <text:p>0.218415168542178</text:p>
          </table:table-cell>
          <table:table-cell office:value-type="float" office:value="0.30710903545063" calcext:value-type="float">
            <text:p>0.30710903545063</text:p>
          </table:table-cell>
          <table:table-cell office:value-type="float" office:value="0.270418736936967" calcext:value-type="float">
            <text:p>0.270418736936967</text:p>
          </table:table-cell>
          <table:table-cell office:value-type="float" office:value="0.347736106787145" calcext:value-type="float">
            <text:p>0.347736106787145</text:p>
          </table:table-cell>
          <table:table-cell office:value-type="float" office:value="0.329130526650787" calcext:value-type="float">
            <text:p>0.329130526650787</text:p>
          </table:table-cell>
          <table:table-cell office:value-type="float" office:value="0.271428180876731" calcext:value-type="float">
            <text:p>0.271428180876731</text:p>
          </table:table-cell>
          <table:table-cell office:value-type="float" office:value="0.300684226285708" calcext:value-type="float">
            <text:p>0.300684226285708</text:p>
          </table:table-cell>
          <table:table-cell office:value-type="float" office:value="0.237419228970466" calcext:value-type="float">
            <text:p>0.237419228970466</text:p>
          </table:table-cell>
          <table:table-cell office:value-type="float" office:value="0.270595747434143" calcext:value-type="float">
            <text:p>0.270595747434143</text:p>
          </table:table-cell>
          <table:table-cell office:value-type="float" office:value="0.224364426991412" calcext:value-type="float">
            <text:p>0.224364426991412</text:p>
          </table:table-cell>
          <table:table-cell office:value-type="float" office:value="0.247176326111572" calcext:value-type="float">
            <text:p>0.247176326111572</text:p>
          </table:table-cell>
          <table:table-cell table:formula="of:=MAX([.$B10:.$IW10])" office:value-type="float" office:value="0.404259098106506" calcext:value-type="float">
            <text:p>0.404259098106506</text:p>
          </table:table-cell>
          <table:table-cell table:number-columns-repeated="7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3036599039746" calcext:value-type="float">
            <text:p>0.313036599039746</text:p>
          </table:table-cell>
          <table:table-cell office:value-type="float" office:value="0.307323969727295" calcext:value-type="float">
            <text:p>0.307323969727295</text:p>
          </table:table-cell>
          <table:table-cell office:value-type="float" office:value="0.27451210311526" calcext:value-type="float">
            <text:p>0.27451210311526</text:p>
          </table:table-cell>
          <table:table-cell office:value-type="float" office:value="0.386311148441864" calcext:value-type="float">
            <text:p>0.386311148441864</text:p>
          </table:table-cell>
          <table:table-cell office:value-type="float" office:value="0.343267332906452" calcext:value-type="float">
            <text:p>0.343267332906452</text:p>
          </table:table-cell>
          <table:table-cell office:value-type="float" office:value="0.276422023429947" calcext:value-type="float">
            <text:p>0.276422023429947</text:p>
          </table:table-cell>
          <table:table-cell office:value-type="float" office:value="0.238228304557871" calcext:value-type="float">
            <text:p>0.238228304557871</text:p>
          </table:table-cell>
          <table:table-cell office:value-type="float" office:value="0.274460080298872" calcext:value-type="float">
            <text:p>0.274460080298872</text:p>
          </table:table-cell>
          <table:table-cell office:value-type="float" office:value="0.236425426227414" calcext:value-type="float">
            <text:p>0.236425426227414</text:p>
          </table:table-cell>
          <table:table-cell office:value-type="float" office:value="0.292999988076671" calcext:value-type="float">
            <text:p>0.292999988076671</text:p>
          </table:table-cell>
          <table:table-cell office:value-type="float" office:value="0.294102578932426" calcext:value-type="float">
            <text:p>0.294102578932426</text:p>
          </table:table-cell>
          <table:table-cell office:value-type="float" office:value="0.3443336846128" calcext:value-type="float">
            <text:p>0.3443336846128</text:p>
          </table:table-cell>
          <table:table-cell office:value-type="float" office:value="0.281447142223059" calcext:value-type="float">
            <text:p>0.281447142223059</text:p>
          </table:table-cell>
          <table:table-cell office:value-type="float" office:value="0.297381218787846" calcext:value-type="float">
            <text:p>0.297381218787846</text:p>
          </table:table-cell>
          <table:table-cell office:value-type="float" office:value="0.270369077290307" calcext:value-type="float">
            <text:p>0.270369077290307</text:p>
          </table:table-cell>
          <table:table-cell office:value-type="float" office:value="0.24311842605689" calcext:value-type="float">
            <text:p>0.24311842605689</text:p>
          </table:table-cell>
          <table:table-cell office:value-type="float" office:value="0.249160788418204" calcext:value-type="float">
            <text:p>0.249160788418204</text:p>
          </table:table-cell>
          <table:table-cell office:value-type="float" office:value="0.262640510201903" calcext:value-type="float">
            <text:p>0.262640510201903</text:p>
          </table:table-cell>
          <table:table-cell office:value-type="float" office:value="0.264983407358259" calcext:value-type="float">
            <text:p>0.264983407358259</text:p>
          </table:table-cell>
          <table:table-cell office:value-type="float" office:value="0.311504871454152" calcext:value-type="float">
            <text:p>0.311504871454152</text:p>
          </table:table-cell>
          <table:table-cell office:value-type="float" office:value="0.302459938213874" calcext:value-type="float">
            <text:p>0.302459938213874</text:p>
          </table:table-cell>
          <table:table-cell office:value-type="float" office:value="0.227792663911471" calcext:value-type="float">
            <text:p>0.227792663911471</text:p>
          </table:table-cell>
          <table:table-cell office:value-type="float" office:value="0.26876142407777" calcext:value-type="float">
            <text:p>0.26876142407777</text:p>
          </table:table-cell>
          <table:table-cell office:value-type="float" office:value="0.256647953093602" calcext:value-type="float">
            <text:p>0.256647953093602</text:p>
          </table:table-cell>
          <table:table-cell office:value-type="float" office:value="0.282655386670587" calcext:value-type="float">
            <text:p>0.282655386670587</text:p>
          </table:table-cell>
          <table:table-cell office:value-type="float" office:value="0.287567453357384" calcext:value-type="float">
            <text:p>0.287567453357384</text:p>
          </table:table-cell>
          <table:table-cell office:value-type="float" office:value="0.306439558860363" calcext:value-type="float">
            <text:p>0.306439558860363</text:p>
          </table:table-cell>
          <table:table-cell office:value-type="float" office:value="0.254942953956806" calcext:value-type="float">
            <text:p>0.254942953956806</text:p>
          </table:table-cell>
          <table:table-cell office:value-type="float" office:value="0.314032553396922" calcext:value-type="float">
            <text:p>0.314032553396922</text:p>
          </table:table-cell>
          <table:table-cell office:value-type="float" office:value="0.297932481016628" calcext:value-type="float">
            <text:p>0.297932481016628</text:p>
          </table:table-cell>
          <table:table-cell office:value-type="float" office:value="0.319999972938147" calcext:value-type="float">
            <text:p>0.319999972938147</text:p>
          </table:table-cell>
          <table:table-cell office:value-type="float" office:value="0.319773298784219" calcext:value-type="float">
            <text:p>0.319773298784219</text:p>
          </table:table-cell>
          <table:table-cell office:value-type="float" office:value="0.258189773269749" calcext:value-type="float">
            <text:p>0.258189773269749</text:p>
          </table:table-cell>
          <table:table-cell office:value-type="float" office:value="0.325824974570061" calcext:value-type="float">
            <text:p>0.325824974570061</text:p>
          </table:table-cell>
          <table:table-cell office:value-type="float" office:value="0.2736867963391" calcext:value-type="float">
            <text:p>0.2736867963391</text:p>
          </table:table-cell>
          <table:table-cell office:value-type="float" office:value="0.186864228402249" calcext:value-type="float">
            <text:p>0.186864228402249</text:p>
          </table:table-cell>
          <table:table-cell office:value-type="float" office:value="0.393445843903203" calcext:value-type="float">
            <text:p>0.393445843903203</text:p>
          </table:table-cell>
          <table:table-cell office:value-type="float" office:value="0.260124146042938" calcext:value-type="float">
            <text:p>0.260124146042938</text:p>
          </table:table-cell>
          <table:table-cell office:value-type="float" office:value="0.308146499552493" calcext:value-type="float">
            <text:p>0.308146499552493</text:p>
          </table:table-cell>
          <table:table-cell office:value-type="float" office:value="0.354890075180281" calcext:value-type="float">
            <text:p>0.354890075180281</text:p>
          </table:table-cell>
          <table:table-cell office:value-type="float" office:value="0.267768556216208" calcext:value-type="float">
            <text:p>0.267768556216208</text:p>
          </table:table-cell>
          <table:table-cell office:value-type="float" office:value="0.192443631696105" calcext:value-type="float">
            <text:p>0.192443631696105</text:p>
          </table:table-cell>
          <table:table-cell office:value-type="float" office:value="0.2641739864451" calcext:value-type="float">
            <text:p>0.2641739864451</text:p>
          </table:table-cell>
          <table:table-cell office:value-type="float" office:value="0.296147844958997" calcext:value-type="float">
            <text:p>0.296147844958997</text:p>
          </table:table-cell>
          <table:table-cell office:value-type="float" office:value="0.375155214717845" calcext:value-type="float">
            <text:p>0.375155214717845</text:p>
          </table:table-cell>
          <table:table-cell office:value-type="float" office:value="0.255039007209752" calcext:value-type="float">
            <text:p>0.255039007209752</text:p>
          </table:table-cell>
          <table:table-cell office:value-type="float" office:value="0.244329418774573" calcext:value-type="float">
            <text:p>0.244329418774573</text:p>
          </table:table-cell>
          <table:table-cell office:value-type="float" office:value="0.334002690245005" calcext:value-type="float">
            <text:p>0.334002690245005</text:p>
          </table:table-cell>
          <table:table-cell office:value-type="float" office:value="0.294774592708777" calcext:value-type="float">
            <text:p>0.294774592708777</text:p>
          </table:table-cell>
          <table:table-cell office:value-type="float" office:value="0.266730192321372" calcext:value-type="float">
            <text:p>0.266730192321372</text:p>
          </table:table-cell>
          <table:table-cell office:value-type="float" office:value="0.310189835696106" calcext:value-type="float">
            <text:p>0.310189835696106</text:p>
          </table:table-cell>
          <table:table-cell office:value-type="float" office:value="0.256445086704418" calcext:value-type="float">
            <text:p>0.256445086704418</text:p>
          </table:table-cell>
          <table:table-cell office:value-type="float" office:value="0.271821304797152" calcext:value-type="float">
            <text:p>0.271821304797152</text:p>
          </table:table-cell>
          <table:table-cell office:value-type="float" office:value="0.242689331348695" calcext:value-type="float">
            <text:p>0.242689331348695</text:p>
          </table:table-cell>
          <table:table-cell office:value-type="float" office:value="0.32653271715967" calcext:value-type="float">
            <text:p>0.32653271715967</text:p>
          </table:table-cell>
          <table:table-cell office:value-type="float" office:value="0.31428869182298" calcext:value-type="float">
            <text:p>0.31428869182298</text:p>
          </table:table-cell>
          <table:table-cell office:value-type="float" office:value="0.256297603837184" calcext:value-type="float">
            <text:p>0.256297603837184</text:p>
          </table:table-cell>
          <table:table-cell office:value-type="float" office:value="0.321500160523221" calcext:value-type="float">
            <text:p>0.321500160523221</text:p>
          </table:table-cell>
          <table:table-cell office:value-type="float" office:value="0.305532989556414" calcext:value-type="float">
            <text:p>0.305532989556414</text:p>
          </table:table-cell>
          <table:table-cell office:value-type="float" office:value="0.283459492665133" calcext:value-type="float">
            <text:p>0.283459492665133</text:p>
          </table:table-cell>
          <table:table-cell office:value-type="float" office:value="0.304785120693389" calcext:value-type="float">
            <text:p>0.304785120693389</text:p>
          </table:table-cell>
          <table:table-cell office:value-type="float" office:value="0.254382808132079" calcext:value-type="float">
            <text:p>0.254382808132079</text:p>
          </table:table-cell>
          <table:table-cell office:value-type="float" office:value="0.338062842159942" calcext:value-type="float">
            <text:p>0.338062842159942</text:p>
          </table:table-cell>
          <table:table-cell office:value-type="float" office:value="0.30440663709646" calcext:value-type="float">
            <text:p>0.30440663709646</text:p>
          </table:table-cell>
          <table:table-cell office:value-type="float" office:value="0.343153229590343" calcext:value-type="float">
            <text:p>0.343153229590343</text:p>
          </table:table-cell>
          <table:table-cell office:value-type="float" office:value="0.295472342041266" calcext:value-type="float">
            <text:p>0.295472342041266</text:p>
          </table:table-cell>
          <table:table-cell office:value-type="float" office:value="0.298683262866962" calcext:value-type="float">
            <text:p>0.298683262866962</text:p>
          </table:table-cell>
          <table:table-cell office:value-type="float" office:value="0.219811418959129" calcext:value-type="float">
            <text:p>0.219811418959129</text:p>
          </table:table-cell>
          <table:table-cell office:value-type="float" office:value="0.336021622023384" calcext:value-type="float">
            <text:p>0.336021622023384</text:p>
          </table:table-cell>
          <table:table-cell office:value-type="float" office:value="0.260441073700758" calcext:value-type="float">
            <text:p>0.260441073700758</text:p>
          </table:table-cell>
          <table:table-cell office:value-type="float" office:value="0.283571412711893" calcext:value-type="float">
            <text:p>0.283571412711893</text:p>
          </table:table-cell>
          <table:table-cell office:value-type="float" office:value="0.233743948443763" calcext:value-type="float">
            <text:p>0.233743948443763</text:p>
          </table:table-cell>
          <table:table-cell office:value-type="float" office:value="0.279135059820725" calcext:value-type="float">
            <text:p>0.279135059820725</text:p>
          </table:table-cell>
          <table:table-cell office:value-type="float" office:value="0.247753608472524" calcext:value-type="float">
            <text:p>0.247753608472524</text:p>
          </table:table-cell>
          <table:table-cell office:value-type="float" office:value="0.296318063767328" calcext:value-type="float">
            <text:p>0.296318063767328</text:p>
          </table:table-cell>
          <table:table-cell office:value-type="float" office:value="0.324750720570368" calcext:value-type="float">
            <text:p>0.324750720570368</text:p>
          </table:table-cell>
          <table:table-cell office:value-type="float" office:value="0.306289730798496" calcext:value-type="float">
            <text:p>0.306289730798496</text:p>
          </table:table-cell>
          <table:table-cell office:value-type="float" office:value="0.266963220320439" calcext:value-type="float">
            <text:p>0.266963220320439</text:p>
          </table:table-cell>
          <table:table-cell office:value-type="float" office:value="0.334120572390361" calcext:value-type="float">
            <text:p>0.334120572390361</text:p>
          </table:table-cell>
          <table:table-cell office:value-type="float" office:value="0.27856903864385" calcext:value-type="float">
            <text:p>0.27856903864385</text:p>
          </table:table-cell>
          <table:table-cell office:value-type="float" office:value="0.265364095652143" calcext:value-type="float">
            <text:p>0.265364095652143</text:p>
          </table:table-cell>
          <table:table-cell office:value-type="float" office:value="0.246888059912236" calcext:value-type="float">
            <text:p>0.246888059912236</text:p>
          </table:table-cell>
          <table:table-cell office:value-type="float" office:value="0.367772773052714" calcext:value-type="float">
            <text:p>0.367772773052714</text:p>
          </table:table-cell>
          <table:table-cell office:value-type="float" office:value="0.237293707315642" calcext:value-type="float">
            <text:p>0.237293707315642</text:p>
          </table:table-cell>
          <table:table-cell office:value-type="float" office:value="0.297645762477939" calcext:value-type="float">
            <text:p>0.297645762477939</text:p>
          </table:table-cell>
          <table:table-cell office:value-type="float" office:value="0.214305527377951" calcext:value-type="float">
            <text:p>0.214305527377951</text:p>
          </table:table-cell>
          <table:table-cell office:value-type="float" office:value="0.298428925816673" calcext:value-type="float">
            <text:p>0.298428925816673</text:p>
          </table:table-cell>
          <table:table-cell office:value-type="float" office:value="0.299897655256234" calcext:value-type="float">
            <text:p>0.299897655256234</text:p>
          </table:table-cell>
          <table:table-cell office:value-type="float" office:value="0.233911352808627" calcext:value-type="float">
            <text:p>0.233911352808627</text:p>
          </table:table-cell>
          <table:table-cell office:value-type="float" office:value="0.250693568324226" calcext:value-type="float">
            <text:p>0.250693568324226</text:p>
          </table:table-cell>
          <table:table-cell office:value-type="float" office:value="0.273213399420558" calcext:value-type="float">
            <text:p>0.273213399420558</text:p>
          </table:table-cell>
          <table:table-cell office:value-type="float" office:value="0.359034104520885" calcext:value-type="float">
            <text:p>0.359034104520885</text:p>
          </table:table-cell>
          <table:table-cell office:value-type="float" office:value="0.227743491432285" calcext:value-type="float">
            <text:p>0.227743491432285</text:p>
          </table:table-cell>
          <table:table-cell office:value-type="float" office:value="0.411311173593267" calcext:value-type="float">
            <text:p>0.411311173593267</text:p>
          </table:table-cell>
          <table:table-cell office:value-type="float" office:value="0.314196341310957" calcext:value-type="float">
            <text:p>0.314196341310957</text:p>
          </table:table-cell>
          <table:table-cell office:value-type="float" office:value="0.353045819215998" calcext:value-type="float">
            <text:p>0.353045819215998</text:p>
          </table:table-cell>
          <table:table-cell office:value-type="float" office:value="0.320615404647788" calcext:value-type="float">
            <text:p>0.320615404647788</text:p>
          </table:table-cell>
          <table:table-cell office:value-type="float" office:value="0.256626723074074" calcext:value-type="float">
            <text:p>0.256626723074074</text:p>
          </table:table-cell>
          <table:table-cell office:value-type="float" office:value="0.267421285443942" calcext:value-type="float">
            <text:p>0.267421285443942</text:p>
          </table:table-cell>
          <table:table-cell office:value-type="float" office:value="0.298486359984852" calcext:value-type="float">
            <text:p>0.298486359984852</text:p>
          </table:table-cell>
          <table:table-cell office:value-type="float" office:value="0.268540433031106" calcext:value-type="float">
            <text:p>0.268540433031106</text:p>
          </table:table-cell>
          <table:table-cell office:value-type="float" office:value="0.27161835041625" calcext:value-type="float">
            <text:p>0.27161835041625</text:p>
          </table:table-cell>
          <table:table-cell office:value-type="float" office:value="0.206508323757956" calcext:value-type="float">
            <text:p>0.206508323757956</text:p>
          </table:table-cell>
          <table:table-cell office:value-type="float" office:value="0.33355689585286" calcext:value-type="float">
            <text:p>0.33355689585286</text:p>
          </table:table-cell>
          <table:table-cell office:value-type="float" office:value="0.269720328124215" calcext:value-type="float">
            <text:p>0.269720328124215</text:p>
          </table:table-cell>
          <table:table-cell office:value-type="float" office:value="0.252602159301956" calcext:value-type="float">
            <text:p>0.252602159301956</text:p>
          </table:table-cell>
          <table:table-cell office:value-type="float" office:value="0.233358501983589" calcext:value-type="float">
            <text:p>0.233358501983589</text:p>
          </table:table-cell>
          <table:table-cell office:value-type="float" office:value="0.247887632823058" calcext:value-type="float">
            <text:p>0.247887632823058</text:p>
          </table:table-cell>
          <table:table-cell office:value-type="float" office:value="0.337463527712819" calcext:value-type="float">
            <text:p>0.337463527712819</text:p>
          </table:table-cell>
          <table:table-cell office:value-type="float" office:value="0.288251774825963" calcext:value-type="float">
            <text:p>0.288251774825963</text:p>
          </table:table-cell>
          <table:table-cell office:value-type="float" office:value="0.255891815175901" calcext:value-type="float">
            <text:p>0.255891815175901</text:p>
          </table:table-cell>
          <table:table-cell office:value-type="float" office:value="0.261443395840737" calcext:value-type="float">
            <text:p>0.261443395840737</text:p>
          </table:table-cell>
          <table:table-cell office:value-type="float" office:value="0.27744842098192" calcext:value-type="float">
            <text:p>0.27744842098192</text:p>
          </table:table-cell>
          <table:table-cell office:value-type="float" office:value="0.300068795187993" calcext:value-type="float">
            <text:p>0.300068795187993</text:p>
          </table:table-cell>
          <table:table-cell office:value-type="float" office:value="0.30910713020592" calcext:value-type="float">
            <text:p>0.30910713020592</text:p>
          </table:table-cell>
          <table:table-cell office:value-type="float" office:value="0.259285337972354" calcext:value-type="float">
            <text:p>0.259285337972354</text:p>
          </table:table-cell>
          <table:table-cell office:value-type="float" office:value="0.353038248532415" calcext:value-type="float">
            <text:p>0.353038248532415</text:p>
          </table:table-cell>
          <table:table-cell office:value-type="float" office:value="0.266964058140923" calcext:value-type="float">
            <text:p>0.266964058140923</text:p>
          </table:table-cell>
          <table:table-cell office:value-type="float" office:value="0.273092764731659" calcext:value-type="float">
            <text:p>0.273092764731659</text:p>
          </table:table-cell>
          <table:table-cell office:value-type="float" office:value="0.220702409270034" calcext:value-type="float">
            <text:p>0.220702409270034</text:p>
          </table:table-cell>
          <table:table-cell office:value-type="float" office:value="0.264858825274601" calcext:value-type="float">
            <text:p>0.264858825274601</text:p>
          </table:table-cell>
          <table:table-cell office:value-type="float" office:value="0.30447141810463" calcext:value-type="float">
            <text:p>0.30447141810463</text:p>
          </table:table-cell>
          <table:table-cell office:value-type="float" office:value="0.239825791936312" calcext:value-type="float">
            <text:p>0.239825791936312</text:p>
          </table:table-cell>
          <table:table-cell office:value-type="float" office:value="0.276044007227093" calcext:value-type="float">
            <text:p>0.276044007227093</text:p>
          </table:table-cell>
          <table:table-cell office:value-type="float" office:value="0.237811733970363" calcext:value-type="float">
            <text:p>0.237811733970363</text:p>
          </table:table-cell>
          <table:table-cell office:value-type="float" office:value="0.25089905192191" calcext:value-type="float">
            <text:p>0.25089905192191</text:p>
          </table:table-cell>
          <table:table-cell office:value-type="float" office:value="0.28063350817073" calcext:value-type="float">
            <text:p>0.28063350817073</text:p>
          </table:table-cell>
          <table:table-cell office:value-type="float" office:value="0.261786371408628" calcext:value-type="float">
            <text:p>0.261786371408628</text:p>
          </table:table-cell>
          <table:table-cell office:value-type="float" office:value="0.214579040492695" calcext:value-type="float">
            <text:p>0.214579040492695</text:p>
          </table:table-cell>
          <table:table-cell office:value-type="float" office:value="0.232839103587732" calcext:value-type="float">
            <text:p>0.232839103587732</text:p>
          </table:table-cell>
          <table:table-cell office:value-type="float" office:value="0.274446886781386" calcext:value-type="float">
            <text:p>0.274446886781386</text:p>
          </table:table-cell>
          <table:table-cell office:value-type="float" office:value="0.286947961286179" calcext:value-type="float">
            <text:p>0.286947961286179</text:p>
          </table:table-cell>
          <table:table-cell office:value-type="float" office:value="0.286938539481874" calcext:value-type="float">
            <text:p>0.286938539481874</text:p>
          </table:table-cell>
          <table:table-cell office:value-type="float" office:value="0.242116833577034" calcext:value-type="float">
            <text:p>0.242116833577034</text:p>
          </table:table-cell>
          <table:table-cell office:value-type="float" office:value="0.230013533548613" calcext:value-type="float">
            <text:p>0.230013533548613</text:p>
          </table:table-cell>
          <table:table-cell office:value-type="float" office:value="0.267661698406951" calcext:value-type="float">
            <text:p>0.267661698406951</text:p>
          </table:table-cell>
          <table:table-cell office:value-type="float" office:value="0.270486430201914" calcext:value-type="float">
            <text:p>0.270486430201914</text:p>
          </table:table-cell>
          <table:table-cell office:value-type="float" office:value="0.334726932254062" calcext:value-type="float">
            <text:p>0.334726932254062</text:p>
          </table:table-cell>
          <table:table-cell office:value-type="float" office:value="0.311966235794533" calcext:value-type="float">
            <text:p>0.311966235794533</text:p>
          </table:table-cell>
          <table:table-cell office:value-type="float" office:value="0.272128114403568" calcext:value-type="float">
            <text:p>0.272128114403568</text:p>
          </table:table-cell>
          <table:table-cell office:value-type="float" office:value="0.26738708247482" calcext:value-type="float">
            <text:p>0.26738708247482</text:p>
          </table:table-cell>
          <table:table-cell office:value-type="float" office:value="0.272958396348982" calcext:value-type="float">
            <text:p>0.272958396348982</text:p>
          </table:table-cell>
          <table:table-cell office:value-type="float" office:value="0.286314907979485" calcext:value-type="float">
            <text:p>0.286314907979485</text:p>
          </table:table-cell>
          <table:table-cell office:value-type="float" office:value="0.223899654726382" calcext:value-type="float">
            <text:p>0.223899654726382</text:p>
          </table:table-cell>
          <table:table-cell office:value-type="float" office:value="0.181838828156561" calcext:value-type="float">
            <text:p>0.181838828156561</text:p>
          </table:table-cell>
          <table:table-cell office:value-type="float" office:value="0.317327615352532" calcext:value-type="float">
            <text:p>0.317327615352532</text:p>
          </table:table-cell>
          <table:table-cell office:value-type="float" office:value="0.249790962973424" calcext:value-type="float">
            <text:p>0.249790962973424</text:p>
          </table:table-cell>
          <table:table-cell office:value-type="float" office:value="0.281124883284735" calcext:value-type="float">
            <text:p>0.281124883284735</text:p>
          </table:table-cell>
          <table:table-cell office:value-type="float" office:value="0.299690689618767" calcext:value-type="float">
            <text:p>0.299690689618767</text:p>
          </table:table-cell>
          <table:table-cell office:value-type="float" office:value="0.345179583383064" calcext:value-type="float">
            <text:p>0.345179583383064</text:p>
          </table:table-cell>
          <table:table-cell office:value-type="float" office:value="0.215512489807978" calcext:value-type="float">
            <text:p>0.215512489807978</text:p>
          </table:table-cell>
          <table:table-cell office:value-type="float" office:value="0.269712801887179" calcext:value-type="float">
            <text:p>0.269712801887179</text:p>
          </table:table-cell>
          <table:table-cell office:value-type="float" office:value="0.207192966323652" calcext:value-type="float">
            <text:p>0.207192966323652</text:p>
          </table:table-cell>
          <table:table-cell office:value-type="float" office:value="0.312943527012656" calcext:value-type="float">
            <text:p>0.312943527012656</text:p>
          </table:table-cell>
          <table:table-cell office:value-type="float" office:value="0.283746636648075" calcext:value-type="float">
            <text:p>0.283746636648075</text:p>
          </table:table-cell>
          <table:table-cell office:value-type="float" office:value="0.320611685653008" calcext:value-type="float">
            <text:p>0.320611685653008</text:p>
          </table:table-cell>
          <table:table-cell office:value-type="float" office:value="0.227903288066089" calcext:value-type="float">
            <text:p>0.227903288066089</text:p>
          </table:table-cell>
          <table:table-cell office:value-type="float" office:value="0.250119461097972" calcext:value-type="float">
            <text:p>0.250119461097972</text:p>
          </table:table-cell>
          <table:table-cell office:value-type="float" office:value="0.216056750050698" calcext:value-type="float">
            <text:p>0.216056750050698</text:p>
          </table:table-cell>
          <table:table-cell office:value-type="float" office:value="0.364251858694461" calcext:value-type="float">
            <text:p>0.364251858694461</text:p>
          </table:table-cell>
          <table:table-cell office:value-type="float" office:value="0.300522950267534" calcext:value-type="float">
            <text:p>0.300522950267534</text:p>
          </table:table-cell>
          <table:table-cell office:value-type="float" office:value="0.27079568778589" calcext:value-type="float">
            <text:p>0.27079568778589</text:p>
          </table:table-cell>
          <table:table-cell office:value-type="float" office:value="0.220842471033025" calcext:value-type="float">
            <text:p>0.220842471033025</text:p>
          </table:table-cell>
          <table:table-cell office:value-type="float" office:value="0.272440207368013" calcext:value-type="float">
            <text:p>0.272440207368013</text:p>
          </table:table-cell>
          <table:table-cell office:value-type="float" office:value="0.338157254760691" calcext:value-type="float">
            <text:p>0.338157254760691</text:p>
          </table:table-cell>
          <table:table-cell office:value-type="float" office:value="0.261430777592967" calcext:value-type="float">
            <text:p>0.261430777592967</text:p>
          </table:table-cell>
          <table:table-cell office:value-type="float" office:value="0.321436578645711" calcext:value-type="float">
            <text:p>0.321436578645711</text:p>
          </table:table-cell>
          <table:table-cell office:value-type="float" office:value="0.202659730781744" calcext:value-type="float">
            <text:p>0.202659730781744</text:p>
          </table:table-cell>
          <table:table-cell office:value-type="float" office:value="0.310103946616448" calcext:value-type="float">
            <text:p>0.310103946616448</text:p>
          </table:table-cell>
          <table:table-cell office:value-type="float" office:value="0.246861781545115" calcext:value-type="float">
            <text:p>0.246861781545115</text:p>
          </table:table-cell>
          <table:table-cell office:value-type="float" office:value="0.369202051993485" calcext:value-type="float">
            <text:p>0.369202051993485</text:p>
          </table:table-cell>
          <table:table-cell office:value-type="float" office:value="0.325647339683379" calcext:value-type="float">
            <text:p>0.325647339683379</text:p>
          </table:table-cell>
          <table:table-cell office:value-type="float" office:value="0.293561934371698" calcext:value-type="float">
            <text:p>0.293561934371698</text:p>
          </table:table-cell>
          <table:table-cell office:value-type="float" office:value="0.241102216012916" calcext:value-type="float">
            <text:p>0.241102216012916</text:p>
          </table:table-cell>
          <table:table-cell office:value-type="float" office:value="0.227821067077729" calcext:value-type="float">
            <text:p>0.227821067077729</text:p>
          </table:table-cell>
          <table:table-cell office:value-type="float" office:value="0.205884470990465" calcext:value-type="float">
            <text:p>0.205884470990465</text:p>
          </table:table-cell>
          <table:table-cell office:value-type="float" office:value="0.325528711049266" calcext:value-type="float">
            <text:p>0.325528711049266</text:p>
          </table:table-cell>
          <table:table-cell office:value-type="float" office:value="0.327125045942799" calcext:value-type="float">
            <text:p>0.327125045942799</text:p>
          </table:table-cell>
          <table:table-cell office:value-type="float" office:value="0.286931109335734" calcext:value-type="float">
            <text:p>0.286931109335734</text:p>
          </table:table-cell>
          <table:table-cell office:value-type="float" office:value="0.196706363335886" calcext:value-type="float">
            <text:p>0.196706363335886</text:p>
          </table:table-cell>
          <table:table-cell office:value-type="float" office:value="0.353855153540026" calcext:value-type="float">
            <text:p>0.353855153540026</text:p>
          </table:table-cell>
          <table:table-cell office:value-type="float" office:value="0.213549881632331" calcext:value-type="float">
            <text:p>0.213549881632331</text:p>
          </table:table-cell>
          <table:table-cell office:value-type="float" office:value="0.248975655664025" calcext:value-type="float">
            <text:p>0.248975655664025</text:p>
          </table:table-cell>
          <table:table-cell office:value-type="float" office:value="0.39667207334083" calcext:value-type="float">
            <text:p>0.39667207334083</text:p>
          </table:table-cell>
          <table:table-cell office:value-type="float" office:value="0.245700207398354" calcext:value-type="float">
            <text:p>0.245700207398354</text:p>
          </table:table-cell>
          <table:table-cell office:value-type="float" office:value="0.205476740045946" calcext:value-type="float">
            <text:p>0.205476740045946</text:p>
          </table:table-cell>
          <table:table-cell office:value-type="float" office:value="0.261792206226652" calcext:value-type="float">
            <text:p>0.261792206226652</text:p>
          </table:table-cell>
          <table:table-cell office:value-type="float" office:value="0.34422026639985" calcext:value-type="float">
            <text:p>0.34422026639985</text:p>
          </table:table-cell>
          <table:table-cell office:value-type="float" office:value="0.268000542108128" calcext:value-type="float">
            <text:p>0.268000542108128</text:p>
          </table:table-cell>
          <table:table-cell office:value-type="float" office:value="0.31498853626269" calcext:value-type="float">
            <text:p>0.31498853626269</text:p>
          </table:table-cell>
          <table:table-cell office:value-type="float" office:value="0.354205294174707" calcext:value-type="float">
            <text:p>0.354205294174707</text:p>
          </table:table-cell>
          <table:table-cell office:value-type="float" office:value="0.321718739404569" calcext:value-type="float">
            <text:p>0.321718739404569</text:p>
          </table:table-cell>
          <table:table-cell office:value-type="float" office:value="0.275390185954283" calcext:value-type="float">
            <text:p>0.275390185954283</text:p>
          </table:table-cell>
          <table:table-cell office:value-type="float" office:value="0.33575261063539" calcext:value-type="float">
            <text:p>0.33575261063539</text:p>
          </table:table-cell>
          <table:table-cell office:value-type="float" office:value="0.267416576820548" calcext:value-type="float">
            <text:p>0.267416576820548</text:p>
          </table:table-cell>
          <table:table-cell office:value-type="float" office:value="0.257269206503222" calcext:value-type="float">
            <text:p>0.257269206503222</text:p>
          </table:table-cell>
          <table:table-cell office:value-type="float" office:value="0.198124779662997" calcext:value-type="float">
            <text:p>0.198124779662997</text:p>
          </table:table-cell>
          <table:table-cell office:value-type="float" office:value="0.294605813959114" calcext:value-type="float">
            <text:p>0.294605813959114</text:p>
          </table:table-cell>
          <table:table-cell office:value-type="float" office:value="0.292318718477999" calcext:value-type="float">
            <text:p>0.292318718477999</text:p>
          </table:table-cell>
          <table:table-cell office:value-type="float" office:value="0.278558892064426" calcext:value-type="float">
            <text:p>0.278558892064426</text:p>
          </table:table-cell>
          <table:table-cell office:value-type="float" office:value="0.259660781938812" calcext:value-type="float">
            <text:p>0.259660781938812</text:p>
          </table:table-cell>
          <table:table-cell office:value-type="float" office:value="0.314918181177094" calcext:value-type="float">
            <text:p>0.314918181177094</text:p>
          </table:table-cell>
          <table:table-cell office:value-type="float" office:value="0.247545485096849" calcext:value-type="float">
            <text:p>0.247545485096849</text:p>
          </table:table-cell>
          <table:table-cell office:value-type="float" office:value="0.325524994755176" calcext:value-type="float">
            <text:p>0.325524994755176</text:p>
          </table:table-cell>
          <table:table-cell office:value-type="float" office:value="0.24684348799434" calcext:value-type="float">
            <text:p>0.24684348799434</text:p>
          </table:table-cell>
          <table:table-cell office:value-type="float" office:value="0.352587287182405" calcext:value-type="float">
            <text:p>0.352587287182405</text:p>
          </table:table-cell>
          <table:table-cell office:value-type="float" office:value="0.407043807487264" calcext:value-type="float">
            <text:p>0.407043807487264</text:p>
          </table:table-cell>
          <table:table-cell office:value-type="float" office:value="0.355704426925826" calcext:value-type="float">
            <text:p>0.355704426925826</text:p>
          </table:table-cell>
          <table:table-cell office:value-type="float" office:value="0.2818521776442" calcext:value-type="float">
            <text:p>0.2818521776442</text:p>
          </table:table-cell>
          <table:table-cell office:value-type="float" office:value="0.381221594208382" calcext:value-type="float">
            <text:p>0.381221594208382</text:p>
          </table:table-cell>
          <table:table-cell office:value-type="float" office:value="0.35299697807745" calcext:value-type="float">
            <text:p>0.35299697807745</text:p>
          </table:table-cell>
          <table:table-cell office:value-type="float" office:value="0.351786724245562" calcext:value-type="float">
            <text:p>0.351786724245562</text:p>
          </table:table-cell>
          <table:table-cell office:value-type="float" office:value="0.254035654449957" calcext:value-type="float">
            <text:p>0.254035654449957</text:p>
          </table:table-cell>
          <table:table-cell office:value-type="float" office:value="0.266257958080935" calcext:value-type="float">
            <text:p>0.266257958080935</text:p>
          </table:table-cell>
          <table:table-cell office:value-type="float" office:value="0.277867483741675" calcext:value-type="float">
            <text:p>0.277867483741675</text:p>
          </table:table-cell>
          <table:table-cell office:value-type="float" office:value="0.278802322032121" calcext:value-type="float">
            <text:p>0.278802322032121</text:p>
          </table:table-cell>
          <table:table-cell office:value-type="float" office:value="0.270007048993654" calcext:value-type="float">
            <text:p>0.270007048993654</text:p>
          </table:table-cell>
          <table:table-cell office:value-type="float" office:value="0.347749888044357" calcext:value-type="float">
            <text:p>0.347749888044357</text:p>
          </table:table-cell>
          <table:table-cell office:value-type="float" office:value="0.280962808215813" calcext:value-type="float">
            <text:p>0.280962808215813</text:p>
          </table:table-cell>
          <table:table-cell office:value-type="float" office:value="0.288426636066531" calcext:value-type="float">
            <text:p>0.288426636066531</text:p>
          </table:table-cell>
          <table:table-cell office:value-type="float" office:value="0.359079182276561" calcext:value-type="float">
            <text:p>0.359079182276561</text:p>
          </table:table-cell>
          <table:table-cell office:value-type="float" office:value="0.287880148789598" calcext:value-type="float">
            <text:p>0.287880148789598</text:p>
          </table:table-cell>
          <table:table-cell office:value-type="float" office:value="0.286626352351301" calcext:value-type="float">
            <text:p>0.286626352351301</text:p>
          </table:table-cell>
          <table:table-cell office:value-type="float" office:value="0.276842625402566" calcext:value-type="float">
            <text:p>0.276842625402566</text:p>
          </table:table-cell>
          <table:table-cell office:value-type="float" office:value="0.318541945130334" calcext:value-type="float">
            <text:p>0.318541945130334</text:p>
          </table:table-cell>
          <table:table-cell office:value-type="float" office:value="0.319524182953899" calcext:value-type="float">
            <text:p>0.319524182953899</text:p>
          </table:table-cell>
          <table:table-cell office:value-type="float" office:value="0.302632655510878" calcext:value-type="float">
            <text:p>0.302632655510878</text:p>
          </table:table-cell>
          <table:table-cell office:value-type="float" office:value="0.248578729513169" calcext:value-type="float">
            <text:p>0.248578729513169</text:p>
          </table:table-cell>
          <table:table-cell office:value-type="float" office:value="0.288376997466598" calcext:value-type="float">
            <text:p>0.288376997466598</text:p>
          </table:table-cell>
          <table:table-cell office:value-type="float" office:value="0.318282834209698" calcext:value-type="float">
            <text:p>0.318282834209698</text:p>
          </table:table-cell>
          <table:table-cell office:value-type="float" office:value="0.22472688477558" calcext:value-type="float">
            <text:p>0.22472688477558</text:p>
          </table:table-cell>
          <table:table-cell office:value-type="float" office:value="0.277661971623215" calcext:value-type="float">
            <text:p>0.277661971623215</text:p>
          </table:table-cell>
          <table:table-cell office:value-type="float" office:value="0.291574334414759" calcext:value-type="float">
            <text:p>0.291574334414759</text:p>
          </table:table-cell>
          <table:table-cell office:value-type="float" office:value="0.365928662255065" calcext:value-type="float">
            <text:p>0.365928662255065</text:p>
          </table:table-cell>
          <table:table-cell office:value-type="float" office:value="0.254774993175209" calcext:value-type="float">
            <text:p>0.254774993175209</text:p>
          </table:table-cell>
          <table:table-cell office:value-type="float" office:value="0.218885473416744" calcext:value-type="float">
            <text:p>0.218885473416744</text:p>
          </table:table-cell>
          <table:table-cell office:value-type="float" office:value="0.340572188681081" calcext:value-type="float">
            <text:p>0.340572188681081</text:p>
          </table:table-cell>
          <table:table-cell office:value-type="float" office:value="0.3096446210189" calcext:value-type="float">
            <text:p>0.3096446210189</text:p>
          </table:table-cell>
          <table:table-cell office:value-type="float" office:value="0.340616529095013" calcext:value-type="float">
            <text:p>0.340616529095013</text:p>
          </table:table-cell>
          <table:table-cell office:value-type="float" office:value="0.27907751529838" calcext:value-type="float">
            <text:p>0.27907751529838</text:p>
          </table:table-cell>
          <table:table-cell office:value-type="float" office:value="0.274289959303918" calcext:value-type="float">
            <text:p>0.274289959303918</text:p>
          </table:table-cell>
          <table:table-cell office:value-type="float" office:value="0.264480726366468" calcext:value-type="float">
            <text:p>0.264480726366468</text:p>
          </table:table-cell>
          <table:table-cell office:value-type="float" office:value="0.25666077095999" calcext:value-type="float">
            <text:p>0.25666077095999</text:p>
          </table:table-cell>
          <table:table-cell office:value-type="float" office:value="0.287834233517752" calcext:value-type="float">
            <text:p>0.287834233517752</text:p>
          </table:table-cell>
          <table:table-cell office:value-type="float" office:value="0.207545222327546" calcext:value-type="float">
            <text:p>0.207545222327546</text:p>
          </table:table-cell>
          <table:table-cell office:value-type="float" office:value="0.272584815160181" calcext:value-type="float">
            <text:p>0.272584815160181</text:p>
          </table:table-cell>
          <table:table-cell office:value-type="float" office:value="0.311565877939085" calcext:value-type="float">
            <text:p>0.311565877939085</text:p>
          </table:table-cell>
          <table:table-cell office:value-type="float" office:value="0.289571010285294" calcext:value-type="float">
            <text:p>0.289571010285294</text:p>
          </table:table-cell>
          <table:table-cell office:value-type="float" office:value="0.300748688622871" calcext:value-type="float">
            <text:p>0.300748688622871</text:p>
          </table:table-cell>
          <table:table-cell office:value-type="float" office:value="0.3448084921654" calcext:value-type="float">
            <text:p>0.3448084921654</text:p>
          </table:table-cell>
          <table:table-cell office:value-type="float" office:value="0.255444600099578" calcext:value-type="float">
            <text:p>0.255444600099578</text:p>
          </table:table-cell>
          <table:table-cell office:value-type="float" office:value="0.272900462386926" calcext:value-type="float">
            <text:p>0.272900462386926</text:p>
          </table:table-cell>
          <table:table-cell office:value-type="float" office:value="0.268171560129275" calcext:value-type="float">
            <text:p>0.268171560129275</text:p>
          </table:table-cell>
          <table:table-cell office:value-type="float" office:value="0.28364241473674" calcext:value-type="float">
            <text:p>0.28364241473674</text:p>
          </table:table-cell>
          <table:table-cell office:value-type="float" office:value="0.325122400901165" calcext:value-type="float">
            <text:p>0.325122400901165</text:p>
          </table:table-cell>
          <table:table-cell office:value-type="float" office:value="0.313036599039746" calcext:value-type="float">
            <text:p>0.313036599039746</text:p>
          </table:table-cell>
          <table:table-cell table:formula="of:=MAX([.$B11:.$IW11])" office:value-type="float" office:value="0.411311173593267" calcext:value-type="float">
            <text:p>0.411311173593267</text:p>
          </table:table-cell>
          <table:table-cell table:number-columns-repeated="7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4552181537609" calcext:value-type="float">
            <text:p>0.284552181537609</text:p>
          </table:table-cell>
          <table:table-cell office:value-type="float" office:value="0.31989219899533" calcext:value-type="float">
            <text:p>0.31989219899533</text:p>
          </table:table-cell>
          <table:table-cell office:value-type="float" office:value="0.327764344791351" calcext:value-type="float">
            <text:p>0.327764344791351</text:p>
          </table:table-cell>
          <table:table-cell office:value-type="float" office:value="0.26604448515583" calcext:value-type="float">
            <text:p>0.26604448515583</text:p>
          </table:table-cell>
          <table:table-cell office:value-type="float" office:value="0.25711553339267" calcext:value-type="float">
            <text:p>0.25711553339267</text:p>
          </table:table-cell>
          <table:table-cell office:value-type="float" office:value="0.278696495635151" calcext:value-type="float">
            <text:p>0.278696495635151</text:p>
          </table:table-cell>
          <table:table-cell office:value-type="float" office:value="0.314259872919048" calcext:value-type="float">
            <text:p>0.314259872919048</text:p>
          </table:table-cell>
          <table:table-cell office:value-type="float" office:value="0.214087184309591" calcext:value-type="float">
            <text:p>0.214087184309591</text:p>
          </table:table-cell>
          <table:table-cell office:value-type="float" office:value="0.206651927277472" calcext:value-type="float">
            <text:p>0.206651927277472</text:p>
          </table:table-cell>
          <table:table-cell office:value-type="float" office:value="0.294376361892003" calcext:value-type="float">
            <text:p>0.294376361892003</text:p>
          </table:table-cell>
          <table:table-cell office:value-type="float" office:value="0.347830129207342" calcext:value-type="float">
            <text:p>0.347830129207342</text:p>
          </table:table-cell>
          <table:table-cell office:value-type="float" office:value="0.21396289155589" calcext:value-type="float">
            <text:p>0.21396289155589</text:p>
          </table:table-cell>
          <table:table-cell office:value-type="float" office:value="0.287166286282307" calcext:value-type="float">
            <text:p>0.287166286282307</text:p>
          </table:table-cell>
          <table:table-cell office:value-type="float" office:value="0.274385079931601" calcext:value-type="float">
            <text:p>0.274385079931601</text:p>
          </table:table-cell>
          <table:table-cell office:value-type="float" office:value="0.281939405927" calcext:value-type="float">
            <text:p>0.281939405927</text:p>
          </table:table-cell>
          <table:table-cell office:value-type="float" office:value="0.330857826824913" calcext:value-type="float">
            <text:p>0.330857826824913</text:p>
          </table:table-cell>
          <table:table-cell office:value-type="float" office:value="0.273701943941248" calcext:value-type="float">
            <text:p>0.273701943941248</text:p>
          </table:table-cell>
          <table:table-cell office:value-type="float" office:value="0.228535854568276" calcext:value-type="float">
            <text:p>0.228535854568276</text:p>
          </table:table-cell>
          <table:table-cell office:value-type="float" office:value="0.282626214202373" calcext:value-type="float">
            <text:p>0.282626214202373</text:p>
          </table:table-cell>
          <table:table-cell office:value-type="float" office:value="0.18640421550772" calcext:value-type="float">
            <text:p>0.18640421550772</text:p>
          </table:table-cell>
          <table:table-cell office:value-type="float" office:value="0.249812722065531" calcext:value-type="float">
            <text:p>0.249812722065531</text:p>
          </table:table-cell>
          <table:table-cell office:value-type="float" office:value="0.338130609156043" calcext:value-type="float">
            <text:p>0.338130609156043</text:p>
          </table:table-cell>
          <table:table-cell office:value-type="float" office:value="0.248164095710775" calcext:value-type="float">
            <text:p>0.248164095710775</text:p>
          </table:table-cell>
          <table:table-cell office:value-type="float" office:value="0.238485638837711" calcext:value-type="float">
            <text:p>0.238485638837711</text:p>
          </table:table-cell>
          <table:table-cell office:value-type="float" office:value="0.272922021712734" calcext:value-type="float">
            <text:p>0.272922021712734</text:p>
          </table:table-cell>
          <table:table-cell office:value-type="float" office:value="0.269811242337733" calcext:value-type="float">
            <text:p>0.269811242337733</text:p>
          </table:table-cell>
          <table:table-cell office:value-type="float" office:value="0.265311545378382" calcext:value-type="float">
            <text:p>0.265311545378382</text:p>
          </table:table-cell>
          <table:table-cell office:value-type="float" office:value="0.332531475529346" calcext:value-type="float">
            <text:p>0.332531475529346</text:p>
          </table:table-cell>
          <table:table-cell office:value-type="float" office:value="0.234768643238708" calcext:value-type="float">
            <text:p>0.234768643238708</text:p>
          </table:table-cell>
          <table:table-cell office:value-type="float" office:value="0.23745343722355" calcext:value-type="float">
            <text:p>0.23745343722355</text:p>
          </table:table-cell>
          <table:table-cell office:value-type="float" office:value="0.241393169734661" calcext:value-type="float">
            <text:p>0.241393169734661</text:p>
          </table:table-cell>
          <table:table-cell office:value-type="float" office:value="0.263181100038734" calcext:value-type="float">
            <text:p>0.263181100038734</text:p>
          </table:table-cell>
          <table:table-cell office:value-type="float" office:value="0.29045883915792" calcext:value-type="float">
            <text:p>0.29045883915792</text:p>
          </table:table-cell>
          <table:table-cell office:value-type="float" office:value="0.294446386945544" calcext:value-type="float">
            <text:p>0.294446386945544</text:p>
          </table:table-cell>
          <table:table-cell office:value-type="float" office:value="0.294282689531259" calcext:value-type="float">
            <text:p>0.294282689531259</text:p>
          </table:table-cell>
          <table:table-cell office:value-type="float" office:value="0.233605089379482" calcext:value-type="float">
            <text:p>0.233605089379482</text:p>
          </table:table-cell>
          <table:table-cell office:value-type="float" office:value="0.241251301696074" calcext:value-type="float">
            <text:p>0.241251301696074</text:p>
          </table:table-cell>
          <table:table-cell office:value-type="float" office:value="0.280837465534416" calcext:value-type="float">
            <text:p>0.280837465534416</text:p>
          </table:table-cell>
          <table:table-cell office:value-type="float" office:value="0.29786882075069" calcext:value-type="float">
            <text:p>0.29786882075069</text:p>
          </table:table-cell>
          <table:table-cell office:value-type="float" office:value="0.272682853362777" calcext:value-type="float">
            <text:p>0.272682853362777</text:p>
          </table:table-cell>
          <table:table-cell office:value-type="float" office:value="0.233453811640677" calcext:value-type="float">
            <text:p>0.233453811640677</text:p>
          </table:table-cell>
          <table:table-cell office:value-type="float" office:value="0.26891127054947" calcext:value-type="float">
            <text:p>0.26891127054947</text:p>
          </table:table-cell>
          <table:table-cell office:value-type="float" office:value="0.333631962400476" calcext:value-type="float">
            <text:p>0.333631962400476</text:p>
          </table:table-cell>
          <table:table-cell office:value-type="float" office:value="0.285613320832779" calcext:value-type="float">
            <text:p>0.285613320832779</text:p>
          </table:table-cell>
          <table:table-cell office:value-type="float" office:value="0.325448777423437" calcext:value-type="float">
            <text:p>0.325448777423437</text:p>
          </table:table-cell>
          <table:table-cell office:value-type="float" office:value="0.259866235804034" calcext:value-type="float">
            <text:p>0.259866235804034</text:p>
          </table:table-cell>
          <table:table-cell office:value-type="float" office:value="0.2693098287456" calcext:value-type="float">
            <text:p>0.2693098287456</text:p>
          </table:table-cell>
          <table:table-cell office:value-type="float" office:value="0.191244618620434" calcext:value-type="float">
            <text:p>0.191244618620434</text:p>
          </table:table-cell>
          <table:table-cell office:value-type="float" office:value="0.339452647751171" calcext:value-type="float">
            <text:p>0.339452647751171</text:p>
          </table:table-cell>
          <table:table-cell office:value-type="float" office:value="0.306827716977929" calcext:value-type="float">
            <text:p>0.306827716977929</text:p>
          </table:table-cell>
          <table:table-cell office:value-type="float" office:value="0.248771702012398" calcext:value-type="float">
            <text:p>0.248771702012398</text:p>
          </table:table-cell>
          <table:table-cell office:value-type="float" office:value="0.244082993709722" calcext:value-type="float">
            <text:p>0.244082993709722</text:p>
          </table:table-cell>
          <table:table-cell office:value-type="float" office:value="0.24432458991926" calcext:value-type="float">
            <text:p>0.24432458991926</text:p>
          </table:table-cell>
          <table:table-cell office:value-type="float" office:value="0.357562740861119" calcext:value-type="float">
            <text:p>0.357562740861119</text:p>
          </table:table-cell>
          <table:table-cell office:value-type="float" office:value="0.347297690776172" calcext:value-type="float">
            <text:p>0.347297690776172</text:p>
          </table:table-cell>
          <table:table-cell office:value-type="float" office:value="0.366119018221718" calcext:value-type="float">
            <text:p>0.366119018221718</text:p>
          </table:table-cell>
          <table:table-cell office:value-type="float" office:value="0.238829412345993" calcext:value-type="float">
            <text:p>0.238829412345993</text:p>
          </table:table-cell>
          <table:table-cell office:value-type="float" office:value="0.233069486033806" calcext:value-type="float">
            <text:p>0.233069486033806</text:p>
          </table:table-cell>
          <table:table-cell office:value-type="float" office:value="0.288181026050012" calcext:value-type="float">
            <text:p>0.288181026050012</text:p>
          </table:table-cell>
          <table:table-cell office:value-type="float" office:value="0.201826166338367" calcext:value-type="float">
            <text:p>0.201826166338367</text:p>
          </table:table-cell>
          <table:table-cell office:value-type="float" office:value="0.306370773794485" calcext:value-type="float">
            <text:p>0.306370773794485</text:p>
          </table:table-cell>
          <table:table-cell office:value-type="float" office:value="0.268884242089337" calcext:value-type="float">
            <text:p>0.268884242089337</text:p>
          </table:table-cell>
          <table:table-cell office:value-type="float" office:value="0.318054455530783" calcext:value-type="float">
            <text:p>0.318054455530783</text:p>
          </table:table-cell>
          <table:table-cell office:value-type="float" office:value="0.277926911089463" calcext:value-type="float">
            <text:p>0.277926911089463</text:p>
          </table:table-cell>
          <table:table-cell office:value-type="float" office:value="0.342374580735713" calcext:value-type="float">
            <text:p>0.342374580735713</text:p>
          </table:table-cell>
          <table:table-cell office:value-type="float" office:value="0.370112545951498" calcext:value-type="float">
            <text:p>0.370112545951498</text:p>
          </table:table-cell>
          <table:table-cell office:value-type="float" office:value="0.210537341403123" calcext:value-type="float">
            <text:p>0.210537341403123</text:p>
          </table:table-cell>
          <table:table-cell office:value-type="float" office:value="0.27574686808995" calcext:value-type="float">
            <text:p>0.27574686808995</text:p>
          </table:table-cell>
          <table:table-cell office:value-type="float" office:value="0.270883774332646" calcext:value-type="float">
            <text:p>0.270883774332646</text:p>
          </table:table-cell>
          <table:table-cell office:value-type="float" office:value="0.229770201865684" calcext:value-type="float">
            <text:p>0.229770201865684</text:p>
          </table:table-cell>
          <table:table-cell office:value-type="float" office:value="0.275986437103433" calcext:value-type="float">
            <text:p>0.275986437103433</text:p>
          </table:table-cell>
          <table:table-cell office:value-type="float" office:value="0.348493356851022" calcext:value-type="float">
            <text:p>0.348493356851022</text:p>
          </table:table-cell>
          <table:table-cell office:value-type="float" office:value="0.328801874869349" calcext:value-type="float">
            <text:p>0.328801874869349</text:p>
          </table:table-cell>
          <table:table-cell office:value-type="float" office:value="0.313918928934862" calcext:value-type="float">
            <text:p>0.313918928934862</text:p>
          </table:table-cell>
          <table:table-cell office:value-type="float" office:value="0.288706646783703" calcext:value-type="float">
            <text:p>0.288706646783703</text:p>
          </table:table-cell>
          <table:table-cell office:value-type="float" office:value="0.231320297189335" calcext:value-type="float">
            <text:p>0.231320297189335</text:p>
          </table:table-cell>
          <table:table-cell office:value-type="float" office:value="0.256397086758541" calcext:value-type="float">
            <text:p>0.256397086758541</text:p>
          </table:table-cell>
          <table:table-cell office:value-type="float" office:value="0.254006262942182" calcext:value-type="float">
            <text:p>0.254006262942182</text:p>
          </table:table-cell>
          <table:table-cell office:value-type="float" office:value="0.255201971418324" calcext:value-type="float">
            <text:p>0.255201971418324</text:p>
          </table:table-cell>
          <table:table-cell office:value-type="float" office:value="0.253174224875162" calcext:value-type="float">
            <text:p>0.253174224875162</text:p>
          </table:table-cell>
          <table:table-cell office:value-type="float" office:value="0.273684363088819" calcext:value-type="float">
            <text:p>0.273684363088819</text:p>
          </table:table-cell>
          <table:table-cell office:value-type="float" office:value="0.342985735923014" calcext:value-type="float">
            <text:p>0.342985735923014</text:p>
          </table:table-cell>
          <table:table-cell office:value-type="float" office:value="0.243845562592227" calcext:value-type="float">
            <text:p>0.243845562592227</text:p>
          </table:table-cell>
          <table:table-cell office:value-type="float" office:value="0.321865775573301" calcext:value-type="float">
            <text:p>0.321865775573301</text:p>
          </table:table-cell>
          <table:table-cell office:value-type="float" office:value="0.268624413199536" calcext:value-type="float">
            <text:p>0.268624413199536</text:p>
          </table:table-cell>
          <table:table-cell office:value-type="float" office:value="0.264725088997727" calcext:value-type="float">
            <text:p>0.264725088997727</text:p>
          </table:table-cell>
          <table:table-cell office:value-type="float" office:value="0.260102460635787" calcext:value-type="float">
            <text:p>0.260102460635787</text:p>
          </table:table-cell>
          <table:table-cell office:value-type="float" office:value="0.224080901229925" calcext:value-type="float">
            <text:p>0.224080901229925</text:p>
          </table:table-cell>
          <table:table-cell office:value-type="float" office:value="0.2973845142932" calcext:value-type="float">
            <text:p>0.2973845142932</text:p>
          </table:table-cell>
          <table:table-cell office:value-type="float" office:value="0.342325169456568" calcext:value-type="float">
            <text:p>0.342325169456568</text:p>
          </table:table-cell>
          <table:table-cell office:value-type="float" office:value="0.234678754504429" calcext:value-type="float">
            <text:p>0.234678754504429</text:p>
          </table:table-cell>
          <table:table-cell office:value-type="float" office:value="0.236818790179247" calcext:value-type="float">
            <text:p>0.236818790179247</text:p>
          </table:table-cell>
          <table:table-cell office:value-type="float" office:value="0.274225750199335" calcext:value-type="float">
            <text:p>0.274225750199335</text:p>
          </table:table-cell>
          <table:table-cell office:value-type="float" office:value="0.213761672000059" calcext:value-type="float">
            <text:p>0.213761672000059</text:p>
          </table:table-cell>
          <table:table-cell office:value-type="float" office:value="0.378200299685177" calcext:value-type="float">
            <text:p>0.378200299685177</text:p>
          </table:table-cell>
          <table:table-cell office:value-type="float" office:value="0.252149697380613" calcext:value-type="float">
            <text:p>0.252149697380613</text:p>
          </table:table-cell>
          <table:table-cell office:value-type="float" office:value="0.307617933856703" calcext:value-type="float">
            <text:p>0.307617933856703</text:p>
          </table:table-cell>
          <table:table-cell office:value-type="float" office:value="0.302571097282924" calcext:value-type="float">
            <text:p>0.302571097282924</text:p>
          </table:table-cell>
          <table:table-cell office:value-type="float" office:value="0.253730323923984" calcext:value-type="float">
            <text:p>0.253730323923984</text:p>
          </table:table-cell>
          <table:table-cell office:value-type="float" office:value="0.341122761208567" calcext:value-type="float">
            <text:p>0.341122761208567</text:p>
          </table:table-cell>
          <table:table-cell office:value-type="float" office:value="0.330191673169286" calcext:value-type="float">
            <text:p>0.330191673169286</text:p>
          </table:table-cell>
          <table:table-cell office:value-type="float" office:value="0.357752992609941" calcext:value-type="float">
            <text:p>0.357752992609941</text:p>
          </table:table-cell>
          <table:table-cell office:value-type="float" office:value="0.343691748272432" calcext:value-type="float">
            <text:p>0.343691748272432</text:p>
          </table:table-cell>
          <table:table-cell office:value-type="float" office:value="0.275584612076008" calcext:value-type="float">
            <text:p>0.275584612076008</text:p>
          </table:table-cell>
          <table:table-cell office:value-type="float" office:value="0.29226673847684" calcext:value-type="float">
            <text:p>0.29226673847684</text:p>
          </table:table-cell>
          <table:table-cell office:value-type="float" office:value="0.228292091580778" calcext:value-type="float">
            <text:p>0.228292091580778</text:p>
          </table:table-cell>
          <table:table-cell office:value-type="float" office:value="0.263540756067893" calcext:value-type="float">
            <text:p>0.263540756067893</text:p>
          </table:table-cell>
          <table:table-cell office:value-type="float" office:value="0.280876714932136" calcext:value-type="float">
            <text:p>0.280876714932136</text:p>
          </table:table-cell>
          <table:table-cell office:value-type="float" office:value="0.255650953953071" calcext:value-type="float">
            <text:p>0.255650953953071</text:p>
          </table:table-cell>
          <table:table-cell office:value-type="float" office:value="0.342284387709997" calcext:value-type="float">
            <text:p>0.342284387709997</text:p>
          </table:table-cell>
          <table:table-cell office:value-type="float" office:value="0.31042832002327" calcext:value-type="float">
            <text:p>0.31042832002327</text:p>
          </table:table-cell>
          <table:table-cell office:value-type="float" office:value="0.286446902441919" calcext:value-type="float">
            <text:p>0.286446902441919</text:p>
          </table:table-cell>
          <table:table-cell office:value-type="float" office:value="0.231492425798672" calcext:value-type="float">
            <text:p>0.231492425798672</text:p>
          </table:table-cell>
          <table:table-cell office:value-type="float" office:value="0.268843380106576" calcext:value-type="float">
            <text:p>0.268843380106576</text:p>
          </table:table-cell>
          <table:table-cell office:value-type="float" office:value="0.246307353112723" calcext:value-type="float">
            <text:p>0.246307353112723</text:p>
          </table:table-cell>
          <table:table-cell office:value-type="float" office:value="0.243145588491095" calcext:value-type="float">
            <text:p>0.243145588491095</text:p>
          </table:table-cell>
          <table:table-cell office:value-type="float" office:value="0.244494224649836" calcext:value-type="float">
            <text:p>0.244494224649836</text:p>
          </table:table-cell>
          <table:table-cell office:value-type="float" office:value="0.242835669600482" calcext:value-type="float">
            <text:p>0.242835669600482</text:p>
          </table:table-cell>
          <table:table-cell office:value-type="float" office:value="0.351889601563553" calcext:value-type="float">
            <text:p>0.351889601563553</text:p>
          </table:table-cell>
          <table:table-cell office:value-type="float" office:value="0.288182785410927" calcext:value-type="float">
            <text:p>0.288182785410927</text:p>
          </table:table-cell>
          <table:table-cell office:value-type="float" office:value="0.350619627007046" calcext:value-type="float">
            <text:p>0.350619627007046</text:p>
          </table:table-cell>
          <table:table-cell office:value-type="float" office:value="0.29623357528291" calcext:value-type="float">
            <text:p>0.29623357528291</text:p>
          </table:table-cell>
          <table:table-cell office:value-type="float" office:value="0.246153804830299" calcext:value-type="float">
            <text:p>0.246153804830299</text:p>
          </table:table-cell>
          <table:table-cell office:value-type="float" office:value="0.340462086594892" calcext:value-type="float">
            <text:p>0.340462086594892</text:p>
          </table:table-cell>
          <table:table-cell office:value-type="float" office:value="0.256301795012893" calcext:value-type="float">
            <text:p>0.256301795012893</text:p>
          </table:table-cell>
          <table:table-cell office:value-type="float" office:value="0.253214743864192" calcext:value-type="float">
            <text:p>0.253214743864192</text:p>
          </table:table-cell>
          <table:table-cell office:value-type="float" office:value="0.195618935621672" calcext:value-type="float">
            <text:p>0.195618935621672</text:p>
          </table:table-cell>
          <table:table-cell office:value-type="float" office:value="0.281845276678813" calcext:value-type="float">
            <text:p>0.281845276678813</text:p>
          </table:table-cell>
          <table:table-cell office:value-type="float" office:value="0.260533560059462" calcext:value-type="float">
            <text:p>0.260533560059462</text:p>
          </table:table-cell>
          <table:table-cell office:value-type="float" office:value="0.305899581440879" calcext:value-type="float">
            <text:p>0.305899581440879</text:p>
          </table:table-cell>
          <table:table-cell office:value-type="float" office:value="0.308873443782983" calcext:value-type="float">
            <text:p>0.308873443782983</text:p>
          </table:table-cell>
          <table:table-cell office:value-type="float" office:value="0.28365468644063" calcext:value-type="float">
            <text:p>0.28365468644063</text:p>
          </table:table-cell>
          <table:table-cell office:value-type="float" office:value="0.272580029311738" calcext:value-type="float">
            <text:p>0.272580029311738</text:p>
          </table:table-cell>
          <table:table-cell office:value-type="float" office:value="0.252045127249331" calcext:value-type="float">
            <text:p>0.252045127249331</text:p>
          </table:table-cell>
          <table:table-cell office:value-type="float" office:value="0.343495585746838" calcext:value-type="float">
            <text:p>0.343495585746838</text:p>
          </table:table-cell>
          <table:table-cell office:value-type="float" office:value="0.313050582036406" calcext:value-type="float">
            <text:p>0.313050582036406</text:p>
          </table:table-cell>
          <table:table-cell office:value-type="float" office:value="0.301995362471316" calcext:value-type="float">
            <text:p>0.301995362471316</text:p>
          </table:table-cell>
          <table:table-cell office:value-type="float" office:value="0.371181328407294" calcext:value-type="float">
            <text:p>0.371181328407294</text:p>
          </table:table-cell>
          <table:table-cell office:value-type="float" office:value="0.345993909070574" calcext:value-type="float">
            <text:p>0.345993909070574</text:p>
          </table:table-cell>
          <table:table-cell office:value-type="float" office:value="0.230078118728623" calcext:value-type="float">
            <text:p>0.230078118728623</text:p>
          </table:table-cell>
          <table:table-cell office:value-type="float" office:value="0.320811278120616" calcext:value-type="float">
            <text:p>0.320811278120616</text:p>
          </table:table-cell>
          <table:table-cell office:value-type="float" office:value="0.287585974864741" calcext:value-type="float">
            <text:p>0.287585974864741</text:p>
          </table:table-cell>
          <table:table-cell office:value-type="float" office:value="0.285986807771945" calcext:value-type="float">
            <text:p>0.285986807771945</text:p>
          </table:table-cell>
          <table:table-cell office:value-type="float" office:value="0.298010078258776" calcext:value-type="float">
            <text:p>0.298010078258776</text:p>
          </table:table-cell>
          <table:table-cell office:value-type="float" office:value="0.27234102372004" calcext:value-type="float">
            <text:p>0.27234102372004</text:p>
          </table:table-cell>
          <table:table-cell office:value-type="float" office:value="0.248304270413807" calcext:value-type="float">
            <text:p>0.248304270413807</text:p>
          </table:table-cell>
          <table:table-cell office:value-type="float" office:value="0.315705659273419" calcext:value-type="float">
            <text:p>0.315705659273419</text:p>
          </table:table-cell>
          <table:table-cell office:value-type="float" office:value="0.190849086799843" calcext:value-type="float">
            <text:p>0.190849086799843</text:p>
          </table:table-cell>
          <table:table-cell office:value-type="float" office:value="0.260430877856436" calcext:value-type="float">
            <text:p>0.260430877856436</text:p>
          </table:table-cell>
          <table:table-cell office:value-type="float" office:value="0.21046306061864" calcext:value-type="float">
            <text:p>0.21046306061864</text:p>
          </table:table-cell>
          <table:table-cell office:value-type="float" office:value="0.313697981939633" calcext:value-type="float">
            <text:p>0.313697981939633</text:p>
          </table:table-cell>
          <table:table-cell office:value-type="float" office:value="0.24217110219705" calcext:value-type="float">
            <text:p>0.24217110219705</text:p>
          </table:table-cell>
          <table:table-cell office:value-type="float" office:value="0.245329286633755" calcext:value-type="float">
            <text:p>0.245329286633755</text:p>
          </table:table-cell>
          <table:table-cell office:value-type="float" office:value="0.229496511813206" calcext:value-type="float">
            <text:p>0.229496511813206</text:p>
          </table:table-cell>
          <table:table-cell office:value-type="float" office:value="0.287648993819474" calcext:value-type="float">
            <text:p>0.287648993819474</text:p>
          </table:table-cell>
          <table:table-cell office:value-type="float" office:value="0.335332533058418" calcext:value-type="float">
            <text:p>0.335332533058418</text:p>
          </table:table-cell>
          <table:table-cell office:value-type="float" office:value="0.298787587647707" calcext:value-type="float">
            <text:p>0.298787587647707</text:p>
          </table:table-cell>
          <table:table-cell office:value-type="float" office:value="0.338173209574397" calcext:value-type="float">
            <text:p>0.338173209574397</text:p>
          </table:table-cell>
          <table:table-cell office:value-type="float" office:value="0.213920764967021" calcext:value-type="float">
            <text:p>0.213920764967021</text:p>
          </table:table-cell>
          <table:table-cell office:value-type="float" office:value="0.247832878296448" calcext:value-type="float">
            <text:p>0.247832878296448</text:p>
          </table:table-cell>
          <table:table-cell office:value-type="float" office:value="0.23069598261862" calcext:value-type="float">
            <text:p>0.23069598261862</text:p>
          </table:table-cell>
          <table:table-cell office:value-type="float" office:value="0.399377869459371" calcext:value-type="float">
            <text:p>0.399377869459371</text:p>
          </table:table-cell>
          <table:table-cell office:value-type="float" office:value="0.21398959524907" calcext:value-type="float">
            <text:p>0.21398959524907</text:p>
          </table:table-cell>
          <table:table-cell office:value-type="float" office:value="0.236547763375442" calcext:value-type="float">
            <text:p>0.236547763375442</text:p>
          </table:table-cell>
          <table:table-cell office:value-type="float" office:value="0.33351211137986" calcext:value-type="float">
            <text:p>0.33351211137986</text:p>
          </table:table-cell>
          <table:table-cell office:value-type="float" office:value="0.246258934144646" calcext:value-type="float">
            <text:p>0.246258934144646</text:p>
          </table:table-cell>
          <table:table-cell office:value-type="float" office:value="0.255937835103405" calcext:value-type="float">
            <text:p>0.255937835103405</text:p>
          </table:table-cell>
          <table:table-cell office:value-type="float" office:value="0.317613396397238" calcext:value-type="float">
            <text:p>0.317613396397238</text:p>
          </table:table-cell>
          <table:table-cell office:value-type="float" office:value="0.293038382966987" calcext:value-type="float">
            <text:p>0.293038382966987</text:p>
          </table:table-cell>
          <table:table-cell office:value-type="float" office:value="0.24944897516949" calcext:value-type="float">
            <text:p>0.24944897516949</text:p>
          </table:table-cell>
          <table:table-cell office:value-type="float" office:value="0.309710304954756" calcext:value-type="float">
            <text:p>0.309710304954756</text:p>
          </table:table-cell>
          <table:table-cell office:value-type="float" office:value="0.211480536392249" calcext:value-type="float">
            <text:p>0.211480536392249</text:p>
          </table:table-cell>
          <table:table-cell office:value-type="float" office:value="0.302484505553467" calcext:value-type="float">
            <text:p>0.302484505553467</text:p>
          </table:table-cell>
          <table:table-cell office:value-type="float" office:value="0.300587253381646" calcext:value-type="float">
            <text:p>0.300587253381646</text:p>
          </table:table-cell>
          <table:table-cell office:value-type="float" office:value="0.24247620370185" calcext:value-type="float">
            <text:p>0.24247620370185</text:p>
          </table:table-cell>
          <table:table-cell office:value-type="float" office:value="0.21230305848462" calcext:value-type="float">
            <text:p>0.21230305848462</text:p>
          </table:table-cell>
          <table:table-cell office:value-type="float" office:value="0.243660909047515" calcext:value-type="float">
            <text:p>0.243660909047515</text:p>
          </table:table-cell>
          <table:table-cell office:value-type="float" office:value="0.256460619873179" calcext:value-type="float">
            <text:p>0.256460619873179</text:p>
          </table:table-cell>
          <table:table-cell office:value-type="float" office:value="0.286130575840187" calcext:value-type="float">
            <text:p>0.286130575840187</text:p>
          </table:table-cell>
          <table:table-cell office:value-type="float" office:value="0.266181505943079" calcext:value-type="float">
            <text:p>0.266181505943079</text:p>
          </table:table-cell>
          <table:table-cell office:value-type="float" office:value="0.345267286328865" calcext:value-type="float">
            <text:p>0.345267286328865</text:p>
          </table:table-cell>
          <table:table-cell office:value-type="float" office:value="0.234234449010648" calcext:value-type="float">
            <text:p>0.234234449010648</text:p>
          </table:table-cell>
          <table:table-cell office:value-type="float" office:value="0.250433590051541" calcext:value-type="float">
            <text:p>0.250433590051541</text:p>
          </table:table-cell>
          <table:table-cell office:value-type="float" office:value="0.273390371576531" calcext:value-type="float">
            <text:p>0.273390371576531</text:p>
          </table:table-cell>
          <table:table-cell office:value-type="float" office:value="0.250871601503769" calcext:value-type="float">
            <text:p>0.250871601503769</text:p>
          </table:table-cell>
          <table:table-cell office:value-type="float" office:value="0.248524524676671" calcext:value-type="float">
            <text:p>0.248524524676671</text:p>
          </table:table-cell>
          <table:table-cell office:value-type="float" office:value="0.286595440550402" calcext:value-type="float">
            <text:p>0.286595440550402</text:p>
          </table:table-cell>
          <table:table-cell office:value-type="float" office:value="0.291925671893508" calcext:value-type="float">
            <text:p>0.291925671893508</text:p>
          </table:table-cell>
          <table:table-cell office:value-type="float" office:value="0.309323374702132" calcext:value-type="float">
            <text:p>0.309323374702132</text:p>
          </table:table-cell>
          <table:table-cell office:value-type="float" office:value="0.232792121253402" calcext:value-type="float">
            <text:p>0.232792121253402</text:p>
          </table:table-cell>
          <table:table-cell office:value-type="float" office:value="0.261817310030263" calcext:value-type="float">
            <text:p>0.261817310030263</text:p>
          </table:table-cell>
          <table:table-cell office:value-type="float" office:value="0.246752774331798" calcext:value-type="float">
            <text:p>0.246752774331798</text:p>
          </table:table-cell>
          <table:table-cell office:value-type="float" office:value="0.283466427736101" calcext:value-type="float">
            <text:p>0.283466427736101</text:p>
          </table:table-cell>
          <table:table-cell office:value-type="float" office:value="0.23248932985123" calcext:value-type="float">
            <text:p>0.23248932985123</text:p>
          </table:table-cell>
          <table:table-cell office:value-type="float" office:value="0.218138977865401" calcext:value-type="float">
            <text:p>0.218138977865401</text:p>
          </table:table-cell>
          <table:table-cell office:value-type="float" office:value="0.304621092779207" calcext:value-type="float">
            <text:p>0.304621092779207</text:p>
          </table:table-cell>
          <table:table-cell office:value-type="float" office:value="0.298070447926055" calcext:value-type="float">
            <text:p>0.298070447926055</text:p>
          </table:table-cell>
          <table:table-cell office:value-type="float" office:value="0.320860536543968" calcext:value-type="float">
            <text:p>0.320860536543968</text:p>
          </table:table-cell>
          <table:table-cell office:value-type="float" office:value="0.275999377876393" calcext:value-type="float">
            <text:p>0.275999377876393</text:p>
          </table:table-cell>
          <table:table-cell office:value-type="float" office:value="0.27710983387818" calcext:value-type="float">
            <text:p>0.27710983387818</text:p>
          </table:table-cell>
          <table:table-cell office:value-type="float" office:value="0.309928897730554" calcext:value-type="float">
            <text:p>0.309928897730554</text:p>
          </table:table-cell>
          <table:table-cell office:value-type="float" office:value="0.276771696153905" calcext:value-type="float">
            <text:p>0.276771696153905</text:p>
          </table:table-cell>
          <table:table-cell office:value-type="float" office:value="0.297394423511159" calcext:value-type="float">
            <text:p>0.297394423511159</text:p>
          </table:table-cell>
          <table:table-cell office:value-type="float" office:value="0.284797806648809" calcext:value-type="float">
            <text:p>0.284797806648809</text:p>
          </table:table-cell>
          <table:table-cell office:value-type="float" office:value="0.229158054439575" calcext:value-type="float">
            <text:p>0.229158054439575</text:p>
          </table:table-cell>
          <table:table-cell office:value-type="float" office:value="0.31852135827925" calcext:value-type="float">
            <text:p>0.31852135827925</text:p>
          </table:table-cell>
          <table:table-cell office:value-type="float" office:value="0.310294756631094" calcext:value-type="float">
            <text:p>0.310294756631094</text:p>
          </table:table-cell>
          <table:table-cell office:value-type="float" office:value="0.271508394631538" calcext:value-type="float">
            <text:p>0.271508394631538</text:p>
          </table:table-cell>
          <table:table-cell office:value-type="float" office:value="0.328612484840212" calcext:value-type="float">
            <text:p>0.328612484840212</text:p>
          </table:table-cell>
          <table:table-cell office:value-type="float" office:value="0.251996455142541" calcext:value-type="float">
            <text:p>0.251996455142541</text:p>
          </table:table-cell>
          <table:table-cell office:value-type="float" office:value="0.305437626585039" calcext:value-type="float">
            <text:p>0.305437626585039</text:p>
          </table:table-cell>
          <table:table-cell office:value-type="float" office:value="0.229532804702933" calcext:value-type="float">
            <text:p>0.229532804702933</text:p>
          </table:table-cell>
          <table:table-cell office:value-type="float" office:value="0.232403785850444" calcext:value-type="float">
            <text:p>0.232403785850444</text:p>
          </table:table-cell>
          <table:table-cell office:value-type="float" office:value="0.33392597452836" calcext:value-type="float">
            <text:p>0.33392597452836</text:p>
          </table:table-cell>
          <table:table-cell office:value-type="float" office:value="0.304550811561706" calcext:value-type="float">
            <text:p>0.304550811561706</text:p>
          </table:table-cell>
          <table:table-cell office:value-type="float" office:value="0.267768162047718" calcext:value-type="float">
            <text:p>0.267768162047718</text:p>
          </table:table-cell>
          <table:table-cell office:value-type="float" office:value="0.362069528471327" calcext:value-type="float">
            <text:p>0.362069528471327</text:p>
          </table:table-cell>
          <table:table-cell office:value-type="float" office:value="0.42485890942769" calcext:value-type="float">
            <text:p>0.42485890942769</text:p>
          </table:table-cell>
          <table:table-cell office:value-type="float" office:value="0.257919628001649" calcext:value-type="float">
            <text:p>0.257919628001649</text:p>
          </table:table-cell>
          <table:table-cell office:value-type="float" office:value="0.31028926123306" calcext:value-type="float">
            <text:p>0.31028926123306</text:p>
          </table:table-cell>
          <table:table-cell office:value-type="float" office:value="0.27976274889079" calcext:value-type="float">
            <text:p>0.27976274889079</text:p>
          </table:table-cell>
          <table:table-cell office:value-type="float" office:value="0.295737658542128" calcext:value-type="float">
            <text:p>0.295737658542128</text:p>
          </table:table-cell>
          <table:table-cell office:value-type="float" office:value="0.274695624180337" calcext:value-type="float">
            <text:p>0.274695624180337</text:p>
          </table:table-cell>
          <table:table-cell office:value-type="float" office:value="0.361810333809064" calcext:value-type="float">
            <text:p>0.361810333809064</text:p>
          </table:table-cell>
          <table:table-cell office:value-type="float" office:value="0.263843747080562" calcext:value-type="float">
            <text:p>0.263843747080562</text:p>
          </table:table-cell>
          <table:table-cell office:value-type="float" office:value="0.231353523363221" calcext:value-type="float">
            <text:p>0.231353523363221</text:p>
          </table:table-cell>
          <table:table-cell office:value-type="float" office:value="0.295682575484535" calcext:value-type="float">
            <text:p>0.295682575484535</text:p>
          </table:table-cell>
          <table:table-cell office:value-type="float" office:value="0.228228973008184" calcext:value-type="float">
            <text:p>0.228228973008184</text:p>
          </table:table-cell>
          <table:table-cell office:value-type="float" office:value="0.26922759104455" calcext:value-type="float">
            <text:p>0.26922759104455</text:p>
          </table:table-cell>
          <table:table-cell office:value-type="float" office:value="0.195297948089134" calcext:value-type="float">
            <text:p>0.195297948089134</text:p>
          </table:table-cell>
          <table:table-cell office:value-type="float" office:value="0.466289064092891" calcext:value-type="float">
            <text:p>0.466289064092891</text:p>
          </table:table-cell>
          <table:table-cell office:value-type="float" office:value="0.289237939123031" calcext:value-type="float">
            <text:p>0.289237939123031</text:p>
          </table:table-cell>
          <table:table-cell office:value-type="float" office:value="0.301382881709777" calcext:value-type="float">
            <text:p>0.301382881709777</text:p>
          </table:table-cell>
          <table:table-cell office:value-type="float" office:value="0.257985034136097" calcext:value-type="float">
            <text:p>0.257985034136097</text:p>
          </table:table-cell>
          <table:table-cell office:value-type="float" office:value="0.298198016193584" calcext:value-type="float">
            <text:p>0.298198016193584</text:p>
          </table:table-cell>
          <table:table-cell office:value-type="float" office:value="0.227876831007994" calcext:value-type="float">
            <text:p>0.227876831007994</text:p>
          </table:table-cell>
          <table:table-cell office:value-type="float" office:value="0.399525144896549" calcext:value-type="float">
            <text:p>0.399525144896549</text:p>
          </table:table-cell>
          <table:table-cell office:value-type="float" office:value="0.273829430738601" calcext:value-type="float">
            <text:p>0.273829430738601</text:p>
          </table:table-cell>
          <table:table-cell office:value-type="float" office:value="0.270530114600591" calcext:value-type="float">
            <text:p>0.270530114600591</text:p>
          </table:table-cell>
          <table:table-cell office:value-type="float" office:value="0.226844757728877" calcext:value-type="float">
            <text:p>0.226844757728877</text:p>
          </table:table-cell>
          <table:table-cell office:value-type="float" office:value="0.390115585897939" calcext:value-type="float">
            <text:p>0.390115585897939</text:p>
          </table:table-cell>
          <table:table-cell office:value-type="float" office:value="0.244436422550859" calcext:value-type="float">
            <text:p>0.244436422550859</text:p>
          </table:table-cell>
          <table:table-cell office:value-type="float" office:value="0.292418147929075" calcext:value-type="float">
            <text:p>0.292418147929075</text:p>
          </table:table-cell>
          <table:table-cell office:value-type="float" office:value="0.360985153975617" calcext:value-type="float">
            <text:p>0.360985153975617</text:p>
          </table:table-cell>
          <table:table-cell office:value-type="float" office:value="0.387038158415522" calcext:value-type="float">
            <text:p>0.387038158415522</text:p>
          </table:table-cell>
          <table:table-cell office:value-type="float" office:value="0.281040468822179" calcext:value-type="float">
            <text:p>0.281040468822179</text:p>
          </table:table-cell>
          <table:table-cell office:value-type="float" office:value="0.266262140474632" calcext:value-type="float">
            <text:p>0.266262140474632</text:p>
          </table:table-cell>
          <table:table-cell office:value-type="float" office:value="0.302270718504643" calcext:value-type="float">
            <text:p>0.302270718504643</text:p>
          </table:table-cell>
          <table:table-cell office:value-type="float" office:value="0.236698007235202" calcext:value-type="float">
            <text:p>0.236698007235202</text:p>
          </table:table-cell>
          <table:table-cell office:value-type="float" office:value="0.276869432377308" calcext:value-type="float">
            <text:p>0.276869432377308</text:p>
          </table:table-cell>
          <table:table-cell office:value-type="float" office:value="0.279024802846238" calcext:value-type="float">
            <text:p>0.279024802846238</text:p>
          </table:table-cell>
          <table:table-cell office:value-type="float" office:value="0.272724137705353" calcext:value-type="float">
            <text:p>0.272724137705353</text:p>
          </table:table-cell>
          <table:table-cell office:value-type="float" office:value="0.234699199733004" calcext:value-type="float">
            <text:p>0.234699199733004</text:p>
          </table:table-cell>
          <table:table-cell office:value-type="float" office:value="0.22233328125108" calcext:value-type="float">
            <text:p>0.22233328125108</text:p>
          </table:table-cell>
          <table:table-cell office:value-type="float" office:value="0.272155738542713" calcext:value-type="float">
            <text:p>0.272155738542713</text:p>
          </table:table-cell>
          <table:table-cell office:value-type="float" office:value="0.284552181537609" calcext:value-type="float">
            <text:p>0.284552181537609</text:p>
          </table:table-cell>
          <table:table-cell table:formula="of:=MAX([.$B12:.$IW12])" office:value-type="float" office:value="0.466289064092891" calcext:value-type="float">
            <text:p>0.466289064092891</text:p>
          </table:table-cell>
          <table:table-cell table:number-columns-repeated="7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8496435022857" calcext:value-type="float">
            <text:p>0.298496435022857</text:p>
          </table:table-cell>
          <table:table-cell office:value-type="float" office:value="0.254033599573509" calcext:value-type="float">
            <text:p>0.254033599573509</text:p>
          </table:table-cell>
          <table:table-cell office:value-type="float" office:value="0.294837076135002" calcext:value-type="float">
            <text:p>0.294837076135002</text:p>
          </table:table-cell>
          <table:table-cell office:value-type="float" office:value="0.382086469297595" calcext:value-type="float">
            <text:p>0.382086469297595</text:p>
          </table:table-cell>
          <table:table-cell office:value-type="float" office:value="0.267236842848462" calcext:value-type="float">
            <text:p>0.267236842848462</text:p>
          </table:table-cell>
          <table:table-cell office:value-type="float" office:value="0.226936601066565" calcext:value-type="float">
            <text:p>0.226936601066565</text:p>
          </table:table-cell>
          <table:table-cell office:value-type="float" office:value="0.27503714223315" calcext:value-type="float">
            <text:p>0.27503714223315</text:p>
          </table:table-cell>
          <table:table-cell office:value-type="float" office:value="0.245886687017596" calcext:value-type="float">
            <text:p>0.245886687017596</text:p>
          </table:table-cell>
          <table:table-cell office:value-type="float" office:value="0.263865671518698" calcext:value-type="float">
            <text:p>0.263865671518698</text:p>
          </table:table-cell>
          <table:table-cell office:value-type="float" office:value="0.362308716238625" calcext:value-type="float">
            <text:p>0.362308716238625</text:p>
          </table:table-cell>
          <table:table-cell office:value-type="float" office:value="0.326180553904901" calcext:value-type="float">
            <text:p>0.326180553904901</text:p>
          </table:table-cell>
          <table:table-cell office:value-type="float" office:value="0.285262051489146" calcext:value-type="float">
            <text:p>0.285262051489146</text:p>
          </table:table-cell>
          <table:table-cell office:value-type="float" office:value="0.277414556044936" calcext:value-type="float">
            <text:p>0.277414556044936</text:p>
          </table:table-cell>
          <table:table-cell office:value-type="float" office:value="0.260391851880921" calcext:value-type="float">
            <text:p>0.260391851880921</text:p>
          </table:table-cell>
          <table:table-cell office:value-type="float" office:value="0.304240160920901" calcext:value-type="float">
            <text:p>0.304240160920901</text:p>
          </table:table-cell>
          <table:table-cell office:value-type="float" office:value="0.257116980723242" calcext:value-type="float">
            <text:p>0.257116980723242</text:p>
          </table:table-cell>
          <table:table-cell office:value-type="float" office:value="0.288109880404821" calcext:value-type="float">
            <text:p>0.288109880404821</text:p>
          </table:table-cell>
          <table:table-cell office:value-type="float" office:value="0.334922394922464" calcext:value-type="float">
            <text:p>0.334922394922464</text:p>
          </table:table-cell>
          <table:table-cell office:value-type="float" office:value="0.225331474746192" calcext:value-type="float">
            <text:p>0.225331474746192</text:p>
          </table:table-cell>
          <table:table-cell office:value-type="float" office:value="0.255460244145174" calcext:value-type="float">
            <text:p>0.255460244145174</text:p>
          </table:table-cell>
          <table:table-cell office:value-type="float" office:value="0.314342036135509" calcext:value-type="float">
            <text:p>0.314342036135509</text:p>
          </table:table-cell>
          <table:table-cell office:value-type="float" office:value="0.314691777999781" calcext:value-type="float">
            <text:p>0.314691777999781</text:p>
          </table:table-cell>
          <table:table-cell office:value-type="float" office:value="0.230901957097633" calcext:value-type="float">
            <text:p>0.230901957097633</text:p>
          </table:table-cell>
          <table:table-cell office:value-type="float" office:value="0.256262462449562" calcext:value-type="float">
            <text:p>0.256262462449562</text:p>
          </table:table-cell>
          <table:table-cell office:value-type="float" office:value="0.33607115892806" calcext:value-type="float">
            <text:p>0.33607115892806</text:p>
          </table:table-cell>
          <table:table-cell office:value-type="float" office:value="0.23337406898696" calcext:value-type="float">
            <text:p>0.23337406898696</text:p>
          </table:table-cell>
          <table:table-cell office:value-type="float" office:value="0.203763407741081" calcext:value-type="float">
            <text:p>0.203763407741081</text:p>
          </table:table-cell>
          <table:table-cell office:value-type="float" office:value="0.245275030008414" calcext:value-type="float">
            <text:p>0.245275030008414</text:p>
          </table:table-cell>
          <table:table-cell office:value-type="float" office:value="0.27718240157481" calcext:value-type="float">
            <text:p>0.27718240157481</text:p>
          </table:table-cell>
          <table:table-cell office:value-type="float" office:value="0.296471013729384" calcext:value-type="float">
            <text:p>0.296471013729384</text:p>
          </table:table-cell>
          <table:table-cell office:value-type="float" office:value="0.251215057597418" calcext:value-type="float">
            <text:p>0.251215057597418</text:p>
          </table:table-cell>
          <table:table-cell office:value-type="float" office:value="0.379786620751115" calcext:value-type="float">
            <text:p>0.379786620751115</text:p>
          </table:table-cell>
          <table:table-cell office:value-type="float" office:value="0.278970423124388" calcext:value-type="float">
            <text:p>0.278970423124388</text:p>
          </table:table-cell>
          <table:table-cell office:value-type="float" office:value="0.297411845419662" calcext:value-type="float">
            <text:p>0.297411845419662</text:p>
          </table:table-cell>
          <table:table-cell office:value-type="float" office:value="0.297407146383247" calcext:value-type="float">
            <text:p>0.297407146383247</text:p>
          </table:table-cell>
          <table:table-cell office:value-type="float" office:value="0.301948461278083" calcext:value-type="float">
            <text:p>0.301948461278083</text:p>
          </table:table-cell>
          <table:table-cell office:value-type="float" office:value="0.294060210209596" calcext:value-type="float">
            <text:p>0.294060210209596</text:p>
          </table:table-cell>
          <table:table-cell office:value-type="float" office:value="0.397989522838698" calcext:value-type="float">
            <text:p>0.397989522838698</text:p>
          </table:table-cell>
          <table:table-cell office:value-type="float" office:value="0.369880383082523" calcext:value-type="float">
            <text:p>0.369880383082523</text:p>
          </table:table-cell>
          <table:table-cell office:value-type="float" office:value="0.252234804524046" calcext:value-type="float">
            <text:p>0.252234804524046</text:p>
          </table:table-cell>
          <table:table-cell office:value-type="float" office:value="0.278919562987793" calcext:value-type="float">
            <text:p>0.278919562987793</text:p>
          </table:table-cell>
          <table:table-cell office:value-type="float" office:value="0.262251008978591" calcext:value-type="float">
            <text:p>0.262251008978591</text:p>
          </table:table-cell>
          <table:table-cell office:value-type="float" office:value="0.321886022518621" calcext:value-type="float">
            <text:p>0.321886022518621</text:p>
          </table:table-cell>
          <table:table-cell office:value-type="float" office:value="0.373200180833467" calcext:value-type="float">
            <text:p>0.373200180833467</text:p>
          </table:table-cell>
          <table:table-cell office:value-type="float" office:value="0.256389100089399" calcext:value-type="float">
            <text:p>0.256389100089399</text:p>
          </table:table-cell>
          <table:table-cell office:value-type="float" office:value="0.254594376941548" calcext:value-type="float">
            <text:p>0.254594376941548</text:p>
          </table:table-cell>
          <table:table-cell office:value-type="float" office:value="0.193950536961491" calcext:value-type="float">
            <text:p>0.193950536961491</text:p>
          </table:table-cell>
          <table:table-cell office:value-type="float" office:value="0.338725858409025" calcext:value-type="float">
            <text:p>0.338725858409025</text:p>
          </table:table-cell>
          <table:table-cell office:value-type="float" office:value="0.227129649366291" calcext:value-type="float">
            <text:p>0.227129649366291</text:p>
          </table:table-cell>
          <table:table-cell office:value-type="float" office:value="0.334810008938337" calcext:value-type="float">
            <text:p>0.334810008938337</text:p>
          </table:table-cell>
          <table:table-cell office:value-type="float" office:value="0.325557971896705" calcext:value-type="float">
            <text:p>0.325557971896705</text:p>
          </table:table-cell>
          <table:table-cell office:value-type="float" office:value="0.358086029108835" calcext:value-type="float">
            <text:p>0.358086029108835</text:p>
          </table:table-cell>
          <table:table-cell office:value-type="float" office:value="0.306135079603606" calcext:value-type="float">
            <text:p>0.306135079603606</text:p>
          </table:table-cell>
          <table:table-cell office:value-type="float" office:value="0.239645201161521" calcext:value-type="float">
            <text:p>0.239645201161521</text:p>
          </table:table-cell>
          <table:table-cell office:value-type="float" office:value="0.225594869271189" calcext:value-type="float">
            <text:p>0.225594869271189</text:p>
          </table:table-cell>
          <table:table-cell office:value-type="float" office:value="0.283346256986591" calcext:value-type="float">
            <text:p>0.283346256986591</text:p>
          </table:table-cell>
          <table:table-cell office:value-type="float" office:value="0.270831292397672" calcext:value-type="float">
            <text:p>0.270831292397672</text:p>
          </table:table-cell>
          <table:table-cell office:value-type="float" office:value="0.278413396875045" calcext:value-type="float">
            <text:p>0.278413396875045</text:p>
          </table:table-cell>
          <table:table-cell office:value-type="float" office:value="0.314232882844757" calcext:value-type="float">
            <text:p>0.314232882844757</text:p>
          </table:table-cell>
          <table:table-cell office:value-type="float" office:value="0.314292119666237" calcext:value-type="float">
            <text:p>0.314292119666237</text:p>
          </table:table-cell>
          <table:table-cell office:value-type="float" office:value="0.217284516686186" calcext:value-type="float">
            <text:p>0.217284516686186</text:p>
          </table:table-cell>
          <table:table-cell office:value-type="float" office:value="0.347097899258177" calcext:value-type="float">
            <text:p>0.347097899258177</text:p>
          </table:table-cell>
          <table:table-cell office:value-type="float" office:value="0.280287015838033" calcext:value-type="float">
            <text:p>0.280287015838033</text:p>
          </table:table-cell>
          <table:table-cell office:value-type="float" office:value="0.341768860499194" calcext:value-type="float">
            <text:p>0.341768860499194</text:p>
          </table:table-cell>
          <table:table-cell office:value-type="float" office:value="0.357489755606705" calcext:value-type="float">
            <text:p>0.357489755606705</text:p>
          </table:table-cell>
          <table:table-cell office:value-type="float" office:value="0.334343087583976" calcext:value-type="float">
            <text:p>0.334343087583976</text:p>
          </table:table-cell>
          <table:table-cell office:value-type="float" office:value="0.255663956274049" calcext:value-type="float">
            <text:p>0.255663956274049</text:p>
          </table:table-cell>
          <table:table-cell office:value-type="float" office:value="0.293351650937143" calcext:value-type="float">
            <text:p>0.293351650937143</text:p>
          </table:table-cell>
          <table:table-cell office:value-type="float" office:value="0.321377136705447" calcext:value-type="float">
            <text:p>0.321377136705447</text:p>
          </table:table-cell>
          <table:table-cell office:value-type="float" office:value="0.269777401145187" calcext:value-type="float">
            <text:p>0.269777401145187</text:p>
          </table:table-cell>
          <table:table-cell office:value-type="float" office:value="0.218244759737401" calcext:value-type="float">
            <text:p>0.218244759737401</text:p>
          </table:table-cell>
          <table:table-cell office:value-type="float" office:value="0.258600398025825" calcext:value-type="float">
            <text:p>0.258600398025825</text:p>
          </table:table-cell>
          <table:table-cell office:value-type="float" office:value="0.173118833118732" calcext:value-type="float">
            <text:p>0.173118833118732</text:p>
          </table:table-cell>
          <table:table-cell office:value-type="float" office:value="0.239726064832762" calcext:value-type="float">
            <text:p>0.239726064832762</text:p>
          </table:table-cell>
          <table:table-cell office:value-type="float" office:value="0.340496448000649" calcext:value-type="float">
            <text:p>0.340496448000649</text:p>
          </table:table-cell>
          <table:table-cell office:value-type="float" office:value="0.290545120576665" calcext:value-type="float">
            <text:p>0.290545120576665</text:p>
          </table:table-cell>
          <table:table-cell office:value-type="float" office:value="0.379430826754508" calcext:value-type="float">
            <text:p>0.379430826754508</text:p>
          </table:table-cell>
          <table:table-cell office:value-type="float" office:value="0.28417949674759" calcext:value-type="float">
            <text:p>0.28417949674759</text:p>
          </table:table-cell>
          <table:table-cell office:value-type="float" office:value="0.298721893896048" calcext:value-type="float">
            <text:p>0.298721893896048</text:p>
          </table:table-cell>
          <table:table-cell office:value-type="float" office:value="0.268811957245829" calcext:value-type="float">
            <text:p>0.268811957245829</text:p>
          </table:table-cell>
          <table:table-cell office:value-type="float" office:value="0.333249672066004" calcext:value-type="float">
            <text:p>0.333249672066004</text:p>
          </table:table-cell>
          <table:table-cell office:value-type="float" office:value="0.316235792012201" calcext:value-type="float">
            <text:p>0.316235792012201</text:p>
          </table:table-cell>
          <table:table-cell office:value-type="float" office:value="0.273597903324359" calcext:value-type="float">
            <text:p>0.273597903324359</text:p>
          </table:table-cell>
          <table:table-cell office:value-type="float" office:value="0.286596672694956" calcext:value-type="float">
            <text:p>0.286596672694956</text:p>
          </table:table-cell>
          <table:table-cell office:value-type="float" office:value="0.295455586214574" calcext:value-type="float">
            <text:p>0.295455586214574</text:p>
          </table:table-cell>
          <table:table-cell office:value-type="float" office:value="0.246884675177552" calcext:value-type="float">
            <text:p>0.246884675177552</text:p>
          </table:table-cell>
          <table:table-cell office:value-type="float" office:value="0.330109222954636" calcext:value-type="float">
            <text:p>0.330109222954636</text:p>
          </table:table-cell>
          <table:table-cell office:value-type="float" office:value="0.330287878572751" calcext:value-type="float">
            <text:p>0.330287878572751</text:p>
          </table:table-cell>
          <table:table-cell office:value-type="float" office:value="0.284715581788766" calcext:value-type="float">
            <text:p>0.284715581788766</text:p>
          </table:table-cell>
          <table:table-cell office:value-type="float" office:value="0.330946674865803" calcext:value-type="float">
            <text:p>0.330946674865803</text:p>
          </table:table-cell>
          <table:table-cell office:value-type="float" office:value="0.286851427562303" calcext:value-type="float">
            <text:p>0.286851427562303</text:p>
          </table:table-cell>
          <table:table-cell office:value-type="float" office:value="0.226307322533889" calcext:value-type="float">
            <text:p>0.226307322533889</text:p>
          </table:table-cell>
          <table:table-cell office:value-type="float" office:value="0.284536442759782" calcext:value-type="float">
            <text:p>0.284536442759782</text:p>
          </table:table-cell>
          <table:table-cell office:value-type="float" office:value="0.323686123873471" calcext:value-type="float">
            <text:p>0.323686123873471</text:p>
          </table:table-cell>
          <table:table-cell office:value-type="float" office:value="0.250973498259595" calcext:value-type="float">
            <text:p>0.250973498259595</text:p>
          </table:table-cell>
          <table:table-cell office:value-type="float" office:value="0.258217169400341" calcext:value-type="float">
            <text:p>0.258217169400341</text:p>
          </table:table-cell>
          <table:table-cell office:value-type="float" office:value="0.266660683628758" calcext:value-type="float">
            <text:p>0.266660683628758</text:p>
          </table:table-cell>
          <table:table-cell office:value-type="float" office:value="0.393926324116175" calcext:value-type="float">
            <text:p>0.393926324116175</text:p>
          </table:table-cell>
          <table:table-cell office:value-type="float" office:value="0.289968644789719" calcext:value-type="float">
            <text:p>0.289968644789719</text:p>
          </table:table-cell>
          <table:table-cell office:value-type="float" office:value="0.279764447467992" calcext:value-type="float">
            <text:p>0.279764447467992</text:p>
          </table:table-cell>
          <table:table-cell office:value-type="float" office:value="0.310002832101345" calcext:value-type="float">
            <text:p>0.310002832101345</text:p>
          </table:table-cell>
          <table:table-cell office:value-type="float" office:value="0.207165373483208" calcext:value-type="float">
            <text:p>0.207165373483208</text:p>
          </table:table-cell>
          <table:table-cell office:value-type="float" office:value="0.345103406872322" calcext:value-type="float">
            <text:p>0.345103406872322</text:p>
          </table:table-cell>
          <table:table-cell office:value-type="float" office:value="0.24839692139447" calcext:value-type="float">
            <text:p>0.24839692139447</text:p>
          </table:table-cell>
          <table:table-cell office:value-type="float" office:value="0.241756890287284" calcext:value-type="float">
            <text:p>0.241756890287284</text:p>
          </table:table-cell>
          <table:table-cell office:value-type="float" office:value="0.329791778551333" calcext:value-type="float">
            <text:p>0.329791778551333</text:p>
          </table:table-cell>
          <table:table-cell office:value-type="float" office:value="0.22250105659572" calcext:value-type="float">
            <text:p>0.22250105659572</text:p>
          </table:table-cell>
          <table:table-cell office:value-type="float" office:value="0.28374561185205" calcext:value-type="float">
            <text:p>0.28374561185205</text:p>
          </table:table-cell>
          <table:table-cell office:value-type="float" office:value="0.303528345262634" calcext:value-type="float">
            <text:p>0.303528345262634</text:p>
          </table:table-cell>
          <table:table-cell office:value-type="float" office:value="0.251048192382646" calcext:value-type="float">
            <text:p>0.251048192382646</text:p>
          </table:table-cell>
          <table:table-cell office:value-type="float" office:value="0.342270110762592" calcext:value-type="float">
            <text:p>0.342270110762592</text:p>
          </table:table-cell>
          <table:table-cell office:value-type="float" office:value="0.297724751511321" calcext:value-type="float">
            <text:p>0.297724751511321</text:p>
          </table:table-cell>
          <table:table-cell office:value-type="float" office:value="0.266040887906301" calcext:value-type="float">
            <text:p>0.266040887906301</text:p>
          </table:table-cell>
          <table:table-cell office:value-type="float" office:value="0.2585253467784" calcext:value-type="float">
            <text:p>0.2585253467784</text:p>
          </table:table-cell>
          <table:table-cell office:value-type="float" office:value="0.42401377704239" calcext:value-type="float">
            <text:p>0.42401377704239</text:p>
          </table:table-cell>
          <table:table-cell office:value-type="float" office:value="0.375615980219658" calcext:value-type="float">
            <text:p>0.375615980219658</text:p>
          </table:table-cell>
          <table:table-cell office:value-type="float" office:value="0.346915292056771" calcext:value-type="float">
            <text:p>0.346915292056771</text:p>
          </table:table-cell>
          <table:table-cell office:value-type="float" office:value="0.36507473934249" calcext:value-type="float">
            <text:p>0.36507473934249</text:p>
          </table:table-cell>
          <table:table-cell office:value-type="float" office:value="0.228238473455704" calcext:value-type="float">
            <text:p>0.228238473455704</text:p>
          </table:table-cell>
          <table:table-cell office:value-type="float" office:value="0.351731756904254" calcext:value-type="float">
            <text:p>0.351731756904254</text:p>
          </table:table-cell>
          <table:table-cell office:value-type="float" office:value="0.335479967252384" calcext:value-type="float">
            <text:p>0.335479967252384</text:p>
          </table:table-cell>
          <table:table-cell office:value-type="float" office:value="0.225773788926772" calcext:value-type="float">
            <text:p>0.225773788926772</text:p>
          </table:table-cell>
          <table:table-cell office:value-type="float" office:value="0.287706811259151" calcext:value-type="float">
            <text:p>0.287706811259151</text:p>
          </table:table-cell>
          <table:table-cell office:value-type="float" office:value="0.222121483856446" calcext:value-type="float">
            <text:p>0.222121483856446</text:p>
          </table:table-cell>
          <table:table-cell office:value-type="float" office:value="0.321698715357049" calcext:value-type="float">
            <text:p>0.321698715357049</text:p>
          </table:table-cell>
          <table:table-cell office:value-type="float" office:value="0.381238229173744" calcext:value-type="float">
            <text:p>0.381238229173744</text:p>
          </table:table-cell>
          <table:table-cell office:value-type="float" office:value="0.276462570998828" calcext:value-type="float">
            <text:p>0.276462570998828</text:p>
          </table:table-cell>
          <table:table-cell office:value-type="float" office:value="0.327548102071861" calcext:value-type="float">
            <text:p>0.327548102071861</text:p>
          </table:table-cell>
          <table:table-cell office:value-type="float" office:value="0.32924525881848" calcext:value-type="float">
            <text:p>0.32924525881848</text:p>
          </table:table-cell>
          <table:table-cell office:value-type="float" office:value="0.295625533096896" calcext:value-type="float">
            <text:p>0.295625533096896</text:p>
          </table:table-cell>
          <table:table-cell office:value-type="float" office:value="0.233712939168651" calcext:value-type="float">
            <text:p>0.233712939168651</text:p>
          </table:table-cell>
          <table:table-cell office:value-type="float" office:value="0.308323924788968" calcext:value-type="float">
            <text:p>0.308323924788968</text:p>
          </table:table-cell>
          <table:table-cell office:value-type="float" office:value="0.321475795549966" calcext:value-type="float">
            <text:p>0.321475795549966</text:p>
          </table:table-cell>
          <table:table-cell office:value-type="float" office:value="0.363999624295546" calcext:value-type="float">
            <text:p>0.363999624295546</text:p>
          </table:table-cell>
          <table:table-cell office:value-type="float" office:value="0.320106747132668" calcext:value-type="float">
            <text:p>0.320106747132668</text:p>
          </table:table-cell>
          <table:table-cell office:value-type="float" office:value="0.216642752574242" calcext:value-type="float">
            <text:p>0.216642752574242</text:p>
          </table:table-cell>
          <table:table-cell office:value-type="float" office:value="0.209554489338375" calcext:value-type="float">
            <text:p>0.209554489338375</text:p>
          </table:table-cell>
          <table:table-cell office:value-type="float" office:value="0.245446181486505" calcext:value-type="float">
            <text:p>0.245446181486505</text:p>
          </table:table-cell>
          <table:table-cell office:value-type="float" office:value="0.325740232938661" calcext:value-type="float">
            <text:p>0.325740232938661</text:p>
          </table:table-cell>
          <table:table-cell office:value-type="float" office:value="0.238074799147876" calcext:value-type="float">
            <text:p>0.238074799147876</text:p>
          </table:table-cell>
          <table:table-cell office:value-type="float" office:value="0.274442639333573" calcext:value-type="float">
            <text:p>0.274442639333573</text:p>
          </table:table-cell>
          <table:table-cell office:value-type="float" office:value="0.309937333907452" calcext:value-type="float">
            <text:p>0.309937333907452</text:p>
          </table:table-cell>
          <table:table-cell office:value-type="float" office:value="0.282728129756635" calcext:value-type="float">
            <text:p>0.282728129756635</text:p>
          </table:table-cell>
          <table:table-cell office:value-type="float" office:value="0.286547760867138" calcext:value-type="float">
            <text:p>0.286547760867138</text:p>
          </table:table-cell>
          <table:table-cell office:value-type="float" office:value="0.360620344251654" calcext:value-type="float">
            <text:p>0.360620344251654</text:p>
          </table:table-cell>
          <table:table-cell office:value-type="float" office:value="0.211474795733175" calcext:value-type="float">
            <text:p>0.211474795733175</text:p>
          </table:table-cell>
          <table:table-cell office:value-type="float" office:value="0.251861107603073" calcext:value-type="float">
            <text:p>0.251861107603073</text:p>
          </table:table-cell>
          <table:table-cell office:value-type="float" office:value="0.274133608095924" calcext:value-type="float">
            <text:p>0.274133608095924</text:p>
          </table:table-cell>
          <table:table-cell office:value-type="float" office:value="0.254436046526392" calcext:value-type="float">
            <text:p>0.254436046526392</text:p>
          </table:table-cell>
          <table:table-cell office:value-type="float" office:value="0.261879667840763" calcext:value-type="float">
            <text:p>0.261879667840763</text:p>
          </table:table-cell>
          <table:table-cell office:value-type="float" office:value="0.365518441224603" calcext:value-type="float">
            <text:p>0.365518441224603</text:p>
          </table:table-cell>
          <table:table-cell office:value-type="float" office:value="0.269818814701557" calcext:value-type="float">
            <text:p>0.269818814701557</text:p>
          </table:table-cell>
          <table:table-cell office:value-type="float" office:value="0.2354412026105" calcext:value-type="float">
            <text:p>0.2354412026105</text:p>
          </table:table-cell>
          <table:table-cell office:value-type="float" office:value="0.314031223243978" calcext:value-type="float">
            <text:p>0.314031223243978</text:p>
          </table:table-cell>
          <table:table-cell office:value-type="float" office:value="0.207002972769807" calcext:value-type="float">
            <text:p>0.207002972769807</text:p>
          </table:table-cell>
          <table:table-cell office:value-type="float" office:value="0.351067330928183" calcext:value-type="float">
            <text:p>0.351067330928183</text:p>
          </table:table-cell>
          <table:table-cell office:value-type="float" office:value="0.305015028666602" calcext:value-type="float">
            <text:p>0.305015028666602</text:p>
          </table:table-cell>
          <table:table-cell office:value-type="float" office:value="0.228583577363101" calcext:value-type="float">
            <text:p>0.228583577363101</text:p>
          </table:table-cell>
          <table:table-cell office:value-type="float" office:value="0.286492268855999" calcext:value-type="float">
            <text:p>0.286492268855999</text:p>
          </table:table-cell>
          <table:table-cell office:value-type="float" office:value="0.236489588905294" calcext:value-type="float">
            <text:p>0.236489588905294</text:p>
          </table:table-cell>
          <table:table-cell office:value-type="float" office:value="0.29471675143776" calcext:value-type="float">
            <text:p>0.29471675143776</text:p>
          </table:table-cell>
          <table:table-cell office:value-type="float" office:value="0.262589036149713" calcext:value-type="float">
            <text:p>0.262589036149713</text:p>
          </table:table-cell>
          <table:table-cell office:value-type="float" office:value="0.212128841721125" calcext:value-type="float">
            <text:p>0.212128841721125</text:p>
          </table:table-cell>
          <table:table-cell office:value-type="float" office:value="0.217069270673695" calcext:value-type="float">
            <text:p>0.217069270673695</text:p>
          </table:table-cell>
          <table:table-cell office:value-type="float" office:value="0.231903039817771" calcext:value-type="float">
            <text:p>0.231903039817771</text:p>
          </table:table-cell>
          <table:table-cell office:value-type="float" office:value="0.225846608601282" calcext:value-type="float">
            <text:p>0.225846608601282</text:p>
          </table:table-cell>
          <table:table-cell office:value-type="float" office:value="0.283957424663019" calcext:value-type="float">
            <text:p>0.283957424663019</text:p>
          </table:table-cell>
          <table:table-cell office:value-type="float" office:value="0.243630494278013" calcext:value-type="float">
            <text:p>0.243630494278013</text:p>
          </table:table-cell>
          <table:table-cell office:value-type="float" office:value="0.31159391024991" calcext:value-type="float">
            <text:p>0.31159391024991</text:p>
          </table:table-cell>
          <table:table-cell office:value-type="float" office:value="0.224467089923354" calcext:value-type="float">
            <text:p>0.224467089923354</text:p>
          </table:table-cell>
          <table:table-cell office:value-type="float" office:value="0.397952919683101" calcext:value-type="float">
            <text:p>0.397952919683101</text:p>
          </table:table-cell>
          <table:table-cell office:value-type="float" office:value="0.257782400100183" calcext:value-type="float">
            <text:p>0.257782400100183</text:p>
          </table:table-cell>
          <table:table-cell office:value-type="float" office:value="0.239562287843621" calcext:value-type="float">
            <text:p>0.239562287843621</text:p>
          </table:table-cell>
          <table:table-cell office:value-type="float" office:value="0.293383244266013" calcext:value-type="float">
            <text:p>0.293383244266013</text:p>
          </table:table-cell>
          <table:table-cell office:value-type="float" office:value="0.304234658559445" calcext:value-type="float">
            <text:p>0.304234658559445</text:p>
          </table:table-cell>
          <table:table-cell office:value-type="float" office:value="0.225566518530069" calcext:value-type="float">
            <text:p>0.225566518530069</text:p>
          </table:table-cell>
          <table:table-cell office:value-type="float" office:value="0.305571888314562" calcext:value-type="float">
            <text:p>0.305571888314562</text:p>
          </table:table-cell>
          <table:table-cell office:value-type="float" office:value="0.306022429995695" calcext:value-type="float">
            <text:p>0.306022429995695</text:p>
          </table:table-cell>
          <table:table-cell office:value-type="float" office:value="0.276985337646959" calcext:value-type="float">
            <text:p>0.276985337646959</text:p>
          </table:table-cell>
          <table:table-cell office:value-type="float" office:value="0.33836431173" calcext:value-type="float">
            <text:p>0.33836431173</text:p>
          </table:table-cell>
          <table:table-cell office:value-type="float" office:value="0.203875959627107" calcext:value-type="float">
            <text:p>0.203875959627107</text:p>
          </table:table-cell>
          <table:table-cell office:value-type="float" office:value="0.365124565985342" calcext:value-type="float">
            <text:p>0.365124565985342</text:p>
          </table:table-cell>
          <table:table-cell office:value-type="float" office:value="0.310802278312317" calcext:value-type="float">
            <text:p>0.310802278312317</text:p>
          </table:table-cell>
          <table:table-cell office:value-type="float" office:value="0.320055802342244" calcext:value-type="float">
            <text:p>0.320055802342244</text:p>
          </table:table-cell>
          <table:table-cell office:value-type="float" office:value="0.220233368299662" calcext:value-type="float">
            <text:p>0.220233368299662</text:p>
          </table:table-cell>
          <table:table-cell office:value-type="float" office:value="0.270882219429877" calcext:value-type="float">
            <text:p>0.270882219429877</text:p>
          </table:table-cell>
          <table:table-cell office:value-type="float" office:value="0.318245488297501" calcext:value-type="float">
            <text:p>0.318245488297501</text:p>
          </table:table-cell>
          <table:table-cell office:value-type="float" office:value="0.315636936780451" calcext:value-type="float">
            <text:p>0.315636936780451</text:p>
          </table:table-cell>
          <table:table-cell office:value-type="float" office:value="0.285503817313876" calcext:value-type="float">
            <text:p>0.285503817313876</text:p>
          </table:table-cell>
          <table:table-cell office:value-type="float" office:value="0.268572827419261" calcext:value-type="float">
            <text:p>0.268572827419261</text:p>
          </table:table-cell>
          <table:table-cell office:value-type="float" office:value="0.255185035756602" calcext:value-type="float">
            <text:p>0.255185035756602</text:p>
          </table:table-cell>
          <table:table-cell office:value-type="float" office:value="0.33155538421275" calcext:value-type="float">
            <text:p>0.33155538421275</text:p>
          </table:table-cell>
          <table:table-cell office:value-type="float" office:value="0.30434781798605" calcext:value-type="float">
            <text:p>0.30434781798605</text:p>
          </table:table-cell>
          <table:table-cell office:value-type="float" office:value="0.213245791138648" calcext:value-type="float">
            <text:p>0.213245791138648</text:p>
          </table:table-cell>
          <table:table-cell office:value-type="float" office:value="0.221515078392369" calcext:value-type="float">
            <text:p>0.221515078392369</text:p>
          </table:table-cell>
          <table:table-cell office:value-type="float" office:value="0.348879608456319" calcext:value-type="float">
            <text:p>0.348879608456319</text:p>
          </table:table-cell>
          <table:table-cell office:value-type="float" office:value="0.249085668581136" calcext:value-type="float">
            <text:p>0.249085668581136</text:p>
          </table:table-cell>
          <table:table-cell office:value-type="float" office:value="0.286399585879367" calcext:value-type="float">
            <text:p>0.286399585879367</text:p>
          </table:table-cell>
          <table:table-cell office:value-type="float" office:value="0.253724242866851" calcext:value-type="float">
            <text:p>0.253724242866851</text:p>
          </table:table-cell>
          <table:table-cell office:value-type="float" office:value="0.303706326199417" calcext:value-type="float">
            <text:p>0.303706326199417</text:p>
          </table:table-cell>
          <table:table-cell office:value-type="float" office:value="0.310064710516069" calcext:value-type="float">
            <text:p>0.310064710516069</text:p>
          </table:table-cell>
          <table:table-cell office:value-type="float" office:value="0.301354038756119" calcext:value-type="float">
            <text:p>0.301354038756119</text:p>
          </table:table-cell>
          <table:table-cell office:value-type="float" office:value="0.283751476336328" calcext:value-type="float">
            <text:p>0.283751476336328</text:p>
          </table:table-cell>
          <table:table-cell office:value-type="float" office:value="0.225700204727225" calcext:value-type="float">
            <text:p>0.225700204727225</text:p>
          </table:table-cell>
          <table:table-cell office:value-type="float" office:value="0.238978877598638" calcext:value-type="float">
            <text:p>0.238978877598638</text:p>
          </table:table-cell>
          <table:table-cell office:value-type="float" office:value="0.336831032138195" calcext:value-type="float">
            <text:p>0.336831032138195</text:p>
          </table:table-cell>
          <table:table-cell office:value-type="float" office:value="0.261242632650612" calcext:value-type="float">
            <text:p>0.261242632650612</text:p>
          </table:table-cell>
          <table:table-cell office:value-type="float" office:value="0.254473061710987" calcext:value-type="float">
            <text:p>0.254473061710987</text:p>
          </table:table-cell>
          <table:table-cell office:value-type="float" office:value="0.231624484519749" calcext:value-type="float">
            <text:p>0.231624484519749</text:p>
          </table:table-cell>
          <table:table-cell office:value-type="float" office:value="0.253472275000702" calcext:value-type="float">
            <text:p>0.253472275000702</text:p>
          </table:table-cell>
          <table:table-cell office:value-type="float" office:value="0.220003988295776" calcext:value-type="float">
            <text:p>0.220003988295776</text:p>
          </table:table-cell>
          <table:table-cell office:value-type="float" office:value="0.270321455169803" calcext:value-type="float">
            <text:p>0.270321455169803</text:p>
          </table:table-cell>
          <table:table-cell office:value-type="float" office:value="0.374045716516159" calcext:value-type="float">
            <text:p>0.374045716516159</text:p>
          </table:table-cell>
          <table:table-cell office:value-type="float" office:value="0.24945878533759" calcext:value-type="float">
            <text:p>0.24945878533759</text:p>
          </table:table-cell>
          <table:table-cell office:value-type="float" office:value="0.36688468740628" calcext:value-type="float">
            <text:p>0.36688468740628</text:p>
          </table:table-cell>
          <table:table-cell office:value-type="float" office:value="0.222075733151264" calcext:value-type="float">
            <text:p>0.222075733151264</text:p>
          </table:table-cell>
          <table:table-cell office:value-type="float" office:value="0.245147360575491" calcext:value-type="float">
            <text:p>0.245147360575491</text:p>
          </table:table-cell>
          <table:table-cell office:value-type="float" office:value="0.286016646299072" calcext:value-type="float">
            <text:p>0.286016646299072</text:p>
          </table:table-cell>
          <table:table-cell office:value-type="float" office:value="0.269216855314183" calcext:value-type="float">
            <text:p>0.269216855314183</text:p>
          </table:table-cell>
          <table:table-cell office:value-type="float" office:value="0.292657048690031" calcext:value-type="float">
            <text:p>0.292657048690031</text:p>
          </table:table-cell>
          <table:table-cell office:value-type="float" office:value="0.312120516683402" calcext:value-type="float">
            <text:p>0.312120516683402</text:p>
          </table:table-cell>
          <table:table-cell office:value-type="float" office:value="0.233005490418364" calcext:value-type="float">
            <text:p>0.233005490418364</text:p>
          </table:table-cell>
          <table:table-cell office:value-type="float" office:value="0.342692993373289" calcext:value-type="float">
            <text:p>0.342692993373289</text:p>
          </table:table-cell>
          <table:table-cell office:value-type="float" office:value="0.243348483022725" calcext:value-type="float">
            <text:p>0.243348483022725</text:p>
          </table:table-cell>
          <table:table-cell office:value-type="float" office:value="0.240172543599327" calcext:value-type="float">
            <text:p>0.240172543599327</text:p>
          </table:table-cell>
          <table:table-cell office:value-type="float" office:value="0.190334435233355" calcext:value-type="float">
            <text:p>0.190334435233355</text:p>
          </table:table-cell>
          <table:table-cell office:value-type="float" office:value="0.254714311178191" calcext:value-type="float">
            <text:p>0.254714311178191</text:p>
          </table:table-cell>
          <table:table-cell office:value-type="float" office:value="0.238196524582092" calcext:value-type="float">
            <text:p>0.238196524582092</text:p>
          </table:table-cell>
          <table:table-cell office:value-type="float" office:value="0.292607410706156" calcext:value-type="float">
            <text:p>0.292607410706156</text:p>
          </table:table-cell>
          <table:table-cell office:value-type="float" office:value="0.305080500271341" calcext:value-type="float">
            <text:p>0.305080500271341</text:p>
          </table:table-cell>
          <table:table-cell office:value-type="float" office:value="0.292665433933975" calcext:value-type="float">
            <text:p>0.292665433933975</text:p>
          </table:table-cell>
          <table:table-cell office:value-type="float" office:value="0.241795860942623" calcext:value-type="float">
            <text:p>0.241795860942623</text:p>
          </table:table-cell>
          <table:table-cell office:value-type="float" office:value="0.285754366679018" calcext:value-type="float">
            <text:p>0.285754366679018</text:p>
          </table:table-cell>
          <table:table-cell office:value-type="float" office:value="0.221096300446683" calcext:value-type="float">
            <text:p>0.221096300446683</text:p>
          </table:table-cell>
          <table:table-cell office:value-type="float" office:value="0.248905984228366" calcext:value-type="float">
            <text:p>0.248905984228366</text:p>
          </table:table-cell>
          <table:table-cell office:value-type="float" office:value="0.267764252191532" calcext:value-type="float">
            <text:p>0.267764252191532</text:p>
          </table:table-cell>
          <table:table-cell office:value-type="float" office:value="0.230577065200059" calcext:value-type="float">
            <text:p>0.230577065200059</text:p>
          </table:table-cell>
          <table:table-cell office:value-type="float" office:value="0.394299581041596" calcext:value-type="float">
            <text:p>0.394299581041596</text:p>
          </table:table-cell>
          <table:table-cell office:value-type="float" office:value="0.238513875269884" calcext:value-type="float">
            <text:p>0.238513875269884</text:p>
          </table:table-cell>
          <table:table-cell office:value-type="float" office:value="0.229289560400728" calcext:value-type="float">
            <text:p>0.229289560400728</text:p>
          </table:table-cell>
          <table:table-cell office:value-type="float" office:value="0.263524359134415" calcext:value-type="float">
            <text:p>0.263524359134415</text:p>
          </table:table-cell>
          <table:table-cell office:value-type="float" office:value="0.347157177247671" calcext:value-type="float">
            <text:p>0.347157177247671</text:p>
          </table:table-cell>
          <table:table-cell office:value-type="float" office:value="0.301538145137277" calcext:value-type="float">
            <text:p>0.301538145137277</text:p>
          </table:table-cell>
          <table:table-cell office:value-type="float" office:value="0.259173199225394" calcext:value-type="float">
            <text:p>0.259173199225394</text:p>
          </table:table-cell>
          <table:table-cell office:value-type="float" office:value="0.308009866341452" calcext:value-type="float">
            <text:p>0.308009866341452</text:p>
          </table:table-cell>
          <table:table-cell office:value-type="float" office:value="0.291998407508391" calcext:value-type="float">
            <text:p>0.291998407508391</text:p>
          </table:table-cell>
          <table:table-cell office:value-type="float" office:value="0.276504160400217" calcext:value-type="float">
            <text:p>0.276504160400217</text:p>
          </table:table-cell>
          <table:table-cell office:value-type="float" office:value="0.23019739252766" calcext:value-type="float">
            <text:p>0.23019739252766</text:p>
          </table:table-cell>
          <table:table-cell office:value-type="float" office:value="0.257417811700468" calcext:value-type="float">
            <text:p>0.257417811700468</text:p>
          </table:table-cell>
          <table:table-cell office:value-type="float" office:value="0.264676053331028" calcext:value-type="float">
            <text:p>0.264676053331028</text:p>
          </table:table-cell>
          <table:table-cell office:value-type="float" office:value="0.389077552882174" calcext:value-type="float">
            <text:p>0.389077552882174</text:p>
          </table:table-cell>
          <table:table-cell office:value-type="float" office:value="0.32897559224288" calcext:value-type="float">
            <text:p>0.32897559224288</text:p>
          </table:table-cell>
          <table:table-cell office:value-type="float" office:value="0.246379400290405" calcext:value-type="float">
            <text:p>0.246379400290405</text:p>
          </table:table-cell>
          <table:table-cell office:value-type="float" office:value="0.256541607023001" calcext:value-type="float">
            <text:p>0.256541607023001</text:p>
          </table:table-cell>
          <table:table-cell office:value-type="float" office:value="0.29267283943522" calcext:value-type="float">
            <text:p>0.29267283943522</text:p>
          </table:table-cell>
          <table:table-cell office:value-type="float" office:value="0.298496435022857" calcext:value-type="float">
            <text:p>0.298496435022857</text:p>
          </table:table-cell>
          <table:table-cell table:formula="of:=MAX([.$B13:.$IW13])" office:value-type="float" office:value="0.42401377704239" calcext:value-type="float">
            <text:p>0.42401377704239</text:p>
          </table:table-cell>
          <table:table-cell table:number-columns-repeated="7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1903036833539" calcext:value-type="float">
            <text:p>0.351903036833539</text:p>
          </table:table-cell>
          <table:table-cell office:value-type="float" office:value="0.308601386022237" calcext:value-type="float">
            <text:p>0.308601386022237</text:p>
          </table:table-cell>
          <table:table-cell office:value-type="float" office:value="0.231594834686171" calcext:value-type="float">
            <text:p>0.231594834686171</text:p>
          </table:table-cell>
          <table:table-cell office:value-type="float" office:value="0.250733973285497" calcext:value-type="float">
            <text:p>0.250733973285497</text:p>
          </table:table-cell>
          <table:table-cell office:value-type="float" office:value="0.259364566463641" calcext:value-type="float">
            <text:p>0.259364566463641</text:p>
          </table:table-cell>
          <table:table-cell office:value-type="float" office:value="0.282812786778924" calcext:value-type="float">
            <text:p>0.282812786778924</text:p>
          </table:table-cell>
          <table:table-cell office:value-type="float" office:value="0.272298132891392" calcext:value-type="float">
            <text:p>0.272298132891392</text:p>
          </table:table-cell>
          <table:table-cell office:value-type="float" office:value="0.307928092277346" calcext:value-type="float">
            <text:p>0.307928092277346</text:p>
          </table:table-cell>
          <table:table-cell office:value-type="float" office:value="0.284157801897945" calcext:value-type="float">
            <text:p>0.284157801897945</text:p>
          </table:table-cell>
          <table:table-cell office:value-type="float" office:value="0.178332627008301" calcext:value-type="float">
            <text:p>0.178332627008301</text:p>
          </table:table-cell>
          <table:table-cell office:value-type="float" office:value="0.295145944363502" calcext:value-type="float">
            <text:p>0.295145944363502</text:p>
          </table:table-cell>
          <table:table-cell office:value-type="float" office:value="0.253282617798821" calcext:value-type="float">
            <text:p>0.253282617798821</text:p>
          </table:table-cell>
          <table:table-cell office:value-type="float" office:value="0.252065866267154" calcext:value-type="float">
            <text:p>0.252065866267154</text:p>
          </table:table-cell>
          <table:table-cell office:value-type="float" office:value="0.260171197982746" calcext:value-type="float">
            <text:p>0.260171197982746</text:p>
          </table:table-cell>
          <table:table-cell office:value-type="float" office:value="0.463000426600625" calcext:value-type="float">
            <text:p>0.463000426600625</text:p>
          </table:table-cell>
          <table:table-cell office:value-type="float" office:value="0.325835169545876" calcext:value-type="float">
            <text:p>0.325835169545876</text:p>
          </table:table-cell>
          <table:table-cell office:value-type="float" office:value="0.356351737913369" calcext:value-type="float">
            <text:p>0.356351737913369</text:p>
          </table:table-cell>
          <table:table-cell office:value-type="float" office:value="0.290689186012056" calcext:value-type="float">
            <text:p>0.290689186012056</text:p>
          </table:table-cell>
          <table:table-cell office:value-type="float" office:value="0.195155200890089" calcext:value-type="float">
            <text:p>0.195155200890089</text:p>
          </table:table-cell>
          <table:table-cell office:value-type="float" office:value="0.29603205135745" calcext:value-type="float">
            <text:p>0.29603205135745</text:p>
          </table:table-cell>
          <table:table-cell office:value-type="float" office:value="0.289152532044432" calcext:value-type="float">
            <text:p>0.289152532044432</text:p>
          </table:table-cell>
          <table:table-cell office:value-type="float" office:value="0.218403194005096" calcext:value-type="float">
            <text:p>0.218403194005096</text:p>
          </table:table-cell>
          <table:table-cell office:value-type="float" office:value="0.317486747241978" calcext:value-type="float">
            <text:p>0.317486747241978</text:p>
          </table:table-cell>
          <table:table-cell office:value-type="float" office:value="0.299654582134201" calcext:value-type="float">
            <text:p>0.299654582134201</text:p>
          </table:table-cell>
          <table:table-cell office:value-type="float" office:value="0.305171697753414" calcext:value-type="float">
            <text:p>0.305171697753414</text:p>
          </table:table-cell>
          <table:table-cell office:value-type="float" office:value="0.231125759795879" calcext:value-type="float">
            <text:p>0.231125759795879</text:p>
          </table:table-cell>
          <table:table-cell office:value-type="float" office:value="0.221716684966208" calcext:value-type="float">
            <text:p>0.221716684966208</text:p>
          </table:table-cell>
          <table:table-cell office:value-type="float" office:value="0.200838966640771" calcext:value-type="float">
            <text:p>0.200838966640771</text:p>
          </table:table-cell>
          <table:table-cell office:value-type="float" office:value="0.236733600688464" calcext:value-type="float">
            <text:p>0.236733600688464</text:p>
          </table:table-cell>
          <table:table-cell office:value-type="float" office:value="0.307707179903154" calcext:value-type="float">
            <text:p>0.307707179903154</text:p>
          </table:table-cell>
          <table:table-cell office:value-type="float" office:value="0.25865572162578" calcext:value-type="float">
            <text:p>0.25865572162578</text:p>
          </table:table-cell>
          <table:table-cell office:value-type="float" office:value="0.353645775482177" calcext:value-type="float">
            <text:p>0.353645775482177</text:p>
          </table:table-cell>
          <table:table-cell office:value-type="float" office:value="0.336047566806639" calcext:value-type="float">
            <text:p>0.336047566806639</text:p>
          </table:table-cell>
          <table:table-cell office:value-type="float" office:value="0.258991067378274" calcext:value-type="float">
            <text:p>0.258991067378274</text:p>
          </table:table-cell>
          <table:table-cell office:value-type="float" office:value="0.272381718695882" calcext:value-type="float">
            <text:p>0.272381718695882</text:p>
          </table:table-cell>
          <table:table-cell office:value-type="float" office:value="0.283735352580265" calcext:value-type="float">
            <text:p>0.283735352580265</text:p>
          </table:table-cell>
          <table:table-cell office:value-type="float" office:value="0.221815136832038" calcext:value-type="float">
            <text:p>0.221815136832038</text:p>
          </table:table-cell>
          <table:table-cell office:value-type="float" office:value="0.279987611250014" calcext:value-type="float">
            <text:p>0.279987611250014</text:p>
          </table:table-cell>
          <table:table-cell office:value-type="float" office:value="0.237665134749525" calcext:value-type="float">
            <text:p>0.237665134749525</text:p>
          </table:table-cell>
          <table:table-cell office:value-type="float" office:value="0.26491009681499" calcext:value-type="float">
            <text:p>0.26491009681499</text:p>
          </table:table-cell>
          <table:table-cell office:value-type="float" office:value="0.288399925111897" calcext:value-type="float">
            <text:p>0.288399925111897</text:p>
          </table:table-cell>
          <table:table-cell office:value-type="float" office:value="0.249840171018715" calcext:value-type="float">
            <text:p>0.249840171018715</text:p>
          </table:table-cell>
          <table:table-cell office:value-type="float" office:value="0.311050653731932" calcext:value-type="float">
            <text:p>0.311050653731932</text:p>
          </table:table-cell>
          <table:table-cell office:value-type="float" office:value="0.30954254378906" calcext:value-type="float">
            <text:p>0.30954254378906</text:p>
          </table:table-cell>
          <table:table-cell office:value-type="float" office:value="0.293706043118873" calcext:value-type="float">
            <text:p>0.293706043118873</text:p>
          </table:table-cell>
          <table:table-cell office:value-type="float" office:value="0.301200845496218" calcext:value-type="float">
            <text:p>0.301200845496218</text:p>
          </table:table-cell>
          <table:table-cell office:value-type="float" office:value="0.257853296767361" calcext:value-type="float">
            <text:p>0.257853296767361</text:p>
          </table:table-cell>
          <table:table-cell office:value-type="float" office:value="0.232586036028495" calcext:value-type="float">
            <text:p>0.232586036028495</text:p>
          </table:table-cell>
          <table:table-cell office:value-type="float" office:value="0.347716750928266" calcext:value-type="float">
            <text:p>0.347716750928266</text:p>
          </table:table-cell>
          <table:table-cell office:value-type="float" office:value="0.334687555708882" calcext:value-type="float">
            <text:p>0.334687555708882</text:p>
          </table:table-cell>
          <table:table-cell office:value-type="float" office:value="0.315585697414027" calcext:value-type="float">
            <text:p>0.315585697414027</text:p>
          </table:table-cell>
          <table:table-cell office:value-type="float" office:value="0.323698838845056" calcext:value-type="float">
            <text:p>0.323698838845056</text:p>
          </table:table-cell>
          <table:table-cell office:value-type="float" office:value="0.355283878449674" calcext:value-type="float">
            <text:p>0.355283878449674</text:p>
          </table:table-cell>
          <table:table-cell office:value-type="float" office:value="0.31413437824319" calcext:value-type="float">
            <text:p>0.31413437824319</text:p>
          </table:table-cell>
          <table:table-cell office:value-type="float" office:value="0.266041755227554" calcext:value-type="float">
            <text:p>0.266041755227554</text:p>
          </table:table-cell>
          <table:table-cell office:value-type="float" office:value="0.304504043679733" calcext:value-type="float">
            <text:p>0.304504043679733</text:p>
          </table:table-cell>
          <table:table-cell office:value-type="float" office:value="0.275380632803183" calcext:value-type="float">
            <text:p>0.275380632803183</text:p>
          </table:table-cell>
          <table:table-cell office:value-type="float" office:value="0.283541029498513" calcext:value-type="float">
            <text:p>0.283541029498513</text:p>
          </table:table-cell>
          <table:table-cell office:value-type="float" office:value="0.275467563158093" calcext:value-type="float">
            <text:p>0.275467563158093</text:p>
          </table:table-cell>
          <table:table-cell office:value-type="float" office:value="0.29735085015918" calcext:value-type="float">
            <text:p>0.29735085015918</text:p>
          </table:table-cell>
          <table:table-cell office:value-type="float" office:value="0.315173585160742" calcext:value-type="float">
            <text:p>0.315173585160742</text:p>
          </table:table-cell>
          <table:table-cell office:value-type="float" office:value="0.37050777425532" calcext:value-type="float">
            <text:p>0.37050777425532</text:p>
          </table:table-cell>
          <table:table-cell office:value-type="float" office:value="0.268909309502161" calcext:value-type="float">
            <text:p>0.268909309502161</text:p>
          </table:table-cell>
          <table:table-cell office:value-type="float" office:value="0.299795827280292" calcext:value-type="float">
            <text:p>0.299795827280292</text:p>
          </table:table-cell>
          <table:table-cell office:value-type="float" office:value="0.316495403586415" calcext:value-type="float">
            <text:p>0.316495403586415</text:p>
          </table:table-cell>
          <table:table-cell office:value-type="float" office:value="0.324982838498677" calcext:value-type="float">
            <text:p>0.324982838498677</text:p>
          </table:table-cell>
          <table:table-cell office:value-type="float" office:value="0.250855734305054" calcext:value-type="float">
            <text:p>0.250855734305054</text:p>
          </table:table-cell>
          <table:table-cell office:value-type="float" office:value="0.248814459976335" calcext:value-type="float">
            <text:p>0.248814459976335</text:p>
          </table:table-cell>
          <table:table-cell office:value-type="float" office:value="0.299127472399306" calcext:value-type="float">
            <text:p>0.299127472399306</text:p>
          </table:table-cell>
          <table:table-cell office:value-type="float" office:value="0.367751832356336" calcext:value-type="float">
            <text:p>0.367751832356336</text:p>
          </table:table-cell>
          <table:table-cell office:value-type="float" office:value="0.303572951847582" calcext:value-type="float">
            <text:p>0.303572951847582</text:p>
          </table:table-cell>
          <table:table-cell office:value-type="float" office:value="0.315886709622479" calcext:value-type="float">
            <text:p>0.315886709622479</text:p>
          </table:table-cell>
          <table:table-cell office:value-type="float" office:value="0.288899576736081" calcext:value-type="float">
            <text:p>0.288899576736081</text:p>
          </table:table-cell>
          <table:table-cell office:value-type="float" office:value="0.37620384677008" calcext:value-type="float">
            <text:p>0.37620384677008</text:p>
          </table:table-cell>
          <table:table-cell office:value-type="float" office:value="0.274373703136849" calcext:value-type="float">
            <text:p>0.274373703136849</text:p>
          </table:table-cell>
          <table:table-cell office:value-type="float" office:value="0.252284776554379" calcext:value-type="float">
            <text:p>0.252284776554379</text:p>
          </table:table-cell>
          <table:table-cell office:value-type="float" office:value="0.324484162929849" calcext:value-type="float">
            <text:p>0.324484162929849</text:p>
          </table:table-cell>
          <table:table-cell office:value-type="float" office:value="0.300814539164247" calcext:value-type="float">
            <text:p>0.300814539164247</text:p>
          </table:table-cell>
          <table:table-cell office:value-type="float" office:value="0.38715028718113" calcext:value-type="float">
            <text:p>0.38715028718113</text:p>
          </table:table-cell>
          <table:table-cell office:value-type="float" office:value="0.294368297701638" calcext:value-type="float">
            <text:p>0.294368297701638</text:p>
          </table:table-cell>
          <table:table-cell office:value-type="float" office:value="0.270037085125526" calcext:value-type="float">
            <text:p>0.270037085125526</text:p>
          </table:table-cell>
          <table:table-cell office:value-type="float" office:value="0.397684285567727" calcext:value-type="float">
            <text:p>0.397684285567727</text:p>
          </table:table-cell>
          <table:table-cell office:value-type="float" office:value="0.2311428223657" calcext:value-type="float">
            <text:p>0.2311428223657</text:p>
          </table:table-cell>
          <table:table-cell office:value-type="float" office:value="0.237426579913893" calcext:value-type="float">
            <text:p>0.237426579913893</text:p>
          </table:table-cell>
          <table:table-cell office:value-type="float" office:value="0.292084818366975" calcext:value-type="float">
            <text:p>0.292084818366975</text:p>
          </table:table-cell>
          <table:table-cell office:value-type="float" office:value="0.322311103504136" calcext:value-type="float">
            <text:p>0.322311103504136</text:p>
          </table:table-cell>
          <table:table-cell office:value-type="float" office:value="0.34468528031932" calcext:value-type="float">
            <text:p>0.34468528031932</text:p>
          </table:table-cell>
          <table:table-cell office:value-type="float" office:value="0.300467528537046" calcext:value-type="float">
            <text:p>0.300467528537046</text:p>
          </table:table-cell>
          <table:table-cell office:value-type="float" office:value="0.288210800761117" calcext:value-type="float">
            <text:p>0.288210800761117</text:p>
          </table:table-cell>
          <table:table-cell office:value-type="float" office:value="0.256929515796968" calcext:value-type="float">
            <text:p>0.256929515796968</text:p>
          </table:table-cell>
          <table:table-cell office:value-type="float" office:value="0.235875193781444" calcext:value-type="float">
            <text:p>0.235875193781444</text:p>
          </table:table-cell>
          <table:table-cell office:value-type="float" office:value="0.319021372886816" calcext:value-type="float">
            <text:p>0.319021372886816</text:p>
          </table:table-cell>
          <table:table-cell office:value-type="float" office:value="0.264777811935345" calcext:value-type="float">
            <text:p>0.264777811935345</text:p>
          </table:table-cell>
          <table:table-cell office:value-type="float" office:value="0.273165314924038" calcext:value-type="float">
            <text:p>0.273165314924038</text:p>
          </table:table-cell>
          <table:table-cell office:value-type="float" office:value="0.338631511843673" calcext:value-type="float">
            <text:p>0.338631511843673</text:p>
          </table:table-cell>
          <table:table-cell office:value-type="float" office:value="0.35520710553157" calcext:value-type="float">
            <text:p>0.35520710553157</text:p>
          </table:table-cell>
          <table:table-cell office:value-type="float" office:value="0.336394419383778" calcext:value-type="float">
            <text:p>0.336394419383778</text:p>
          </table:table-cell>
          <table:table-cell office:value-type="float" office:value="0.30047679104769" calcext:value-type="float">
            <text:p>0.30047679104769</text:p>
          </table:table-cell>
          <table:table-cell office:value-type="float" office:value="0.231614154211675" calcext:value-type="float">
            <text:p>0.231614154211675</text:p>
          </table:table-cell>
          <table:table-cell office:value-type="float" office:value="0.222219852986026" calcext:value-type="float">
            <text:p>0.222219852986026</text:p>
          </table:table-cell>
          <table:table-cell office:value-type="float" office:value="0.354945160920319" calcext:value-type="float">
            <text:p>0.354945160920319</text:p>
          </table:table-cell>
          <table:table-cell office:value-type="float" office:value="0.397076028321597" calcext:value-type="float">
            <text:p>0.397076028321597</text:p>
          </table:table-cell>
          <table:table-cell office:value-type="float" office:value="0.301061026242028" calcext:value-type="float">
            <text:p>0.301061026242028</text:p>
          </table:table-cell>
          <table:table-cell office:value-type="float" office:value="0.359201083548077" calcext:value-type="float">
            <text:p>0.359201083548077</text:p>
          </table:table-cell>
          <table:table-cell office:value-type="float" office:value="0.223037928570761" calcext:value-type="float">
            <text:p>0.223037928570761</text:p>
          </table:table-cell>
          <table:table-cell office:value-type="float" office:value="0.318616031184371" calcext:value-type="float">
            <text:p>0.318616031184371</text:p>
          </table:table-cell>
          <table:table-cell office:value-type="float" office:value="0.315921404260173" calcext:value-type="float">
            <text:p>0.315921404260173</text:p>
          </table:table-cell>
          <table:table-cell office:value-type="float" office:value="0.25809581284461" calcext:value-type="float">
            <text:p>0.25809581284461</text:p>
          </table:table-cell>
          <table:table-cell office:value-type="float" office:value="0.277792246452174" calcext:value-type="float">
            <text:p>0.277792246452174</text:p>
          </table:table-cell>
          <table:table-cell office:value-type="float" office:value="0.227027829391352" calcext:value-type="float">
            <text:p>0.227027829391352</text:p>
          </table:table-cell>
          <table:table-cell office:value-type="float" office:value="0.30417008845294" calcext:value-type="float">
            <text:p>0.30417008845294</text:p>
          </table:table-cell>
          <table:table-cell office:value-type="float" office:value="0.239464517258064" calcext:value-type="float">
            <text:p>0.239464517258064</text:p>
          </table:table-cell>
          <table:table-cell office:value-type="float" office:value="0.189925924770275" calcext:value-type="float">
            <text:p>0.189925924770275</text:p>
          </table:table-cell>
          <table:table-cell office:value-type="float" office:value="0.275181020449467" calcext:value-type="float">
            <text:p>0.275181020449467</text:p>
          </table:table-cell>
          <table:table-cell office:value-type="float" office:value="0.26459350754477" calcext:value-type="float">
            <text:p>0.26459350754477</text:p>
          </table:table-cell>
          <table:table-cell office:value-type="float" office:value="0.367135193263032" calcext:value-type="float">
            <text:p>0.367135193263032</text:p>
          </table:table-cell>
          <table:table-cell office:value-type="float" office:value="0.392372052594224" calcext:value-type="float">
            <text:p>0.392372052594224</text:p>
          </table:table-cell>
          <table:table-cell office:value-type="float" office:value="0.25771080525715" calcext:value-type="float">
            <text:p>0.25771080525715</text:p>
          </table:table-cell>
          <table:table-cell office:value-type="float" office:value="0.25069628452206" calcext:value-type="float">
            <text:p>0.25069628452206</text:p>
          </table:table-cell>
          <table:table-cell office:value-type="float" office:value="0.335443947143238" calcext:value-type="float">
            <text:p>0.335443947143238</text:p>
          </table:table-cell>
          <table:table-cell office:value-type="float" office:value="0.252130478070689" calcext:value-type="float">
            <text:p>0.252130478070689</text:p>
          </table:table-cell>
          <table:table-cell office:value-type="float" office:value="0.313725711804793" calcext:value-type="float">
            <text:p>0.313725711804793</text:p>
          </table:table-cell>
          <table:table-cell office:value-type="float" office:value="0.330878592371085" calcext:value-type="float">
            <text:p>0.330878592371085</text:p>
          </table:table-cell>
          <table:table-cell office:value-type="float" office:value="0.333066528833334" calcext:value-type="float">
            <text:p>0.333066528833334</text:p>
          </table:table-cell>
          <table:table-cell office:value-type="float" office:value="0.299226532501855" calcext:value-type="float">
            <text:p>0.299226532501855</text:p>
          </table:table-cell>
          <table:table-cell office:value-type="float" office:value="0.258173728106649" calcext:value-type="float">
            <text:p>0.258173728106649</text:p>
          </table:table-cell>
          <table:table-cell office:value-type="float" office:value="0.310664183150958" calcext:value-type="float">
            <text:p>0.310664183150958</text:p>
          </table:table-cell>
          <table:table-cell office:value-type="float" office:value="0.32621470923086" calcext:value-type="float">
            <text:p>0.32621470923086</text:p>
          </table:table-cell>
          <table:table-cell office:value-type="float" office:value="0.227656117129864" calcext:value-type="float">
            <text:p>0.227656117129864</text:p>
          </table:table-cell>
          <table:table-cell office:value-type="float" office:value="0.263971310911773" calcext:value-type="float">
            <text:p>0.263971310911773</text:p>
          </table:table-cell>
          <table:table-cell office:value-type="float" office:value="0.243500200023327" calcext:value-type="float">
            <text:p>0.243500200023327</text:p>
          </table:table-cell>
          <table:table-cell office:value-type="float" office:value="0.320601849242835" calcext:value-type="float">
            <text:p>0.320601849242835</text:p>
          </table:table-cell>
          <table:table-cell office:value-type="float" office:value="0.277551783042717" calcext:value-type="float">
            <text:p>0.277551783042717</text:p>
          </table:table-cell>
          <table:table-cell office:value-type="float" office:value="0.308492431227703" calcext:value-type="float">
            <text:p>0.308492431227703</text:p>
          </table:table-cell>
          <table:table-cell office:value-type="float" office:value="0.236105838073776" calcext:value-type="float">
            <text:p>0.236105838073776</text:p>
          </table:table-cell>
          <table:table-cell office:value-type="float" office:value="0.316901098432475" calcext:value-type="float">
            <text:p>0.316901098432475</text:p>
          </table:table-cell>
          <table:table-cell office:value-type="float" office:value="0.231515873470849" calcext:value-type="float">
            <text:p>0.231515873470849</text:p>
          </table:table-cell>
          <table:table-cell office:value-type="float" office:value="0.20470441261469" calcext:value-type="float">
            <text:p>0.20470441261469</text:p>
          </table:table-cell>
          <table:table-cell office:value-type="float" office:value="0.281267697143743" calcext:value-type="float">
            <text:p>0.281267697143743</text:p>
          </table:table-cell>
          <table:table-cell office:value-type="float" office:value="0.358159872969284" calcext:value-type="float">
            <text:p>0.358159872969284</text:p>
          </table:table-cell>
          <table:table-cell office:value-type="float" office:value="0.26485117173791" calcext:value-type="float">
            <text:p>0.26485117173791</text:p>
          </table:table-cell>
          <table:table-cell office:value-type="float" office:value="0.253074021735583" calcext:value-type="float">
            <text:p>0.253074021735583</text:p>
          </table:table-cell>
          <table:table-cell office:value-type="float" office:value="0.334361992566716" calcext:value-type="float">
            <text:p>0.334361992566716</text:p>
          </table:table-cell>
          <table:table-cell office:value-type="float" office:value="0.254343597175121" calcext:value-type="float">
            <text:p>0.254343597175121</text:p>
          </table:table-cell>
          <table:table-cell office:value-type="float" office:value="0.281559431900842" calcext:value-type="float">
            <text:p>0.281559431900842</text:p>
          </table:table-cell>
          <table:table-cell office:value-type="float" office:value="0.259730782238735" calcext:value-type="float">
            <text:p>0.259730782238735</text:p>
          </table:table-cell>
          <table:table-cell office:value-type="float" office:value="0.331390437687672" calcext:value-type="float">
            <text:p>0.331390437687672</text:p>
          </table:table-cell>
          <table:table-cell office:value-type="float" office:value="0.291079358336573" calcext:value-type="float">
            <text:p>0.291079358336573</text:p>
          </table:table-cell>
          <table:table-cell office:value-type="float" office:value="0.333924676042195" calcext:value-type="float">
            <text:p>0.333924676042195</text:p>
          </table:table-cell>
          <table:table-cell office:value-type="float" office:value="0.276930629190165" calcext:value-type="float">
            <text:p>0.276930629190165</text:p>
          </table:table-cell>
          <table:table-cell office:value-type="float" office:value="0.278881995855517" calcext:value-type="float">
            <text:p>0.278881995855517</text:p>
          </table:table-cell>
          <table:table-cell office:value-type="float" office:value="0.261464066454775" calcext:value-type="float">
            <text:p>0.261464066454775</text:p>
          </table:table-cell>
          <table:table-cell office:value-type="float" office:value="0.33995772657854" calcext:value-type="float">
            <text:p>0.33995772657854</text:p>
          </table:table-cell>
          <table:table-cell office:value-type="float" office:value="0.287296124818085" calcext:value-type="float">
            <text:p>0.287296124818085</text:p>
          </table:table-cell>
          <table:table-cell office:value-type="float" office:value="0.284622907278426" calcext:value-type="float">
            <text:p>0.284622907278426</text:p>
          </table:table-cell>
          <table:table-cell office:value-type="float" office:value="0.21528873443245" calcext:value-type="float">
            <text:p>0.21528873443245</text:p>
          </table:table-cell>
          <table:table-cell office:value-type="float" office:value="0.295931048447925" calcext:value-type="float">
            <text:p>0.295931048447925</text:p>
          </table:table-cell>
          <table:table-cell office:value-type="float" office:value="0.366009687352497" calcext:value-type="float">
            <text:p>0.366009687352497</text:p>
          </table:table-cell>
          <table:table-cell office:value-type="float" office:value="0.26144481389636" calcext:value-type="float">
            <text:p>0.26144481389636</text:p>
          </table:table-cell>
          <table:table-cell office:value-type="float" office:value="0.211810708530286" calcext:value-type="float">
            <text:p>0.211810708530286</text:p>
          </table:table-cell>
          <table:table-cell office:value-type="float" office:value="0.299431755214501" calcext:value-type="float">
            <text:p>0.299431755214501</text:p>
          </table:table-cell>
          <table:table-cell office:value-type="float" office:value="0.38054083169372" calcext:value-type="float">
            <text:p>0.38054083169372</text:p>
          </table:table-cell>
          <table:table-cell office:value-type="float" office:value="0.324988431707564" calcext:value-type="float">
            <text:p>0.324988431707564</text:p>
          </table:table-cell>
          <table:table-cell office:value-type="float" office:value="0.28776426419504" calcext:value-type="float">
            <text:p>0.28776426419504</text:p>
          </table:table-cell>
          <table:table-cell office:value-type="float" office:value="0.261052728474603" calcext:value-type="float">
            <text:p>0.261052728474603</text:p>
          </table:table-cell>
          <table:table-cell office:value-type="float" office:value="0.312484501181334" calcext:value-type="float">
            <text:p>0.312484501181334</text:p>
          </table:table-cell>
          <table:table-cell office:value-type="float" office:value="0.275938800688736" calcext:value-type="float">
            <text:p>0.275938800688736</text:p>
          </table:table-cell>
          <table:table-cell office:value-type="float" office:value="0.223817016658541" calcext:value-type="float">
            <text:p>0.223817016658541</text:p>
          </table:table-cell>
          <table:table-cell office:value-type="float" office:value="0.346961443140181" calcext:value-type="float">
            <text:p>0.346961443140181</text:p>
          </table:table-cell>
          <table:table-cell office:value-type="float" office:value="0.207232915986542" calcext:value-type="float">
            <text:p>0.207232915986542</text:p>
          </table:table-cell>
          <table:table-cell office:value-type="float" office:value="0.297375967113937" calcext:value-type="float">
            <text:p>0.297375967113937</text:p>
          </table:table-cell>
          <table:table-cell office:value-type="float" office:value="0.309578909398791" calcext:value-type="float">
            <text:p>0.309578909398791</text:p>
          </table:table-cell>
          <table:table-cell office:value-type="float" office:value="0.243273453890072" calcext:value-type="float">
            <text:p>0.243273453890072</text:p>
          </table:table-cell>
          <table:table-cell office:value-type="float" office:value="0.227986246169405" calcext:value-type="float">
            <text:p>0.227986246169405</text:p>
          </table:table-cell>
          <table:table-cell office:value-type="float" office:value="0.262056977517136" calcext:value-type="float">
            <text:p>0.262056977517136</text:p>
          </table:table-cell>
          <table:table-cell office:value-type="float" office:value="0.303518147704229" calcext:value-type="float">
            <text:p>0.303518147704229</text:p>
          </table:table-cell>
          <table:table-cell office:value-type="float" office:value="0.221392782622701" calcext:value-type="float">
            <text:p>0.221392782622701</text:p>
          </table:table-cell>
          <table:table-cell office:value-type="float" office:value="0.229815559588521" calcext:value-type="float">
            <text:p>0.229815559588521</text:p>
          </table:table-cell>
          <table:table-cell office:value-type="float" office:value="0.266417337362988" calcext:value-type="float">
            <text:p>0.266417337362988</text:p>
          </table:table-cell>
          <table:table-cell office:value-type="float" office:value="0.318143666311484" calcext:value-type="float">
            <text:p>0.318143666311484</text:p>
          </table:table-cell>
          <table:table-cell office:value-type="float" office:value="0.316140960697075" calcext:value-type="float">
            <text:p>0.316140960697075</text:p>
          </table:table-cell>
          <table:table-cell office:value-type="float" office:value="0.293002541818248" calcext:value-type="float">
            <text:p>0.293002541818248</text:p>
          </table:table-cell>
          <table:table-cell office:value-type="float" office:value="0.224996611851471" calcext:value-type="float">
            <text:p>0.224996611851471</text:p>
          </table:table-cell>
          <table:table-cell office:value-type="float" office:value="0.228145919794015" calcext:value-type="float">
            <text:p>0.228145919794015</text:p>
          </table:table-cell>
          <table:table-cell office:value-type="float" office:value="0.351274366247504" calcext:value-type="float">
            <text:p>0.351274366247504</text:p>
          </table:table-cell>
          <table:table-cell office:value-type="float" office:value="0.280002619731839" calcext:value-type="float">
            <text:p>0.280002619731839</text:p>
          </table:table-cell>
          <table:table-cell office:value-type="float" office:value="0.260170367299962" calcext:value-type="float">
            <text:p>0.260170367299962</text:p>
          </table:table-cell>
          <table:table-cell office:value-type="float" office:value="0.280523388961801" calcext:value-type="float">
            <text:p>0.280523388961801</text:p>
          </table:table-cell>
          <table:table-cell office:value-type="float" office:value="0.264033260624418" calcext:value-type="float">
            <text:p>0.264033260624418</text:p>
          </table:table-cell>
          <table:table-cell office:value-type="float" office:value="0.221786360932185" calcext:value-type="float">
            <text:p>0.221786360932185</text:p>
          </table:table-cell>
          <table:table-cell office:value-type="float" office:value="0.268491390544324" calcext:value-type="float">
            <text:p>0.268491390544324</text:p>
          </table:table-cell>
          <table:table-cell office:value-type="float" office:value="0.237992657948532" calcext:value-type="float">
            <text:p>0.237992657948532</text:p>
          </table:table-cell>
          <table:table-cell office:value-type="float" office:value="0.288564029123443" calcext:value-type="float">
            <text:p>0.288564029123443</text:p>
          </table:table-cell>
          <table:table-cell office:value-type="float" office:value="0.42206097464539" calcext:value-type="float">
            <text:p>0.42206097464539</text:p>
          </table:table-cell>
          <table:table-cell office:value-type="float" office:value="0.219398844032411" calcext:value-type="float">
            <text:p>0.219398844032411</text:p>
          </table:table-cell>
          <table:table-cell office:value-type="float" office:value="0.335658231069447" calcext:value-type="float">
            <text:p>0.335658231069447</text:p>
          </table:table-cell>
          <table:table-cell office:value-type="float" office:value="0.184858102166625" calcext:value-type="float">
            <text:p>0.184858102166625</text:p>
          </table:table-cell>
          <table:table-cell office:value-type="float" office:value="0.246857991793594" calcext:value-type="float">
            <text:p>0.246857991793594</text:p>
          </table:table-cell>
          <table:table-cell office:value-type="float" office:value="0.196161644825311" calcext:value-type="float">
            <text:p>0.196161644825311</text:p>
          </table:table-cell>
          <table:table-cell office:value-type="float" office:value="0.429935939109634" calcext:value-type="float">
            <text:p>0.429935939109634</text:p>
          </table:table-cell>
          <table:table-cell office:value-type="float" office:value="0.298314405742229" calcext:value-type="float">
            <text:p>0.298314405742229</text:p>
          </table:table-cell>
          <table:table-cell office:value-type="float" office:value="0.272282557968273" calcext:value-type="float">
            <text:p>0.272282557968273</text:p>
          </table:table-cell>
          <table:table-cell office:value-type="float" office:value="0.358994161068832" calcext:value-type="float">
            <text:p>0.358994161068832</text:p>
          </table:table-cell>
          <table:table-cell office:value-type="float" office:value="0.264746634078132" calcext:value-type="float">
            <text:p>0.264746634078132</text:p>
          </table:table-cell>
          <table:table-cell office:value-type="float" office:value="0.338659192131452" calcext:value-type="float">
            <text:p>0.338659192131452</text:p>
          </table:table-cell>
          <table:table-cell office:value-type="float" office:value="0.339424158186578" calcext:value-type="float">
            <text:p>0.339424158186578</text:p>
          </table:table-cell>
          <table:table-cell office:value-type="float" office:value="0.277464315372649" calcext:value-type="float">
            <text:p>0.277464315372649</text:p>
          </table:table-cell>
          <table:table-cell office:value-type="float" office:value="0.218188548449012" calcext:value-type="float">
            <text:p>0.218188548449012</text:p>
          </table:table-cell>
          <table:table-cell office:value-type="float" office:value="0.287435560120201" calcext:value-type="float">
            <text:p>0.287435560120201</text:p>
          </table:table-cell>
          <table:table-cell office:value-type="float" office:value="0.327277181878633" calcext:value-type="float">
            <text:p>0.327277181878633</text:p>
          </table:table-cell>
          <table:table-cell office:value-type="float" office:value="0.255648532469036" calcext:value-type="float">
            <text:p>0.255648532469036</text:p>
          </table:table-cell>
          <table:table-cell office:value-type="float" office:value="0.338620898562375" calcext:value-type="float">
            <text:p>0.338620898562375</text:p>
          </table:table-cell>
          <table:table-cell office:value-type="float" office:value="0.247727547784746" calcext:value-type="float">
            <text:p>0.247727547784746</text:p>
          </table:table-cell>
          <table:table-cell office:value-type="float" office:value="0.320166529285874" calcext:value-type="float">
            <text:p>0.320166529285874</text:p>
          </table:table-cell>
          <table:table-cell office:value-type="float" office:value="0.306369230293391" calcext:value-type="float">
            <text:p>0.306369230293391</text:p>
          </table:table-cell>
          <table:table-cell office:value-type="float" office:value="0.326982898477436" calcext:value-type="float">
            <text:p>0.326982898477436</text:p>
          </table:table-cell>
          <table:table-cell office:value-type="float" office:value="0.343496475943439" calcext:value-type="float">
            <text:p>0.343496475943439</text:p>
          </table:table-cell>
          <table:table-cell office:value-type="float" office:value="0.236106454237024" calcext:value-type="float">
            <text:p>0.236106454237024</text:p>
          </table:table-cell>
          <table:table-cell office:value-type="float" office:value="0.274786888713809" calcext:value-type="float">
            <text:p>0.274786888713809</text:p>
          </table:table-cell>
          <table:table-cell office:value-type="float" office:value="0.277868475498565" calcext:value-type="float">
            <text:p>0.277868475498565</text:p>
          </table:table-cell>
          <table:table-cell office:value-type="float" office:value="0.248650899667712" calcext:value-type="float">
            <text:p>0.248650899667712</text:p>
          </table:table-cell>
          <table:table-cell office:value-type="float" office:value="0.215754454757295" calcext:value-type="float">
            <text:p>0.215754454757295</text:p>
          </table:table-cell>
          <table:table-cell office:value-type="float" office:value="0.320310774586453" calcext:value-type="float">
            <text:p>0.320310774586453</text:p>
          </table:table-cell>
          <table:table-cell office:value-type="float" office:value="0.268673465282552" calcext:value-type="float">
            <text:p>0.268673465282552</text:p>
          </table:table-cell>
          <table:table-cell office:value-type="float" office:value="0.262590336220271" calcext:value-type="float">
            <text:p>0.262590336220271</text:p>
          </table:table-cell>
          <table:table-cell office:value-type="float" office:value="0.290686671325661" calcext:value-type="float">
            <text:p>0.290686671325661</text:p>
          </table:table-cell>
          <table:table-cell office:value-type="float" office:value="0.228200579148898" calcext:value-type="float">
            <text:p>0.228200579148898</text:p>
          </table:table-cell>
          <table:table-cell office:value-type="float" office:value="0.252979058134681" calcext:value-type="float">
            <text:p>0.252979058134681</text:p>
          </table:table-cell>
          <table:table-cell office:value-type="float" office:value="0.259748962112566" calcext:value-type="float">
            <text:p>0.259748962112566</text:p>
          </table:table-cell>
          <table:table-cell office:value-type="float" office:value="0.253876130261024" calcext:value-type="float">
            <text:p>0.253876130261024</text:p>
          </table:table-cell>
          <table:table-cell office:value-type="float" office:value="0.236761238590823" calcext:value-type="float">
            <text:p>0.236761238590823</text:p>
          </table:table-cell>
          <table:table-cell office:value-type="float" office:value="0.253706043509338" calcext:value-type="float">
            <text:p>0.253706043509338</text:p>
          </table:table-cell>
          <table:table-cell office:value-type="float" office:value="0.23579326319776" calcext:value-type="float">
            <text:p>0.23579326319776</text:p>
          </table:table-cell>
          <table:table-cell office:value-type="float" office:value="0.215268314147324" calcext:value-type="float">
            <text:p>0.215268314147324</text:p>
          </table:table-cell>
          <table:table-cell office:value-type="float" office:value="0.293857506225818" calcext:value-type="float">
            <text:p>0.293857506225818</text:p>
          </table:table-cell>
          <table:table-cell office:value-type="float" office:value="0.276897385232624" calcext:value-type="float">
            <text:p>0.276897385232624</text:p>
          </table:table-cell>
          <table:table-cell office:value-type="float" office:value="0.265910350897618" calcext:value-type="float">
            <text:p>0.265910350897618</text:p>
          </table:table-cell>
          <table:table-cell office:value-type="float" office:value="0.296062423160274" calcext:value-type="float">
            <text:p>0.296062423160274</text:p>
          </table:table-cell>
          <table:table-cell office:value-type="float" office:value="0.339188797643002" calcext:value-type="float">
            <text:p>0.339188797643002</text:p>
          </table:table-cell>
          <table:table-cell office:value-type="float" office:value="0.242807582978897" calcext:value-type="float">
            <text:p>0.242807582978897</text:p>
          </table:table-cell>
          <table:table-cell office:value-type="float" office:value="0.367726316555123" calcext:value-type="float">
            <text:p>0.367726316555123</text:p>
          </table:table-cell>
          <table:table-cell office:value-type="float" office:value="0.226537791495185" calcext:value-type="float">
            <text:p>0.226537791495185</text:p>
          </table:table-cell>
          <table:table-cell office:value-type="float" office:value="0.332672359527567" calcext:value-type="float">
            <text:p>0.332672359527567</text:p>
          </table:table-cell>
          <table:table-cell office:value-type="float" office:value="0.354095644914863" calcext:value-type="float">
            <text:p>0.354095644914863</text:p>
          </table:table-cell>
          <table:table-cell office:value-type="float" office:value="0.28781821177167" calcext:value-type="float">
            <text:p>0.28781821177167</text:p>
          </table:table-cell>
          <table:table-cell office:value-type="float" office:value="0.235607153839044" calcext:value-type="float">
            <text:p>0.235607153839044</text:p>
          </table:table-cell>
          <table:table-cell office:value-type="float" office:value="0.280452924507759" calcext:value-type="float">
            <text:p>0.280452924507759</text:p>
          </table:table-cell>
          <table:table-cell office:value-type="float" office:value="0.348030641921293" calcext:value-type="float">
            <text:p>0.348030641921293</text:p>
          </table:table-cell>
          <table:table-cell office:value-type="float" office:value="0.293682939288934" calcext:value-type="float">
            <text:p>0.293682939288934</text:p>
          </table:table-cell>
          <table:table-cell office:value-type="float" office:value="0.249610168681633" calcext:value-type="float">
            <text:p>0.249610168681633</text:p>
          </table:table-cell>
          <table:table-cell office:value-type="float" office:value="0.347701389418456" calcext:value-type="float">
            <text:p>0.347701389418456</text:p>
          </table:table-cell>
          <table:table-cell office:value-type="float" office:value="0.294917205065687" calcext:value-type="float">
            <text:p>0.294917205065687</text:p>
          </table:table-cell>
          <table:table-cell office:value-type="float" office:value="0.223235879786021" calcext:value-type="float">
            <text:p>0.223235879786021</text:p>
          </table:table-cell>
          <table:table-cell office:value-type="float" office:value="0.389192983560496" calcext:value-type="float">
            <text:p>0.389192983560496</text:p>
          </table:table-cell>
          <table:table-cell office:value-type="float" office:value="0.369432875127015" calcext:value-type="float">
            <text:p>0.369432875127015</text:p>
          </table:table-cell>
          <table:table-cell office:value-type="float" office:value="0.351903036833539" calcext:value-type="float">
            <text:p>0.351903036833539</text:p>
          </table:table-cell>
          <table:table-cell table:formula="of:=MAX([.$B14:.$IW14])" office:value-type="float" office:value="0.463000426600625" calcext:value-type="float">
            <text:p>0.463000426600625</text:p>
          </table:table-cell>
          <table:table-cell table:number-columns-repeated="7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92116251688139" calcext:value-type="float">
            <text:p>0.292116251688139</text:p>
          </table:table-cell>
          <table:table-cell office:value-type="float" office:value="0.255820667481677" calcext:value-type="float">
            <text:p>0.255820667481677</text:p>
          </table:table-cell>
          <table:table-cell office:value-type="float" office:value="0.27003386685092" calcext:value-type="float">
            <text:p>0.27003386685092</text:p>
          </table:table-cell>
          <table:table-cell office:value-type="float" office:value="0.261238843391177" calcext:value-type="float">
            <text:p>0.261238843391177</text:p>
          </table:table-cell>
          <table:table-cell office:value-type="float" office:value="0.222398146960678" calcext:value-type="float">
            <text:p>0.222398146960678</text:p>
          </table:table-cell>
          <table:table-cell office:value-type="float" office:value="0.210105222131388" calcext:value-type="float">
            <text:p>0.210105222131388</text:p>
          </table:table-cell>
          <table:table-cell office:value-type="float" office:value="0.273680246062105" calcext:value-type="float">
            <text:p>0.273680246062105</text:p>
          </table:table-cell>
          <table:table-cell office:value-type="float" office:value="0.357649104400923" calcext:value-type="float">
            <text:p>0.357649104400923</text:p>
          </table:table-cell>
          <table:table-cell office:value-type="float" office:value="0.265048788200473" calcext:value-type="float">
            <text:p>0.265048788200473</text:p>
          </table:table-cell>
          <table:table-cell office:value-type="float" office:value="0.347074020164776" calcext:value-type="float">
            <text:p>0.347074020164776</text:p>
          </table:table-cell>
          <table:table-cell office:value-type="float" office:value="0.283645405899415" calcext:value-type="float">
            <text:p>0.283645405899415</text:p>
          </table:table-cell>
          <table:table-cell office:value-type="float" office:value="0.247725919487119" calcext:value-type="float">
            <text:p>0.247725919487119</text:p>
          </table:table-cell>
          <table:table-cell office:value-type="float" office:value="0.366568343355029" calcext:value-type="float">
            <text:p>0.366568343355029</text:p>
          </table:table-cell>
          <table:table-cell office:value-type="float" office:value="0.297384990491373" calcext:value-type="float">
            <text:p>0.297384990491373</text:p>
          </table:table-cell>
          <table:table-cell office:value-type="float" office:value="0.336902336688841" calcext:value-type="float">
            <text:p>0.336902336688841</text:p>
          </table:table-cell>
          <table:table-cell office:value-type="float" office:value="0.329585907093259" calcext:value-type="float">
            <text:p>0.329585907093259</text:p>
          </table:table-cell>
          <table:table-cell office:value-type="float" office:value="0.23841521077596" calcext:value-type="float">
            <text:p>0.23841521077596</text:p>
          </table:table-cell>
          <table:table-cell office:value-type="float" office:value="0.347693890027253" calcext:value-type="float">
            <text:p>0.347693890027253</text:p>
          </table:table-cell>
          <table:table-cell office:value-type="float" office:value="0.334351311003886" calcext:value-type="float">
            <text:p>0.334351311003886</text:p>
          </table:table-cell>
          <table:table-cell office:value-type="float" office:value="0.306973713840614" calcext:value-type="float">
            <text:p>0.306973713840614</text:p>
          </table:table-cell>
          <table:table-cell office:value-type="float" office:value="0.341991750343688" calcext:value-type="float">
            <text:p>0.341991750343688</text:p>
          </table:table-cell>
          <table:table-cell office:value-type="float" office:value="0.238315332188725" calcext:value-type="float">
            <text:p>0.238315332188725</text:p>
          </table:table-cell>
          <table:table-cell office:value-type="float" office:value="0.316916879029735" calcext:value-type="float">
            <text:p>0.316916879029735</text:p>
          </table:table-cell>
          <table:table-cell office:value-type="float" office:value="0.307002026645186" calcext:value-type="float">
            <text:p>0.307002026645186</text:p>
          </table:table-cell>
          <table:table-cell office:value-type="float" office:value="0.275517601382152" calcext:value-type="float">
            <text:p>0.275517601382152</text:p>
          </table:table-cell>
          <table:table-cell office:value-type="float" office:value="0.21057443747696" calcext:value-type="float">
            <text:p>0.21057443747696</text:p>
          </table:table-cell>
          <table:table-cell office:value-type="float" office:value="0.295635072364214" calcext:value-type="float">
            <text:p>0.295635072364214</text:p>
          </table:table-cell>
          <table:table-cell office:value-type="float" office:value="0.218190928963388" calcext:value-type="float">
            <text:p>0.218190928963388</text:p>
          </table:table-cell>
          <table:table-cell office:value-type="float" office:value="0.250898678470027" calcext:value-type="float">
            <text:p>0.250898678470027</text:p>
          </table:table-cell>
          <table:table-cell office:value-type="float" office:value="0.296506590057638" calcext:value-type="float">
            <text:p>0.296506590057638</text:p>
          </table:table-cell>
          <table:table-cell office:value-type="float" office:value="0.263217660196418" calcext:value-type="float">
            <text:p>0.263217660196418</text:p>
          </table:table-cell>
          <table:table-cell office:value-type="float" office:value="0.265096351345297" calcext:value-type="float">
            <text:p>0.265096351345297</text:p>
          </table:table-cell>
          <table:table-cell office:value-type="float" office:value="0.433770023439408" calcext:value-type="float">
            <text:p>0.433770023439408</text:p>
          </table:table-cell>
          <table:table-cell office:value-type="float" office:value="0.265617141250115" calcext:value-type="float">
            <text:p>0.265617141250115</text:p>
          </table:table-cell>
          <table:table-cell office:value-type="float" office:value="0.36220657558364" calcext:value-type="float">
            <text:p>0.36220657558364</text:p>
          </table:table-cell>
          <table:table-cell office:value-type="float" office:value="0.306229053729807" calcext:value-type="float">
            <text:p>0.306229053729807</text:p>
          </table:table-cell>
          <table:table-cell office:value-type="float" office:value="0.254847866871126" calcext:value-type="float">
            <text:p>0.254847866871126</text:p>
          </table:table-cell>
          <table:table-cell office:value-type="float" office:value="0.295329682016633" calcext:value-type="float">
            <text:p>0.295329682016633</text:p>
          </table:table-cell>
          <table:table-cell office:value-type="float" office:value="0.31289363992862" calcext:value-type="float">
            <text:p>0.31289363992862</text:p>
          </table:table-cell>
          <table:table-cell office:value-type="float" office:value="0.266488387944236" calcext:value-type="float">
            <text:p>0.266488387944236</text:p>
          </table:table-cell>
          <table:table-cell office:value-type="float" office:value="0.32839778656443" calcext:value-type="float">
            <text:p>0.32839778656443</text:p>
          </table:table-cell>
          <table:table-cell office:value-type="float" office:value="0.266731247529251" calcext:value-type="float">
            <text:p>0.266731247529251</text:p>
          </table:table-cell>
          <table:table-cell office:value-type="float" office:value="0.285131296390742" calcext:value-type="float">
            <text:p>0.285131296390742</text:p>
          </table:table-cell>
          <table:table-cell office:value-type="float" office:value="0.316160257274287" calcext:value-type="float">
            <text:p>0.316160257274287</text:p>
          </table:table-cell>
          <table:table-cell office:value-type="float" office:value="0.275297229643033" calcext:value-type="float">
            <text:p>0.275297229643033</text:p>
          </table:table-cell>
          <table:table-cell office:value-type="float" office:value="0.256100780755565" calcext:value-type="float">
            <text:p>0.256100780755565</text:p>
          </table:table-cell>
          <table:table-cell office:value-type="float" office:value="0.299766549162289" calcext:value-type="float">
            <text:p>0.299766549162289</text:p>
          </table:table-cell>
          <table:table-cell office:value-type="float" office:value="0.369282510506683" calcext:value-type="float">
            <text:p>0.369282510506683</text:p>
          </table:table-cell>
          <table:table-cell office:value-type="float" office:value="0.27343926402897" calcext:value-type="float">
            <text:p>0.27343926402897</text:p>
          </table:table-cell>
          <table:table-cell office:value-type="float" office:value="0.278184623965996" calcext:value-type="float">
            <text:p>0.278184623965996</text:p>
          </table:table-cell>
          <table:table-cell office:value-type="float" office:value="0.23318971737283" calcext:value-type="float">
            <text:p>0.23318971737283</text:p>
          </table:table-cell>
          <table:table-cell office:value-type="float" office:value="0.319288142414564" calcext:value-type="float">
            <text:p>0.319288142414564</text:p>
          </table:table-cell>
          <table:table-cell office:value-type="float" office:value="0.33192191925808" calcext:value-type="float">
            <text:p>0.33192191925808</text:p>
          </table:table-cell>
          <table:table-cell office:value-type="float" office:value="0.311852967498851" calcext:value-type="float">
            <text:p>0.311852967498851</text:p>
          </table:table-cell>
          <table:table-cell office:value-type="float" office:value="0.3853477384335" calcext:value-type="float">
            <text:p>0.3853477384335</text:p>
          </table:table-cell>
          <table:table-cell office:value-type="float" office:value="0.347379681248383" calcext:value-type="float">
            <text:p>0.347379681248383</text:p>
          </table:table-cell>
          <table:table-cell office:value-type="float" office:value="0.298834004472901" calcext:value-type="float">
            <text:p>0.298834004472901</text:p>
          </table:table-cell>
          <table:table-cell office:value-type="float" office:value="0.242944387286593" calcext:value-type="float">
            <text:p>0.242944387286593</text:p>
          </table:table-cell>
          <table:table-cell office:value-type="float" office:value="0.310945440496477" calcext:value-type="float">
            <text:p>0.310945440496477</text:p>
          </table:table-cell>
          <table:table-cell office:value-type="float" office:value="0.247241460380082" calcext:value-type="float">
            <text:p>0.247241460380082</text:p>
          </table:table-cell>
          <table:table-cell office:value-type="float" office:value="0.301793799153695" calcext:value-type="float">
            <text:p>0.301793799153695</text:p>
          </table:table-cell>
          <table:table-cell office:value-type="float" office:value="0.264056440851196" calcext:value-type="float">
            <text:p>0.264056440851196</text:p>
          </table:table-cell>
          <table:table-cell office:value-type="float" office:value="0.3714026256634" calcext:value-type="float">
            <text:p>0.3714026256634</text:p>
          </table:table-cell>
          <table:table-cell office:value-type="float" office:value="0.284542352135167" calcext:value-type="float">
            <text:p>0.284542352135167</text:p>
          </table:table-cell>
          <table:table-cell office:value-type="float" office:value="0.263789586947827" calcext:value-type="float">
            <text:p>0.263789586947827</text:p>
          </table:table-cell>
          <table:table-cell office:value-type="float" office:value="0.291958686361163" calcext:value-type="float">
            <text:p>0.291958686361163</text:p>
          </table:table-cell>
          <table:table-cell office:value-type="float" office:value="0.314289430037813" calcext:value-type="float">
            <text:p>0.314289430037813</text:p>
          </table:table-cell>
          <table:table-cell office:value-type="float" office:value="0.284201485967637" calcext:value-type="float">
            <text:p>0.284201485967637</text:p>
          </table:table-cell>
          <table:table-cell office:value-type="float" office:value="0.281150825328815" calcext:value-type="float">
            <text:p>0.281150825328815</text:p>
          </table:table-cell>
          <table:table-cell office:value-type="float" office:value="0.281399059204804" calcext:value-type="float">
            <text:p>0.281399059204804</text:p>
          </table:table-cell>
          <table:table-cell office:value-type="float" office:value="0.266181166881793" calcext:value-type="float">
            <text:p>0.266181166881793</text:p>
          </table:table-cell>
          <table:table-cell office:value-type="float" office:value="0.301101761766724" calcext:value-type="float">
            <text:p>0.301101761766724</text:p>
          </table:table-cell>
          <table:table-cell office:value-type="float" office:value="0.265897665202089" calcext:value-type="float">
            <text:p>0.265897665202089</text:p>
          </table:table-cell>
          <table:table-cell office:value-type="float" office:value="0.366248276987654" calcext:value-type="float">
            <text:p>0.366248276987654</text:p>
          </table:table-cell>
          <table:table-cell office:value-type="float" office:value="0.18931104733931" calcext:value-type="float">
            <text:p>0.18931104733931</text:p>
          </table:table-cell>
          <table:table-cell office:value-type="float" office:value="0.370886095584735" calcext:value-type="float">
            <text:p>0.370886095584735</text:p>
          </table:table-cell>
          <table:table-cell office:value-type="float" office:value="0.241999923821571" calcext:value-type="float">
            <text:p>0.241999923821571</text:p>
          </table:table-cell>
          <table:table-cell office:value-type="float" office:value="0.245858061356627" calcext:value-type="float">
            <text:p>0.245858061356627</text:p>
          </table:table-cell>
          <table:table-cell office:value-type="float" office:value="0.262487147403132" calcext:value-type="float">
            <text:p>0.262487147403132</text:p>
          </table:table-cell>
          <table:table-cell office:value-type="float" office:value="0.262969254614796" calcext:value-type="float">
            <text:p>0.262969254614796</text:p>
          </table:table-cell>
          <table:table-cell office:value-type="float" office:value="0.315052387091549" calcext:value-type="float">
            <text:p>0.315052387091549</text:p>
          </table:table-cell>
          <table:table-cell office:value-type="float" office:value="0.36030903588156" calcext:value-type="float">
            <text:p>0.36030903588156</text:p>
          </table:table-cell>
          <table:table-cell office:value-type="float" office:value="0.239150599851342" calcext:value-type="float">
            <text:p>0.239150599851342</text:p>
          </table:table-cell>
          <table:table-cell office:value-type="float" office:value="0.260798268446286" calcext:value-type="float">
            <text:p>0.260798268446286</text:p>
          </table:table-cell>
          <table:table-cell office:value-type="float" office:value="0.282977748708323" calcext:value-type="float">
            <text:p>0.282977748708323</text:p>
          </table:table-cell>
          <table:table-cell office:value-type="float" office:value="0.291593134595179" calcext:value-type="float">
            <text:p>0.291593134595179</text:p>
          </table:table-cell>
          <table:table-cell office:value-type="float" office:value="0.211751589205821" calcext:value-type="float">
            <text:p>0.211751589205821</text:p>
          </table:table-cell>
          <table:table-cell office:value-type="float" office:value="0.412726255215175" calcext:value-type="float">
            <text:p>0.412726255215175</text:p>
          </table:table-cell>
          <table:table-cell office:value-type="float" office:value="0.290520310827912" calcext:value-type="float">
            <text:p>0.290520310827912</text:p>
          </table:table-cell>
          <table:table-cell office:value-type="float" office:value="0.280598190655852" calcext:value-type="float">
            <text:p>0.280598190655852</text:p>
          </table:table-cell>
          <table:table-cell office:value-type="float" office:value="0.286979572204868" calcext:value-type="float">
            <text:p>0.286979572204868</text:p>
          </table:table-cell>
          <table:table-cell office:value-type="float" office:value="0.34550234717365" calcext:value-type="float">
            <text:p>0.34550234717365</text:p>
          </table:table-cell>
          <table:table-cell office:value-type="float" office:value="0.235987896371141" calcext:value-type="float">
            <text:p>0.235987896371141</text:p>
          </table:table-cell>
          <table:table-cell office:value-type="float" office:value="0.252391388981469" calcext:value-type="float">
            <text:p>0.252391388981469</text:p>
          </table:table-cell>
          <table:table-cell office:value-type="float" office:value="0.30811855577336" calcext:value-type="float">
            <text:p>0.30811855577336</text:p>
          </table:table-cell>
          <table:table-cell office:value-type="float" office:value="0.241243465151297" calcext:value-type="float">
            <text:p>0.241243465151297</text:p>
          </table:table-cell>
          <table:table-cell office:value-type="float" office:value="0.215343246803326" calcext:value-type="float">
            <text:p>0.215343246803326</text:p>
          </table:table-cell>
          <table:table-cell office:value-type="float" office:value="0.294928046514169" calcext:value-type="float">
            <text:p>0.294928046514169</text:p>
          </table:table-cell>
          <table:table-cell office:value-type="float" office:value="0.294810690633888" calcext:value-type="float">
            <text:p>0.294810690633888</text:p>
          </table:table-cell>
          <table:table-cell office:value-type="float" office:value="0.256628719857517" calcext:value-type="float">
            <text:p>0.256628719857517</text:p>
          </table:table-cell>
          <table:table-cell office:value-type="float" office:value="0.249867237161053" calcext:value-type="float">
            <text:p>0.249867237161053</text:p>
          </table:table-cell>
          <table:table-cell office:value-type="float" office:value="0.269575429509453" calcext:value-type="float">
            <text:p>0.269575429509453</text:p>
          </table:table-cell>
          <table:table-cell office:value-type="float" office:value="0.274810547218831" calcext:value-type="float">
            <text:p>0.274810547218831</text:p>
          </table:table-cell>
          <table:table-cell office:value-type="float" office:value="0.304406796103299" calcext:value-type="float">
            <text:p>0.304406796103299</text:p>
          </table:table-cell>
          <table:table-cell office:value-type="float" office:value="0.283593183410923" calcext:value-type="float">
            <text:p>0.283593183410923</text:p>
          </table:table-cell>
          <table:table-cell office:value-type="float" office:value="0.288525537275646" calcext:value-type="float">
            <text:p>0.288525537275646</text:p>
          </table:table-cell>
          <table:table-cell office:value-type="float" office:value="0.240037426736723" calcext:value-type="float">
            <text:p>0.240037426736723</text:p>
          </table:table-cell>
          <table:table-cell office:value-type="float" office:value="0.317809942803709" calcext:value-type="float">
            <text:p>0.317809942803709</text:p>
          </table:table-cell>
          <table:table-cell office:value-type="float" office:value="0.293130630159054" calcext:value-type="float">
            <text:p>0.293130630159054</text:p>
          </table:table-cell>
          <table:table-cell office:value-type="float" office:value="0.342993201097422" calcext:value-type="float">
            <text:p>0.342993201097422</text:p>
          </table:table-cell>
          <table:table-cell office:value-type="float" office:value="0.219235136404892" calcext:value-type="float">
            <text:p>0.219235136404892</text:p>
          </table:table-cell>
          <table:table-cell office:value-type="float" office:value="0.32986983815777" calcext:value-type="float">
            <text:p>0.32986983815777</text:p>
          </table:table-cell>
          <table:table-cell office:value-type="float" office:value="0.302051728465272" calcext:value-type="float">
            <text:p>0.302051728465272</text:p>
          </table:table-cell>
          <table:table-cell office:value-type="float" office:value="0.236400619204872" calcext:value-type="float">
            <text:p>0.236400619204872</text:p>
          </table:table-cell>
          <table:table-cell office:value-type="float" office:value="0.3149095039523" calcext:value-type="float">
            <text:p>0.3149095039523</text:p>
          </table:table-cell>
          <table:table-cell office:value-type="float" office:value="0.26975127563428" calcext:value-type="float">
            <text:p>0.26975127563428</text:p>
          </table:table-cell>
          <table:table-cell office:value-type="float" office:value="0.390376632702224" calcext:value-type="float">
            <text:p>0.390376632702224</text:p>
          </table:table-cell>
          <table:table-cell office:value-type="float" office:value="0.280050169024195" calcext:value-type="float">
            <text:p>0.280050169024195</text:p>
          </table:table-cell>
          <table:table-cell office:value-type="float" office:value="0.269653726085266" calcext:value-type="float">
            <text:p>0.269653726085266</text:p>
          </table:table-cell>
          <table:table-cell office:value-type="float" office:value="0.363088579638607" calcext:value-type="float">
            <text:p>0.363088579638607</text:p>
          </table:table-cell>
          <table:table-cell office:value-type="float" office:value="0.353715335657805" calcext:value-type="float">
            <text:p>0.353715335657805</text:p>
          </table:table-cell>
          <table:table-cell office:value-type="float" office:value="0.281099436309288" calcext:value-type="float">
            <text:p>0.281099436309288</text:p>
          </table:table-cell>
          <table:table-cell office:value-type="float" office:value="0.250042832072974" calcext:value-type="float">
            <text:p>0.250042832072974</text:p>
          </table:table-cell>
          <table:table-cell office:value-type="float" office:value="0.339518538957429" calcext:value-type="float">
            <text:p>0.339518538957429</text:p>
          </table:table-cell>
          <table:table-cell office:value-type="float" office:value="0.340433444306813" calcext:value-type="float">
            <text:p>0.340433444306813</text:p>
          </table:table-cell>
          <table:table-cell office:value-type="float" office:value="0.308441679094497" calcext:value-type="float">
            <text:p>0.308441679094497</text:p>
          </table:table-cell>
          <table:table-cell office:value-type="float" office:value="0.24950394899869" calcext:value-type="float">
            <text:p>0.24950394899869</text:p>
          </table:table-cell>
          <table:table-cell office:value-type="float" office:value="0.304598050634239" calcext:value-type="float">
            <text:p>0.304598050634239</text:p>
          </table:table-cell>
          <table:table-cell office:value-type="float" office:value="0.230424030913134" calcext:value-type="float">
            <text:p>0.230424030913134</text:p>
          </table:table-cell>
          <table:table-cell office:value-type="float" office:value="0.272681040045528" calcext:value-type="float">
            <text:p>0.272681040045528</text:p>
          </table:table-cell>
          <table:table-cell office:value-type="float" office:value="0.349197751376806" calcext:value-type="float">
            <text:p>0.349197751376806</text:p>
          </table:table-cell>
          <table:table-cell office:value-type="float" office:value="0.289609848989978" calcext:value-type="float">
            <text:p>0.289609848989978</text:p>
          </table:table-cell>
          <table:table-cell office:value-type="float" office:value="0.370820326070375" calcext:value-type="float">
            <text:p>0.370820326070375</text:p>
          </table:table-cell>
          <table:table-cell office:value-type="float" office:value="0.305077012029556" calcext:value-type="float">
            <text:p>0.305077012029556</text:p>
          </table:table-cell>
          <table:table-cell office:value-type="float" office:value="0.250775260327004" calcext:value-type="float">
            <text:p>0.250775260327004</text:p>
          </table:table-cell>
          <table:table-cell office:value-type="float" office:value="0.307847910640012" calcext:value-type="float">
            <text:p>0.307847910640012</text:p>
          </table:table-cell>
          <table:table-cell office:value-type="float" office:value="0.336279722266623" calcext:value-type="float">
            <text:p>0.336279722266623</text:p>
          </table:table-cell>
          <table:table-cell office:value-type="float" office:value="0.228930971312431" calcext:value-type="float">
            <text:p>0.228930971312431</text:p>
          </table:table-cell>
          <table:table-cell office:value-type="float" office:value="0.334454803981584" calcext:value-type="float">
            <text:p>0.334454803981584</text:p>
          </table:table-cell>
          <table:table-cell office:value-type="float" office:value="0.36791410204852" calcext:value-type="float">
            <text:p>0.36791410204852</text:p>
          </table:table-cell>
          <table:table-cell office:value-type="float" office:value="0.223764045408237" calcext:value-type="float">
            <text:p>0.223764045408237</text:p>
          </table:table-cell>
          <table:table-cell office:value-type="float" office:value="0.229251840152158" calcext:value-type="float">
            <text:p>0.229251840152158</text:p>
          </table:table-cell>
          <table:table-cell office:value-type="float" office:value="0.379704476796333" calcext:value-type="float">
            <text:p>0.379704476796333</text:p>
          </table:table-cell>
          <table:table-cell office:value-type="float" office:value="0.210518245488322" calcext:value-type="float">
            <text:p>0.210518245488322</text:p>
          </table:table-cell>
          <table:table-cell office:value-type="float" office:value="0.311790308465239" calcext:value-type="float">
            <text:p>0.311790308465239</text:p>
          </table:table-cell>
          <table:table-cell office:value-type="float" office:value="0.333668834292155" calcext:value-type="float">
            <text:p>0.333668834292155</text:p>
          </table:table-cell>
          <table:table-cell office:value-type="float" office:value="0.305206060363724" calcext:value-type="float">
            <text:p>0.305206060363724</text:p>
          </table:table-cell>
          <table:table-cell office:value-type="float" office:value="0.296369579842145" calcext:value-type="float">
            <text:p>0.296369579842145</text:p>
          </table:table-cell>
          <table:table-cell office:value-type="float" office:value="0.257721632803456" calcext:value-type="float">
            <text:p>0.257721632803456</text:p>
          </table:table-cell>
          <table:table-cell office:value-type="float" office:value="0.28630003509074" calcext:value-type="float">
            <text:p>0.28630003509074</text:p>
          </table:table-cell>
          <table:table-cell office:value-type="float" office:value="0.335275529726947" calcext:value-type="float">
            <text:p>0.335275529726947</text:p>
          </table:table-cell>
          <table:table-cell office:value-type="float" office:value="0.240885843934437" calcext:value-type="float">
            <text:p>0.240885843934437</text:p>
          </table:table-cell>
          <table:table-cell office:value-type="float" office:value="0.338535212942282" calcext:value-type="float">
            <text:p>0.338535212942282</text:p>
          </table:table-cell>
          <table:table-cell office:value-type="float" office:value="0.216309363193598" calcext:value-type="float">
            <text:p>0.216309363193598</text:p>
          </table:table-cell>
          <table:table-cell office:value-type="float" office:value="0.376701961231226" calcext:value-type="float">
            <text:p>0.376701961231226</text:p>
          </table:table-cell>
          <table:table-cell office:value-type="float" office:value="0.274281302823625" calcext:value-type="float">
            <text:p>0.274281302823625</text:p>
          </table:table-cell>
          <table:table-cell office:value-type="float" office:value="0.32965602730811" calcext:value-type="float">
            <text:p>0.32965602730811</text:p>
          </table:table-cell>
          <table:table-cell office:value-type="float" office:value="0.309958954483852" calcext:value-type="float">
            <text:p>0.309958954483852</text:p>
          </table:table-cell>
          <table:table-cell office:value-type="float" office:value="0.248545940613922" calcext:value-type="float">
            <text:p>0.248545940613922</text:p>
          </table:table-cell>
          <table:table-cell office:value-type="float" office:value="0.277255764518788" calcext:value-type="float">
            <text:p>0.277255764518788</text:p>
          </table:table-cell>
          <table:table-cell office:value-type="float" office:value="0.349047435261874" calcext:value-type="float">
            <text:p>0.349047435261874</text:p>
          </table:table-cell>
          <table:table-cell office:value-type="float" office:value="0.30099901863346" calcext:value-type="float">
            <text:p>0.30099901863346</text:p>
          </table:table-cell>
          <table:table-cell office:value-type="float" office:value="0.24504767769242" calcext:value-type="float">
            <text:p>0.24504767769242</text:p>
          </table:table-cell>
          <table:table-cell office:value-type="float" office:value="0.241789863841184" calcext:value-type="float">
            <text:p>0.241789863841184</text:p>
          </table:table-cell>
          <table:table-cell office:value-type="float" office:value="0.238994662845772" calcext:value-type="float">
            <text:p>0.238994662845772</text:p>
          </table:table-cell>
          <table:table-cell office:value-type="float" office:value="0.295236222727365" calcext:value-type="float">
            <text:p>0.295236222727365</text:p>
          </table:table-cell>
          <table:table-cell office:value-type="float" office:value="0.2399899528648" calcext:value-type="float">
            <text:p>0.2399899528648</text:p>
          </table:table-cell>
          <table:table-cell office:value-type="float" office:value="0.252546696263624" calcext:value-type="float">
            <text:p>0.252546696263624</text:p>
          </table:table-cell>
          <table:table-cell office:value-type="float" office:value="0.206448122379921" calcext:value-type="float">
            <text:p>0.206448122379921</text:p>
          </table:table-cell>
          <table:table-cell office:value-type="float" office:value="0.252495119874843" calcext:value-type="float">
            <text:p>0.252495119874843</text:p>
          </table:table-cell>
          <table:table-cell office:value-type="float" office:value="0.227006302510383" calcext:value-type="float">
            <text:p>0.227006302510383</text:p>
          </table:table-cell>
          <table:table-cell office:value-type="float" office:value="0.318748200638346" calcext:value-type="float">
            <text:p>0.318748200638346</text:p>
          </table:table-cell>
          <table:table-cell office:value-type="float" office:value="0.23727279300637" calcext:value-type="float">
            <text:p>0.23727279300637</text:p>
          </table:table-cell>
          <table:table-cell office:value-type="float" office:value="0.444593768666303" calcext:value-type="float">
            <text:p>0.444593768666303</text:p>
          </table:table-cell>
          <table:table-cell office:value-type="float" office:value="0.403343499604551" calcext:value-type="float">
            <text:p>0.403343499604551</text:p>
          </table:table-cell>
          <table:table-cell office:value-type="float" office:value="0.350685783451096" calcext:value-type="float">
            <text:p>0.350685783451096</text:p>
          </table:table-cell>
          <table:table-cell office:value-type="float" office:value="0.256897597528104" calcext:value-type="float">
            <text:p>0.256897597528104</text:p>
          </table:table-cell>
          <table:table-cell office:value-type="float" office:value="0.304618319167569" calcext:value-type="float">
            <text:p>0.304618319167569</text:p>
          </table:table-cell>
          <table:table-cell office:value-type="float" office:value="0.236575447023128" calcext:value-type="float">
            <text:p>0.236575447023128</text:p>
          </table:table-cell>
          <table:table-cell office:value-type="float" office:value="0.286494416185962" calcext:value-type="float">
            <text:p>0.286494416185962</text:p>
          </table:table-cell>
          <table:table-cell office:value-type="float" office:value="0.264413972242007" calcext:value-type="float">
            <text:p>0.264413972242007</text:p>
          </table:table-cell>
          <table:table-cell office:value-type="float" office:value="0.334159179770833" calcext:value-type="float">
            <text:p>0.334159179770833</text:p>
          </table:table-cell>
          <table:table-cell office:value-type="float" office:value="0.262512941525815" calcext:value-type="float">
            <text:p>0.262512941525815</text:p>
          </table:table-cell>
          <table:table-cell office:value-type="float" office:value="0.3237672669883" calcext:value-type="float">
            <text:p>0.3237672669883</text:p>
          </table:table-cell>
          <table:table-cell office:value-type="float" office:value="0.267771726231295" calcext:value-type="float">
            <text:p>0.267771726231295</text:p>
          </table:table-cell>
          <table:table-cell office:value-type="float" office:value="0.222450840739216" calcext:value-type="float">
            <text:p>0.222450840739216</text:p>
          </table:table-cell>
          <table:table-cell office:value-type="float" office:value="0.263680478602514" calcext:value-type="float">
            <text:p>0.263680478602514</text:p>
          </table:table-cell>
          <table:table-cell office:value-type="float" office:value="0.308671316124602" calcext:value-type="float">
            <text:p>0.308671316124602</text:p>
          </table:table-cell>
          <table:table-cell office:value-type="float" office:value="0.293067076550293" calcext:value-type="float">
            <text:p>0.293067076550293</text:p>
          </table:table-cell>
          <table:table-cell office:value-type="float" office:value="0.25399807598788" calcext:value-type="float">
            <text:p>0.25399807598788</text:p>
          </table:table-cell>
          <table:table-cell office:value-type="float" office:value="0.31394116409105" calcext:value-type="float">
            <text:p>0.31394116409105</text:p>
          </table:table-cell>
          <table:table-cell office:value-type="float" office:value="0.236803544937064" calcext:value-type="float">
            <text:p>0.236803544937064</text:p>
          </table:table-cell>
          <table:table-cell office:value-type="float" office:value="0.265248776629223" calcext:value-type="float">
            <text:p>0.265248776629223</text:p>
          </table:table-cell>
          <table:table-cell office:value-type="float" office:value="0.383300490433663" calcext:value-type="float">
            <text:p>0.383300490433663</text:p>
          </table:table-cell>
          <table:table-cell office:value-type="float" office:value="0.313594200437621" calcext:value-type="float">
            <text:p>0.313594200437621</text:p>
          </table:table-cell>
          <table:table-cell office:value-type="float" office:value="0.359917974277532" calcext:value-type="float">
            <text:p>0.359917974277532</text:p>
          </table:table-cell>
          <table:table-cell office:value-type="float" office:value="0.329261541280332" calcext:value-type="float">
            <text:p>0.329261541280332</text:p>
          </table:table-cell>
          <table:table-cell office:value-type="float" office:value="0.304125937110654" calcext:value-type="float">
            <text:p>0.304125937110654</text:p>
          </table:table-cell>
          <table:table-cell office:value-type="float" office:value="0.288002873506545" calcext:value-type="float">
            <text:p>0.288002873506545</text:p>
          </table:table-cell>
          <table:table-cell office:value-type="float" office:value="0.31641586591243" calcext:value-type="float">
            <text:p>0.31641586591243</text:p>
          </table:table-cell>
          <table:table-cell office:value-type="float" office:value="0.321184001212326" calcext:value-type="float">
            <text:p>0.321184001212326</text:p>
          </table:table-cell>
          <table:table-cell office:value-type="float" office:value="0.218073604921087" calcext:value-type="float">
            <text:p>0.218073604921087</text:p>
          </table:table-cell>
          <table:table-cell office:value-type="float" office:value="0.236682059408368" calcext:value-type="float">
            <text:p>0.236682059408368</text:p>
          </table:table-cell>
          <table:table-cell office:value-type="float" office:value="0.323106689339281" calcext:value-type="float">
            <text:p>0.323106689339281</text:p>
          </table:table-cell>
          <table:table-cell office:value-type="float" office:value="0.28441875000772" calcext:value-type="float">
            <text:p>0.28441875000772</text:p>
          </table:table-cell>
          <table:table-cell office:value-type="float" office:value="0.273180557611632" calcext:value-type="float">
            <text:p>0.273180557611632</text:p>
          </table:table-cell>
          <table:table-cell office:value-type="float" office:value="0.299343331277651" calcext:value-type="float">
            <text:p>0.299343331277651</text:p>
          </table:table-cell>
          <table:table-cell office:value-type="float" office:value="0.367489092539925" calcext:value-type="float">
            <text:p>0.367489092539925</text:p>
          </table:table-cell>
          <table:table-cell office:value-type="float" office:value="0.343441419542069" calcext:value-type="float">
            <text:p>0.343441419542069</text:p>
          </table:table-cell>
          <table:table-cell office:value-type="float" office:value="0.295400579179939" calcext:value-type="float">
            <text:p>0.295400579179939</text:p>
          </table:table-cell>
          <table:table-cell office:value-type="float" office:value="0.304435786594828" calcext:value-type="float">
            <text:p>0.304435786594828</text:p>
          </table:table-cell>
          <table:table-cell office:value-type="float" office:value="0.291084439145897" calcext:value-type="float">
            <text:p>0.291084439145897</text:p>
          </table:table-cell>
          <table:table-cell office:value-type="float" office:value="0.302506994277186" calcext:value-type="float">
            <text:p>0.302506994277186</text:p>
          </table:table-cell>
          <table:table-cell office:value-type="float" office:value="0.3143110058795" calcext:value-type="float">
            <text:p>0.3143110058795</text:p>
          </table:table-cell>
          <table:table-cell office:value-type="float" office:value="0.227450550364513" calcext:value-type="float">
            <text:p>0.227450550364513</text:p>
          </table:table-cell>
          <table:table-cell office:value-type="float" office:value="0.238437853241614" calcext:value-type="float">
            <text:p>0.238437853241614</text:p>
          </table:table-cell>
          <table:table-cell office:value-type="float" office:value="0.271405222484964" calcext:value-type="float">
            <text:p>0.271405222484964</text:p>
          </table:table-cell>
          <table:table-cell office:value-type="float" office:value="0.262256241379787" calcext:value-type="float">
            <text:p>0.262256241379787</text:p>
          </table:table-cell>
          <table:table-cell office:value-type="float" office:value="0.327995589071619" calcext:value-type="float">
            <text:p>0.327995589071619</text:p>
          </table:table-cell>
          <table:table-cell office:value-type="float" office:value="0.326117796768126" calcext:value-type="float">
            <text:p>0.326117796768126</text:p>
          </table:table-cell>
          <table:table-cell office:value-type="float" office:value="0.284787629853847" calcext:value-type="float">
            <text:p>0.284787629853847</text:p>
          </table:table-cell>
          <table:table-cell office:value-type="float" office:value="0.312918101055998" calcext:value-type="float">
            <text:p>0.312918101055998</text:p>
          </table:table-cell>
          <table:table-cell office:value-type="float" office:value="0.283816036198195" calcext:value-type="float">
            <text:p>0.283816036198195</text:p>
          </table:table-cell>
          <table:table-cell office:value-type="float" office:value="0.249069112593296" calcext:value-type="float">
            <text:p>0.249069112593296</text:p>
          </table:table-cell>
          <table:table-cell office:value-type="float" office:value="0.283653031746958" calcext:value-type="float">
            <text:p>0.283653031746958</text:p>
          </table:table-cell>
          <table:table-cell office:value-type="float" office:value="0.300502790783987" calcext:value-type="float">
            <text:p>0.300502790783987</text:p>
          </table:table-cell>
          <table:table-cell office:value-type="float" office:value="0.231998618388807" calcext:value-type="float">
            <text:p>0.231998618388807</text:p>
          </table:table-cell>
          <table:table-cell office:value-type="float" office:value="0.249658458891186" calcext:value-type="float">
            <text:p>0.249658458891186</text:p>
          </table:table-cell>
          <table:table-cell office:value-type="float" office:value="0.373355714995293" calcext:value-type="float">
            <text:p>0.373355714995293</text:p>
          </table:table-cell>
          <table:table-cell office:value-type="float" office:value="0.248548969755143" calcext:value-type="float">
            <text:p>0.248548969755143</text:p>
          </table:table-cell>
          <table:table-cell office:value-type="float" office:value="0.248500650889359" calcext:value-type="float">
            <text:p>0.248500650889359</text:p>
          </table:table-cell>
          <table:table-cell office:value-type="float" office:value="0.327152482279925" calcext:value-type="float">
            <text:p>0.327152482279925</text:p>
          </table:table-cell>
          <table:table-cell office:value-type="float" office:value="0.294144591649454" calcext:value-type="float">
            <text:p>0.294144591649454</text:p>
          </table:table-cell>
          <table:table-cell office:value-type="float" office:value="0.204532618835991" calcext:value-type="float">
            <text:p>0.204532618835991</text:p>
          </table:table-cell>
          <table:table-cell office:value-type="float" office:value="0.367452970660188" calcext:value-type="float">
            <text:p>0.367452970660188</text:p>
          </table:table-cell>
          <table:table-cell office:value-type="float" office:value="0.222908972451757" calcext:value-type="float">
            <text:p>0.222908972451757</text:p>
          </table:table-cell>
          <table:table-cell office:value-type="float" office:value="0.36429098905535" calcext:value-type="float">
            <text:p>0.36429098905535</text:p>
          </table:table-cell>
          <table:table-cell office:value-type="float" office:value="0.231620959210066" calcext:value-type="float">
            <text:p>0.231620959210066</text:p>
          </table:table-cell>
          <table:table-cell office:value-type="float" office:value="0.30615773272765" calcext:value-type="float">
            <text:p>0.30615773272765</text:p>
          </table:table-cell>
          <table:table-cell office:value-type="float" office:value="0.208891958717132" calcext:value-type="float">
            <text:p>0.208891958717132</text:p>
          </table:table-cell>
          <table:table-cell office:value-type="float" office:value="0.268458431710098" calcext:value-type="float">
            <text:p>0.268458431710098</text:p>
          </table:table-cell>
          <table:table-cell office:value-type="float" office:value="0.274074644060681" calcext:value-type="float">
            <text:p>0.274074644060681</text:p>
          </table:table-cell>
          <table:table-cell office:value-type="float" office:value="0.229063677203103" calcext:value-type="float">
            <text:p>0.229063677203103</text:p>
          </table:table-cell>
          <table:table-cell office:value-type="float" office:value="0.334617439738846" calcext:value-type="float">
            <text:p>0.334617439738846</text:p>
          </table:table-cell>
          <table:table-cell office:value-type="float" office:value="0.28193837817858" calcext:value-type="float">
            <text:p>0.28193837817858</text:p>
          </table:table-cell>
          <table:table-cell office:value-type="float" office:value="0.323718644352735" calcext:value-type="float">
            <text:p>0.323718644352735</text:p>
          </table:table-cell>
          <table:table-cell office:value-type="float" office:value="0.244780848345734" calcext:value-type="float">
            <text:p>0.244780848345734</text:p>
          </table:table-cell>
          <table:table-cell office:value-type="float" office:value="0.220893488103488" calcext:value-type="float">
            <text:p>0.220893488103488</text:p>
          </table:table-cell>
          <table:table-cell office:value-type="float" office:value="0.240048294280588" calcext:value-type="float">
            <text:p>0.240048294280588</text:p>
          </table:table-cell>
          <table:table-cell office:value-type="float" office:value="0.322346146252808" calcext:value-type="float">
            <text:p>0.322346146252808</text:p>
          </table:table-cell>
          <table:table-cell office:value-type="float" office:value="0.223193736369534" calcext:value-type="float">
            <text:p>0.223193736369534</text:p>
          </table:table-cell>
          <table:table-cell office:value-type="float" office:value="0.250874173117036" calcext:value-type="float">
            <text:p>0.250874173117036</text:p>
          </table:table-cell>
          <table:table-cell office:value-type="float" office:value="0.394752206587104" calcext:value-type="float">
            <text:p>0.394752206587104</text:p>
          </table:table-cell>
          <table:table-cell office:value-type="float" office:value="0.274901487764199" calcext:value-type="float">
            <text:p>0.274901487764199</text:p>
          </table:table-cell>
          <table:table-cell office:value-type="float" office:value="0.256332711744403" calcext:value-type="float">
            <text:p>0.256332711744403</text:p>
          </table:table-cell>
          <table:table-cell office:value-type="float" office:value="0.292116251688139" calcext:value-type="float">
            <text:p>0.292116251688139</text:p>
          </table:table-cell>
          <table:table-cell table:formula="of:=MAX([.$B15:.$IW15])" office:value-type="float" office:value="0.444593768666303" calcext:value-type="float">
            <text:p>0.444593768666303</text:p>
          </table:table-cell>
          <table:table-cell table:number-columns-repeated="7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0420399237769" calcext:value-type="float">
            <text:p>0.270420399237769</text:p>
          </table:table-cell>
          <table:table-cell office:value-type="float" office:value="0.407216387723511" calcext:value-type="float">
            <text:p>0.407216387723511</text:p>
          </table:table-cell>
          <table:table-cell office:value-type="float" office:value="0.321549632116299" calcext:value-type="float">
            <text:p>0.321549632116299</text:p>
          </table:table-cell>
          <table:table-cell office:value-type="float" office:value="0.333437591991646" calcext:value-type="float">
            <text:p>0.333437591991646</text:p>
          </table:table-cell>
          <table:table-cell office:value-type="float" office:value="0.265778248333988" calcext:value-type="float">
            <text:p>0.265778248333988</text:p>
          </table:table-cell>
          <table:table-cell office:value-type="float" office:value="0.237367098293849" calcext:value-type="float">
            <text:p>0.237367098293849</text:p>
          </table:table-cell>
          <table:table-cell office:value-type="float" office:value="0.182730477469214" calcext:value-type="float">
            <text:p>0.182730477469214</text:p>
          </table:table-cell>
          <table:table-cell office:value-type="float" office:value="0.239280164460851" calcext:value-type="float">
            <text:p>0.239280164460851</text:p>
          </table:table-cell>
          <table:table-cell office:value-type="float" office:value="0.417961169615734" calcext:value-type="float">
            <text:p>0.417961169615734</text:p>
          </table:table-cell>
          <table:table-cell office:value-type="float" office:value="0.286985850426931" calcext:value-type="float">
            <text:p>0.286985850426931</text:p>
          </table:table-cell>
          <table:table-cell office:value-type="float" office:value="0.316088876417412" calcext:value-type="float">
            <text:p>0.316088876417412</text:p>
          </table:table-cell>
          <table:table-cell office:value-type="float" office:value="0.320998768103171" calcext:value-type="float">
            <text:p>0.320998768103171</text:p>
          </table:table-cell>
          <table:table-cell office:value-type="float" office:value="0.279816565749723" calcext:value-type="float">
            <text:p>0.279816565749723</text:p>
          </table:table-cell>
          <table:table-cell office:value-type="float" office:value="0.296487480196062" calcext:value-type="float">
            <text:p>0.296487480196062</text:p>
          </table:table-cell>
          <table:table-cell office:value-type="float" office:value="0.20196515914693" calcext:value-type="float">
            <text:p>0.20196515914693</text:p>
          </table:table-cell>
          <table:table-cell office:value-type="float" office:value="0.270011574245859" calcext:value-type="float">
            <text:p>0.270011574245859</text:p>
          </table:table-cell>
          <table:table-cell office:value-type="float" office:value="0.307982846654004" calcext:value-type="float">
            <text:p>0.307982846654004</text:p>
          </table:table-cell>
          <table:table-cell office:value-type="float" office:value="0.283527632984556" calcext:value-type="float">
            <text:p>0.283527632984556</text:p>
          </table:table-cell>
          <table:table-cell office:value-type="float" office:value="0.257028368426292" calcext:value-type="float">
            <text:p>0.257028368426292</text:p>
          </table:table-cell>
          <table:table-cell office:value-type="float" office:value="0.299785887197395" calcext:value-type="float">
            <text:p>0.299785887197395</text:p>
          </table:table-cell>
          <table:table-cell office:value-type="float" office:value="0.224354009463664" calcext:value-type="float">
            <text:p>0.224354009463664</text:p>
          </table:table-cell>
          <table:table-cell office:value-type="float" office:value="0.28369603809549" calcext:value-type="float">
            <text:p>0.28369603809549</text:p>
          </table:table-cell>
          <table:table-cell office:value-type="float" office:value="0.254658392798804" calcext:value-type="float">
            <text:p>0.254658392798804</text:p>
          </table:table-cell>
          <table:table-cell office:value-type="float" office:value="0.235973665699424" calcext:value-type="float">
            <text:p>0.235973665699424</text:p>
          </table:table-cell>
          <table:table-cell office:value-type="float" office:value="0.233137550285223" calcext:value-type="float">
            <text:p>0.233137550285223</text:p>
          </table:table-cell>
          <table:table-cell office:value-type="float" office:value="0.346038806999289" calcext:value-type="float">
            <text:p>0.346038806999289</text:p>
          </table:table-cell>
          <table:table-cell office:value-type="float" office:value="0.297328551928941" calcext:value-type="float">
            <text:p>0.297328551928941</text:p>
          </table:table-cell>
          <table:table-cell office:value-type="float" office:value="0.302017132667711" calcext:value-type="float">
            <text:p>0.302017132667711</text:p>
          </table:table-cell>
          <table:table-cell office:value-type="float" office:value="0.290757985728057" calcext:value-type="float">
            <text:p>0.290757985728057</text:p>
          </table:table-cell>
          <table:table-cell office:value-type="float" office:value="0.312260016959924" calcext:value-type="float">
            <text:p>0.312260016959924</text:p>
          </table:table-cell>
          <table:table-cell office:value-type="float" office:value="0.245006742665479" calcext:value-type="float">
            <text:p>0.245006742665479</text:p>
          </table:table-cell>
          <table:table-cell office:value-type="float" office:value="0.325299565345452" calcext:value-type="float">
            <text:p>0.325299565345452</text:p>
          </table:table-cell>
          <table:table-cell office:value-type="float" office:value="0.272665108958698" calcext:value-type="float">
            <text:p>0.272665108958698</text:p>
          </table:table-cell>
          <table:table-cell office:value-type="float" office:value="0.222397619943448" calcext:value-type="float">
            <text:p>0.222397619943448</text:p>
          </table:table-cell>
          <table:table-cell office:value-type="float" office:value="0.406168603123168" calcext:value-type="float">
            <text:p>0.406168603123168</text:p>
          </table:table-cell>
          <table:table-cell office:value-type="float" office:value="0.340809992240758" calcext:value-type="float">
            <text:p>0.340809992240758</text:p>
          </table:table-cell>
          <table:table-cell office:value-type="float" office:value="0.206508797100783" calcext:value-type="float">
            <text:p>0.206508797100783</text:p>
          </table:table-cell>
          <table:table-cell office:value-type="float" office:value="0.294185532690923" calcext:value-type="float">
            <text:p>0.294185532690923</text:p>
          </table:table-cell>
          <table:table-cell office:value-type="float" office:value="0.227413305519824" calcext:value-type="float">
            <text:p>0.227413305519824</text:p>
          </table:table-cell>
          <table:table-cell office:value-type="float" office:value="0.271416890627709" calcext:value-type="float">
            <text:p>0.271416890627709</text:p>
          </table:table-cell>
          <table:table-cell office:value-type="float" office:value="0.247268031304594" calcext:value-type="float">
            <text:p>0.247268031304594</text:p>
          </table:table-cell>
          <table:table-cell office:value-type="float" office:value="0.241131317031585" calcext:value-type="float">
            <text:p>0.241131317031585</text:p>
          </table:table-cell>
          <table:table-cell office:value-type="float" office:value="0.246484844561407" calcext:value-type="float">
            <text:p>0.246484844561407</text:p>
          </table:table-cell>
          <table:table-cell office:value-type="float" office:value="0.337965924105107" calcext:value-type="float">
            <text:p>0.337965924105107</text:p>
          </table:table-cell>
          <table:table-cell office:value-type="float" office:value="0.233074610715746" calcext:value-type="float">
            <text:p>0.233074610715746</text:p>
          </table:table-cell>
          <table:table-cell office:value-type="float" office:value="0.391180776692554" calcext:value-type="float">
            <text:p>0.391180776692554</text:p>
          </table:table-cell>
          <table:table-cell office:value-type="float" office:value="0.314747351274921" calcext:value-type="float">
            <text:p>0.314747351274921</text:p>
          </table:table-cell>
          <table:table-cell office:value-type="float" office:value="0.280276382375732" calcext:value-type="float">
            <text:p>0.280276382375732</text:p>
          </table:table-cell>
          <table:table-cell office:value-type="float" office:value="0.306829681684028" calcext:value-type="float">
            <text:p>0.306829681684028</text:p>
          </table:table-cell>
          <table:table-cell office:value-type="float" office:value="0.307221722360941" calcext:value-type="float">
            <text:p>0.307221722360941</text:p>
          </table:table-cell>
          <table:table-cell office:value-type="float" office:value="0.23750390773448" calcext:value-type="float">
            <text:p>0.23750390773448</text:p>
          </table:table-cell>
          <table:table-cell office:value-type="float" office:value="0.306323723740614" calcext:value-type="float">
            <text:p>0.306323723740614</text:p>
          </table:table-cell>
          <table:table-cell office:value-type="float" office:value="0.307063020260673" calcext:value-type="float">
            <text:p>0.307063020260673</text:p>
          </table:table-cell>
          <table:table-cell office:value-type="float" office:value="0.272417077075904" calcext:value-type="float">
            <text:p>0.272417077075904</text:p>
          </table:table-cell>
          <table:table-cell office:value-type="float" office:value="0.302629050633465" calcext:value-type="float">
            <text:p>0.302629050633465</text:p>
          </table:table-cell>
          <table:table-cell office:value-type="float" office:value="0.224635900926956" calcext:value-type="float">
            <text:p>0.224635900926956</text:p>
          </table:table-cell>
          <table:table-cell office:value-type="float" office:value="0.350844799724523" calcext:value-type="float">
            <text:p>0.350844799724523</text:p>
          </table:table-cell>
          <table:table-cell office:value-type="float" office:value="0.284480024812858" calcext:value-type="float">
            <text:p>0.284480024812858</text:p>
          </table:table-cell>
          <table:table-cell office:value-type="float" office:value="0.320935893534906" calcext:value-type="float">
            <text:p>0.320935893534906</text:p>
          </table:table-cell>
          <table:table-cell office:value-type="float" office:value="0.313039264174429" calcext:value-type="float">
            <text:p>0.313039264174429</text:p>
          </table:table-cell>
          <table:table-cell office:value-type="float" office:value="0.276305133999029" calcext:value-type="float">
            <text:p>0.276305133999029</text:p>
          </table:table-cell>
          <table:table-cell office:value-type="float" office:value="0.309225101424601" calcext:value-type="float">
            <text:p>0.309225101424601</text:p>
          </table:table-cell>
          <table:table-cell office:value-type="float" office:value="0.257010429886993" calcext:value-type="float">
            <text:p>0.257010429886993</text:p>
          </table:table-cell>
          <table:table-cell office:value-type="float" office:value="0.25732807373033" calcext:value-type="float">
            <text:p>0.25732807373033</text:p>
          </table:table-cell>
          <table:table-cell office:value-type="float" office:value="0.379729622345095" calcext:value-type="float">
            <text:p>0.379729622345095</text:p>
          </table:table-cell>
          <table:table-cell office:value-type="float" office:value="0.261655480158247" calcext:value-type="float">
            <text:p>0.261655480158247</text:p>
          </table:table-cell>
          <table:table-cell office:value-type="float" office:value="0.254539165628547" calcext:value-type="float">
            <text:p>0.254539165628547</text:p>
          </table:table-cell>
          <table:table-cell office:value-type="float" office:value="0.383349270302789" calcext:value-type="float">
            <text:p>0.383349270302789</text:p>
          </table:table-cell>
          <table:table-cell office:value-type="float" office:value="0.254281618333294" calcext:value-type="float">
            <text:p>0.254281618333294</text:p>
          </table:table-cell>
          <table:table-cell office:value-type="float" office:value="0.228922679430129" calcext:value-type="float">
            <text:p>0.228922679430129</text:p>
          </table:table-cell>
          <table:table-cell office:value-type="float" office:value="0.332840595267417" calcext:value-type="float">
            <text:p>0.332840595267417</text:p>
          </table:table-cell>
          <table:table-cell office:value-type="float" office:value="0.333843555998349" calcext:value-type="float">
            <text:p>0.333843555998349</text:p>
          </table:table-cell>
          <table:table-cell office:value-type="float" office:value="0.312072037644362" calcext:value-type="float">
            <text:p>0.312072037644362</text:p>
          </table:table-cell>
          <table:table-cell office:value-type="float" office:value="0.335426118783935" calcext:value-type="float">
            <text:p>0.335426118783935</text:p>
          </table:table-cell>
          <table:table-cell office:value-type="float" office:value="0.365631063280564" calcext:value-type="float">
            <text:p>0.365631063280564</text:p>
          </table:table-cell>
          <table:table-cell office:value-type="float" office:value="0.292336577246537" calcext:value-type="float">
            <text:p>0.292336577246537</text:p>
          </table:table-cell>
          <table:table-cell office:value-type="float" office:value="0.279988501672447" calcext:value-type="float">
            <text:p>0.279988501672447</text:p>
          </table:table-cell>
          <table:table-cell office:value-type="float" office:value="0.261656947594463" calcext:value-type="float">
            <text:p>0.261656947594463</text:p>
          </table:table-cell>
          <table:table-cell office:value-type="float" office:value="0.35292382718434" calcext:value-type="float">
            <text:p>0.35292382718434</text:p>
          </table:table-cell>
          <table:table-cell office:value-type="float" office:value="0.267741871861631" calcext:value-type="float">
            <text:p>0.267741871861631</text:p>
          </table:table-cell>
          <table:table-cell office:value-type="float" office:value="0.278809117888468" calcext:value-type="float">
            <text:p>0.278809117888468</text:p>
          </table:table-cell>
          <table:table-cell office:value-type="float" office:value="0.332702460868291" calcext:value-type="float">
            <text:p>0.332702460868291</text:p>
          </table:table-cell>
          <table:table-cell office:value-type="float" office:value="0.321469601257645" calcext:value-type="float">
            <text:p>0.321469601257645</text:p>
          </table:table-cell>
          <table:table-cell office:value-type="float" office:value="0.345149537025944" calcext:value-type="float">
            <text:p>0.345149537025944</text:p>
          </table:table-cell>
          <table:table-cell office:value-type="float" office:value="0.296495545303824" calcext:value-type="float">
            <text:p>0.296495545303824</text:p>
          </table:table-cell>
          <table:table-cell office:value-type="float" office:value="0.231269358816451" calcext:value-type="float">
            <text:p>0.231269358816451</text:p>
          </table:table-cell>
          <table:table-cell office:value-type="float" office:value="0.256374311572005" calcext:value-type="float">
            <text:p>0.256374311572005</text:p>
          </table:table-cell>
          <table:table-cell office:value-type="float" office:value="0.264547249970887" calcext:value-type="float">
            <text:p>0.264547249970887</text:p>
          </table:table-cell>
          <table:table-cell office:value-type="float" office:value="0.310410099489245" calcext:value-type="float">
            <text:p>0.310410099489245</text:p>
          </table:table-cell>
          <table:table-cell office:value-type="float" office:value="0.271496208264169" calcext:value-type="float">
            <text:p>0.271496208264169</text:p>
          </table:table-cell>
          <table:table-cell office:value-type="float" office:value="0.291023681841824" calcext:value-type="float">
            <text:p>0.291023681841824</text:p>
          </table:table-cell>
          <table:table-cell office:value-type="float" office:value="0.282746208940494" calcext:value-type="float">
            <text:p>0.282746208940494</text:p>
          </table:table-cell>
          <table:table-cell office:value-type="float" office:value="0.246390617543332" calcext:value-type="float">
            <text:p>0.246390617543332</text:p>
          </table:table-cell>
          <table:table-cell office:value-type="float" office:value="0.290363967023913" calcext:value-type="float">
            <text:p>0.290363967023913</text:p>
          </table:table-cell>
          <table:table-cell office:value-type="float" office:value="0.212340136535834" calcext:value-type="float">
            <text:p>0.212340136535834</text:p>
          </table:table-cell>
          <table:table-cell office:value-type="float" office:value="0.251758358489317" calcext:value-type="float">
            <text:p>0.251758358489317</text:p>
          </table:table-cell>
          <table:table-cell office:value-type="float" office:value="0.227988774995588" calcext:value-type="float">
            <text:p>0.227988774995588</text:p>
          </table:table-cell>
          <table:table-cell office:value-type="float" office:value="0.299543764915601" calcext:value-type="float">
            <text:p>0.299543764915601</text:p>
          </table:table-cell>
          <table:table-cell office:value-type="float" office:value="0.261989155935212" calcext:value-type="float">
            <text:p>0.261989155935212</text:p>
          </table:table-cell>
          <table:table-cell office:value-type="float" office:value="0.357190541826716" calcext:value-type="float">
            <text:p>0.357190541826716</text:p>
          </table:table-cell>
          <table:table-cell office:value-type="float" office:value="0.313860812990225" calcext:value-type="float">
            <text:p>0.313860812990225</text:p>
          </table:table-cell>
          <table:table-cell office:value-type="float" office:value="0.318890019264254" calcext:value-type="float">
            <text:p>0.318890019264254</text:p>
          </table:table-cell>
          <table:table-cell office:value-type="float" office:value="0.279601601873581" calcext:value-type="float">
            <text:p>0.279601601873581</text:p>
          </table:table-cell>
          <table:table-cell office:value-type="float" office:value="0.237158291500008" calcext:value-type="float">
            <text:p>0.237158291500008</text:p>
          </table:table-cell>
          <table:table-cell office:value-type="float" office:value="0.227709668250329" calcext:value-type="float">
            <text:p>0.227709668250329</text:p>
          </table:table-cell>
          <table:table-cell office:value-type="float" office:value="0.2925276700572" calcext:value-type="float">
            <text:p>0.2925276700572</text:p>
          </table:table-cell>
          <table:table-cell office:value-type="float" office:value="0.296821698392598" calcext:value-type="float">
            <text:p>0.296821698392598</text:p>
          </table:table-cell>
          <table:table-cell office:value-type="float" office:value="0.287320415525299" calcext:value-type="float">
            <text:p>0.287320415525299</text:p>
          </table:table-cell>
          <table:table-cell office:value-type="float" office:value="0.269210328938517" calcext:value-type="float">
            <text:p>0.269210328938517</text:p>
          </table:table-cell>
          <table:table-cell office:value-type="float" office:value="0.292452476339086" calcext:value-type="float">
            <text:p>0.292452476339086</text:p>
          </table:table-cell>
          <table:table-cell office:value-type="float" office:value="0.27725370600262" calcext:value-type="float">
            <text:p>0.27725370600262</text:p>
          </table:table-cell>
          <table:table-cell office:value-type="float" office:value="0.46416703391035" calcext:value-type="float">
            <text:p>0.46416703391035</text:p>
          </table:table-cell>
          <table:table-cell office:value-type="float" office:value="0.25629072041733" calcext:value-type="float">
            <text:p>0.25629072041733</text:p>
          </table:table-cell>
          <table:table-cell office:value-type="float" office:value="0.253133318640985" calcext:value-type="float">
            <text:p>0.253133318640985</text:p>
          </table:table-cell>
          <table:table-cell office:value-type="float" office:value="0.317605186685372" calcext:value-type="float">
            <text:p>0.317605186685372</text:p>
          </table:table-cell>
          <table:table-cell office:value-type="float" office:value="0.362969806546098" calcext:value-type="float">
            <text:p>0.362969806546098</text:p>
          </table:table-cell>
          <table:table-cell office:value-type="float" office:value="0.289758966355713" calcext:value-type="float">
            <text:p>0.289758966355713</text:p>
          </table:table-cell>
          <table:table-cell office:value-type="float" office:value="0.272846661545667" calcext:value-type="float">
            <text:p>0.272846661545667</text:p>
          </table:table-cell>
          <table:table-cell office:value-type="float" office:value="0.266076747866312" calcext:value-type="float">
            <text:p>0.266076747866312</text:p>
          </table:table-cell>
          <table:table-cell office:value-type="float" office:value="0.363820104736682" calcext:value-type="float">
            <text:p>0.363820104736682</text:p>
          </table:table-cell>
          <table:table-cell office:value-type="float" office:value="0.321155015736055" calcext:value-type="float">
            <text:p>0.321155015736055</text:p>
          </table:table-cell>
          <table:table-cell office:value-type="float" office:value="0.318659566345169" calcext:value-type="float">
            <text:p>0.318659566345169</text:p>
          </table:table-cell>
          <table:table-cell office:value-type="float" office:value="0.185705388187003" calcext:value-type="float">
            <text:p>0.185705388187003</text:p>
          </table:table-cell>
          <table:table-cell office:value-type="float" office:value="0.226438154658466" calcext:value-type="float">
            <text:p>0.226438154658466</text:p>
          </table:table-cell>
          <table:table-cell office:value-type="float" office:value="0.290897048668198" calcext:value-type="float">
            <text:p>0.290897048668198</text:p>
          </table:table-cell>
          <table:table-cell office:value-type="float" office:value="0.27135190203939" calcext:value-type="float">
            <text:p>0.27135190203939</text:p>
          </table:table-cell>
          <table:table-cell office:value-type="float" office:value="0.287237033731175" calcext:value-type="float">
            <text:p>0.287237033731175</text:p>
          </table:table-cell>
          <table:table-cell office:value-type="float" office:value="0.323838855857686" calcext:value-type="float">
            <text:p>0.323838855857686</text:p>
          </table:table-cell>
          <table:table-cell office:value-type="float" office:value="0.26941792573836" calcext:value-type="float">
            <text:p>0.26941792573836</text:p>
          </table:table-cell>
          <table:table-cell office:value-type="float" office:value="0.369894249000448" calcext:value-type="float">
            <text:p>0.369894249000448</text:p>
          </table:table-cell>
          <table:table-cell office:value-type="float" office:value="0.226259090340999" calcext:value-type="float">
            <text:p>0.226259090340999</text:p>
          </table:table-cell>
          <table:table-cell office:value-type="float" office:value="0.250498235414048" calcext:value-type="float">
            <text:p>0.250498235414048</text:p>
          </table:table-cell>
          <table:table-cell office:value-type="float" office:value="0.339482988223397" calcext:value-type="float">
            <text:p>0.339482988223397</text:p>
          </table:table-cell>
          <table:table-cell office:value-type="float" office:value="0.390214175866296" calcext:value-type="float">
            <text:p>0.390214175866296</text:p>
          </table:table-cell>
          <table:table-cell office:value-type="float" office:value="0.210569435313853" calcext:value-type="float">
            <text:p>0.210569435313853</text:p>
          </table:table-cell>
          <table:table-cell office:value-type="float" office:value="0.299680449778887" calcext:value-type="float">
            <text:p>0.299680449778887</text:p>
          </table:table-cell>
          <table:table-cell office:value-type="float" office:value="0.303152271152343" calcext:value-type="float">
            <text:p>0.303152271152343</text:p>
          </table:table-cell>
          <table:table-cell office:value-type="float" office:value="0.229094884006295" calcext:value-type="float">
            <text:p>0.229094884006295</text:p>
          </table:table-cell>
          <table:table-cell office:value-type="float" office:value="0.252642414357047" calcext:value-type="float">
            <text:p>0.252642414357047</text:p>
          </table:table-cell>
          <table:table-cell office:value-type="float" office:value="0.243258747269182" calcext:value-type="float">
            <text:p>0.243258747269182</text:p>
          </table:table-cell>
          <table:table-cell office:value-type="float" office:value="0.293926466020534" calcext:value-type="float">
            <text:p>0.293926466020534</text:p>
          </table:table-cell>
          <table:table-cell office:value-type="float" office:value="0.283989355615139" calcext:value-type="float">
            <text:p>0.283989355615139</text:p>
          </table:table-cell>
          <table:table-cell office:value-type="float" office:value="0.285240629712848" calcext:value-type="float">
            <text:p>0.285240629712848</text:p>
          </table:table-cell>
          <table:table-cell office:value-type="float" office:value="0.28260084470808" calcext:value-type="float">
            <text:p>0.28260084470808</text:p>
          </table:table-cell>
          <table:table-cell office:value-type="float" office:value="0.261139596174368" calcext:value-type="float">
            <text:p>0.261139596174368</text:p>
          </table:table-cell>
          <table:table-cell office:value-type="float" office:value="0.297345136195735" calcext:value-type="float">
            <text:p>0.297345136195735</text:p>
          </table:table-cell>
          <table:table-cell office:value-type="float" office:value="0.277478308374881" calcext:value-type="float">
            <text:p>0.277478308374881</text:p>
          </table:table-cell>
          <table:table-cell office:value-type="float" office:value="0.235261736066939" calcext:value-type="float">
            <text:p>0.235261736066939</text:p>
          </table:table-cell>
          <table:table-cell office:value-type="float" office:value="0.355273312319572" calcext:value-type="float">
            <text:p>0.355273312319572</text:p>
          </table:table-cell>
          <table:table-cell office:value-type="float" office:value="0.285273960052553" calcext:value-type="float">
            <text:p>0.285273960052553</text:p>
          </table:table-cell>
          <table:table-cell office:value-type="float" office:value="0.221534454148065" calcext:value-type="float">
            <text:p>0.221534454148065</text:p>
          </table:table-cell>
          <table:table-cell office:value-type="float" office:value="0.288406505645336" calcext:value-type="float">
            <text:p>0.288406505645336</text:p>
          </table:table-cell>
          <table:table-cell office:value-type="float" office:value="0.287021776313723" calcext:value-type="float">
            <text:p>0.287021776313723</text:p>
          </table:table-cell>
          <table:table-cell office:value-type="float" office:value="0.294517385484933" calcext:value-type="float">
            <text:p>0.294517385484933</text:p>
          </table:table-cell>
          <table:table-cell office:value-type="float" office:value="0.28030358815395" calcext:value-type="float">
            <text:p>0.28030358815395</text:p>
          </table:table-cell>
          <table:table-cell office:value-type="float" office:value="0.382181753559035" calcext:value-type="float">
            <text:p>0.382181753559035</text:p>
          </table:table-cell>
          <table:table-cell office:value-type="float" office:value="0.24586057116228" calcext:value-type="float">
            <text:p>0.24586057116228</text:p>
          </table:table-cell>
          <table:table-cell office:value-type="float" office:value="0.308713372312631" calcext:value-type="float">
            <text:p>0.308713372312631</text:p>
          </table:table-cell>
          <table:table-cell office:value-type="float" office:value="0.311041904574904" calcext:value-type="float">
            <text:p>0.311041904574904</text:p>
          </table:table-cell>
          <table:table-cell office:value-type="float" office:value="0.282514635322008" calcext:value-type="float">
            <text:p>0.282514635322008</text:p>
          </table:table-cell>
          <table:table-cell office:value-type="float" office:value="0.288523103963596" calcext:value-type="float">
            <text:p>0.288523103963596</text:p>
          </table:table-cell>
          <table:table-cell office:value-type="float" office:value="0.304597048011016" calcext:value-type="float">
            <text:p>0.304597048011016</text:p>
          </table:table-cell>
          <table:table-cell office:value-type="float" office:value="0.322676901617632" calcext:value-type="float">
            <text:p>0.322676901617632</text:p>
          </table:table-cell>
          <table:table-cell office:value-type="float" office:value="0.367622371424744" calcext:value-type="float">
            <text:p>0.367622371424744</text:p>
          </table:table-cell>
          <table:table-cell office:value-type="float" office:value="0.315342377277581" calcext:value-type="float">
            <text:p>0.315342377277581</text:p>
          </table:table-cell>
          <table:table-cell office:value-type="float" office:value="0.259456073231607" calcext:value-type="float">
            <text:p>0.259456073231607</text:p>
          </table:table-cell>
          <table:table-cell office:value-type="float" office:value="0.271332125557039" calcext:value-type="float">
            <text:p>0.271332125557039</text:p>
          </table:table-cell>
          <table:table-cell office:value-type="float" office:value="0.304973504871725" calcext:value-type="float">
            <text:p>0.304973504871725</text:p>
          </table:table-cell>
          <table:table-cell office:value-type="float" office:value="0.330387021901302" calcext:value-type="float">
            <text:p>0.330387021901302</text:p>
          </table:table-cell>
          <table:table-cell office:value-type="float" office:value="0.324472499299966" calcext:value-type="float">
            <text:p>0.324472499299966</text:p>
          </table:table-cell>
          <table:table-cell office:value-type="float" office:value="0.333767173011571" calcext:value-type="float">
            <text:p>0.333767173011571</text:p>
          </table:table-cell>
          <table:table-cell office:value-type="float" office:value="0.274761507194374" calcext:value-type="float">
            <text:p>0.274761507194374</text:p>
          </table:table-cell>
          <table:table-cell office:value-type="float" office:value="0.279990718202592" calcext:value-type="float">
            <text:p>0.279990718202592</text:p>
          </table:table-cell>
          <table:table-cell office:value-type="float" office:value="0.30526563901372" calcext:value-type="float">
            <text:p>0.30526563901372</text:p>
          </table:table-cell>
          <table:table-cell office:value-type="float" office:value="0.203469106592379" calcext:value-type="float">
            <text:p>0.203469106592379</text:p>
          </table:table-cell>
          <table:table-cell office:value-type="float" office:value="0.270862689302383" calcext:value-type="float">
            <text:p>0.270862689302383</text:p>
          </table:table-cell>
          <table:table-cell office:value-type="float" office:value="0.288849282807993" calcext:value-type="float">
            <text:p>0.288849282807993</text:p>
          </table:table-cell>
          <table:table-cell office:value-type="float" office:value="0.247970286125275" calcext:value-type="float">
            <text:p>0.247970286125275</text:p>
          </table:table-cell>
          <table:table-cell office:value-type="float" office:value="0.223342378227221" calcext:value-type="float">
            <text:p>0.223342378227221</text:p>
          </table:table-cell>
          <table:table-cell office:value-type="float" office:value="0.247866515660512" calcext:value-type="float">
            <text:p>0.247866515660512</text:p>
          </table:table-cell>
          <table:table-cell office:value-type="float" office:value="0.281815206570962" calcext:value-type="float">
            <text:p>0.281815206570962</text:p>
          </table:table-cell>
          <table:table-cell office:value-type="float" office:value="0.269845288129413" calcext:value-type="float">
            <text:p>0.269845288129413</text:p>
          </table:table-cell>
          <table:table-cell office:value-type="float" office:value="0.269771069349669" calcext:value-type="float">
            <text:p>0.269771069349669</text:p>
          </table:table-cell>
          <table:table-cell office:value-type="float" office:value="0.290678979193663" calcext:value-type="float">
            <text:p>0.290678979193663</text:p>
          </table:table-cell>
          <table:table-cell office:value-type="float" office:value="0.194047612678571" calcext:value-type="float">
            <text:p>0.194047612678571</text:p>
          </table:table-cell>
          <table:table-cell office:value-type="float" office:value="0.278924390051897" calcext:value-type="float">
            <text:p>0.278924390051897</text:p>
          </table:table-cell>
          <table:table-cell office:value-type="float" office:value="0.261771003446939" calcext:value-type="float">
            <text:p>0.261771003446939</text:p>
          </table:table-cell>
          <table:table-cell office:value-type="float" office:value="0.38481039986613" calcext:value-type="float">
            <text:p>0.38481039986613</text:p>
          </table:table-cell>
          <table:table-cell office:value-type="float" office:value="0.249973851750768" calcext:value-type="float">
            <text:p>0.249973851750768</text:p>
          </table:table-cell>
          <table:table-cell office:value-type="float" office:value="0.300932161363526" calcext:value-type="float">
            <text:p>0.300932161363526</text:p>
          </table:table-cell>
          <table:table-cell office:value-type="float" office:value="0.262055457956012" calcext:value-type="float">
            <text:p>0.262055457956012</text:p>
          </table:table-cell>
          <table:table-cell office:value-type="float" office:value="0.318217656036368" calcext:value-type="float">
            <text:p>0.318217656036368</text:p>
          </table:table-cell>
          <table:table-cell office:value-type="float" office:value="0.2953517552284" calcext:value-type="float">
            <text:p>0.2953517552284</text:p>
          </table:table-cell>
          <table:table-cell office:value-type="float" office:value="0.323179092793457" calcext:value-type="float">
            <text:p>0.323179092793457</text:p>
          </table:table-cell>
          <table:table-cell office:value-type="float" office:value="0.323222485198914" calcext:value-type="float">
            <text:p>0.323222485198914</text:p>
          </table:table-cell>
          <table:table-cell office:value-type="float" office:value="0.299875063099341" calcext:value-type="float">
            <text:p>0.299875063099341</text:p>
          </table:table-cell>
          <table:table-cell office:value-type="float" office:value="0.365821757195298" calcext:value-type="float">
            <text:p>0.365821757195298</text:p>
          </table:table-cell>
          <table:table-cell office:value-type="float" office:value="0.248263231466407" calcext:value-type="float">
            <text:p>0.248263231466407</text:p>
          </table:table-cell>
          <table:table-cell office:value-type="float" office:value="0.274787690852358" calcext:value-type="float">
            <text:p>0.274787690852358</text:p>
          </table:table-cell>
          <table:table-cell office:value-type="float" office:value="0.298034846775236" calcext:value-type="float">
            <text:p>0.298034846775236</text:p>
          </table:table-cell>
          <table:table-cell office:value-type="float" office:value="0.293372419983669" calcext:value-type="float">
            <text:p>0.293372419983669</text:p>
          </table:table-cell>
          <table:table-cell office:value-type="float" office:value="0.340871382772784" calcext:value-type="float">
            <text:p>0.340871382772784</text:p>
          </table:table-cell>
          <table:table-cell office:value-type="float" office:value="0.227823071346886" calcext:value-type="float">
            <text:p>0.227823071346886</text:p>
          </table:table-cell>
          <table:table-cell office:value-type="float" office:value="0.27410096208214" calcext:value-type="float">
            <text:p>0.27410096208214</text:p>
          </table:table-cell>
          <table:table-cell office:value-type="float" office:value="0.268017948208476" calcext:value-type="float">
            <text:p>0.268017948208476</text:p>
          </table:table-cell>
          <table:table-cell office:value-type="float" office:value="0.314159323620989" calcext:value-type="float">
            <text:p>0.314159323620989</text:p>
          </table:table-cell>
          <table:table-cell office:value-type="float" office:value="0.30721922041683" calcext:value-type="float">
            <text:p>0.30721922041683</text:p>
          </table:table-cell>
          <table:table-cell office:value-type="float" office:value="0.322414549220501" calcext:value-type="float">
            <text:p>0.322414549220501</text:p>
          </table:table-cell>
          <table:table-cell office:value-type="float" office:value="0.278090605975368" calcext:value-type="float">
            <text:p>0.278090605975368</text:p>
          </table:table-cell>
          <table:table-cell office:value-type="float" office:value="0.192552141252448" calcext:value-type="float">
            <text:p>0.192552141252448</text:p>
          </table:table-cell>
          <table:table-cell office:value-type="float" office:value="0.253482355996261" calcext:value-type="float">
            <text:p>0.253482355996261</text:p>
          </table:table-cell>
          <table:table-cell office:value-type="float" office:value="0.29593180723618" calcext:value-type="float">
            <text:p>0.29593180723618</text:p>
          </table:table-cell>
          <table:table-cell office:value-type="float" office:value="0.31058856523277" calcext:value-type="float">
            <text:p>0.31058856523277</text:p>
          </table:table-cell>
          <table:table-cell office:value-type="float" office:value="0.25694908094519" calcext:value-type="float">
            <text:p>0.25694908094519</text:p>
          </table:table-cell>
          <table:table-cell office:value-type="float" office:value="0.250626862089628" calcext:value-type="float">
            <text:p>0.250626862089628</text:p>
          </table:table-cell>
          <table:table-cell office:value-type="float" office:value="0.313177217926655" calcext:value-type="float">
            <text:p>0.313177217926655</text:p>
          </table:table-cell>
          <table:table-cell office:value-type="float" office:value="0.301765915370644" calcext:value-type="float">
            <text:p>0.301765915370644</text:p>
          </table:table-cell>
          <table:table-cell office:value-type="float" office:value="0.350974774980037" calcext:value-type="float">
            <text:p>0.350974774980037</text:p>
          </table:table-cell>
          <table:table-cell office:value-type="float" office:value="0.301649950378791" calcext:value-type="float">
            <text:p>0.301649950378791</text:p>
          </table:table-cell>
          <table:table-cell office:value-type="float" office:value="0.273705135693578" calcext:value-type="float">
            <text:p>0.273705135693578</text:p>
          </table:table-cell>
          <table:table-cell office:value-type="float" office:value="0.259463743160463" calcext:value-type="float">
            <text:p>0.259463743160463</text:p>
          </table:table-cell>
          <table:table-cell office:value-type="float" office:value="0.358798352395758" calcext:value-type="float">
            <text:p>0.358798352395758</text:p>
          </table:table-cell>
          <table:table-cell office:value-type="float" office:value="0.308236480581234" calcext:value-type="float">
            <text:p>0.308236480581234</text:p>
          </table:table-cell>
          <table:table-cell office:value-type="float" office:value="0.250595013172884" calcext:value-type="float">
            <text:p>0.250595013172884</text:p>
          </table:table-cell>
          <table:table-cell office:value-type="float" office:value="0.213036433408842" calcext:value-type="float">
            <text:p>0.213036433408842</text:p>
          </table:table-cell>
          <table:table-cell office:value-type="float" office:value="0.270692260714655" calcext:value-type="float">
            <text:p>0.270692260714655</text:p>
          </table:table-cell>
          <table:table-cell office:value-type="float" office:value="0.218807405739636" calcext:value-type="float">
            <text:p>0.218807405739636</text:p>
          </table:table-cell>
          <table:table-cell office:value-type="float" office:value="0.215103606699202" calcext:value-type="float">
            <text:p>0.215103606699202</text:p>
          </table:table-cell>
          <table:table-cell office:value-type="float" office:value="0.27137093735967" calcext:value-type="float">
            <text:p>0.27137093735967</text:p>
          </table:table-cell>
          <table:table-cell office:value-type="float" office:value="0.29106744852454" calcext:value-type="float">
            <text:p>0.29106744852454</text:p>
          </table:table-cell>
          <table:table-cell office:value-type="float" office:value="0.259729953247749" calcext:value-type="float">
            <text:p>0.259729953247749</text:p>
          </table:table-cell>
          <table:table-cell office:value-type="float" office:value="0.342638232607742" calcext:value-type="float">
            <text:p>0.342638232607742</text:p>
          </table:table-cell>
          <table:table-cell office:value-type="float" office:value="0.357408304155051" calcext:value-type="float">
            <text:p>0.357408304155051</text:p>
          </table:table-cell>
          <table:table-cell office:value-type="float" office:value="0.306715271018196" calcext:value-type="float">
            <text:p>0.306715271018196</text:p>
          </table:table-cell>
          <table:table-cell office:value-type="float" office:value="0.213744044066162" calcext:value-type="float">
            <text:p>0.213744044066162</text:p>
          </table:table-cell>
          <table:table-cell office:value-type="float" office:value="0.315603771503204" calcext:value-type="float">
            <text:p>0.315603771503204</text:p>
          </table:table-cell>
          <table:table-cell office:value-type="float" office:value="0.254068786326921" calcext:value-type="float">
            <text:p>0.254068786326921</text:p>
          </table:table-cell>
          <table:table-cell office:value-type="float" office:value="0.262310080403305" calcext:value-type="float">
            <text:p>0.262310080403305</text:p>
          </table:table-cell>
          <table:table-cell office:value-type="float" office:value="0.272382237876919" calcext:value-type="float">
            <text:p>0.272382237876919</text:p>
          </table:table-cell>
          <table:table-cell office:value-type="float" office:value="0.288880435597771" calcext:value-type="float">
            <text:p>0.288880435597771</text:p>
          </table:table-cell>
          <table:table-cell office:value-type="float" office:value="0.301460033703444" calcext:value-type="float">
            <text:p>0.301460033703444</text:p>
          </table:table-cell>
          <table:table-cell office:value-type="float" office:value="0.250321607369888" calcext:value-type="float">
            <text:p>0.250321607369888</text:p>
          </table:table-cell>
          <table:table-cell office:value-type="float" office:value="0.302925072374489" calcext:value-type="float">
            <text:p>0.302925072374489</text:p>
          </table:table-cell>
          <table:table-cell office:value-type="float" office:value="0.34878242498621" calcext:value-type="float">
            <text:p>0.34878242498621</text:p>
          </table:table-cell>
          <table:table-cell office:value-type="float" office:value="0.252475285121945" calcext:value-type="float">
            <text:p>0.252475285121945</text:p>
          </table:table-cell>
          <table:table-cell office:value-type="float" office:value="0.285988268278394" calcext:value-type="float">
            <text:p>0.285988268278394</text:p>
          </table:table-cell>
          <table:table-cell office:value-type="float" office:value="0.21698992257165" calcext:value-type="float">
            <text:p>0.21698992257165</text:p>
          </table:table-cell>
          <table:table-cell office:value-type="float" office:value="0.243439873748982" calcext:value-type="float">
            <text:p>0.243439873748982</text:p>
          </table:table-cell>
          <table:table-cell office:value-type="float" office:value="0.342714415037907" calcext:value-type="float">
            <text:p>0.342714415037907</text:p>
          </table:table-cell>
          <table:table-cell office:value-type="float" office:value="0.265786262666844" calcext:value-type="float">
            <text:p>0.265786262666844</text:p>
          </table:table-cell>
          <table:table-cell office:value-type="float" office:value="0.304427241209425" calcext:value-type="float">
            <text:p>0.304427241209425</text:p>
          </table:table-cell>
          <table:table-cell office:value-type="float" office:value="0.209495579448832" calcext:value-type="float">
            <text:p>0.209495579448832</text:p>
          </table:table-cell>
          <table:table-cell office:value-type="float" office:value="0.27287319015462" calcext:value-type="float">
            <text:p>0.27287319015462</text:p>
          </table:table-cell>
          <table:table-cell office:value-type="float" office:value="0.290326464466062" calcext:value-type="float">
            <text:p>0.290326464466062</text:p>
          </table:table-cell>
          <table:table-cell office:value-type="float" office:value="0.254583805186126" calcext:value-type="float">
            <text:p>0.254583805186126</text:p>
          </table:table-cell>
          <table:table-cell office:value-type="float" office:value="0.270420399237769" calcext:value-type="float">
            <text:p>0.270420399237769</text:p>
          </table:table-cell>
          <table:table-cell table:formula="of:=MAX([.$B16:.$IW16])" office:value-type="float" office:value="0.46416703391035" calcext:value-type="float">
            <text:p>0.46416703391035</text:p>
          </table:table-cell>
          <table:table-cell table:number-columns-repeated="7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4569388035149" calcext:value-type="float">
            <text:p>0.334569388035149</text:p>
          </table:table-cell>
          <table:table-cell office:value-type="float" office:value="0.339965796527332" calcext:value-type="float">
            <text:p>0.339965796527332</text:p>
          </table:table-cell>
          <table:table-cell office:value-type="float" office:value="0.292394076401473" calcext:value-type="float">
            <text:p>0.292394076401473</text:p>
          </table:table-cell>
          <table:table-cell office:value-type="float" office:value="0.270017339012883" calcext:value-type="float">
            <text:p>0.270017339012883</text:p>
          </table:table-cell>
          <table:table-cell office:value-type="float" office:value="0.23969753730322" calcext:value-type="float">
            <text:p>0.23969753730322</text:p>
          </table:table-cell>
          <table:table-cell office:value-type="float" office:value="0.262199894776168" calcext:value-type="float">
            <text:p>0.262199894776168</text:p>
          </table:table-cell>
          <table:table-cell office:value-type="float" office:value="0.331405585013946" calcext:value-type="float">
            <text:p>0.331405585013946</text:p>
          </table:table-cell>
          <table:table-cell office:value-type="float" office:value="0.251960394264238" calcext:value-type="float">
            <text:p>0.251960394264238</text:p>
          </table:table-cell>
          <table:table-cell office:value-type="float" office:value="0.295836017156833" calcext:value-type="float">
            <text:p>0.295836017156833</text:p>
          </table:table-cell>
          <table:table-cell office:value-type="float" office:value="0.364341176058441" calcext:value-type="float">
            <text:p>0.364341176058441</text:p>
          </table:table-cell>
          <table:table-cell office:value-type="float" office:value="0.304162246534773" calcext:value-type="float">
            <text:p>0.304162246534773</text:p>
          </table:table-cell>
          <table:table-cell office:value-type="float" office:value="0.338134232187434" calcext:value-type="float">
            <text:p>0.338134232187434</text:p>
          </table:table-cell>
          <table:table-cell office:value-type="float" office:value="0.260896865645357" calcext:value-type="float">
            <text:p>0.260896865645357</text:p>
          </table:table-cell>
          <table:table-cell office:value-type="float" office:value="0.27872745651282" calcext:value-type="float">
            <text:p>0.27872745651282</text:p>
          </table:table-cell>
          <table:table-cell office:value-type="float" office:value="0.309965933834306" calcext:value-type="float">
            <text:p>0.309965933834306</text:p>
          </table:table-cell>
          <table:table-cell office:value-type="float" office:value="0.335261492410963" calcext:value-type="float">
            <text:p>0.335261492410963</text:p>
          </table:table-cell>
          <table:table-cell office:value-type="float" office:value="0.232157168765176" calcext:value-type="float">
            <text:p>0.232157168765176</text:p>
          </table:table-cell>
          <table:table-cell office:value-type="float" office:value="0.239863675620503" calcext:value-type="float">
            <text:p>0.239863675620503</text:p>
          </table:table-cell>
          <table:table-cell office:value-type="float" office:value="0.314652370963207" calcext:value-type="float">
            <text:p>0.314652370963207</text:p>
          </table:table-cell>
          <table:table-cell office:value-type="float" office:value="0.252536168873248" calcext:value-type="float">
            <text:p>0.252536168873248</text:p>
          </table:table-cell>
          <table:table-cell office:value-type="float" office:value="0.297377954883998" calcext:value-type="float">
            <text:p>0.297377954883998</text:p>
          </table:table-cell>
          <table:table-cell office:value-type="float" office:value="0.287184593881765" calcext:value-type="float">
            <text:p>0.287184593881765</text:p>
          </table:table-cell>
          <table:table-cell office:value-type="float" office:value="0.296680590679024" calcext:value-type="float">
            <text:p>0.296680590679024</text:p>
          </table:table-cell>
          <table:table-cell office:value-type="float" office:value="0.292229801514661" calcext:value-type="float">
            <text:p>0.292229801514661</text:p>
          </table:table-cell>
          <table:table-cell office:value-type="float" office:value="0.264761568002276" calcext:value-type="float">
            <text:p>0.264761568002276</text:p>
          </table:table-cell>
          <table:table-cell office:value-type="float" office:value="0.228814873313207" calcext:value-type="float">
            <text:p>0.228814873313207</text:p>
          </table:table-cell>
          <table:table-cell office:value-type="float" office:value="0.274714345998143" calcext:value-type="float">
            <text:p>0.274714345998143</text:p>
          </table:table-cell>
          <table:table-cell office:value-type="float" office:value="0.29317385419337" calcext:value-type="float">
            <text:p>0.29317385419337</text:p>
          </table:table-cell>
          <table:table-cell office:value-type="float" office:value="0.266493673554677" calcext:value-type="float">
            <text:p>0.266493673554677</text:p>
          </table:table-cell>
          <table:table-cell office:value-type="float" office:value="0.268573370941727" calcext:value-type="float">
            <text:p>0.268573370941727</text:p>
          </table:table-cell>
          <table:table-cell office:value-type="float" office:value="0.301867842095895" calcext:value-type="float">
            <text:p>0.301867842095895</text:p>
          </table:table-cell>
          <table:table-cell office:value-type="float" office:value="0.320361775743838" calcext:value-type="float">
            <text:p>0.320361775743838</text:p>
          </table:table-cell>
          <table:table-cell office:value-type="float" office:value="0.291875400720586" calcext:value-type="float">
            <text:p>0.291875400720586</text:p>
          </table:table-cell>
          <table:table-cell office:value-type="float" office:value="0.274072098841485" calcext:value-type="float">
            <text:p>0.274072098841485</text:p>
          </table:table-cell>
          <table:table-cell office:value-type="float" office:value="0.295508630976578" calcext:value-type="float">
            <text:p>0.295508630976578</text:p>
          </table:table-cell>
          <table:table-cell office:value-type="float" office:value="0.246790980683429" calcext:value-type="float">
            <text:p>0.246790980683429</text:p>
          </table:table-cell>
          <table:table-cell office:value-type="float" office:value="0.266497179455949" calcext:value-type="float">
            <text:p>0.266497179455949</text:p>
          </table:table-cell>
          <table:table-cell office:value-type="float" office:value="0.238604973201979" calcext:value-type="float">
            <text:p>0.238604973201979</text:p>
          </table:table-cell>
          <table:table-cell office:value-type="float" office:value="0.266333714457761" calcext:value-type="float">
            <text:p>0.266333714457761</text:p>
          </table:table-cell>
          <table:table-cell office:value-type="float" office:value="0.268857741199065" calcext:value-type="float">
            <text:p>0.268857741199065</text:p>
          </table:table-cell>
          <table:table-cell office:value-type="float" office:value="0.330688301115271" calcext:value-type="float">
            <text:p>0.330688301115271</text:p>
          </table:table-cell>
          <table:table-cell office:value-type="float" office:value="0.228268702613904" calcext:value-type="float">
            <text:p>0.228268702613904</text:p>
          </table:table-cell>
          <table:table-cell office:value-type="float" office:value="0.343859188731037" calcext:value-type="float">
            <text:p>0.343859188731037</text:p>
          </table:table-cell>
          <table:table-cell office:value-type="float" office:value="0.237613631387276" calcext:value-type="float">
            <text:p>0.237613631387276</text:p>
          </table:table-cell>
          <table:table-cell office:value-type="float" office:value="0.33022941275494" calcext:value-type="float">
            <text:p>0.33022941275494</text:p>
          </table:table-cell>
          <table:table-cell office:value-type="float" office:value="0.227559380944628" calcext:value-type="float">
            <text:p>0.227559380944628</text:p>
          </table:table-cell>
          <table:table-cell office:value-type="float" office:value="0.333276162315668" calcext:value-type="float">
            <text:p>0.333276162315668</text:p>
          </table:table-cell>
          <table:table-cell office:value-type="float" office:value="0.336948327812485" calcext:value-type="float">
            <text:p>0.336948327812485</text:p>
          </table:table-cell>
          <table:table-cell office:value-type="float" office:value="0.271288725439942" calcext:value-type="float">
            <text:p>0.271288725439942</text:p>
          </table:table-cell>
          <table:table-cell office:value-type="float" office:value="0.293555317758781" calcext:value-type="float">
            <text:p>0.293555317758781</text:p>
          </table:table-cell>
          <table:table-cell office:value-type="float" office:value="0.256498115352035" calcext:value-type="float">
            <text:p>0.256498115352035</text:p>
          </table:table-cell>
          <table:table-cell office:value-type="float" office:value="0.306401314346377" calcext:value-type="float">
            <text:p>0.306401314346377</text:p>
          </table:table-cell>
          <table:table-cell office:value-type="float" office:value="0.273284320117011" calcext:value-type="float">
            <text:p>0.273284320117011</text:p>
          </table:table-cell>
          <table:table-cell office:value-type="float" office:value="0.238864110463366" calcext:value-type="float">
            <text:p>0.238864110463366</text:p>
          </table:table-cell>
          <table:table-cell office:value-type="float" office:value="0.285788524905341" calcext:value-type="float">
            <text:p>0.285788524905341</text:p>
          </table:table-cell>
          <table:table-cell office:value-type="float" office:value="0.276588215144989" calcext:value-type="float">
            <text:p>0.276588215144989</text:p>
          </table:table-cell>
          <table:table-cell office:value-type="float" office:value="0.245162398717291" calcext:value-type="float">
            <text:p>0.245162398717291</text:p>
          </table:table-cell>
          <table:table-cell office:value-type="float" office:value="0.291891519748443" calcext:value-type="float">
            <text:p>0.291891519748443</text:p>
          </table:table-cell>
          <table:table-cell office:value-type="float" office:value="0.359377564632941" calcext:value-type="float">
            <text:p>0.359377564632941</text:p>
          </table:table-cell>
          <table:table-cell office:value-type="float" office:value="0.301886677894344" calcext:value-type="float">
            <text:p>0.301886677894344</text:p>
          </table:table-cell>
          <table:table-cell office:value-type="float" office:value="0.362374324553103" calcext:value-type="float">
            <text:p>0.362374324553103</text:p>
          </table:table-cell>
          <table:table-cell office:value-type="float" office:value="0.225386281440395" calcext:value-type="float">
            <text:p>0.225386281440395</text:p>
          </table:table-cell>
          <table:table-cell office:value-type="float" office:value="0.28742366833147" calcext:value-type="float">
            <text:p>0.28742366833147</text:p>
          </table:table-cell>
          <table:table-cell office:value-type="float" office:value="0.228701687605897" calcext:value-type="float">
            <text:p>0.228701687605897</text:p>
          </table:table-cell>
          <table:table-cell office:value-type="float" office:value="0.200887107193097" calcext:value-type="float">
            <text:p>0.200887107193097</text:p>
          </table:table-cell>
          <table:table-cell office:value-type="float" office:value="0.409700453724923" calcext:value-type="float">
            <text:p>0.409700453724923</text:p>
          </table:table-cell>
          <table:table-cell office:value-type="float" office:value="0.233566697240211" calcext:value-type="float">
            <text:p>0.233566697240211</text:p>
          </table:table-cell>
          <table:table-cell office:value-type="float" office:value="0.277963245758576" calcext:value-type="float">
            <text:p>0.277963245758576</text:p>
          </table:table-cell>
          <table:table-cell office:value-type="float" office:value="0.231063963125062" calcext:value-type="float">
            <text:p>0.231063963125062</text:p>
          </table:table-cell>
          <table:table-cell office:value-type="float" office:value="0.324026393593026" calcext:value-type="float">
            <text:p>0.324026393593026</text:p>
          </table:table-cell>
          <table:table-cell office:value-type="float" office:value="0.299665447957615" calcext:value-type="float">
            <text:p>0.299665447957615</text:p>
          </table:table-cell>
          <table:table-cell office:value-type="float" office:value="0.267080034710849" calcext:value-type="float">
            <text:p>0.267080034710849</text:p>
          </table:table-cell>
          <table:table-cell office:value-type="float" office:value="0.293768228094656" calcext:value-type="float">
            <text:p>0.293768228094656</text:p>
          </table:table-cell>
          <table:table-cell office:value-type="float" office:value="0.260369451121388" calcext:value-type="float">
            <text:p>0.260369451121388</text:p>
          </table:table-cell>
          <table:table-cell office:value-type="float" office:value="0.312311694006062" calcext:value-type="float">
            <text:p>0.312311694006062</text:p>
          </table:table-cell>
          <table:table-cell office:value-type="float" office:value="0.3104875240762" calcext:value-type="float">
            <text:p>0.3104875240762</text:p>
          </table:table-cell>
          <table:table-cell office:value-type="float" office:value="0.241952995116574" calcext:value-type="float">
            <text:p>0.241952995116574</text:p>
          </table:table-cell>
          <table:table-cell office:value-type="float" office:value="0.264866503934506" calcext:value-type="float">
            <text:p>0.264866503934506</text:p>
          </table:table-cell>
          <table:table-cell office:value-type="float" office:value="0.327603038532138" calcext:value-type="float">
            <text:p>0.327603038532138</text:p>
          </table:table-cell>
          <table:table-cell office:value-type="float" office:value="0.40806399487884" calcext:value-type="float">
            <text:p>0.40806399487884</text:p>
          </table:table-cell>
          <table:table-cell office:value-type="float" office:value="0.269523668667325" calcext:value-type="float">
            <text:p>0.269523668667325</text:p>
          </table:table-cell>
          <table:table-cell office:value-type="float" office:value="0.36786267944642" calcext:value-type="float">
            <text:p>0.36786267944642</text:p>
          </table:table-cell>
          <table:table-cell office:value-type="float" office:value="0.192474181720106" calcext:value-type="float">
            <text:p>0.192474181720106</text:p>
          </table:table-cell>
          <table:table-cell office:value-type="float" office:value="0.315499725087424" calcext:value-type="float">
            <text:p>0.315499725087424</text:p>
          </table:table-cell>
          <table:table-cell office:value-type="float" office:value="0.250485617039836" calcext:value-type="float">
            <text:p>0.250485617039836</text:p>
          </table:table-cell>
          <table:table-cell office:value-type="float" office:value="0.284265989695682" calcext:value-type="float">
            <text:p>0.284265989695682</text:p>
          </table:table-cell>
          <table:table-cell office:value-type="float" office:value="0.331758978446902" calcext:value-type="float">
            <text:p>0.331758978446902</text:p>
          </table:table-cell>
          <table:table-cell office:value-type="float" office:value="0.293673136162961" calcext:value-type="float">
            <text:p>0.293673136162961</text:p>
          </table:table-cell>
          <table:table-cell office:value-type="float" office:value="0.248139383106359" calcext:value-type="float">
            <text:p>0.248139383106359</text:p>
          </table:table-cell>
          <table:table-cell office:value-type="float" office:value="0.284454145103636" calcext:value-type="float">
            <text:p>0.284454145103636</text:p>
          </table:table-cell>
          <table:table-cell office:value-type="float" office:value="0.33958215567217" calcext:value-type="float">
            <text:p>0.33958215567217</text:p>
          </table:table-cell>
          <table:table-cell office:value-type="float" office:value="0.31337926138512" calcext:value-type="float">
            <text:p>0.31337926138512</text:p>
          </table:table-cell>
          <table:table-cell office:value-type="float" office:value="0.306242723061829" calcext:value-type="float">
            <text:p>0.306242723061829</text:p>
          </table:table-cell>
          <table:table-cell office:value-type="float" office:value="0.325126146142599" calcext:value-type="float">
            <text:p>0.325126146142599</text:p>
          </table:table-cell>
          <table:table-cell office:value-type="float" office:value="0.281317488423668" calcext:value-type="float">
            <text:p>0.281317488423668</text:p>
          </table:table-cell>
          <table:table-cell office:value-type="float" office:value="0.284061898334815" calcext:value-type="float">
            <text:p>0.284061898334815</text:p>
          </table:table-cell>
          <table:table-cell office:value-type="float" office:value="0.237504033844578" calcext:value-type="float">
            <text:p>0.237504033844578</text:p>
          </table:table-cell>
          <table:table-cell office:value-type="float" office:value="0.35587405184229" calcext:value-type="float">
            <text:p>0.35587405184229</text:p>
          </table:table-cell>
          <table:table-cell office:value-type="float" office:value="0.307075823205036" calcext:value-type="float">
            <text:p>0.307075823205036</text:p>
          </table:table-cell>
          <table:table-cell office:value-type="float" office:value="0.328419689304435" calcext:value-type="float">
            <text:p>0.328419689304435</text:p>
          </table:table-cell>
          <table:table-cell office:value-type="float" office:value="0.303908360075778" calcext:value-type="float">
            <text:p>0.303908360075778</text:p>
          </table:table-cell>
          <table:table-cell office:value-type="float" office:value="0.278283217277129" calcext:value-type="float">
            <text:p>0.278283217277129</text:p>
          </table:table-cell>
          <table:table-cell office:value-type="float" office:value="0.278973720519106" calcext:value-type="float">
            <text:p>0.278973720519106</text:p>
          </table:table-cell>
          <table:table-cell office:value-type="float" office:value="0.277927687017642" calcext:value-type="float">
            <text:p>0.277927687017642</text:p>
          </table:table-cell>
          <table:table-cell office:value-type="float" office:value="0.294823361766629" calcext:value-type="float">
            <text:p>0.294823361766629</text:p>
          </table:table-cell>
          <table:table-cell office:value-type="float" office:value="0.310442454021824" calcext:value-type="float">
            <text:p>0.310442454021824</text:p>
          </table:table-cell>
          <table:table-cell office:value-type="float" office:value="0.240463763673257" calcext:value-type="float">
            <text:p>0.240463763673257</text:p>
          </table:table-cell>
          <table:table-cell office:value-type="float" office:value="0.261268202944191" calcext:value-type="float">
            <text:p>0.261268202944191</text:p>
          </table:table-cell>
          <table:table-cell office:value-type="float" office:value="0.254400985886212" calcext:value-type="float">
            <text:p>0.254400985886212</text:p>
          </table:table-cell>
          <table:table-cell office:value-type="float" office:value="0.304012426825002" calcext:value-type="float">
            <text:p>0.304012426825002</text:p>
          </table:table-cell>
          <table:table-cell office:value-type="float" office:value="0.294566331149404" calcext:value-type="float">
            <text:p>0.294566331149404</text:p>
          </table:table-cell>
          <table:table-cell office:value-type="float" office:value="0.298263305045344" calcext:value-type="float">
            <text:p>0.298263305045344</text:p>
          </table:table-cell>
          <table:table-cell office:value-type="float" office:value="0.292154681898014" calcext:value-type="float">
            <text:p>0.292154681898014</text:p>
          </table:table-cell>
          <table:table-cell office:value-type="float" office:value="0.256667252017398" calcext:value-type="float">
            <text:p>0.256667252017398</text:p>
          </table:table-cell>
          <table:table-cell office:value-type="float" office:value="0.229399743238025" calcext:value-type="float">
            <text:p>0.229399743238025</text:p>
          </table:table-cell>
          <table:table-cell office:value-type="float" office:value="0.278769620023709" calcext:value-type="float">
            <text:p>0.278769620023709</text:p>
          </table:table-cell>
          <table:table-cell office:value-type="float" office:value="0.366432492763389" calcext:value-type="float">
            <text:p>0.366432492763389</text:p>
          </table:table-cell>
          <table:table-cell office:value-type="float" office:value="0.304848636860557" calcext:value-type="float">
            <text:p>0.304848636860557</text:p>
          </table:table-cell>
          <table:table-cell office:value-type="float" office:value="0.306772176338805" calcext:value-type="float">
            <text:p>0.306772176338805</text:p>
          </table:table-cell>
          <table:table-cell office:value-type="float" office:value="0.281284770905326" calcext:value-type="float">
            <text:p>0.281284770905326</text:p>
          </table:table-cell>
          <table:table-cell office:value-type="float" office:value="0.277431081027895" calcext:value-type="float">
            <text:p>0.277431081027895</text:p>
          </table:table-cell>
          <table:table-cell office:value-type="float" office:value="0.345291066390635" calcext:value-type="float">
            <text:p>0.345291066390635</text:p>
          </table:table-cell>
          <table:table-cell office:value-type="float" office:value="0.356631801812057" calcext:value-type="float">
            <text:p>0.356631801812057</text:p>
          </table:table-cell>
          <table:table-cell office:value-type="float" office:value="0.276676302579431" calcext:value-type="float">
            <text:p>0.276676302579431</text:p>
          </table:table-cell>
          <table:table-cell office:value-type="float" office:value="0.291313562489071" calcext:value-type="float">
            <text:p>0.291313562489071</text:p>
          </table:table-cell>
          <table:table-cell office:value-type="float" office:value="0.293360382762337" calcext:value-type="float">
            <text:p>0.293360382762337</text:p>
          </table:table-cell>
          <table:table-cell office:value-type="float" office:value="0.254960518240374" calcext:value-type="float">
            <text:p>0.254960518240374</text:p>
          </table:table-cell>
          <table:table-cell office:value-type="float" office:value="0.245721189283798" calcext:value-type="float">
            <text:p>0.245721189283798</text:p>
          </table:table-cell>
          <table:table-cell office:value-type="float" office:value="0.254113402223493" calcext:value-type="float">
            <text:p>0.254113402223493</text:p>
          </table:table-cell>
          <table:table-cell office:value-type="float" office:value="0.320301165015598" calcext:value-type="float">
            <text:p>0.320301165015598</text:p>
          </table:table-cell>
          <table:table-cell office:value-type="float" office:value="0.265081099919574" calcext:value-type="float">
            <text:p>0.265081099919574</text:p>
          </table:table-cell>
          <table:table-cell office:value-type="float" office:value="0.309321615219878" calcext:value-type="float">
            <text:p>0.309321615219878</text:p>
          </table:table-cell>
          <table:table-cell office:value-type="float" office:value="0.267396448793922" calcext:value-type="float">
            <text:p>0.267396448793922</text:p>
          </table:table-cell>
          <table:table-cell office:value-type="float" office:value="0.335016250719893" calcext:value-type="float">
            <text:p>0.335016250719893</text:p>
          </table:table-cell>
          <table:table-cell office:value-type="float" office:value="0.259562551981952" calcext:value-type="float">
            <text:p>0.259562551981952</text:p>
          </table:table-cell>
          <table:table-cell office:value-type="float" office:value="0.316759623637237" calcext:value-type="float">
            <text:p>0.316759623637237</text:p>
          </table:table-cell>
          <table:table-cell office:value-type="float" office:value="0.212188664610506" calcext:value-type="float">
            <text:p>0.212188664610506</text:p>
          </table:table-cell>
          <table:table-cell office:value-type="float" office:value="0.319263031557243" calcext:value-type="float">
            <text:p>0.319263031557243</text:p>
          </table:table-cell>
          <table:table-cell office:value-type="float" office:value="0.274719450826741" calcext:value-type="float">
            <text:p>0.274719450826741</text:p>
          </table:table-cell>
          <table:table-cell office:value-type="float" office:value="0.280427288632582" calcext:value-type="float">
            <text:p>0.280427288632582</text:p>
          </table:table-cell>
          <table:table-cell office:value-type="float" office:value="0.213443850888695" calcext:value-type="float">
            <text:p>0.213443850888695</text:p>
          </table:table-cell>
          <table:table-cell office:value-type="float" office:value="0.26065268791876" calcext:value-type="float">
            <text:p>0.26065268791876</text:p>
          </table:table-cell>
          <table:table-cell office:value-type="float" office:value="0.245786740481684" calcext:value-type="float">
            <text:p>0.245786740481684</text:p>
          </table:table-cell>
          <table:table-cell office:value-type="float" office:value="0.250705753870556" calcext:value-type="float">
            <text:p>0.250705753870556</text:p>
          </table:table-cell>
          <table:table-cell office:value-type="float" office:value="0.24915979572464" calcext:value-type="float">
            <text:p>0.24915979572464</text:p>
          </table:table-cell>
          <table:table-cell office:value-type="float" office:value="0.283168721560751" calcext:value-type="float">
            <text:p>0.283168721560751</text:p>
          </table:table-cell>
          <table:table-cell office:value-type="float" office:value="0.241178582767514" calcext:value-type="float">
            <text:p>0.241178582767514</text:p>
          </table:table-cell>
          <table:table-cell office:value-type="float" office:value="0.288982506975495" calcext:value-type="float">
            <text:p>0.288982506975495</text:p>
          </table:table-cell>
          <table:table-cell office:value-type="float" office:value="0.249258350715036" calcext:value-type="float">
            <text:p>0.249258350715036</text:p>
          </table:table-cell>
          <table:table-cell office:value-type="float" office:value="0.377787547247395" calcext:value-type="float">
            <text:p>0.377787547247395</text:p>
          </table:table-cell>
          <table:table-cell office:value-type="float" office:value="0.279470799130759" calcext:value-type="float">
            <text:p>0.279470799130759</text:p>
          </table:table-cell>
          <table:table-cell office:value-type="float" office:value="0.255915140335867" calcext:value-type="float">
            <text:p>0.255915140335867</text:p>
          </table:table-cell>
          <table:table-cell office:value-type="float" office:value="0.267548054007739" calcext:value-type="float">
            <text:p>0.267548054007739</text:p>
          </table:table-cell>
          <table:table-cell office:value-type="float" office:value="0.256598983874284" calcext:value-type="float">
            <text:p>0.256598983874284</text:p>
          </table:table-cell>
          <table:table-cell office:value-type="float" office:value="0.224732769787854" calcext:value-type="float">
            <text:p>0.224732769787854</text:p>
          </table:table-cell>
          <table:table-cell office:value-type="float" office:value="0.242452349694029" calcext:value-type="float">
            <text:p>0.242452349694029</text:p>
          </table:table-cell>
          <table:table-cell office:value-type="float" office:value="0.308315222182138" calcext:value-type="float">
            <text:p>0.308315222182138</text:p>
          </table:table-cell>
          <table:table-cell office:value-type="float" office:value="0.225758655017143" calcext:value-type="float">
            <text:p>0.225758655017143</text:p>
          </table:table-cell>
          <table:table-cell office:value-type="float" office:value="0.286869658726948" calcext:value-type="float">
            <text:p>0.286869658726948</text:p>
          </table:table-cell>
          <table:table-cell office:value-type="float" office:value="0.26921277296572" calcext:value-type="float">
            <text:p>0.26921277296572</text:p>
          </table:table-cell>
          <table:table-cell office:value-type="float" office:value="0.27070662883598" calcext:value-type="float">
            <text:p>0.27070662883598</text:p>
          </table:table-cell>
          <table:table-cell office:value-type="float" office:value="0.336890942066207" calcext:value-type="float">
            <text:p>0.336890942066207</text:p>
          </table:table-cell>
          <table:table-cell office:value-type="float" office:value="0.242570248393462" calcext:value-type="float">
            <text:p>0.242570248393462</text:p>
          </table:table-cell>
          <table:table-cell office:value-type="float" office:value="0.287393465474197" calcext:value-type="float">
            <text:p>0.287393465474197</text:p>
          </table:table-cell>
          <table:table-cell office:value-type="float" office:value="0.222968131971343" calcext:value-type="float">
            <text:p>0.222968131971343</text:p>
          </table:table-cell>
          <table:table-cell office:value-type="float" office:value="0.25920973087095" calcext:value-type="float">
            <text:p>0.25920973087095</text:p>
          </table:table-cell>
          <table:table-cell office:value-type="float" office:value="0.301541619078487" calcext:value-type="float">
            <text:p>0.301541619078487</text:p>
          </table:table-cell>
          <table:table-cell office:value-type="float" office:value="0.303068286281753" calcext:value-type="float">
            <text:p>0.303068286281753</text:p>
          </table:table-cell>
          <table:table-cell office:value-type="float" office:value="0.352524132880072" calcext:value-type="float">
            <text:p>0.352524132880072</text:p>
          </table:table-cell>
          <table:table-cell office:value-type="float" office:value="0.234336029792419" calcext:value-type="float">
            <text:p>0.234336029792419</text:p>
          </table:table-cell>
          <table:table-cell office:value-type="float" office:value="0.287407263905666" calcext:value-type="float">
            <text:p>0.287407263905666</text:p>
          </table:table-cell>
          <table:table-cell office:value-type="float" office:value="0.263920971387606" calcext:value-type="float">
            <text:p>0.263920971387606</text:p>
          </table:table-cell>
          <table:table-cell office:value-type="float" office:value="0.286952844249305" calcext:value-type="float">
            <text:p>0.286952844249305</text:p>
          </table:table-cell>
          <table:table-cell office:value-type="float" office:value="0.199900193665507" calcext:value-type="float">
            <text:p>0.199900193665507</text:p>
          </table:table-cell>
          <table:table-cell office:value-type="float" office:value="0.370423592032225" calcext:value-type="float">
            <text:p>0.370423592032225</text:p>
          </table:table-cell>
          <table:table-cell office:value-type="float" office:value="0.299388111185578" calcext:value-type="float">
            <text:p>0.299388111185578</text:p>
          </table:table-cell>
          <table:table-cell office:value-type="float" office:value="0.319647146826986" calcext:value-type="float">
            <text:p>0.319647146826986</text:p>
          </table:table-cell>
          <table:table-cell office:value-type="float" office:value="0.335451821180289" calcext:value-type="float">
            <text:p>0.335451821180289</text:p>
          </table:table-cell>
          <table:table-cell office:value-type="float" office:value="0.305641457073263" calcext:value-type="float">
            <text:p>0.305641457073263</text:p>
          </table:table-cell>
          <table:table-cell office:value-type="float" office:value="0.24828020122372" calcext:value-type="float">
            <text:p>0.24828020122372</text:p>
          </table:table-cell>
          <table:table-cell office:value-type="float" office:value="0.270727848222959" calcext:value-type="float">
            <text:p>0.270727848222959</text:p>
          </table:table-cell>
          <table:table-cell office:value-type="float" office:value="0.332034872114308" calcext:value-type="float">
            <text:p>0.332034872114308</text:p>
          </table:table-cell>
          <table:table-cell office:value-type="float" office:value="0.321976424950594" calcext:value-type="float">
            <text:p>0.321976424950594</text:p>
          </table:table-cell>
          <table:table-cell office:value-type="float" office:value="0.304011167663642" calcext:value-type="float">
            <text:p>0.304011167663642</text:p>
          </table:table-cell>
          <table:table-cell office:value-type="float" office:value="0.27583281593563" calcext:value-type="float">
            <text:p>0.27583281593563</text:p>
          </table:table-cell>
          <table:table-cell office:value-type="float" office:value="0.25993276029829" calcext:value-type="float">
            <text:p>0.25993276029829</text:p>
          </table:table-cell>
          <table:table-cell office:value-type="float" office:value="0.369193422737283" calcext:value-type="float">
            <text:p>0.369193422737283</text:p>
          </table:table-cell>
          <table:table-cell office:value-type="float" office:value="0.27900327042156" calcext:value-type="float">
            <text:p>0.27900327042156</text:p>
          </table:table-cell>
          <table:table-cell office:value-type="float" office:value="0.28735681924675" calcext:value-type="float">
            <text:p>0.28735681924675</text:p>
          </table:table-cell>
          <table:table-cell office:value-type="float" office:value="0.262945558225414" calcext:value-type="float">
            <text:p>0.262945558225414</text:p>
          </table:table-cell>
          <table:table-cell office:value-type="float" office:value="0.272432633055566" calcext:value-type="float">
            <text:p>0.272432633055566</text:p>
          </table:table-cell>
          <table:table-cell office:value-type="float" office:value="0.362690481087344" calcext:value-type="float">
            <text:p>0.362690481087344</text:p>
          </table:table-cell>
          <table:table-cell office:value-type="float" office:value="0.270827672892971" calcext:value-type="float">
            <text:p>0.270827672892971</text:p>
          </table:table-cell>
          <table:table-cell office:value-type="float" office:value="0.219684894857449" calcext:value-type="float">
            <text:p>0.219684894857449</text:p>
          </table:table-cell>
          <table:table-cell office:value-type="float" office:value="0.231275642139315" calcext:value-type="float">
            <text:p>0.231275642139315</text:p>
          </table:table-cell>
          <table:table-cell office:value-type="float" office:value="0.248652467362098" calcext:value-type="float">
            <text:p>0.248652467362098</text:p>
          </table:table-cell>
          <table:table-cell office:value-type="float" office:value="0.193638282918533" calcext:value-type="float">
            <text:p>0.193638282918533</text:p>
          </table:table-cell>
          <table:table-cell office:value-type="float" office:value="0.357748314804873" calcext:value-type="float">
            <text:p>0.357748314804873</text:p>
          </table:table-cell>
          <table:table-cell office:value-type="float" office:value="0.21478731379018" calcext:value-type="float">
            <text:p>0.21478731379018</text:p>
          </table:table-cell>
          <table:table-cell office:value-type="float" office:value="0.214619886991791" calcext:value-type="float">
            <text:p>0.214619886991791</text:p>
          </table:table-cell>
          <table:table-cell office:value-type="float" office:value="0.252084595886985" calcext:value-type="float">
            <text:p>0.252084595886985</text:p>
          </table:table-cell>
          <table:table-cell office:value-type="float" office:value="0.298215550075397" calcext:value-type="float">
            <text:p>0.298215550075397</text:p>
          </table:table-cell>
          <table:table-cell office:value-type="float" office:value="0.293224770836497" calcext:value-type="float">
            <text:p>0.293224770836497</text:p>
          </table:table-cell>
          <table:table-cell office:value-type="float" office:value="0.311381750539384" calcext:value-type="float">
            <text:p>0.311381750539384</text:p>
          </table:table-cell>
          <table:table-cell office:value-type="float" office:value="0.351002468974326" calcext:value-type="float">
            <text:p>0.351002468974326</text:p>
          </table:table-cell>
          <table:table-cell office:value-type="float" office:value="0.280544268389914" calcext:value-type="float">
            <text:p>0.280544268389914</text:p>
          </table:table-cell>
          <table:table-cell office:value-type="float" office:value="0.272697354730692" calcext:value-type="float">
            <text:p>0.272697354730692</text:p>
          </table:table-cell>
          <table:table-cell office:value-type="float" office:value="0.232019783918185" calcext:value-type="float">
            <text:p>0.232019783918185</text:p>
          </table:table-cell>
          <table:table-cell office:value-type="float" office:value="0.175592512557676" calcext:value-type="float">
            <text:p>0.175592512557676</text:p>
          </table:table-cell>
          <table:table-cell office:value-type="float" office:value="0.336590252348988" calcext:value-type="float">
            <text:p>0.336590252348988</text:p>
          </table:table-cell>
          <table:table-cell office:value-type="float" office:value="0.33216340734028" calcext:value-type="float">
            <text:p>0.33216340734028</text:p>
          </table:table-cell>
          <table:table-cell office:value-type="float" office:value="0.330566722081736" calcext:value-type="float">
            <text:p>0.330566722081736</text:p>
          </table:table-cell>
          <table:table-cell office:value-type="float" office:value="0.316978782960174" calcext:value-type="float">
            <text:p>0.316978782960174</text:p>
          </table:table-cell>
          <table:table-cell office:value-type="float" office:value="0.259010102136595" calcext:value-type="float">
            <text:p>0.259010102136595</text:p>
          </table:table-cell>
          <table:table-cell office:value-type="float" office:value="0.327056932938983" calcext:value-type="float">
            <text:p>0.327056932938983</text:p>
          </table:table-cell>
          <table:table-cell office:value-type="float" office:value="0.28894471133662" calcext:value-type="float">
            <text:p>0.28894471133662</text:p>
          </table:table-cell>
          <table:table-cell office:value-type="float" office:value="0.253440132334985" calcext:value-type="float">
            <text:p>0.253440132334985</text:p>
          </table:table-cell>
          <table:table-cell office:value-type="float" office:value="0.403112711227123" calcext:value-type="float">
            <text:p>0.403112711227123</text:p>
          </table:table-cell>
          <table:table-cell office:value-type="float" office:value="0.262077094278058" calcext:value-type="float">
            <text:p>0.262077094278058</text:p>
          </table:table-cell>
          <table:table-cell office:value-type="float" office:value="0.277125252295724" calcext:value-type="float">
            <text:p>0.277125252295724</text:p>
          </table:table-cell>
          <table:table-cell office:value-type="float" office:value="0.225724197596372" calcext:value-type="float">
            <text:p>0.225724197596372</text:p>
          </table:table-cell>
          <table:table-cell office:value-type="float" office:value="0.313918743189429" calcext:value-type="float">
            <text:p>0.313918743189429</text:p>
          </table:table-cell>
          <table:table-cell office:value-type="float" office:value="0.25214654930107" calcext:value-type="float">
            <text:p>0.25214654930107</text:p>
          </table:table-cell>
          <table:table-cell office:value-type="float" office:value="0.261289073040387" calcext:value-type="float">
            <text:p>0.261289073040387</text:p>
          </table:table-cell>
          <table:table-cell office:value-type="float" office:value="0.206825277291399" calcext:value-type="float">
            <text:p>0.206825277291399</text:p>
          </table:table-cell>
          <table:table-cell office:value-type="float" office:value="0.195279089942355" calcext:value-type="float">
            <text:p>0.195279089942355</text:p>
          </table:table-cell>
          <table:table-cell office:value-type="float" office:value="0.379451253031193" calcext:value-type="float">
            <text:p>0.379451253031193</text:p>
          </table:table-cell>
          <table:table-cell office:value-type="float" office:value="0.321812989779209" calcext:value-type="float">
            <text:p>0.321812989779209</text:p>
          </table:table-cell>
          <table:table-cell office:value-type="float" office:value="0.232814047987723" calcext:value-type="float">
            <text:p>0.232814047987723</text:p>
          </table:table-cell>
          <table:table-cell office:value-type="float" office:value="0.275502699511808" calcext:value-type="float">
            <text:p>0.275502699511808</text:p>
          </table:table-cell>
          <table:table-cell office:value-type="float" office:value="0.31893937489416" calcext:value-type="float">
            <text:p>0.31893937489416</text:p>
          </table:table-cell>
          <table:table-cell office:value-type="float" office:value="0.289977030078986" calcext:value-type="float">
            <text:p>0.289977030078986</text:p>
          </table:table-cell>
          <table:table-cell office:value-type="float" office:value="0.311513716977934" calcext:value-type="float">
            <text:p>0.311513716977934</text:p>
          </table:table-cell>
          <table:table-cell office:value-type="float" office:value="0.330071306779271" calcext:value-type="float">
            <text:p>0.330071306779271</text:p>
          </table:table-cell>
          <table:table-cell office:value-type="float" office:value="0.242035707521865" calcext:value-type="float">
            <text:p>0.242035707521865</text:p>
          </table:table-cell>
          <table:table-cell office:value-type="float" office:value="0.287800615345054" calcext:value-type="float">
            <text:p>0.287800615345054</text:p>
          </table:table-cell>
          <table:table-cell office:value-type="float" office:value="0.259567615479477" calcext:value-type="float">
            <text:p>0.259567615479477</text:p>
          </table:table-cell>
          <table:table-cell office:value-type="float" office:value="0.284528213662906" calcext:value-type="float">
            <text:p>0.284528213662906</text:p>
          </table:table-cell>
          <table:table-cell office:value-type="float" office:value="0.265320906118791" calcext:value-type="float">
            <text:p>0.265320906118791</text:p>
          </table:table-cell>
          <table:table-cell office:value-type="float" office:value="0.333115988772285" calcext:value-type="float">
            <text:p>0.333115988772285</text:p>
          </table:table-cell>
          <table:table-cell office:value-type="float" office:value="0.267961902085874" calcext:value-type="float">
            <text:p>0.267961902085874</text:p>
          </table:table-cell>
          <table:table-cell office:value-type="float" office:value="0.282317624695474" calcext:value-type="float">
            <text:p>0.282317624695474</text:p>
          </table:table-cell>
          <table:table-cell office:value-type="float" office:value="0.26006322393493" calcext:value-type="float">
            <text:p>0.26006322393493</text:p>
          </table:table-cell>
          <table:table-cell office:value-type="float" office:value="0.237471349459054" calcext:value-type="float">
            <text:p>0.237471349459054</text:p>
          </table:table-cell>
          <table:table-cell office:value-type="float" office:value="0.229915556119901" calcext:value-type="float">
            <text:p>0.229915556119901</text:p>
          </table:table-cell>
          <table:table-cell office:value-type="float" office:value="0.329524914248174" calcext:value-type="float">
            <text:p>0.329524914248174</text:p>
          </table:table-cell>
          <table:table-cell office:value-type="float" office:value="0.305789180206616" calcext:value-type="float">
            <text:p>0.305789180206616</text:p>
          </table:table-cell>
          <table:table-cell office:value-type="float" office:value="0.252896052274687" calcext:value-type="float">
            <text:p>0.252896052274687</text:p>
          </table:table-cell>
          <table:table-cell office:value-type="float" office:value="0.298243136712165" calcext:value-type="float">
            <text:p>0.298243136712165</text:p>
          </table:table-cell>
          <table:table-cell office:value-type="float" office:value="0.287230177404829" calcext:value-type="float">
            <text:p>0.287230177404829</text:p>
          </table:table-cell>
          <table:table-cell office:value-type="float" office:value="0.307565701634675" calcext:value-type="float">
            <text:p>0.307565701634675</text:p>
          </table:table-cell>
          <table:table-cell office:value-type="float" office:value="0.29411398616569" calcext:value-type="float">
            <text:p>0.29411398616569</text:p>
          </table:table-cell>
          <table:table-cell office:value-type="float" office:value="0.332503292678641" calcext:value-type="float">
            <text:p>0.332503292678641</text:p>
          </table:table-cell>
          <table:table-cell office:value-type="float" office:value="0.360444135636008" calcext:value-type="float">
            <text:p>0.360444135636008</text:p>
          </table:table-cell>
          <table:table-cell office:value-type="float" office:value="0.34762800706586" calcext:value-type="float">
            <text:p>0.34762800706586</text:p>
          </table:table-cell>
          <table:table-cell office:value-type="float" office:value="0.334569388035149" calcext:value-type="float">
            <text:p>0.334569388035149</text:p>
          </table:table-cell>
          <table:table-cell table:formula="of:=MAX([.$B17:.$IW17])" office:value-type="float" office:value="0.409700453724923" calcext:value-type="float">
            <text:p>0.409700453724923</text:p>
          </table:table-cell>
          <table:table-cell table:number-columns-repeated="76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30$Build-2</meta:generator>
    <dc:date>2020-04-30T15:55:24.862984727</dc:date>
    <meta:editing-duration>PT2M50S</meta:editing-duration>
    <meta:editing-cycles>1</meta:editing-cycles>
    <meta:document-statistic meta:table-count="1" meta:cell-count="4386" meta:object-count="0"/>
  </office:meta>
</office:document-meta>
</file>